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35mm"/>
    </style:style>
    <style:style style:name="co2" style:family="table-column">
      <style:table-column-properties fo:break-before="auto" style:column-width="127.53mm"/>
    </style:style>
    <style:style style:name="co3" style:family="table-column">
      <style:table-column-properties fo:break-before="auto" style:column-width="347.03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0.22mm"/>
    </style:style>
    <style:style style:name="co7" style:family="table-column">
      <style:table-column-properties fo:break-before="auto" style:column-width="15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repository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lastIndexe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https://github.com/3DMusicMap</text:p>
          </table:table-cell>
          <table:table-cell office:value-type="string" calcext:value-type="string">
            <text:p>https://github.com/3DMusicMap/cesiumb30</text:p>
          </table:table-cell>
          <table:table-cell office:value-type="string" calcext:value-type="string">
            <text:p>https://github.com/3DMusicMap/cesiumb30/blob/a6b398730a74a3381cd51a4473b14db24cc69048/Specs/Data/test.geojson</text:p>
          </table:table-cell>
          <table:table-cell office:value-type="string" calcext:value-type="string">
            <text:p>2015-06-02T21:40:3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ashish24</text:p>
          </table:table-cell>
          <table:table-cell office:value-type="string" calcext:value-type="string">
            <text:p>https://github.com/aashish24/gdal-cmake</text:p>
          </table:table-cell>
          <table:table-cell office:value-type="string" calcext:value-type="string">
            <text:p>https://github.com/aashish24/gdal-cmake/blob/d00996ea017ce9c574d77dfa417f21ce70e8428e/autotest/ogr/data/geometrycollection.geojson</text:p>
          </table:table-cell>
          <table:table-cell office:value-type="string" calcext:value-type="string">
            <text:p>2015-05-28T16:30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ashish24</text:p>
          </table:table-cell>
          <table:table-cell office:value-type="string" calcext:value-type="string">
            <text:p>https://github.com/aashish24/gdal-cmake</text:p>
          </table:table-cell>
          <table:table-cell office:value-type="string" calcext:value-type="string">
            <text:p>https://github.com/aashish24/gdal-cmake/blob/d00996ea017ce9c574d77dfa417f21ce70e8428e/autotest/ogr/data/ogr_geojson_14.geojson</text:p>
          </table:table-cell>
          <table:table-cell office:value-type="string" calcext:value-type="string">
            <text:p>2015-05-28T16:30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bicnair</text:p>
          </table:table-cell>
          <table:table-cell office:value-type="string" calcext:value-type="string">
            <text:p>https://github.com/abicnair/geotest2</text:p>
          </table:table-cell>
          <table:table-cell office:value-type="string" calcext:value-type="string">
            <text:p>https://github.com/abicnair/geotest2/blob/9e4f80c0e74a71af9f0bedc3b769b769d496c9f8/popoutput.geojson</text:p>
          </table:table-cell>
          <table:table-cell office:value-type="string" calcext:value-type="string">
            <text:p>2015-09-02T22:22:2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bicnair</text:p>
          </table:table-cell>
          <table:table-cell office:value-type="string" calcext:value-type="string">
            <text:p>https://github.com/abicnair/geotest2</text:p>
          </table:table-cell>
          <table:table-cell office:value-type="string" calcext:value-type="string">
            <text:p>https://github.com/abicnair/geotest2/blob/38a2000e6be0438b3f093fc59e8f448855f89efd/popoutput2.geojson</text:p>
          </table:table-cell>
          <table:table-cell office:value-type="string" calcext:value-type="string">
            <text:p>2015-09-02T22:24:0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bicnair</text:p>
          </table:table-cell>
          <table:table-cell office:value-type="string" calcext:value-type="string">
            <text:p>https://github.com/abicnair/geotest2</text:p>
          </table:table-cell>
          <table:table-cell office:value-type="string" calcext:value-type="string">
            <text:p>https://github.com/abicnair/geotest2/blob/0e21c201a00fecf3b07641ecc37d7302437b9a22/test5.geojson</text:p>
          </table:table-cell>
          <table:table-cell office:value-type="string" calcext:value-type="string">
            <text:p>2015-09-03T19:20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bicnair</text:p>
          </table:table-cell>
          <table:table-cell office:value-type="string" calcext:value-type="string">
            <text:p>https://github.com/abicnair/geotest2</text:p>
          </table:table-cell>
          <table:table-cell office:value-type="string" calcext:value-type="string">
            <text:p>https://github.com/abicnair/geotest2/blob/bde45920955f577c707bfed6dcea7da90e00ee91/test6.geojson</text:p>
          </table:table-cell>
          <table:table-cell office:value-type="string" calcext:value-type="string">
            <text:p>2015-09-03T19:24:3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damkozuch</text:p>
          </table:table-cell>
          <table:table-cell office:value-type="string" calcext:value-type="string">
            <text:p>https://github.com/adamkozuch/Zadanie1</text:p>
          </table:table-cell>
          <table:table-cell office:value-type="string" calcext:value-type="string">
            <text:p>https://github.com/adamkozuch/Zadanie1/blob/1f2d3812261d5d66b389eff8a85a1f4f3e73f735/j.geojson</text:p>
          </table:table-cell>
          <table:table-cell office:value-type="string" calcext:value-type="string">
            <text:p>2015-06-03T20:42:0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dleritech</text:p>
          </table:table-cell>
          <table:table-cell office:value-type="string" calcext:value-type="string">
            <text:p>https://github.com/adleritech/ockotv</text:p>
          </table:table-cell>
          <table:table-cell office:value-type="string" calcext:value-type="string">
            <text:p>https://github.com/adleritech/ockotv/blob/befcf32508d60cc64a21c7a994269ce3a8dd6658/map.geojson</text:p>
          </table:table-cell>
          <table:table-cell office:value-type="string" calcext:value-type="string">
            <text:p>2015-06-05T07:02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dmoncho</text:p>
          </table:table-cell>
          <table:table-cell office:value-type="string" calcext:value-type="string">
            <text:p>https://github.com/admoncho/repositorio</text:p>
          </table:table-cell>
          <table:table-cell office:value-type="string" calcext:value-type="string">
            <text:p>https://github.com/admoncho/repositorio/blob/8633bcec547b178c3a94959de4f20306bd50eb93/Practica1/puntos.geojson</text:p>
          </table:table-cell>
          <table:table-cell office:value-type="string" calcext:value-type="string">
            <text:p>2015-06-01T15:08:5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dmoncho</text:p>
          </table:table-cell>
          <table:table-cell office:value-type="string" calcext:value-type="string">
            <text:p>https://github.com/admoncho/repostorio2</text:p>
          </table:table-cell>
          <table:table-cell office:value-type="string" calcext:value-type="string">
            <text:p>https://github.com/admoncho/repostorio2/blob/50cd1939fac47e59a0c12eea7b11d141af1b62de/Practica1/puntos.geojson</text:p>
          </table:table-cell>
          <table:table-cell office:value-type="string" calcext:value-type="string">
            <text:p>2015-06-01T17:48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dmoncho</text:p>
          </table:table-cell>
          <table:table-cell office:value-type="string" calcext:value-type="string">
            <text:p>https://github.com/admoncho/repostorio2</text:p>
          </table:table-cell>
          <table:table-cell office:value-type="string" calcext:value-type="string">
            <text:p>https://github.com/admoncho/repostorio2/blob/50cd1939fac47e59a0c12eea7b11d141af1b62de/Practica2/puntos.geojson</text:p>
          </table:table-cell>
          <table:table-cell office:value-type="string" calcext:value-type="string">
            <text:p>2015-06-01T17:48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dmora09</text:p>
          </table:table-cell>
          <table:table-cell office:value-type="string" calcext:value-type="string">
            <text:p>https://github.com/admora09/admora09.github.io</text:p>
          </table:table-cell>
          <table:table-cell office:value-type="string" calcext:value-type="string">
            <text:p>https://github.com/admora09/admora09.github.io/blob/4b02ff18b8564e4cc58bc569cdeb1247f6b635ef/restaurantes2.geojson</text:p>
          </table:table-cell>
          <table:table-cell office:value-type="string" calcext:value-type="string">
            <text:p>2015-06-02T06:18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drienVH</text:p>
          </table:table-cell>
          <table:table-cell office:value-type="string" calcext:value-type="string">
            <text:p>https://github.com/AdrienVH/alveolus</text:p>
          </table:table-cell>
          <table:table-cell office:value-type="string" calcext:value-type="string">
            <text:p>https://github.com/AdrienVH/alveolus/blob/7f0e2866389ecf6e672740d95617371e10762fe2/demo/demo.geojson</text:p>
          </table:table-cell>
          <table:table-cell office:value-type="string" calcext:value-type="string">
            <text:p>2015-06-03T02:07:1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drienVH</text:p>
          </table:table-cell>
          <table:table-cell office:value-type="string" calcext:value-type="string">
            <text:p>https://github.com/AdrienVH/araneum</text:p>
          </table:table-cell>
          <table:table-cell office:value-type="string" calcext:value-type="string">
            <text:p>https://github.com/AdrienVH/araneum/blob/d148f7ba2d38db9d6125a15eb68c1e93a12df8f4/demo/demo.geojson</text:p>
          </table:table-cell>
          <table:table-cell office:value-type="string" calcext:value-type="string">
            <text:p>2015-06-03T08:21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drozdowski</text:p>
          </table:table-cell>
          <table:table-cell office:value-type="string" calcext:value-type="string">
            <text:p>https://github.com/adrozdowski/NoSQL</text:p>
          </table:table-cell>
          <table:table-cell office:value-type="string" calcext:value-type="string">
            <text:p>https://github.com/adrozdowski/NoSQL/blob/b4866dabb12659dbdd770dc577a5422f362aeb29/Images/Zapytanie1.geojson</text:p>
          </table:table-cell>
          <table:table-cell office:value-type="string" calcext:value-type="string">
            <text:p>2015-06-03T09:06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drozdowski</text:p>
          </table:table-cell>
          <table:table-cell office:value-type="string" calcext:value-type="string">
            <text:p>https://github.com/adrozdowski/NoSQL</text:p>
          </table:table-cell>
          <table:table-cell office:value-type="string" calcext:value-type="string">
            <text:p>https://github.com/adrozdowski/NoSQL/blob/b4866dabb12659dbdd770dc577a5422f362aeb29/Images/Zapytanie4.geojson</text:p>
          </table:table-cell>
          <table:table-cell office:value-type="string" calcext:value-type="string">
            <text:p>2015-06-03T09:06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drozdowski</text:p>
          </table:table-cell>
          <table:table-cell office:value-type="string" calcext:value-type="string">
            <text:p>https://github.com/adrozdowski/NoSQL</text:p>
          </table:table-cell>
          <table:table-cell office:value-type="string" calcext:value-type="string">
            <text:p>https://github.com/adrozdowski/NoSQL/blob/b4866dabb12659dbdd770dc577a5422f362aeb29/PolishCities.geojson</text:p>
          </table:table-cell>
          <table:table-cell office:value-type="string" calcext:value-type="string">
            <text:p>2015-06-03T09:06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epton</text:p>
          </table:table-cell>
          <table:table-cell office:value-type="string" calcext:value-type="string">
            <text:p>https://github.com/aepton/WeAllNeed</text:p>
          </table:table-cell>
          <table:table-cell office:value-type="string" calcext:value-type="string">
            <text:p>https://github.com/aepton/WeAllNeed/blob/db052b18cb0466bbcaee7206e742605502f165bd/www/TL_blocks.geojson</text:p>
          </table:table-cell>
          <table:table-cell office:value-type="string" calcext:value-type="string">
            <text:p>2015-05-28T04:38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epton</text:p>
          </table:table-cell>
          <table:table-cell office:value-type="string" calcext:value-type="string">
            <text:p>https://github.com/aepton/WeAllNeed</text:p>
          </table:table-cell>
          <table:table-cell office:value-type="string" calcext:value-type="string">
            <text:p>https://github.com/aepton/WeAllNeed/blob/db052b18cb0466bbcaee7206e742605502f165bd/www/TL_blocks2.geojson</text:p>
          </table:table-cell>
          <table:table-cell office:value-type="string" calcext:value-type="string">
            <text:p>2015-05-28T04:38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hdinosaur</text:p>
          </table:table-cell>
          <table:table-cell office:value-type="string" calcext:value-type="string">
            <text:p>https://github.com/ahdinosaur/community</text:p>
          </table:table-cell>
          <table:table-cell office:value-type="string" calcext:value-type="string">
            <text:p>https://github.com/ahdinosaur/community/blob/e729cacd04396d032df98ad4dca8a9dc3fe78272/community.geojson</text:p>
          </table:table-cell>
          <table:table-cell office:value-type="string" calcext:value-type="string">
            <text:p>2015-06-02T01:44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jah</text:p>
          </table:table-cell>
          <table:table-cell office:value-type="string" calcext:value-type="string">
            <text:p>https://github.com/ajah/mapbox</text:p>
          </table:table-cell>
          <table:table-cell office:value-type="string" calcext:value-type="string">
            <text:p>https://github.com/ajah/mapbox/blob/21ed2f01f7014f22d36c6051e0ca0eb87ca0acea/examples/example.geojson</text:p>
          </table:table-cell>
          <table:table-cell office:value-type="string" calcext:value-type="string">
            <text:p>2015-06-08T19:35:0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latoszewski</text:p>
          </table:table-cell>
          <table:table-cell office:value-type="string" calcext:value-type="string">
            <text:p>https://github.com/alatoszewski/nosql-mongo</text:p>
          </table:table-cell>
          <table:table-cell office:value-type="string" calcext:value-type="string">
            <text:p>https://github.com/alatoszewski/nosql-mongo/blob/ff5740414fd1a9dcea9b4d1868d5fce3f5426f27/Zapytanie1.geojson</text:p>
          </table:table-cell>
          <table:table-cell office:value-type="string" calcext:value-type="string">
            <text:p>2015-06-03T19:57:0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latoszewski</text:p>
          </table:table-cell>
          <table:table-cell office:value-type="string" calcext:value-type="string">
            <text:p>https://github.com/alatoszewski/nosql-mongo</text:p>
          </table:table-cell>
          <table:table-cell office:value-type="string" calcext:value-type="string">
            <text:p>https://github.com/alatoszewski/nosql-mongo/blob/ff5740414fd1a9dcea9b4d1868d5fce3f5426f27/Zapytanie3.geojson</text:p>
          </table:table-cell>
          <table:table-cell office:value-type="string" calcext:value-type="string">
            <text:p>2015-06-03T19:57:0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latoszewski</text:p>
          </table:table-cell>
          <table:table-cell office:value-type="string" calcext:value-type="string">
            <text:p>https://github.com/alatoszewski/nosql-mongo</text:p>
          </table:table-cell>
          <table:table-cell office:value-type="string" calcext:value-type="string">
            <text:p>https://github.com/alatoszewski/nosql-mongo/blob/ff5740414fd1a9dcea9b4d1868d5fce3f5426f27/Zapytanie4.geojson</text:p>
          </table:table-cell>
          <table:table-cell office:value-type="string" calcext:value-type="string">
            <text:p>2015-06-03T19:57:0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lienlebarge</text:p>
          </table:table-cell>
          <table:table-cell office:value-type="string" calcext:value-type="string">
            <text:p>https://github.com/alienlebarge/school-bus-mezieres</text:p>
          </table:table-cell>
          <table:table-cell office:value-type="string" calcext:value-type="string">
            <text:p>https://github.com/alienlebarge/school-bus-mezieres/blob/ba45522f2d989d0c179f9fbad2cb633831695af6/map.geojson</text:p>
          </table:table-cell>
          <table:table-cell office:value-type="string" calcext:value-type="string">
            <text:p>2015-05-31T13:40:0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llangm</text:p>
          </table:table-cell>
          <table:table-cell office:value-type="string" calcext:value-type="string">
            <text:p>https://github.com/allangm/allangm.github.io</text:p>
          </table:table-cell>
          <table:table-cell office:value-type="string" calcext:value-type="string">
            <text:p>https://github.com/allangm/allangm.github.io/blob/064d7d584e36da76da0960820b993d83b845bbf9/proyectoIII/geojson/puentes.geojson</text:p>
          </table:table-cell>
          <table:table-cell office:value-type="string" calcext:value-type="string">
            <text:p>2015-06-02T07:31:3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lrocar</text:p>
          </table:table-cell>
          <table:table-cell office:value-type="string" calcext:value-type="string">
            <text:p>https://github.com/alrocar/opendatasets</text:p>
          </table:table-cell>
          <table:table-cell office:value-type="string" calcext:value-type="string">
            <text:p>https://github.com/alrocar/opendatasets/blob/d6f53ff05461e2097d85fa07b1fe1ff50f5ba9fe/datasets/europe/spain/valencia/aparcabicis.geojson</text:p>
          </table:table-cell>
          <table:table-cell office:value-type="string" calcext:value-type="string">
            <text:p>2015-06-06T07:02:0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lrocar</text:p>
          </table:table-cell>
          <table:table-cell office:value-type="string" calcext:value-type="string">
            <text:p>https://github.com/alrocar/opendatasets</text:p>
          </table:table-cell>
          <table:table-cell office:value-type="string" calcext:value-type="string">
            <text:p>https://github.com/alrocar/opendatasets/blob/d6f53ff05461e2097d85fa07b1fe1ff50f5ba9fe/datasets/europe/spain/valencia/aparcamiento_movilidad_reducida.geojson</text:p>
          </table:table-cell>
          <table:table-cell office:value-type="string" calcext:value-type="string">
            <text:p>2015-06-06T07:02:0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lrocar</text:p>
          </table:table-cell>
          <table:table-cell office:value-type="string" calcext:value-type="string">
            <text:p>https://github.com/alrocar/opendatasets</text:p>
          </table:table-cell>
          <table:table-cell office:value-type="string" calcext:value-type="string">
            <text:p>https://github.com/alrocar/opendatasets/blob/d6f53ff05461e2097d85fa07b1fe1ff50f5ba9fe/datasets/europe/spain/valencia/barracas_de_fallas.geojson</text:p>
          </table:table-cell>
          <table:table-cell office:value-type="string" calcext:value-type="string">
            <text:p>2015-06-06T07:02:0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lrocar</text:p>
          </table:table-cell>
          <table:table-cell office:value-type="string" calcext:value-type="string">
            <text:p>https://github.com/alrocar/opendatasets</text:p>
          </table:table-cell>
          <table:table-cell office:value-type="string" calcext:value-type="string">
            <text:p>https://github.com/alrocar/opendatasets/blob/d6f53ff05461e2097d85fa07b1fe1ff50f5ba9fe/datasets/europe/spain/valencia/expendedores_ora.geojson</text:p>
          </table:table-cell>
          <table:table-cell office:value-type="string" calcext:value-type="string">
            <text:p>2015-06-06T07:02:0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lrocar</text:p>
          </table:table-cell>
          <table:table-cell office:value-type="string" calcext:value-type="string">
            <text:p>https://github.com/alrocar/opendatasets</text:p>
          </table:table-cell>
          <table:table-cell office:value-type="string" calcext:value-type="string">
            <text:p>https://github.com/alrocar/opendatasets/blob/d6f53ff05461e2097d85fa07b1fe1ff50f5ba9fe/datasets/europe/spain/valencia/paradas_de_taxis.geojson</text:p>
          </table:table-cell>
          <table:table-cell office:value-type="string" calcext:value-type="string">
            <text:p>2015-06-06T07:02:0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lrocar</text:p>
          </table:table-cell>
          <table:table-cell office:value-type="string" calcext:value-type="string">
            <text:p>https://github.com/alrocar/POIProxy</text:p>
          </table:table-cell>
          <table:table-cell office:value-type="string" calcext:value-type="string">
            <text:p>https://github.com/alrocar/POIProxy/blob/cb6f2458002a8831cd3daa178ac1538935c695d7/es.alrocar.poiproxy/src/test/resources/administracio_publica_browse.geojson</text:p>
          </table:table-cell>
          <table:table-cell office:value-type="string" calcext:value-type="string">
            <text:p>2015-05-28T11:27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lrocar</text:p>
          </table:table-cell>
          <table:table-cell office:value-type="string" calcext:value-type="string">
            <text:p>https://github.com/alrocar/POIProxy</text:p>
          </table:table-cell>
          <table:table-cell office:value-type="string" calcext:value-type="string">
            <text:p>https://github.com/alrocar/POIProxy/blob/cb6f2458002a8831cd3daa178ac1538935c695d7/es.alrocar.poiproxy/src/test/resources/bcn_puntswifi_browse.geojson</text:p>
          </table:table-cell>
          <table:table-cell office:value-type="string" calcext:value-type="string">
            <text:p>2015-05-28T11:27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lrocar</text:p>
          </table:table-cell>
          <table:table-cell office:value-type="string" calcext:value-type="string">
            <text:p>https://github.com/alrocar/POIProxy</text:p>
          </table:table-cell>
          <table:table-cell office:value-type="string" calcext:value-type="string">
            <text:p>https://github.com/alrocar/POIProxy/blob/cb6f2458002a8831cd3daa178ac1538935c695d7/es.alrocar.poiproxy/src/test/resources/bicing_browse.geojson</text:p>
          </table:table-cell>
          <table:table-cell office:value-type="string" calcext:value-type="string">
            <text:p>2015-05-28T11:27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lrocar</text:p>
          </table:table-cell>
          <table:table-cell office:value-type="string" calcext:value-type="string">
            <text:p>https://github.com/alrocar/POIProxy</text:p>
          </table:table-cell>
          <table:table-cell office:value-type="string" calcext:value-type="string">
            <text:p>https://github.com/alrocar/POIProxy/blob/cb6f2458002a8831cd3daa178ac1538935c695d7/es.alrocar.poiproxy/src/test/resources/buzz_browse.geojson</text:p>
          </table:table-cell>
          <table:table-cell office:value-type="string" calcext:value-type="string">
            <text:p>2015-05-28T11:27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lrocar</text:p>
          </table:table-cell>
          <table:table-cell office:value-type="string" calcext:value-type="string">
            <text:p>https://github.com/alrocar/POIProxy</text:p>
          </table:table-cell>
          <table:table-cell office:value-type="string" calcext:value-type="string">
            <text:p>https://github.com/alrocar/POIProxy/blob/cb6f2458002a8831cd3daa178ac1538935c695d7/es.alrocar.poiproxy/src/test/resources/cloudmade_browse.geojson</text:p>
          </table:table-cell>
          <table:table-cell office:value-type="string" calcext:value-type="string">
            <text:p>2015-05-28T11:27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lrocar</text:p>
          </table:table-cell>
          <table:table-cell office:value-type="string" calcext:value-type="string">
            <text:p>https://github.com/alrocar/POIProxy</text:p>
          </table:table-cell>
          <table:table-cell office:value-type="string" calcext:value-type="string">
            <text:p>https://github.com/alrocar/POIProxy/blob/cb6f2458002a8831cd3daa178ac1538935c695d7/es.alrocar.poiproxy/src/test/resources/cloudmade_search.geojson</text:p>
          </table:table-cell>
          <table:table-cell office:value-type="string" calcext:value-type="string">
            <text:p>2015-05-28T11:27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lrocar</text:p>
          </table:table-cell>
          <table:table-cell office:value-type="string" calcext:value-type="string">
            <text:p>https://github.com/alrocar/POIProxy</text:p>
          </table:table-cell>
          <table:table-cell office:value-type="string" calcext:value-type="string">
            <text:p>https://github.com/alrocar/POIProxy/blob/cb6f2458002a8831cd3daa178ac1538935c695d7/es.alrocar.poiproxy/src/test/resources/flickr_browse.geojson</text:p>
          </table:table-cell>
          <table:table-cell office:value-type="string" calcext:value-type="string">
            <text:p>2015-05-28T11:27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lrocar</text:p>
          </table:table-cell>
          <table:table-cell office:value-type="string" calcext:value-type="string">
            <text:p>https://github.com/alrocar/POIProxy</text:p>
          </table:table-cell>
          <table:table-cell office:value-type="string" calcext:value-type="string">
            <text:p>https://github.com/alrocar/POIProxy/blob/cb6f2458002a8831cd3daa178ac1538935c695d7/es.alrocar.poiproxy/src/test/resources/flickr_search.geojson</text:p>
          </table:table-cell>
          <table:table-cell office:value-type="string" calcext:value-type="string">
            <text:p>2015-05-28T11:27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lrocar</text:p>
          </table:table-cell>
          <table:table-cell office:value-type="string" calcext:value-type="string">
            <text:p>https://github.com/alrocar/POIProxy</text:p>
          </table:table-cell>
          <table:table-cell office:value-type="string" calcext:value-type="string">
            <text:p>https://github.com/alrocar/POIProxy/blob/cb6f2458002a8831cd3daa178ac1538935c695d7/es.alrocar.poiproxy/src/test/resources/geonames_browse.geojson</text:p>
          </table:table-cell>
          <table:table-cell office:value-type="string" calcext:value-type="string">
            <text:p>2015-05-28T11:27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lrocar</text:p>
          </table:table-cell>
          <table:table-cell office:value-type="string" calcext:value-type="string">
            <text:p>https://github.com/alrocar/POIProxy</text:p>
          </table:table-cell>
          <table:table-cell office:value-type="string" calcext:value-type="string">
            <text:p>https://github.com/alrocar/POIProxy/blob/cb6f2458002a8831cd3daa178ac1538935c695d7/es.alrocar.poiproxy/src/test/resources/geonamespois_browse.geojson</text:p>
          </table:table-cell>
          <table:table-cell office:value-type="string" calcext:value-type="string">
            <text:p>2015-05-28T11:27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lrocar</text:p>
          </table:table-cell>
          <table:table-cell office:value-type="string" calcext:value-type="string">
            <text:p>https://github.com/alrocar/POIProxy</text:p>
          </table:table-cell>
          <table:table-cell office:value-type="string" calcext:value-type="string">
            <text:p>https://github.com/alrocar/POIProxy/blob/cb6f2458002a8831cd3daa178ac1538935c695d7/es.alrocar.poiproxy/src/test/resources/geonamestopo_browse.geojson</text:p>
          </table:table-cell>
          <table:table-cell office:value-type="string" calcext:value-type="string">
            <text:p>2015-05-28T11:27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lrocar</text:p>
          </table:table-cell>
          <table:table-cell office:value-type="string" calcext:value-type="string">
            <text:p>https://github.com/alrocar/POIProxy</text:p>
          </table:table-cell>
          <table:table-cell office:value-type="string" calcext:value-type="string">
            <text:p>https://github.com/alrocar/POIProxy/blob/cb6f2458002a8831cd3daa178ac1538935c695d7/es.alrocar.poiproxy/src/test/resources/odata_sample_browse.geojson</text:p>
          </table:table-cell>
          <table:table-cell office:value-type="string" calcext:value-type="string">
            <text:p>2015-05-28T11:27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lrocar</text:p>
          </table:table-cell>
          <table:table-cell office:value-type="string" calcext:value-type="string">
            <text:p>https://github.com/alrocar/POIProxy</text:p>
          </table:table-cell>
          <table:table-cell office:value-type="string" calcext:value-type="string">
            <text:p>https://github.com/alrocar/POIProxy/blob/cb6f2458002a8831cd3daa178ac1538935c695d7/es.alrocar.poiproxy/src/test/resources/panoramio_browse.geojson</text:p>
          </table:table-cell>
          <table:table-cell office:value-type="string" calcext:value-type="string">
            <text:p>2015-05-28T11:27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mbrosys</text:p>
          </table:table-cell>
          <table:table-cell office:value-type="string" calcext:value-type="string">
            <text:p>https://github.com/Ambrosys/gdal</text:p>
          </table:table-cell>
          <table:table-cell office:value-type="string" calcext:value-type="string">
            <text:p>https://github.com/Ambrosys/gdal/blob/a5e2a7b54db955bd061ebfc6d69aa2dd752b120c/autotest/ogr/data/ogr_geojson_14.geojson</text:p>
          </table:table-cell>
          <table:table-cell office:value-type="string" calcext:value-type="string">
            <text:p>2015-05-31T15:04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nalyticalGraphicsInc</text:p>
          </table:table-cell>
          <table:table-cell office:value-type="string" calcext:value-type="string">
            <text:p>https://github.com/AnalyticalGraphicsInc/cesium</text:p>
          </table:table-cell>
          <table:table-cell office:value-type="string" calcext:value-type="string">
            <text:p>https://github.com/AnalyticalGraphicsInc/cesium/blob/68df3e9aa0728f26b363cd64d85e20b91fc5eb2e/Specs/Data/test.geojson</text:p>
          </table:table-cell>
          <table:table-cell office:value-type="string" calcext:value-type="string">
            <text:p>2015-05-28T23:00:5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ndrewvolokitin</text:p>
          </table:table-cell>
          <table:table-cell office:value-type="string" calcext:value-type="string">
            <text:p>https://github.com/andrewvolokitin/mountainwave</text:p>
          </table:table-cell>
          <table:table-cell office:value-type="string" calcext:value-type="string">
            <text:p>https://github.com/andrewvolokitin/mountainwave/blob/3285fe028ef78fb7bca74487e0f3a2fd92d4db4b/lakes.geojson</text:p>
          </table:table-cell>
          <table:table-cell office:value-type="string" calcext:value-type="string">
            <text:p>2015-08-12T03:06:1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raichev</text:p>
          </table:table-cell>
          <table:table-cell office:value-type="string" calcext:value-type="string">
            <text:p>https://github.com/araichev/affordability_nz</text:p>
          </table:table-cell>
          <table:table-cell office:value-type="string" calcext:value-type="string">
            <text:p>https://github.com/araichev/affordability_nz/blob/318508fddbcb1ff426fc64d8bcc684a37a3d01be/data/canterbury/centroids.geojson</text:p>
          </table:table-cell>
          <table:table-cell office:value-type="string" calcext:value-type="string">
            <text:p>2015-06-01T20:24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rbakker</text:p>
          </table:table-cell>
          <table:table-cell office:value-type="string" calcext:value-type="string">
            <text:p>https://github.com/arbakker/windmill-map</text:p>
          </table:table-cell>
          <table:table-cell office:value-type="string" calcext:value-type="string">
            <text:p>https://github.com/arbakker/windmill-map/blob/7d1202d3fbe9d05e9c755a82e061b346afdad268/data-result/geojson/point/fire_extinguishers.geojson</text:p>
          </table:table-cell>
          <table:table-cell office:value-type="string" calcext:value-type="string">
            <text:p>2015-06-04T09:12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rcherCraftStore</text:p>
          </table:table-cell>
          <table:table-cell office:value-type="string" calcext:value-type="string">
            <text:p>https://github.com/ArcherCraftStore/ArcherSys</text:p>
          </table:table-cell>
          <table:table-cell office:value-type="string" calcext:value-type="string">
            <text:p>https://github.com/ArcherCraftStore/ArcherSys/blob/80536fb60344cfa5367fe4d1b59018812bbf7b44/Producktiviti/Globula/Specs/Data/test.geojson</text:p>
          </table:table-cell>
          <table:table-cell office:value-type="string" calcext:value-type="string">
            <text:p>2015-06-03T06:34:3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rcherSys</text:p>
          </table:table-cell>
          <table:table-cell office:value-type="string" calcext:value-type="string">
            <text:p>https://github.com/ArcherSys/ArcherSys</text:p>
          </table:table-cell>
          <table:table-cell office:value-type="string" calcext:value-type="string">
            <text:p>https://github.com/ArcherSys/ArcherSys/blob/26ee28163a0cfbba39835d51b7169d4294b84ef7/Producktiviti/Globula/Apps/SampleData/simplestyles.geojson</text:p>
          </table:table-cell>
          <table:table-cell office:value-type="string" calcext:value-type="string">
            <text:p>2015-09-03T00:59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rcherSys</text:p>
          </table:table-cell>
          <table:table-cell office:value-type="string" calcext:value-type="string">
            <text:p>https://github.com/ArcherSys/ArcherSys</text:p>
          </table:table-cell>
          <table:table-cell office:value-type="string" calcext:value-type="string">
            <text:p>https://github.com/ArcherSys/ArcherSys/blob/26ee28163a0cfbba39835d51b7169d4294b84ef7/Producktiviti/Globula/Specs/Data/test.geojson</text:p>
          </table:table-cell>
          <table:table-cell office:value-type="string" calcext:value-type="string">
            <text:p>2015-09-03T00:59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rdiscovery</text:p>
          </table:table-cell>
          <table:table-cell office:value-type="string" calcext:value-type="string">
            <text:p>https://github.com/ardiscovery/cambridge</text:p>
          </table:table-cell>
          <table:table-cell office:value-type="string" calcext:value-type="string">
            <text:p>https://github.com/ardiscovery/cambridge/blob/252204c3157f63df578435232f7d87fa15b8257a/data/taxis-toronto/toronto-taxis.geojson</text:p>
          </table:table-cell>
          <table:table-cell office:value-type="string" calcext:value-type="string">
            <text:p>2015-06-04T15:16:2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rtieeffim</text:p>
          </table:table-cell>
          <table:table-cell office:value-type="string" calcext:value-type="string">
            <text:p>https://github.com/artieeffim/map_test</text:p>
          </table:table-cell>
          <table:table-cell office:value-type="string" calcext:value-type="string">
            <text:p>https://github.com/artieeffim/map_test/blob/6c5731903c383355192f69af30a06ae99787240e/2014.geojson</text:p>
          </table:table-cell>
          <table:table-cell office:value-type="string" calcext:value-type="string">
            <text:p>2015-05-31T12:54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rtieeffim</text:p>
          </table:table-cell>
          <table:table-cell office:value-type="string" calcext:value-type="string">
            <text:p>https://github.com/artieeffim/map_test</text:p>
          </table:table-cell>
          <table:table-cell office:value-type="string" calcext:value-type="string">
            <text:p>https://github.com/artieeffim/map_test/blob/6c5731903c383355192f69af30a06ae99787240e/med.geojson</text:p>
          </table:table-cell>
          <table:table-cell office:value-type="string" calcext:value-type="string">
            <text:p>2015-05-31T12:54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rtieeffim</text:p>
          </table:table-cell>
          <table:table-cell office:value-type="string" calcext:value-type="string">
            <text:p>https://github.com/artieeffim/map_test</text:p>
          </table:table-cell>
          <table:table-cell office:value-type="string" calcext:value-type="string">
            <text:p>https://github.com/artieeffim/map_test/blob/6c5731903c383355192f69af30a06ae99787240e/park.geojson</text:p>
          </table:table-cell>
          <table:table-cell office:value-type="string" calcext:value-type="string">
            <text:p>2015-05-31T12:54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rtieeffim</text:p>
          </table:table-cell>
          <table:table-cell office:value-type="string" calcext:value-type="string">
            <text:p>https://github.com/artieeffim/map_test</text:p>
          </table:table-cell>
          <table:table-cell office:value-type="string" calcext:value-type="string">
            <text:p>https://github.com/artieeffim/map_test/blob/6c5731903c383355192f69af30a06ae99787240e/test.geojson</text:p>
          </table:table-cell>
          <table:table-cell office:value-type="string" calcext:value-type="string">
            <text:p>2015-05-31T12:54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rtieeffim</text:p>
          </table:table-cell>
          <table:table-cell office:value-type="string" calcext:value-type="string">
            <text:p>https://github.com/artieeffim/map_test</text:p>
          </table:table-cell>
          <table:table-cell office:value-type="string" calcext:value-type="string">
            <text:p>https://github.com/artieeffim/map_test/blob/6c5731903c383355192f69af30a06ae99787240e/test1.geojson</text:p>
          </table:table-cell>
          <table:table-cell office:value-type="string" calcext:value-type="string">
            <text:p>2015-05-31T12:54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tlregional</text:p>
          </table:table-cell>
          <table:table-cell office:value-type="string" calcext:value-type="string">
            <text:p>https://github.com/atlregional/aris</text:p>
          </table:table-cell>
          <table:table-cell office:value-type="string" calcext:value-type="string">
            <text:p>https://github.com/atlregional/aris/blob/49a0e44d95f5d12efb00bff05b3697f6de1f18c6/Interstate_exits_new.geojson</text:p>
          </table:table-cell>
          <table:table-cell office:value-type="string" calcext:value-type="string">
            <text:p>2015-05-31T21:21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uremoser</text:p>
          </table:table-cell>
          <table:table-cell office:value-type="string" calcext:value-type="string">
            <text:p>https://github.com/auremoser/sharedata</text:p>
          </table:table-cell>
          <table:table-cell office:value-type="string" calcext:value-type="string">
            <text:p>https://github.com/auremoser/sharedata/blob/e42a34ba19186c81648b180c770135a3214d7588/_airbnb/airbnb_story.geojson</text:p>
          </table:table-cell>
          <table:table-cell office:value-type="string" calcext:value-type="string">
            <text:p>2015-09-02T14:32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vailabs</text:p>
          </table:table-cell>
          <table:table-cell office:value-type="string" calcext:value-type="string">
            <text:p>https://github.com/availabs/FreightAtlas</text:p>
          </table:table-cell>
          <table:table-cell office:value-type="string" calcext:value-type="string">
            <text:p>https://github.com/availabs/FreightAtlas/blob/4e3b0036adc3445dca931c85369c60b0db8d24c3/assets/data/finalGeoJson/Border_Crossing_Port.geojson</text:p>
          </table:table-cell>
          <table:table-cell office:value-type="string" calcext:value-type="string">
            <text:p>2015-09-02T14:50:4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vailabs</text:p>
          </table:table-cell>
          <table:table-cell office:value-type="string" calcext:value-type="string">
            <text:p>https://github.com/availabs/FreightAtlas</text:p>
          </table:table-cell>
          <table:table-cell office:value-type="string" calcext:value-type="string">
            <text:p>https://github.com/availabs/FreightAtlas/blob/4e3b0036adc3445dca931c85369c60b0db8d24c3/assets/data/finalGeoJson/Intermodal_Facility2.geojson</text:p>
          </table:table-cell>
          <table:table-cell office:value-type="string" calcext:value-type="string">
            <text:p>2015-09-02T14:50:4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vailabs</text:p>
          </table:table-cell>
          <table:table-cell office:value-type="string" calcext:value-type="string">
            <text:p>https://github.com/availabs/FreightAtlas</text:p>
          </table:table-cell>
          <table:table-cell office:value-type="string" calcext:value-type="string">
            <text:p>https://github.com/availabs/FreightAtlas/blob/4e3b0036adc3445dca931c85369c60b0db8d24c3/assets/data/finalGeoJson/Major_Airport.geojson</text:p>
          </table:table-cell>
          <table:table-cell office:value-type="string" calcext:value-type="string">
            <text:p>2015-09-02T14:50:4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vailabs</text:p>
          </table:table-cell>
          <table:table-cell office:value-type="string" calcext:value-type="string">
            <text:p>https://github.com/availabs/FreightAtlas</text:p>
          </table:table-cell>
          <table:table-cell office:value-type="string" calcext:value-type="string">
            <text:p>https://github.com/availabs/FreightAtlas/blob/4e3b0036adc3445dca931c85369c60b0db8d24c3/assets/data/finalGeoJson/Major_Ports.geojson</text:p>
          </table:table-cell>
          <table:table-cell office:value-type="string" calcext:value-type="string">
            <text:p>2015-09-02T14:50:4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vailabs</text:p>
          </table:table-cell>
          <table:table-cell office:value-type="string" calcext:value-type="string">
            <text:p>https://github.com/availabs/stormevents</text:p>
          </table:table-cell>
          <table:table-cell office:value-type="string" calcext:value-type="string">
            <text:p>https://github.com/availabs/stormevents/blob/e012a52a3701aed08100e873f213f157a8d0f5cc/data/test.geojson</text:p>
          </table:table-cell>
          <table:table-cell office:value-type="string" calcext:value-type="string">
            <text:p>2015-06-04T03:46:3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awolfe76</text:p>
          </table:table-cell>
          <table:table-cell office:value-type="string" calcext:value-type="string">
            <text:p>https://github.com/awolfe76/point-poly</text:p>
          </table:table-cell>
          <table:table-cell office:value-type="string" calcext:value-type="string">
            <text:p>https://github.com/awolfe76/point-poly/blob/0a7cb369fb92fc9d5c515cd632530cd28cf7ed51/us-states.geojson</text:p>
          </table:table-cell>
          <table:table-cell office:value-type="string" calcext:value-type="string">
            <text:p>2015-09-01T22:51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altimoreheritage</text:p>
          </table:table-cell>
          <table:table-cell office:value-type="string" calcext:value-type="string">
            <text:p>https://github.com/baltimoreheritage/baltimore-geojson</text:p>
          </table:table-cell>
          <table:table-cell office:value-type="string" calcext:value-type="string">
            <text:p>https://github.com/baltimoreheritage/baltimore-geojson/blob/cfaa6c9147ae8f4f9c9bac3b8f0fda8cf3307878/baltimore-civil-rights-heritage.geojson</text:p>
          </table:table-cell>
          <table:table-cell office:value-type="string" calcext:value-type="string">
            <text:p>2015-09-02T16:09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altimoreheritage</text:p>
          </table:table-cell>
          <table:table-cell office:value-type="string" calcext:value-type="string">
            <text:p>https://github.com/baltimoreheritage/baltimore-geojson</text:p>
          </table:table-cell>
          <table:table-cell office:value-type="string" calcext:value-type="string">
            <text:p>https://github.com/baltimoreheritage/baltimore-geojson/blob/d322ad4e2d0703732d2482b6dc15826108b0bdae/baltimore-city-wards-1797.geojson</text:p>
          </table:table-cell>
          <table:table-cell office:value-type="string" calcext:value-type="string">
            <text:p>2015-09-02T20:20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angpound</text:p>
          </table:table-cell>
          <table:table-cell office:value-type="string" calcext:value-type="string">
            <text:p>https://github.com/bangpound/palestine-map</text:p>
          </table:table-cell>
          <table:table-cell office:value-type="string" calcext:value-type="string">
            <text:p>https://github.com/bangpound/palestine-map/blob/943aa2bcebdfadb1e2fae8093cbe8cf7bf844de0/PalestineRemembered/DestroyedTown.geojson</text:p>
          </table:table-cell>
          <table:table-cell office:value-type="string" calcext:value-type="string">
            <text:p>2015-05-28T03:54:5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angpound</text:p>
          </table:table-cell>
          <table:table-cell office:value-type="string" calcext:value-type="string">
            <text:p>https://github.com/bangpound/palestine-map</text:p>
          </table:table-cell>
          <table:table-cell office:value-type="string" calcext:value-type="string">
            <text:p>https://github.com/bangpound/palestine-map/blob/943aa2bcebdfadb1e2fae8093cbe8cf7bf844de0/PalestineRemembered/GazaStripTown.geojson</text:p>
          </table:table-cell>
          <table:table-cell office:value-type="string" calcext:value-type="string">
            <text:p>2015-05-28T03:54:5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angpound</text:p>
          </table:table-cell>
          <table:table-cell office:value-type="string" calcext:value-type="string">
            <text:p>https://github.com/bangpound/palestine-map</text:p>
          </table:table-cell>
          <table:table-cell office:value-type="string" calcext:value-type="string">
            <text:p>https://github.com/bangpound/palestine-map/blob/943aa2bcebdfadb1e2fae8093cbe8cf7bf844de0/PalestineRemembered/IsraeliTown.geojson</text:p>
          </table:table-cell>
          <table:table-cell office:value-type="string" calcext:value-type="string">
            <text:p>2015-05-28T03:54:5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angpound</text:p>
          </table:table-cell>
          <table:table-cell office:value-type="string" calcext:value-type="string">
            <text:p>https://github.com/bangpound/palestine-map</text:p>
          </table:table-cell>
          <table:table-cell office:value-type="string" calcext:value-type="string">
            <text:p>https://github.com/bangpound/palestine-map/blob/943aa2bcebdfadb1e2fae8093cbe8cf7bf844de0/PalestineRemembered/highway.geojson</text:p>
          </table:table-cell>
          <table:table-cell office:value-type="string" calcext:value-type="string">
            <text:p>2015-05-28T03:54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angpound</text:p>
          </table:table-cell>
          <table:table-cell office:value-type="string" calcext:value-type="string">
            <text:p>https://github.com/bangpound/palestine-map</text:p>
          </table:table-cell>
          <table:table-cell office:value-type="string" calcext:value-type="string">
            <text:p>https://github.com/bangpound/palestine-map/blob/943aa2bcebdfadb1e2fae8093cbe8cf7bf844de0/PalestineRemembered/NeighboringCountyTown.geojson</text:p>
          </table:table-cell>
          <table:table-cell office:value-type="string" calcext:value-type="string">
            <text:p>2015-05-28T03:54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angpound</text:p>
          </table:table-cell>
          <table:table-cell office:value-type="string" calcext:value-type="string">
            <text:p>https://github.com/bangpound/palestine-map</text:p>
          </table:table-cell>
          <table:table-cell office:value-type="string" calcext:value-type="string">
            <text:p>https://github.com/bangpound/palestine-map/blob/943aa2bcebdfadb1e2fae8093cbe8cf7bf844de0/PalestineRemembered/PaliIsraeliTown.geojson</text:p>
          </table:table-cell>
          <table:table-cell office:value-type="string" calcext:value-type="string">
            <text:p>2015-05-28T03:54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angpound</text:p>
          </table:table-cell>
          <table:table-cell office:value-type="string" calcext:value-type="string">
            <text:p>https://github.com/bangpound/palestine-map</text:p>
          </table:table-cell>
          <table:table-cell office:value-type="string" calcext:value-type="string">
            <text:p>https://github.com/bangpound/palestine-map/blob/943aa2bcebdfadb1e2fae8093cbe8cf7bf844de0/PalestineRemembered/railway.geojson</text:p>
          </table:table-cell>
          <table:table-cell office:value-type="string" calcext:value-type="string">
            <text:p>2015-05-28T03:54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angpound</text:p>
          </table:table-cell>
          <table:table-cell office:value-type="string" calcext:value-type="string">
            <text:p>https://github.com/bangpound/palestine-map</text:p>
          </table:table-cell>
          <table:table-cell office:value-type="string" calcext:value-type="string">
            <text:p>https://github.com/bangpound/palestine-map/blob/943aa2bcebdfadb1e2fae8093cbe8cf7bf844de0/PalestineRemembered/RefugeeCamp.geojson</text:p>
          </table:table-cell>
          <table:table-cell office:value-type="string" calcext:value-type="string">
            <text:p>2015-05-28T03:54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angpound</text:p>
          </table:table-cell>
          <table:table-cell office:value-type="string" calcext:value-type="string">
            <text:p>https://github.com/bangpound/palestine-map</text:p>
          </table:table-cell>
          <table:table-cell office:value-type="string" calcext:value-type="string">
            <text:p>https://github.com/bangpound/palestine-map/blob/943aa2bcebdfadb1e2fae8093cbe8cf7bf844de0/PalestineRemembered/WestBankTown.geojson</text:p>
          </table:table-cell>
          <table:table-cell office:value-type="string" calcext:value-type="string">
            <text:p>2015-05-28T03:54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asic99</text:p>
          </table:table-cell>
          <table:table-cell office:value-type="string" calcext:value-type="string">
            <text:p>https://github.com/basic99/TLC-webmap</text:p>
          </table:table-cell>
          <table:table-cell office:value-type="string" calcext:value-type="string">
            <text:p>https://github.com/basic99/TLC-webmap/blob/9fa03f8beace35c54dcc11323bf14e9585f1a898/data/Parking_locations.geojson</text:p>
          </table:table-cell>
          <table:table-cell office:value-type="string" calcext:value-type="string">
            <text:p>2015-05-29T22:39:3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ast</text:p>
          </table:table-cell>
          <table:table-cell office:value-type="string" calcext:value-type="string">
            <text:p>https://github.com/bast/dirac-map</text:p>
          </table:table-cell>
          <table:table-cell office:value-type="string" calcext:value-type="string">
            <text:p>https://github.com/bast/dirac-map/blob/973c1e6f75c38393e798628a02f920224256a431/developers.geojson</text:p>
          </table:table-cell>
          <table:table-cell office:value-type="string" calcext:value-type="string">
            <text:p>2015-06-03T11:53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eckex</text:p>
          </table:table-cell>
          <table:table-cell office:value-type="string" calcext:value-type="string">
            <text:p>https://github.com/beckex/HelloGit</text:p>
          </table:table-cell>
          <table:table-cell office:value-type="string" calcext:value-type="string">
            <text:p>https://github.com/beckex/HelloGit/blob/f4a28c27df42227d34f3b8993a88e99040d39a3b/test.geojson</text:p>
          </table:table-cell>
          <table:table-cell office:value-type="string" calcext:value-type="string">
            <text:p>2015-07-27T21:11:1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enbalter</text:p>
          </table:table-cell>
          <table:table-cell office:value-type="string" calcext:value-type="string">
            <text:p>https://github.com/benbalter/geojson-diff</text:p>
          </table:table-cell>
          <table:table-cell office:value-type="string" calcext:value-type="string">
            <text:p>https://github.com/benbalter/geojson-diff/blob/651329bffd0f5169973fea56581ef15c9bb6eabf/test/fixtures/initial-commit-diff/added.geojson</text:p>
          </table:table-cell>
          <table:table-cell office:value-type="string" calcext:value-type="string">
            <text:p>2015-06-01T23:16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enbalter</text:p>
          </table:table-cell>
          <table:table-cell office:value-type="string" calcext:value-type="string">
            <text:p>https://github.com/benbalter/geojson-diff</text:p>
          </table:table-cell>
          <table:table-cell office:value-type="string" calcext:value-type="string">
            <text:p>https://github.com/benbalter/geojson-diff/blob/651329bffd0f5169973fea56581ef15c9bb6eabf/test/fixtures/initial-commit-diff/after.geojson</text:p>
          </table:table-cell>
          <table:table-cell office:value-type="string" calcext:value-type="string">
            <text:p>2015-06-01T23:16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enbalter</text:p>
          </table:table-cell>
          <table:table-cell office:value-type="string" calcext:value-type="string">
            <text:p>https://github.com/benbalter/geojson-diff</text:p>
          </table:table-cell>
          <table:table-cell office:value-type="string" calcext:value-type="string">
            <text:p>https://github.com/benbalter/geojson-diff/blob/651329bffd0f5169973fea56581ef15c9bb6eabf/test/fixtures/multipoint-diff/before.geojson</text:p>
          </table:table-cell>
          <table:table-cell office:value-type="string" calcext:value-type="string">
            <text:p>2015-06-01T23:16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enbalter</text:p>
          </table:table-cell>
          <table:table-cell office:value-type="string" calcext:value-type="string">
            <text:p>https://github.com/benbalter/geojson-diff</text:p>
          </table:table-cell>
          <table:table-cell office:value-type="string" calcext:value-type="string">
            <text:p>https://github.com/benbalter/geojson-diff/blob/651329bffd0f5169973fea56581ef15c9bb6eabf/test/fixtures/point-diff/before.geojson</text:p>
          </table:table-cell>
          <table:table-cell office:value-type="string" calcext:value-type="string">
            <text:p>2015-06-01T23:16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enbalter</text:p>
          </table:table-cell>
          <table:table-cell office:value-type="string" calcext:value-type="string">
            <text:p>https://github.com/benbalter/geojson-diff</text:p>
          </table:table-cell>
          <table:table-cell office:value-type="string" calcext:value-type="string">
            <text:p>https://github.com/benbalter/geojson-diff/blob/651329bffd0f5169973fea56581ef15c9bb6eabf/test/fixtures/point-diff/removed.geojson</text:p>
          </table:table-cell>
          <table:table-cell office:value-type="string" calcext:value-type="string">
            <text:p>2015-06-01T23:16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enbalter</text:p>
          </table:table-cell>
          <table:table-cell office:value-type="string" calcext:value-type="string">
            <text:p>https://github.com/benbalter/geojson-diff</text:p>
          </table:table-cell>
          <table:table-cell office:value-type="string" calcext:value-type="string">
            <text:p>https://github.com/benbalter/geojson-diff/blob/651329bffd0f5169973fea56581ef15c9bb6eabf/test/fixtures/remove-feature-diff/before.geojson</text:p>
          </table:table-cell>
          <table:table-cell office:value-type="string" calcext:value-type="string">
            <text:p>2015-06-01T23:16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enheb</text:p>
          </table:table-cell>
          <table:table-cell office:value-type="string" calcext:value-type="string">
            <text:p>https://github.com/benheb/geodata</text:p>
          </table:table-cell>
          <table:table-cell office:value-type="string" calcext:value-type="string">
            <text:p>https://github.com/benheb/geodata/blob/b9914d7006ed4754a32fa32d5625e7d3eec0f885/random-points.geojson</text:p>
          </table:table-cell>
          <table:table-cell office:value-type="string" calcext:value-type="string">
            <text:p>2015-05-31T11:12:5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ertspaan</text:p>
          </table:table-cell>
          <table:table-cell office:value-type="string" calcext:value-type="string">
            <text:p>https://github.com/bertspaan/casper30</text:p>
          </table:table-cell>
          <table:table-cell office:value-type="string" calcext:value-type="string">
            <text:p>https://github.com/bertspaan/casper30/blob/381829df5255a270a013f6e8e3851258db632d4f/routes/points.geojson</text:p>
          </table:table-cell>
          <table:table-cell office:value-type="string" calcext:value-type="string">
            <text:p>2015-05-31T19:43:3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ertspaan</text:p>
          </table:table-cell>
          <table:table-cell office:value-type="string" calcext:value-type="string">
            <text:p>https://github.com/bertspaan/west-village</text:p>
          </table:table-cell>
          <table:table-cell office:value-type="string" calcext:value-type="string">
            <text:p>https://github.com/bertspaan/west-village/blob/868724282e47aebc2ee014bfc86993dbc5044abd/data/addresses.geojson</text:p>
          </table:table-cell>
          <table:table-cell office:value-type="string" calcext:value-type="string">
            <text:p>2015-07-25T11:08:4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foster1</text:p>
          </table:table-cell>
          <table:table-cell office:value-type="string" calcext:value-type="string">
            <text:p>https://github.com/bfoster1/402maps_Project</text:p>
          </table:table-cell>
          <table:table-cell office:value-type="string" calcext:value-type="string">
            <text:p>https://github.com/bfoster1/402maps_Project/blob/427056cd8592a521edddfebefb9cae21536713eb/402maps/assets/js/leaflet-0/mapbox.js-mb-pages/docs/assets/data/example.geojson</text:p>
          </table:table-cell>
          <table:table-cell office:value-type="string" calcext:value-type="string">
            <text:p>2015-06-05T18:22:3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foster1</text:p>
          </table:table-cell>
          <table:table-cell office:value-type="string" calcext:value-type="string">
            <text:p>https://github.com/bfoster1/402maps_Project</text:p>
          </table:table-cell>
          <table:table-cell office:value-type="string" calcext:value-type="string">
            <text:p>https://github.com/bfoster1/402maps_Project/blob/427056cd8592a521edddfebefb9cae21536713eb/402maps/assets/js/leaflet-0/mapbox.js-mb-pages/test/manual/example.geojson</text:p>
          </table:table-cell>
          <table:table-cell office:value-type="string" calcext:value-type="string">
            <text:p>2015-06-05T18:22:3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hell</text:p>
          </table:table-cell>
          <table:table-cell office:value-type="string" calcext:value-type="string">
            <text:p>https://github.com/bhell/bhell.github.com</text:p>
          </table:table-cell>
          <table:table-cell office:value-type="string" calcext:value-type="string">
            <text:p>https://github.com/bhell/bhell.github.com/blob/e3be916c4c67a4363e7e216d89035ff87b8999ea/misc/point.geojson</text:p>
          </table:table-cell>
          <table:table-cell office:value-type="string" calcext:value-type="string">
            <text:p>2015-05-30T13:10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ikeablebrews</text:p>
          </table:table-cell>
          <table:table-cell office:value-type="string" calcext:value-type="string">
            <text:p>https://github.com/bikeablebrews/custis</text:p>
          </table:table-cell>
          <table:table-cell office:value-type="string" calcext:value-type="string">
            <text:p>https://github.com/bikeablebrews/custis/blob/d5135171bf1cab133206bb4bb9abccf6957af1e9/data/brewery.geojson</text:p>
          </table:table-cell>
          <table:table-cell office:value-type="string" calcext:value-type="string">
            <text:p>2015-09-03T20:31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ikeablebrews</text:p>
          </table:table-cell>
          <table:table-cell office:value-type="string" calcext:value-type="string">
            <text:p>https://github.com/bikeablebrews/custis</text:p>
          </table:table-cell>
          <table:table-cell office:value-type="string" calcext:value-type="string">
            <text:p>https://github.com/bikeablebrews/custis/blob/d5135171bf1cab133206bb4bb9abccf6957af1e9/data/other.geojson</text:p>
          </table:table-cell>
          <table:table-cell office:value-type="string" calcext:value-type="string">
            <text:p>2015-09-03T20:31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ikeablebrews</text:p>
          </table:table-cell>
          <table:table-cell office:value-type="string" calcext:value-type="string">
            <text:p>https://github.com/bikeablebrews/custis</text:p>
          </table:table-cell>
          <table:table-cell office:value-type="string" calcext:value-type="string">
            <text:p>https://github.com/bikeablebrews/custis/blob/d5135171bf1cab133206bb4bb9abccf6957af1e9/data/trail.geojson</text:p>
          </table:table-cell>
          <table:table-cell office:value-type="string" calcext:value-type="string">
            <text:p>2015-09-03T20:31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ikeablebrews</text:p>
          </table:table-cell>
          <table:table-cell office:value-type="string" calcext:value-type="string">
            <text:p>https://github.com/bikeablebrews/mtvernon</text:p>
          </table:table-cell>
          <table:table-cell office:value-type="string" calcext:value-type="string">
            <text:p>https://github.com/bikeablebrews/mtvernon/blob/cdd338c872cf8c62f5379dd0724428dc6d387f31/data/brewery.geojson</text:p>
          </table:table-cell>
          <table:table-cell office:value-type="string" calcext:value-type="string">
            <text:p>2015-09-03T21:00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ikeablebrews</text:p>
          </table:table-cell>
          <table:table-cell office:value-type="string" calcext:value-type="string">
            <text:p>https://github.com/bikeablebrews/mtvernon</text:p>
          </table:table-cell>
          <table:table-cell office:value-type="string" calcext:value-type="string">
            <text:p>https://github.com/bikeablebrews/mtvernon/blob/cdd338c872cf8c62f5379dd0724428dc6d387f31/data/other.geojson</text:p>
          </table:table-cell>
          <table:table-cell office:value-type="string" calcext:value-type="string">
            <text:p>2015-09-03T21:00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ikeablebrews</text:p>
          </table:table-cell>
          <table:table-cell office:value-type="string" calcext:value-type="string">
            <text:p>https://github.com/bikeablebrews/mtvernon</text:p>
          </table:table-cell>
          <table:table-cell office:value-type="string" calcext:value-type="string">
            <text:p>https://github.com/bikeablebrews/mtvernon/blob/cdd338c872cf8c62f5379dd0724428dc6d387f31/data/trail.geojson</text:p>
          </table:table-cell>
          <table:table-cell office:value-type="string" calcext:value-type="string">
            <text:p>2015-09-03T21:00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ikeablebrews</text:p>
          </table:table-cell>
          <table:table-cell office:value-type="string" calcext:value-type="string">
            <text:p>https://github.com/bikeablebrews/wod</text:p>
          </table:table-cell>
          <table:table-cell office:value-type="string" calcext:value-type="string">
            <text:p>https://github.com/bikeablebrews/wod/blob/1108e3ba5ec9e4b9dbc14379a32663c7932b8f2d/data/brewery.geojson</text:p>
          </table:table-cell>
          <table:table-cell office:value-type="string" calcext:value-type="string">
            <text:p>2015-09-03T18:40:1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ikeablebrews</text:p>
          </table:table-cell>
          <table:table-cell office:value-type="string" calcext:value-type="string">
            <text:p>https://github.com/bikeablebrews/wod</text:p>
          </table:table-cell>
          <table:table-cell office:value-type="string" calcext:value-type="string">
            <text:p>https://github.com/bikeablebrews/wod/blob/1108e3ba5ec9e4b9dbc14379a32663c7932b8f2d/data/other.geojson</text:p>
          </table:table-cell>
          <table:table-cell office:value-type="string" calcext:value-type="string">
            <text:p>2015-09-03T18:40:1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ikeablebrews</text:p>
          </table:table-cell>
          <table:table-cell office:value-type="string" calcext:value-type="string">
            <text:p>https://github.com/bikeablebrews/wod</text:p>
          </table:table-cell>
          <table:table-cell office:value-type="string" calcext:value-type="string">
            <text:p>https://github.com/bikeablebrews/wod/blob/1108e3ba5ec9e4b9dbc14379a32663c7932b8f2d/data/trail.geojson</text:p>
          </table:table-cell>
          <table:table-cell office:value-type="string" calcext:value-type="string">
            <text:p>2015-09-03T18:40:1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inger999</text:p>
          </table:table-cell>
          <table:table-cell office:value-type="string" calcext:value-type="string">
            <text:p>https://github.com/binger999/binger999.github.io</text:p>
          </table:table-cell>
          <table:table-cell office:value-type="string" calcext:value-type="string">
            <text:p>https://github.com/binger999/binger999.github.io/blob/2a8359c10c063fa397c04945735bc6b4300fe206/locations.geojson</text:p>
          </table:table-cell>
          <table:table-cell office:value-type="string" calcext:value-type="string">
            <text:p>2015-06-01T13:28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ishi</text:p>
          </table:table-cell>
          <table:table-cell office:value-type="string" calcext:value-type="string">
            <text:p>https://github.com/Bishi/gtfs_feed</text:p>
          </table:table-cell>
          <table:table-cell office:value-type="string" calcext:value-type="string">
            <text:p>https://github.com/Bishi/gtfs_feed/blob/307c7bc3603a40f5c3c3783b6271e4491efaf9b0/ljubljana.geojson</text:p>
          </table:table-cell>
          <table:table-cell office:value-type="string" calcext:value-type="string">
            <text:p>2015-09-03T12:02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isury</text:p>
          </table:table-cell>
          <table:table-cell office:value-type="string" calcext:value-type="string">
            <text:p>https://github.com/bisury/geojson-test</text:p>
          </table:table-cell>
          <table:table-cell office:value-type="string" calcext:value-type="string">
            <text:p>https://github.com/bisury/geojson-test/blob/6739df2b5addf2ff7924b065a4d3f467f75474ff/samples/recents.geojson</text:p>
          </table:table-cell>
          <table:table-cell office:value-type="string" calcext:value-type="string">
            <text:p>2015-07-01T04:28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orndangerous</text:p>
          </table:table-cell>
          <table:table-cell office:value-type="string" calcext:value-type="string">
            <text:p>https://github.com/borndangerous/MapSandbox</text:p>
          </table:table-cell>
          <table:table-cell office:value-type="string" calcext:value-type="string">
            <text:p>https://github.com/borndangerous/MapSandbox/blob/60bab472a111f1ed834a6c79ca26e570d567d44e/map.geojson</text:p>
          </table:table-cell>
          <table:table-cell office:value-type="string" calcext:value-type="string">
            <text:p>2015-06-07T12:29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oundlessgeo</text:p>
          </table:table-cell>
          <table:table-cell office:value-type="string" calcext:value-type="string">
            <text:p>https://github.com/boundlessgeo/GeoGig</text:p>
          </table:table-cell>
          <table:table-cell office:value-type="string" calcext:value-type="string">
            <text:p>https://github.com/boundlessgeo/GeoGig/blob/e92012ff85bc8f6dc99350ad1e774b82f9f95e42/src/geotools/src/test/resources/org/locationtech/geogig/geotools/cli/porcelain/sample.geojson</text:p>
          </table:table-cell>
          <table:table-cell office:value-type="string" calcext:value-type="string">
            <text:p>2015-05-28T11:57:4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radbarnett</text:p>
          </table:table-cell>
          <table:table-cell office:value-type="string" calcext:value-type="string">
            <text:p>https://github.com/bradbarnett/eatspeak</text:p>
          </table:table-cell>
          <table:table-cell office:value-type="string" calcext:value-type="string">
            <text:p>https://github.com/bradbarnett/eatspeak/blob/a999a5ee81266733484a817d2d6bfde6449f5f74/Denver/geoprocessing/points/geojson/koreanpts.geojson</text:p>
          </table:table-cell>
          <table:table-cell office:value-type="string" calcext:value-type="string">
            <text:p>2015-08-26T22:56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radbarnett</text:p>
          </table:table-cell>
          <table:table-cell office:value-type="string" calcext:value-type="string">
            <text:p>https://github.com/bradbarnett/RhodeIsland</text:p>
          </table:table-cell>
          <table:table-cell office:value-type="string" calcext:value-type="string">
            <text:p>https://github.com/bradbarnett/RhodeIsland/blob/b6c0dba2558d400d8c0760f11d5b0b94b6b31e4b/data/SubsidizedHousingTotalUnitsPoint.geojson</text:p>
          </table:table-cell>
          <table:table-cell office:value-type="string" calcext:value-type="string">
            <text:p>2015-06-03T19:04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rendanreardon</text:p>
          </table:table-cell>
          <table:table-cell office:value-type="string" calcext:value-type="string">
            <text:p>https://github.com/brendanreardon/178aProject</text:p>
          </table:table-cell>
          <table:table-cell office:value-type="string" calcext:value-type="string">
            <text:p>https://github.com/brendanreardon/178aProject/blob/1511b0c985855a4a97e4995c2e0293adb89b363a/public_health/map_data/locations.geojson</text:p>
          </table:table-cell>
          <table:table-cell office:value-type="string" calcext:value-type="string">
            <text:p>2015-06-03T20:40:0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rowniefed</text:p>
          </table:table-cell>
          <table:table-cell office:value-type="string" calcext:value-type="string">
            <text:p>https://github.com/browniefed/Trimet_GeoJSON_Routes</text:p>
          </table:table-cell>
          <table:table-cell office:value-type="string" calcext:value-type="string">
            <text:p>https://github.com/browniefed/Trimet_GeoJSON_Routes/blob/90520b8799c7adea849f07affcd6b7b0575adb1c/blank_geojson.geojson</text:p>
          </table:table-cell>
          <table:table-cell office:value-type="string" calcext:value-type="string">
            <text:p>2015-06-01T10:59:1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rulis</text:p>
          </table:table-cell>
          <table:table-cell office:value-type="string" calcext:value-type="string">
            <text:p>https://github.com/brulis/test_01</text:p>
          </table:table-cell>
          <table:table-cell office:value-type="string" calcext:value-type="string">
            <text:p>https://github.com/brulis/test_01/blob/1381212f732393b234b11d1afd27b967ff20fbd4/boby.geojson</text:p>
          </table:table-cell>
          <table:table-cell office:value-type="string" calcext:value-type="string">
            <text:p>2015-06-03T07:53:0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rulis</text:p>
          </table:table-cell>
          <table:table-cell office:value-type="string" calcext:value-type="string">
            <text:p>https://github.com/brulis/test_01</text:p>
          </table:table-cell>
          <table:table-cell office:value-type="string" calcext:value-type="string">
            <text:p>https://github.com/brulis/test_01/blob/1381212f732393b234b11d1afd27b967ff20fbd4/test_01.geojson</text:p>
          </table:table-cell>
          <table:table-cell office:value-type="string" calcext:value-type="string">
            <text:p>2015-06-03T07:53:0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udharpey</text:p>
          </table:table-cell>
          <table:table-cell office:value-type="string" calcext:value-type="string">
            <text:p>https://github.com/budharpey/srcjquery3seriousClusterSplash</text:p>
          </table:table-cell>
          <table:table-cell office:value-type="string" calcext:value-type="string">
            <text:p>https://github.com/budharpey/srcjquery3seriousClusterSplash/blob/16e5d4a6c79319a06416742b905987c4b76167db/data/parkingCopy.geojson</text:p>
          </table:table-cell>
          <table:table-cell office:value-type="string" calcext:value-type="string">
            <text:p>2015-05-31T16:19:2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wainstock</text:p>
          </table:table-cell>
          <table:table-cell office:value-type="string" calcext:value-type="string">
            <text:p>https://github.com/bwainstock/halfmile-geojson</text:p>
          </table:table-cell>
          <table:table-cell office:value-type="string" calcext:value-type="string">
            <text:p>https://github.com/bwainstock/halfmile-geojson/blob/68fa7de1542131939ff1a83d2884aa1af6ab3d4f/CA/tracks/GeoJSON/CA_Sec_F_tracks.geojson</text:p>
          </table:table-cell>
          <table:table-cell office:value-type="string" calcext:value-type="string">
            <text:p>2015-06-05T12:27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wainstock</text:p>
          </table:table-cell>
          <table:table-cell office:value-type="string" calcext:value-type="string">
            <text:p>https://github.com/bwainstock/halfmile-geojson</text:p>
          </table:table-cell>
          <table:table-cell office:value-type="string" calcext:value-type="string">
            <text:p>https://github.com/bwainstock/halfmile-geojson/blob/68fa7de1542131939ff1a83d2884aa1af6ab3d4f/CA/tracks/GeoJSON/CA_Sec_G_tracks.geojson</text:p>
          </table:table-cell>
          <table:table-cell office:value-type="string" calcext:value-type="string">
            <text:p>2015-06-05T12:27:0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wainstock</text:p>
          </table:table-cell>
          <table:table-cell office:value-type="string" calcext:value-type="string">
            <text:p>https://github.com/bwainstock/halfmile-geojson</text:p>
          </table:table-cell>
          <table:table-cell office:value-type="string" calcext:value-type="string">
            <text:p>https://github.com/bwainstock/halfmile-geojson/blob/68fa7de1542131939ff1a83d2884aa1af6ab3d4f/CA/tracks/GeoJSON/CA_Sec_I_tracks.geojson</text:p>
          </table:table-cell>
          <table:table-cell office:value-type="string" calcext:value-type="string">
            <text:p>2015-06-05T12:27:0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wainstock</text:p>
          </table:table-cell>
          <table:table-cell office:value-type="string" calcext:value-type="string">
            <text:p>https://github.com/bwainstock/halfmile-geojson</text:p>
          </table:table-cell>
          <table:table-cell office:value-type="string" calcext:value-type="string">
            <text:p>https://github.com/bwainstock/halfmile-geojson/blob/68fa7de1542131939ff1a83d2884aa1af6ab3d4f/CA/tracks/GeoJSON/CA_Sec_K_tracks.geojson</text:p>
          </table:table-cell>
          <table:table-cell office:value-type="string" calcext:value-type="string">
            <text:p>2015-06-05T12:27:0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wainstock</text:p>
          </table:table-cell>
          <table:table-cell office:value-type="string" calcext:value-type="string">
            <text:p>https://github.com/bwainstock/halfmile-geojson</text:p>
          </table:table-cell>
          <table:table-cell office:value-type="string" calcext:value-type="string">
            <text:p>https://github.com/bwainstock/halfmile-geojson/blob/68fa7de1542131939ff1a83d2884aa1af6ab3d4f/CA/tracks/GeoJSON/CA_Sec_L_tracks.geojson</text:p>
          </table:table-cell>
          <table:table-cell office:value-type="string" calcext:value-type="string">
            <text:p>2015-06-05T12:27:0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wainstock</text:p>
          </table:table-cell>
          <table:table-cell office:value-type="string" calcext:value-type="string">
            <text:p>https://github.com/bwainstock/halfmile-geojson</text:p>
          </table:table-cell>
          <table:table-cell office:value-type="string" calcext:value-type="string">
            <text:p>https://github.com/bwainstock/halfmile-geojson/blob/68fa7de1542131939ff1a83d2884aa1af6ab3d4f/CA/tracks/GeoJSON/CA_Sec_Q_tracks.geojson</text:p>
          </table:table-cell>
          <table:table-cell office:value-type="string" calcext:value-type="string">
            <text:p>2015-06-05T12:27:0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wainstock</text:p>
          </table:table-cell>
          <table:table-cell office:value-type="string" calcext:value-type="string">
            <text:p>https://github.com/bwainstock/halfmile-geojson</text:p>
          </table:table-cell>
          <table:table-cell office:value-type="string" calcext:value-type="string">
            <text:p>https://github.com/bwainstock/halfmile-geojson/blob/68fa7de1542131939ff1a83d2884aa1af6ab3d4f/OR/tracks/GeoJSON/OR_Sec_B_tracks.geojson</text:p>
          </table:table-cell>
          <table:table-cell office:value-type="string" calcext:value-type="string">
            <text:p>2015-06-05T12:27:0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wainstock</text:p>
          </table:table-cell>
          <table:table-cell office:value-type="string" calcext:value-type="string">
            <text:p>https://github.com/bwainstock/halfmile-geojson</text:p>
          </table:table-cell>
          <table:table-cell office:value-type="string" calcext:value-type="string">
            <text:p>https://github.com/bwainstock/halfmile-geojson/blob/68fa7de1542131939ff1a83d2884aa1af6ab3d4f/OR/tracks/GeoJSON/OR_Sec_D_tracks.geojson</text:p>
          </table:table-cell>
          <table:table-cell office:value-type="string" calcext:value-type="string">
            <text:p>2015-06-05T12:27:0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wainstock</text:p>
          </table:table-cell>
          <table:table-cell office:value-type="string" calcext:value-type="string">
            <text:p>https://github.com/bwainstock/halfmile-geojson</text:p>
          </table:table-cell>
          <table:table-cell office:value-type="string" calcext:value-type="string">
            <text:p>https://github.com/bwainstock/halfmile-geojson/blob/68fa7de1542131939ff1a83d2884aa1af6ab3d4f/OR/tracks/GeoJSON/OR_Sec_F_tracks.geojson</text:p>
          </table:table-cell>
          <table:table-cell office:value-type="string" calcext:value-type="string">
            <text:p>2015-06-05T12:27:1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wainstock</text:p>
          </table:table-cell>
          <table:table-cell office:value-type="string" calcext:value-type="string">
            <text:p>https://github.com/bwainstock/halfmile-geojson</text:p>
          </table:table-cell>
          <table:table-cell office:value-type="string" calcext:value-type="string">
            <text:p>https://github.com/bwainstock/halfmile-geojson/blob/68fa7de1542131939ff1a83d2884aa1af6ab3d4f/OR/tracks/GeoJSON/OR_Sec_G_tracks.geojson</text:p>
          </table:table-cell>
          <table:table-cell office:value-type="string" calcext:value-type="string">
            <text:p>2015-06-05T12:27:1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bwainstock</text:p>
          </table:table-cell>
          <table:table-cell office:value-type="string" calcext:value-type="string">
            <text:p>https://github.com/bwainstock/halfmile-geojson</text:p>
          </table:table-cell>
          <table:table-cell office:value-type="string" calcext:value-type="string">
            <text:p>https://github.com/bwainstock/halfmile-geojson/blob/68fa7de1542131939ff1a83d2884aa1af6ab3d4f/WA/tracks/GeoJSON/WA_Sec_I_tracks.geojson</text:p>
          </table:table-cell>
          <table:table-cell office:value-type="string" calcext:value-type="string">
            <text:p>2015-06-05T12:27:1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adooo</text:p>
          </table:table-cell>
          <table:table-cell office:value-type="string" calcext:value-type="string">
            <text:p>https://github.com/cadooo/maps</text:p>
          </table:table-cell>
          <table:table-cell office:value-type="string" calcext:value-type="string">
            <text:p>https://github.com/cadooo/maps/blob/98c14d09fe236df830e55c2924b850c591577025/gs.geojson</text:p>
          </table:table-cell>
          <table:table-cell office:value-type="string" calcext:value-type="string">
            <text:p>2015-06-02T21:29:5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adooo</text:p>
          </table:table-cell>
          <table:table-cell office:value-type="string" calcext:value-type="string">
            <text:p>https://github.com/cadooo/maps</text:p>
          </table:table-cell>
          <table:table-cell office:value-type="string" calcext:value-type="string">
            <text:p>https://github.com/cadooo/maps/blob/98c14d09fe236df830e55c2924b850c591577025/test.geojson</text:p>
          </table:table-cell>
          <table:table-cell office:value-type="string" calcext:value-type="string">
            <text:p>2015-06-02T21:29:5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alvinmetcalf</text:p>
          </table:table-cell>
          <table:table-cell office:value-type="string" calcext:value-type="string">
            <text:p>https://github.com/calvinmetcalf/geojson-assert</text:p>
          </table:table-cell>
          <table:table-cell office:value-type="string" calcext:value-type="string">
            <text:p>https://github.com/calvinmetcalf/geojson-assert/blob/c5daa527d03f2e127cf6787573a51cca5d259ef6/test/data/bad/nofeaturetype.geojson</text:p>
          </table:table-cell>
          <table:table-cell office:value-type="string" calcext:value-type="string">
            <text:p>2015-05-31T16:35:4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alvinmetcalf</text:p>
          </table:table-cell>
          <table:table-cell office:value-type="string" calcext:value-type="string">
            <text:p>https://github.com/calvinmetcalf/geojson-assert</text:p>
          </table:table-cell>
          <table:table-cell office:value-type="string" calcext:value-type="string">
            <text:p>https://github.com/calvinmetcalf/geojson-assert/blob/c5daa527d03f2e127cf6787573a51cca5d259ef6/test/data/bad/stringcoord.geojson</text:p>
          </table:table-cell>
          <table:table-cell office:value-type="string" calcext:value-type="string">
            <text:p>2015-05-31T16:35:4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alvinmetcalf</text:p>
          </table:table-cell>
          <table:table-cell office:value-type="string" calcext:value-type="string">
            <text:p>https://github.com/calvinmetcalf/geojson-assert</text:p>
          </table:table-cell>
          <table:table-cell office:value-type="string" calcext:value-type="string">
            <text:p>https://github.com/calvinmetcalf/geojson-assert/blob/c5daa527d03f2e127cf6787573a51cca5d259ef6/test/data/good/good-geometrycollection.geojson</text:p>
          </table:table-cell>
          <table:table-cell office:value-type="string" calcext:value-type="string">
            <text:p>2015-05-31T16:35:4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alvinmetcalf</text:p>
          </table:table-cell>
          <table:table-cell office:value-type="string" calcext:value-type="string">
            <text:p>https://github.com/calvinmetcalf/geojson-assert</text:p>
          </table:table-cell>
          <table:table-cell office:value-type="string" calcext:value-type="string">
            <text:p>https://github.com/calvinmetcalf/geojson-assert/blob/c5daa527d03f2e127cf6787573a51cca5d259ef6/test/data/good/nullgeometry.geojson</text:p>
          </table:table-cell>
          <table:table-cell office:value-type="string" calcext:value-type="string">
            <text:p>2015-05-31T16:35:4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alvinmetcalf</text:p>
          </table:table-cell>
          <table:table-cell office:value-type="string" calcext:value-type="string">
            <text:p>https://github.com/calvinmetcalf/geojson-assert</text:p>
          </table:table-cell>
          <table:table-cell office:value-type="string" calcext:value-type="string">
            <text:p>https://github.com/calvinmetcalf/geojson-assert/blob/c5daa527d03f2e127cf6787573a51cca5d259ef6/test/data/good/nullproperties.geojson</text:p>
          </table:table-cell>
          <table:table-cell office:value-type="string" calcext:value-type="string">
            <text:p>2015-05-31T16:35:4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amilleanne</text:p>
          </table:table-cell>
          <table:table-cell office:value-type="string" calcext:value-type="string">
            <text:p>https://github.com/camilleanne/geojsonupload</text:p>
          </table:table-cell>
          <table:table-cell office:value-type="string" calcext:value-type="string">
            <text:p>https://github.com/camilleanne/geojsonupload/blob/7c2e4e9d082c664e03081289d6e6170703904315/test3.geojson</text:p>
          </table:table-cell>
          <table:table-cell office:value-type="string" calcext:value-type="string">
            <text:p>2015-06-04T07:33:2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aperrault</text:p>
          </table:table-cell>
          <table:table-cell office:value-type="string" calcext:value-type="string">
            <text:p>https://github.com/caperrault/Animated_path_d3</text:p>
          </table:table-cell>
          <table:table-cell office:value-type="string" calcext:value-type="string">
            <text:p>https://github.com/caperrault/Animated_path_d3/blob/6312d6ac927355da1d3c564e418745dff3ddf032/points.geojson</text:p>
          </table:table-cell>
          <table:table-cell office:value-type="string" calcext:value-type="string">
            <text:p>2015-06-05T02:01:0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arlosjtacon</text:p>
          </table:table-cell>
          <table:table-cell office:value-type="string" calcext:value-type="string">
            <text:p>https://github.com/carlosjtacon/alcabikes</text:p>
          </table:table-cell>
          <table:table-cell office:value-type="string" calcext:value-type="string">
            <text:p>https://github.com/carlosjtacon/alcabikes/blob/a385f1bd4aa042cee7231fa363059099c10ec0ef/parking.geojson</text:p>
          </table:table-cell>
          <table:table-cell office:value-type="string" calcext:value-type="string">
            <text:p>2015-08-23T15:26:4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armodydr</text:p>
          </table:table-cell>
          <table:table-cell office:value-type="string" calcext:value-type="string">
            <text:p>https://github.com/carmodydr/carmodydr.github.io</text:p>
          </table:table-cell>
          <table:table-cell office:value-type="string" calcext:value-type="string">
            <text:p>https://github.com/carmodydr/carmodydr.github.io/blob/d09e26248ed7ff81bc244efe5b671b92a973077d/_site/newzealand/markers.geojson</text:p>
          </table:table-cell>
          <table:table-cell office:value-type="string" calcext:value-type="string">
            <text:p>2015-06-01T23:51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armodydr</text:p>
          </table:table-cell>
          <table:table-cell office:value-type="string" calcext:value-type="string">
            <text:p>https://github.com/carmodydr/carmodydr.github.io</text:p>
          </table:table-cell>
          <table:table-cell office:value-type="string" calcext:value-type="string">
            <text:p>https://github.com/carmodydr/carmodydr.github.io/blob/d09e26248ed7ff81bc244efe5b671b92a973077d/newzealand/markers.geojson</text:p>
          </table:table-cell>
          <table:table-cell office:value-type="string" calcext:value-type="string">
            <text:p>2015-06-01T23:51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arolinebuttet</text:p>
          </table:table-cell>
          <table:table-cell office:value-type="string" calcext:value-type="string">
            <text:p>https://github.com/carolinebuttet/WorldWideGaming</text:p>
          </table:table-cell>
          <table:table-cell office:value-type="string" calcext:value-type="string">
            <text:p>https://github.com/carolinebuttet/WorldWideGaming/blob/08cb4258745ae0f86afca93c66911d4b252a2bdf/Specs/Data/test.geojson</text:p>
          </table:table-cell>
          <table:table-cell office:value-type="string" calcext:value-type="string">
            <text:p>2015-06-06T06:20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ast42</text:p>
          </table:table-cell>
          <table:table-cell office:value-type="string" calcext:value-type="string">
            <text:p>https://github.com/cast42/fietsnet-find-waymarks</text:p>
          </table:table-cell>
          <table:table-cell office:value-type="string" calcext:value-type="string">
            <text:p>https://github.com/cast42/fietsnet-find-waymarks/blob/ba6be9373a26a995102c9e284d76a67314903ecc/cannibaal2013.geojson</text:p>
          </table:table-cell>
          <table:table-cell office:value-type="string" calcext:value-type="string">
            <text:p>2015-05-28T11:42:0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hai2010</text:p>
          </table:table-cell>
          <table:table-cell office:value-type="string" calcext:value-type="string">
            <text:p>https://github.com/chai2010/gdal_autotest</text:p>
          </table:table-cell>
          <table:table-cell office:value-type="string" calcext:value-type="string">
            <text:p>https://github.com/chai2010/gdal_autotest/blob/0e77a2d021153eb6976579049a9ef9b71b79a7ef/ogr/data/ogr_geojson_14.geojson</text:p>
          </table:table-cell>
          <table:table-cell office:value-type="string" calcext:value-type="string">
            <text:p>2015-06-06T07:43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inkonaap</text:p>
          </table:table-cell>
          <table:table-cell office:value-type="string" calcext:value-type="string">
            <text:p>https://github.com/cinkonaap/nosql</text:p>
          </table:table-cell>
          <table:table-cell office:value-type="string" calcext:value-type="string">
            <text:p>https://github.com/cinkonaap/nosql/blob/633fd5b881d222e7a233d05ec2a443698159b273/zad1/geoQ1.geojson</text:p>
          </table:table-cell>
          <table:table-cell office:value-type="string" calcext:value-type="string">
            <text:p>2015-06-03T19:09:2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inkonaap</text:p>
          </table:table-cell>
          <table:table-cell office:value-type="string" calcext:value-type="string">
            <text:p>https://github.com/cinkonaap/nosql</text:p>
          </table:table-cell>
          <table:table-cell office:value-type="string" calcext:value-type="string">
            <text:p>https://github.com/cinkonaap/nosql/blob/633fd5b881d222e7a233d05ec2a443698159b273/zad1/geoQ2.geojson</text:p>
          </table:table-cell>
          <table:table-cell office:value-type="string" calcext:value-type="string">
            <text:p>2015-06-03T19:09:2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inkonaap</text:p>
          </table:table-cell>
          <table:table-cell office:value-type="string" calcext:value-type="string">
            <text:p>https://github.com/cinkonaap/nosql</text:p>
          </table:table-cell>
          <table:table-cell office:value-type="string" calcext:value-type="string">
            <text:p>https://github.com/cinkonaap/nosql/blob/633fd5b881d222e7a233d05ec2a443698159b273/zad1/geoQ3.geojson</text:p>
          </table:table-cell>
          <table:table-cell office:value-type="string" calcext:value-type="string">
            <text:p>2015-06-03T19:09:2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inkonaap</text:p>
          </table:table-cell>
          <table:table-cell office:value-type="string" calcext:value-type="string">
            <text:p>https://github.com/cinkonaap/nosql</text:p>
          </table:table-cell>
          <table:table-cell office:value-type="string" calcext:value-type="string">
            <text:p>https://github.com/cinkonaap/nosql/blob/633fd5b881d222e7a233d05ec2a443698159b273/zad1/geoQ4.geojson</text:p>
          </table:table-cell>
          <table:table-cell office:value-type="string" calcext:value-type="string">
            <text:p>2015-06-03T19:09:2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inkonaap</text:p>
          </table:table-cell>
          <table:table-cell office:value-type="string" calcext:value-type="string">
            <text:p>https://github.com/cinkonaap/nosql</text:p>
          </table:table-cell>
          <table:table-cell office:value-type="string" calcext:value-type="string">
            <text:p>https://github.com/cinkonaap/nosql/blob/633fd5b881d222e7a233d05ec2a443698159b273/zad1/geoQ6.geojson</text:p>
          </table:table-cell>
          <table:table-cell office:value-type="string" calcext:value-type="string">
            <text:p>2015-06-03T19:09:2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ityofatlantadummy</text:p>
          </table:table-cell>
          <table:table-cell office:value-type="string" calcext:value-type="string">
            <text:p>https://github.com/cityofatlantadummy/fc-review</text:p>
          </table:table-cell>
          <table:table-cell office:value-type="string" calcext:value-type="string">
            <text:p>https://github.com/cityofatlantadummy/fc-review/blob/86cbc2862533d69e89a144b1056a721f1c64b6ef/data/atl.geojson</text:p>
          </table:table-cell>
          <table:table-cell office:value-type="string" calcext:value-type="string">
            <text:p>2015-06-01T22:50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limboid</text:p>
          </table:table-cell>
          <table:table-cell office:value-type="string" calcext:value-type="string">
            <text:p>https://github.com/climboid/d3jsOrthoWorldPorts</text:p>
          </table:table-cell>
          <table:table-cell office:value-type="string" calcext:value-type="string">
            <text:p>https://github.com/climboid/d3jsOrthoWorldPorts/blob/28feba26078631cd562f0c242355ff92d309635e/ports.geojson</text:p>
          </table:table-cell>
          <table:table-cell office:value-type="string" calcext:value-type="string">
            <text:p>2015-09-02T07:58:2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luhring</text:p>
          </table:table-cell>
          <table:table-cell office:value-type="string" calcext:value-type="string">
            <text:p>https://github.com/cluhring/us_pizza_d3_map</text:p>
          </table:table-cell>
          <table:table-cell office:value-type="string" calcext:value-type="string">
            <text:p>https://github.com/cluhring/us_pizza_d3_map/blob/13a9f62a64db91cff1953bbe3ffad5580b575401/pizza_map.geojson</text:p>
          </table:table-cell>
          <table:table-cell office:value-type="string" calcext:value-type="string">
            <text:p>2015-09-03T19:43:5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ncplyr</text:p>
          </table:table-cell>
          <table:table-cell office:value-type="string" calcext:value-type="string">
            <text:p>https://github.com/cncplyr/test</text:p>
          </table:table-cell>
          <table:table-cell office:value-type="string" calcext:value-type="string">
            <text:p>https://github.com/cncplyr/test/blob/4b3bc095bbee7e3d14650aefbda8c3dcd511835f/test.geojson</text:p>
          </table:table-cell>
          <table:table-cell office:value-type="string" calcext:value-type="string">
            <text:p>2015-06-07T22:26:4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deonwort</text:p>
          </table:table-cell>
          <table:table-cell office:value-type="string" calcext:value-type="string">
            <text:p>https://github.com/codeonwort/cesium-demo</text:p>
          </table:table-cell>
          <table:table-cell office:value-type="string" calcext:value-type="string">
            <text:p>https://github.com/codeonwort/cesium-demo/blob/20a579228a2e071d065f0ce2e206615be96486b9/Specs/Data/test.geojson</text:p>
          </table:table-cell>
          <table:table-cell office:value-type="string" calcext:value-type="string">
            <text:p>2015-06-05T08:48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lemanm</text:p>
          </table:table-cell>
          <table:table-cell office:value-type="string" calcext:value-type="string">
            <text:p>https://github.com/colemanm/orbit</text:p>
          </table:table-cell>
          <table:table-cell office:value-type="string" calcext:value-type="string">
            <text:p>https://github.com/colemanm/orbit/blob/56e7cdb476c05c22f60a1f549c18a1766000539c/map.geojson</text:p>
          </table:table-cell>
          <table:table-cell office:value-type="string" calcext:value-type="string">
            <text:p>2015-05-30T19:31:2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An%20Riocht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Ardee%20Clay%20Pigeon%20Club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Balheary%20Shooting%20Club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Bishops%20Mountain%20Shooting%20Centre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Bracken%20Projectile%20Club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BRC%20Sporting%20Club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Castlebridge%20Pistol%20Club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Comber%20Rifle%20Club%20(Indoor)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Comber%20Rifle%20Club%20(Outdoor)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Courtlough%20Shooting%20Grounds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Downshire%20Rifle%20Club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Dublin%20Rifle%20Club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Dublin%20University%20Rifle%20Club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Dungannon%20Rifle%20%26%20Pistol%20Club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Eagle%20Rifle%20and%20Pistol%20Target%20Club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East%20Antrim%20Rifle%20and%20Pistol%20Club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East%20Coast%20Shooting%20Club%20-%20Arklow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East%20Coast%20Shooting%20Club%20-%20Roundwood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Esker%20Shooting%20Grounds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Fermoy%20Rifle%20Club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Harbour%20House%20Shooting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Hempstown%20Clay%20Pigeon%20Club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Hilltop%20Quad%20and%20Sporting%20Club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Knocknagoshel%20Shooting%20Range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Lakelands%20Shooting%20Centre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Lough%20Bo%20Shooting%20Centre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Midlands%20National%20Shooting%20Centre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Mourne%20Shooting%20Grounds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Munster%20Target%20Shooting%20Club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National%20Shooting%20Grounds%20Ashbourne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Naul%20Clay%20Pigeon%20Shooting%20Club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Rathdrum%20Rifle%20and%20Pistol%20Club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University%20College%20Dublin%20Rifle%20Club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onormcd</text:p>
          </table:table-cell>
          <table:table-cell office:value-type="string" calcext:value-type="string">
            <text:p>https://github.com/conormcd/www.shooting.ie</text:p>
          </table:table-cell>
          <table:table-cell office:value-type="string" calcext:value-type="string">
            <text:p>https://github.com/conormcd/www.shooting.ie/blob/0d51271a0681bd2e2eeff08406534b12b849c3d4/data/clubs_and_ranges/Wilkinstown%20Target%20Shooting%20Club.geojson</text:p>
          </table:table-cell>
          <table:table-cell office:value-type="string" calcext:value-type="string">
            <text:p>2015-05-28T11:42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raigds</text:p>
          </table:table-cell>
          <table:table-cell office:value-type="string" calcext:value-type="string">
            <text:p>https://github.com/craigds/osgeo-gdal</text:p>
          </table:table-cell>
          <table:table-cell office:value-type="string" calcext:value-type="string">
            <text:p>https://github.com/craigds/osgeo-gdal/blob/df65430fe4517890b55a874c6110b7c98bc77128/autotest/ogr/data/geometrycollection.geojson</text:p>
          </table:table-cell>
          <table:table-cell office:value-type="string" calcext:value-type="string">
            <text:p>2015-05-28T20:13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raigds</text:p>
          </table:table-cell>
          <table:table-cell office:value-type="string" calcext:value-type="string">
            <text:p>https://github.com/craigds/osgeo-gdal</text:p>
          </table:table-cell>
          <table:table-cell office:value-type="string" calcext:value-type="string">
            <text:p>https://github.com/craigds/osgeo-gdal/blob/df65430fe4517890b55a874c6110b7c98bc77128/autotest/ogr/data/ogr_geojson_14.geojson</text:p>
          </table:table-cell>
          <table:table-cell office:value-type="string" calcext:value-type="string">
            <text:p>2015-05-28T20:13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rondaemon</text:p>
          </table:table-cell>
          <table:table-cell office:value-type="string" calcext:value-type="string">
            <text:p>https://github.com/crondaemon/sandbox</text:p>
          </table:table-cell>
          <table:table-cell office:value-type="string" calcext:value-type="string">
            <text:p>https://github.com/crondaemon/sandbox/blob/9725ee2e100e0952c8a50ea689db1010facefaf1/test.geojson</text:p>
          </table:table-cell>
          <table:table-cell office:value-type="string" calcext:value-type="string">
            <text:p>2015-06-03T00:11:1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ronin101</text:p>
          </table:table-cell>
          <table:table-cell office:value-type="string" calcext:value-type="string">
            <text:p>https://github.com/cronin101/FutureHack</text:p>
          </table:table-cell>
          <table:table-cell office:value-type="string" calcext:value-type="string">
            <text:p>https://github.com/cronin101/FutureHack/blob/ab42beb8b221cffddb81862647860e3dd1dd0d70/frontend/public/toilets.geojson</text:p>
          </table:table-cell>
          <table:table-cell office:value-type="string" calcext:value-type="string">
            <text:p>2015-06-02T07:03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cugos</text:p>
          </table:table-cell>
          <table:table-cell office:value-type="string" calcext:value-type="string">
            <text:p>https://github.com/cugos/dropchop</text:p>
          </table:table-cell>
          <table:table-cell office:value-type="string" calcext:value-type="string">
            <text:p>https://github.com/cugos/dropchop/blob/144d32afc068365cb35db5f887f7616dff70cb0d/test/featureCollection_points.geojson</text:p>
          </table:table-cell>
          <table:table-cell office:value-type="string" calcext:value-type="string">
            <text:p>2015-06-05T03:02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aseinphil</text:p>
          </table:table-cell>
          <table:table-cell office:value-type="string" calcext:value-type="string">
            <text:p>https://github.com/daseinphil/daseinphil.github.io</text:p>
          </table:table-cell>
          <table:table-cell office:value-type="string" calcext:value-type="string">
            <text:p>https://github.com/daseinphil/daseinphil.github.io/blob/a69a7ad2623f2eadfd25336cb56c225dc191aa03/static/geojson/testpoints.geojson</text:p>
          </table:table-cell>
          <table:table-cell office:value-type="string" calcext:value-type="string">
            <text:p>2015-06-01T07:17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atadesk</text:p>
          </table:table-cell>
          <table:table-cell office:value-type="string" calcext:value-type="string">
            <text:p>https://github.com/datadesk/lametro-maps</text:p>
          </table:table-cell>
          <table:table-cell office:value-type="string" calcext:value-type="string">
            <text:p>https://github.com/datadesk/lametro-maps/blob/a21e75d0664437670f1c5c98718ec27cda30315c/planned-expo-line-extension-stops.geojson</text:p>
          </table:table-cell>
          <table:table-cell office:value-type="string" calcext:value-type="string">
            <text:p>2015-05-31T02:18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ataGarage</text:p>
          </table:table-cell>
          <table:table-cell office:value-type="string" calcext:value-type="string">
            <text:p>https://github.com/DataGarage/gulp-geojson</text:p>
          </table:table-cell>
          <table:table-cell office:value-type="string" calcext:value-type="string">
            <text:p>https://github.com/DataGarage/gulp-geojson/blob/094a0d1b6fd53e6989e14318e85d5217a2372379/sample/dist/polygon.geojson</text:p>
          </table:table-cell>
          <table:table-cell office:value-type="string" calcext:value-type="string">
            <text:p>2015-06-01T12:11:3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avemetzler</text:p>
          </table:table-cell>
          <table:table-cell office:value-type="string" calcext:value-type="string">
            <text:p>https://github.com/davemetzler/davemetzler.github.io</text:p>
          </table:table-cell>
          <table:table-cell office:value-type="string" calcext:value-type="string">
            <text:p>https://github.com/davemetzler/davemetzler.github.io/blob/23b127c8181a4a6b5040053f66bc97dbbe8228f7/maps/classicdenver/data/boroughs.geojson</text:p>
          </table:table-cell>
          <table:table-cell office:value-type="string" calcext:value-type="string">
            <text:p>2015-09-02T15:23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avemetzler</text:p>
          </table:table-cell>
          <table:table-cell office:value-type="string" calcext:value-type="string">
            <text:p>https://github.com/davemetzler/davemetzler.github.io</text:p>
          </table:table-cell>
          <table:table-cell office:value-type="string" calcext:value-type="string">
            <text:p>https://github.com/davemetzler/davemetzler.github.io/blob/23b127c8181a4a6b5040053f66bc97dbbe8228f7/maps/classicdenver/data/DOITT_THEATER_01_13SEPT2010.geojson</text:p>
          </table:table-cell>
          <table:table-cell office:value-type="string" calcext:value-type="string">
            <text:p>2015-09-02T15:23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avemetzler</text:p>
          </table:table-cell>
          <table:table-cell office:value-type="string" calcext:value-type="string">
            <text:p>https://github.com/davemetzler/davemetzler.github.io</text:p>
          </table:table-cell>
          <table:table-cell office:value-type="string" calcext:value-type="string">
            <text:p>https://github.com/davemetzler/davemetzler.github.io/blob/23b127c8181a4a6b5040053f66bc97dbbe8228f7/maps/classicdenver/data/wells.geojson</text:p>
          </table:table-cell>
          <table:table-cell office:value-type="string" calcext:value-type="string">
            <text:p>2015-09-02T15:23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avidpots</text:p>
          </table:table-cell>
          <table:table-cell office:value-type="string" calcext:value-type="string">
            <text:p>https://github.com/davidpots/geotunes</text:p>
          </table:table-cell>
          <table:table-cell office:value-type="string" calcext:value-type="string">
            <text:p>https://github.com/davidpots/geotunes/blob/9997b227f6d9c67a119535031b1b8b3a03183480/004-api-geojson/example-single.geojson</text:p>
          </table:table-cell>
          <table:table-cell office:value-type="string" calcext:value-type="string">
            <text:p>2015-05-31T20:49:0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avidpots</text:p>
          </table:table-cell>
          <table:table-cell office:value-type="string" calcext:value-type="string">
            <text:p>https://github.com/davidpots/geotunes</text:p>
          </table:table-cell>
          <table:table-cell office:value-type="string" calcext:value-type="string">
            <text:p>https://github.com/davidpots/geotunes/blob/9997b227f6d9c67a119535031b1b8b3a03183480/005-api-geojson-multiple-markers/example-single.geojson</text:p>
          </table:table-cell>
          <table:table-cell office:value-type="string" calcext:value-type="string">
            <text:p>2015-05-31T20:49:0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ayjournal</text:p>
          </table:table-cell>
          <table:table-cell office:value-type="string" calcext:value-type="string">
            <text:p>https://github.com/dayjournal/Leaflet-008</text:p>
          </table:table-cell>
          <table:table-cell office:value-type="string" calcext:value-type="string">
            <text:p>https://github.com/dayjournal/Leaflet-008/blob/7551033aad663c48885bbe75f524d9fcae41f49b/sample.geojson</text:p>
          </table:table-cell>
          <table:table-cell office:value-type="string" calcext:value-type="string">
            <text:p>2015-07-24T08:47:0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casciotti</text:p>
          </table:table-cell>
          <table:table-cell office:value-type="string" calcext:value-type="string">
            <text:p>https://github.com/dcasciotti/json_points</text:p>
          </table:table-cell>
          <table:table-cell office:value-type="string" calcext:value-type="string">
            <text:p>https://github.com/dcasciotti/json_points/blob/b573f797888be41c5dbcf80757436317503cd9f4/ucr.geojson</text:p>
          </table:table-cell>
          <table:table-cell office:value-type="string" calcext:value-type="string">
            <text:p>2015-05-31T02:32:1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ezede</text:p>
          </table:table-cell>
          <table:table-cell office:value-type="string" calcext:value-type="string">
            <text:p>https://github.com/dezede/dezede</text:p>
          </table:table-cell>
          <table:table-cell office:value-type="string" calcext:value-type="string">
            <text:p>https://github.com/dezede/dezede/blob/b82c4919b52eb3945fedf1a75f49db196c132b0b/libretto/templates/libretto/lieu_list.geojson</text:p>
          </table:table-cell>
          <table:table-cell office:value-type="string" calcext:value-type="string">
            <text:p>2015-05-30T13:02:0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feusse</text:p>
          </table:table-cell>
          <table:table-cell office:value-type="string" calcext:value-type="string">
            <text:p>https://github.com/dfeusse/dfeusse.github.io</text:p>
          </table:table-cell>
          <table:table-cell office:value-type="string" calcext:value-type="string">
            <text:p>https://github.com/dfeusse/dfeusse.github.io/blob/203b1c7236635c61df7df07ed6ca316cab78a4c0/projectFolders/citiesGlobe/data.geojson</text:p>
          </table:table-cell>
          <table:table-cell office:value-type="string" calcext:value-type="string">
            <text:p>2015-06-02T04:21:4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imagi</text:p>
          </table:table-cell>
          <table:table-cell office:value-type="string" calcext:value-type="string">
            <text:p>https://github.com/dimagi/commcare-hq</text:p>
          </table:table-cell>
          <table:table-cell office:value-type="string" calcext:value-type="string">
            <text:p>https://github.com/dimagi/commcare-hq/blob/4003af1b91b8024e0b951cb6418a69bd0ca29b86/corehq/apps/reports/tests/maps_demo/india.geojson</text:p>
          </table:table-cell>
          <table:table-cell office:value-type="string" calcext:value-type="string">
            <text:p>2015-05-28T00:32:5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imitrius-brest</text:p>
          </table:table-cell>
          <table:table-cell office:value-type="string" calcext:value-type="string">
            <text:p>https://github.com/dimitrius-brest/selsovety-Brest-oblast</text:p>
          </table:table-cell>
          <table:table-cell office:value-type="string" calcext:value-type="string">
            <text:p>https://github.com/dimitrius-brest/selsovety-Brest-oblast/blob/5f4ab751ac8c1e299cc1f79882db1248648b02ee/selsovety_Brest_raion.geojson</text:p>
          </table:table-cell>
          <table:table-cell office:value-type="string" calcext:value-type="string">
            <text:p>2015-08-14T20:50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iogok</text:p>
          </table:table-cell>
          <table:table-cell office:value-type="string" calcext:value-type="string">
            <text:p>https://github.com/diogok/dwc-analysis</text:p>
          </table:table-cell>
          <table:table-cell office:value-type="string" calcext:value-type="string">
            <text:p>https://github.com/diogok/dwc-analysis/blob/0df31931116764f0a90475e050f40e04c37dbbff/resources/occs1.geojson</text:p>
          </table:table-cell>
          <table:table-cell office:value-type="string" calcext:value-type="string">
            <text:p>2015-06-04T12:05:0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mcintire</text:p>
          </table:table-cell>
          <table:table-cell office:value-type="string" calcext:value-type="string">
            <text:p>https://github.com/dmcintire/slugisdata</text:p>
          </table:table-cell>
          <table:table-cell office:value-type="string" calcext:value-type="string">
            <text:p>https://github.com/dmcintire/slugisdata/blob/39b1c165c255153a50fa14dea70afc7e2a9b10a6/CountywidePreAttack/GatesParkhill.geojson</text:p>
          </table:table-cell>
          <table:table-cell office:value-type="string" calcext:value-type="string">
            <text:p>2015-05-31T09:58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mtucker</text:p>
          </table:table-cell>
          <table:table-cell office:value-type="string" calcext:value-type="string">
            <text:p>https://github.com/dmtucker/vizit</text:p>
          </table:table-cell>
          <table:table-cell office:value-type="string" calcext:value-type="string">
            <text:p>https://github.com/dmtucker/vizit/blob/f5bdc3ab0e77862a1b088858f882b2509dcd0339/data/example/empty/Feature.geojson</text:p>
          </table:table-cell>
          <table:table-cell office:value-type="string" calcext:value-type="string">
            <text:p>2015-06-01T12:52:4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mtucker</text:p>
          </table:table-cell>
          <table:table-cell office:value-type="string" calcext:value-type="string">
            <text:p>https://github.com/dmtucker/vizit</text:p>
          </table:table-cell>
          <table:table-cell office:value-type="string" calcext:value-type="string">
            <text:p>https://github.com/dmtucker/vizit/blob/f5bdc3ab0e77862a1b088858f882b2509dcd0339/data/example/empty/FeatureCollectionFeature.geojson</text:p>
          </table:table-cell>
          <table:table-cell office:value-type="string" calcext:value-type="string">
            <text:p>2015-06-01T12:52:4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mtucker</text:p>
          </table:table-cell>
          <table:table-cell office:value-type="string" calcext:value-type="string">
            <text:p>https://github.com/dmtucker/vizit</text:p>
          </table:table-cell>
          <table:table-cell office:value-type="string" calcext:value-type="string">
            <text:p>https://github.com/dmtucker/vizit/blob/f5bdc3ab0e77862a1b088858f882b2509dcd0339/data/example/empty/GeometryCollection.geojson</text:p>
          </table:table-cell>
          <table:table-cell office:value-type="string" calcext:value-type="string">
            <text:p>2015-06-01T12:52:4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reamsxin</text:p>
          </table:table-cell>
          <table:table-cell office:value-type="string" calcext:value-type="string">
            <text:p>https://github.com/dreamsxin/Drawer-Web</text:p>
          </table:table-cell>
          <table:table-cell office:value-type="string" calcext:value-type="string">
            <text:p>https://github.com/dreamsxin/Drawer-Web/blob/caa45a171774bc53904cfacaa4f9ef26a47532ff/local_resources/js/bower_components/mapbox.js/examples/example.geojson</text:p>
          </table:table-cell>
          <table:table-cell office:value-type="string" calcext:value-type="string">
            <text:p>2015-06-01T03:45:0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ringtech</text:p>
          </table:table-cell>
          <table:table-cell office:value-type="string" calcext:value-type="string">
            <text:p>https://github.com/dringtech/hebden-biz</text:p>
          </table:table-cell>
          <table:table-cell office:value-type="string" calcext:value-type="string">
            <text:p>https://github.com/dringtech/hebden-biz/blob/82a7c69a2de3e4020e12c7fdd2bf6aaa47ce6704/layers/hx7.geojson</text:p>
          </table:table-cell>
          <table:table-cell office:value-type="string" calcext:value-type="string">
            <text:p>2015-07-12T00:40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rwelby</text:p>
          </table:table-cell>
          <table:table-cell office:value-type="string" calcext:value-type="string">
            <text:p>https://github.com/drwelby/geodiff</text:p>
          </table:table-cell>
          <table:table-cell office:value-type="string" calcext:value-type="string">
            <text:p>https://github.com/drwelby/geodiff/blob/253497f5b99b45a9de854899aeff63e0f50cc8f0/points.geojson</text:p>
          </table:table-cell>
          <table:table-cell office:value-type="string" calcext:value-type="string">
            <text:p>2015-06-01T09:24:2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dwr-psandhu</text:p>
          </table:table-cell>
          <table:table-cell office:value-type="string" calcext:value-type="string">
            <text:p>https://github.com/dwr-psandhu/dsm2-vista</text:p>
          </table:table-cell>
          <table:table-cell office:value-type="string" calcext:value-type="string">
            <text:p>https://github.com/dwr-psandhu/dsm2-vista/blob/d12ecf118df6f632573da3ea84d07748715dde51/dsm2-input-model/resources/dsm2_node.geojson</text:p>
          </table:table-cell>
          <table:table-cell office:value-type="string" calcext:value-type="string">
            <text:p>2015-07-22T17:55:4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ebrelsford</text:p>
          </table:table-cell>
          <table:table-cell office:value-type="string" calcext:value-type="string">
            <text:p>https://github.com/ebrelsford/596acres</text:p>
          </table:table-cell>
          <table:table-cell office:value-type="string" calcext:value-type="string">
            <text:p>https://github.com/ebrelsford/596acres/blob/d8c84911234e87667b512bb389218183896df3b5/fiveninesix/media/geojson/borough_centroids.geojson</text:p>
          </table:table-cell>
          <table:table-cell office:value-type="string" calcext:value-type="string">
            <text:p>2015-05-28T10:19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ebrelsford</text:p>
          </table:table-cell>
          <table:table-cell office:value-type="string" calcext:value-type="string">
            <text:p>https://github.com/ebrelsford/596acres</text:p>
          </table:table-cell>
          <table:table-cell office:value-type="string" calcext:value-type="string">
            <text:p>https://github.com/ebrelsford/596acres/blob/d8c84911234e87667b512bb389218183896df3b5/fiveninesix/media/geojson/boroughs.geojson</text:p>
          </table:table-cell>
          <table:table-cell office:value-type="string" calcext:value-type="string">
            <text:p>2015-05-28T10:19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ebrelsford</text:p>
          </table:table-cell>
          <table:table-cell office:value-type="string" calcext:value-type="string">
            <text:p>https://github.com/ebrelsford/596acres</text:p>
          </table:table-cell>
          <table:table-cell office:value-type="string" calcext:value-type="string">
            <text:p>https://github.com/ebrelsford/596acres/blob/d8c84911234e87667b512bb389218183896df3b5/fiveninesix/media/geojson/nycc_centroids.geojson</text:p>
          </table:table-cell>
          <table:table-cell office:value-type="string" calcext:value-type="string">
            <text:p>2015-05-28T10:19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ebrelsford</text:p>
          </table:table-cell>
          <table:table-cell office:value-type="string" calcext:value-type="string">
            <text:p>https://github.com/ebrelsford/596acres</text:p>
          </table:table-cell>
          <table:table-cell office:value-type="string" calcext:value-type="string">
            <text:p>https://github.com/ebrelsford/596acres/blob/d8c84911234e87667b512bb389218183896df3b5/fiveninesix/media/geojson/nycd_centroids.geojson</text:p>
          </table:table-cell>
          <table:table-cell office:value-type="string" calcext:value-type="string">
            <text:p>2015-05-28T10:19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edkazar</text:p>
          </table:table-cell>
          <table:table-cell office:value-type="string" calcext:value-type="string">
            <text:p>https://github.com/edkazar/edkazar.github.io</text:p>
          </table:table-cell>
          <table:table-cell office:value-type="string" calcext:value-type="string">
            <text:p>https://github.com/edkazar/edkazar.github.io/blob/04d2b4932627829da03129d4412f67b47a1312b0/ServiciosPublicos.geojson</text:p>
          </table:table-cell>
          <table:table-cell office:value-type="string" calcext:value-type="string">
            <text:p>2015-06-02T06:55:3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ElaWorkshop</text:p>
          </table:table-cell>
          <table:table-cell office:value-type="string" calcext:value-type="string">
            <text:p>https://github.com/ElaWorkshop/awesome-cn-cafe</text:p>
          </table:table-cell>
          <table:table-cell office:value-type="string" calcext:value-type="string">
            <text:p>https://github.com/ElaWorkshop/awesome-cn-cafe/blob/4e4baba1d1edbf14c21e56f61cc840c437358038/beijing.geojson</text:p>
          </table:table-cell>
          <table:table-cell office:value-type="string" calcext:value-type="string">
            <text:p>2015-09-02T08:08:2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elil</text:p>
          </table:table-cell>
          <table:table-cell office:value-type="string" calcext:value-type="string">
            <text:p>https://github.com/elil/redfern</text:p>
          </table:table-cell>
          <table:table-cell office:value-type="string" calcext:value-type="string">
            <text:p>https://github.com/elil/redfern/blob/8308c7f0a70cf699e8a3f25084c67500a60e901f/locations2.geojson</text:p>
          </table:table-cell>
          <table:table-cell office:value-type="string" calcext:value-type="string">
            <text:p>2015-06-02T10:23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eric906</text:p>
          </table:table-cell>
          <table:table-cell office:value-type="string" calcext:value-type="string">
            <text:p>https://github.com/eric906/arcgis-runtime-samples-java-geojson</text:p>
          </table:table-cell>
          <table:table-cell office:value-type="string" calcext:value-type="string">
            <text:p>https://github.com/eric906/arcgis-runtime-samples-java-geojson/blob/49a04cf7961a685021df38563414528054574445/geojson/featurecollection.geojson</text:p>
          </table:table-cell>
          <table:table-cell office:value-type="string" calcext:value-type="string">
            <text:p>2015-06-03T15:06:3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eric906</text:p>
          </table:table-cell>
          <table:table-cell office:value-type="string" calcext:value-type="string">
            <text:p>https://github.com/eric906/arcgis-runtime-samples-java-geojson</text:p>
          </table:table-cell>
          <table:table-cell office:value-type="string" calcext:value-type="string">
            <text:p>https://github.com/eric906/arcgis-runtime-samples-java-geojson/blob/49a04cf7961a685021df38563414528054574445/geojson/geometrycollection.geojson</text:p>
          </table:table-cell>
          <table:table-cell office:value-type="string" calcext:value-type="string">
            <text:p>2015-06-03T15:06:3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ericzhangva</text:p>
          </table:table-cell>
          <table:table-cell office:value-type="string" calcext:value-type="string">
            <text:p>https://github.com/ericzhangva/Cesium_GMTI</text:p>
          </table:table-cell>
          <table:table-cell office:value-type="string" calcext:value-type="string">
            <text:p>https://github.com/ericzhangva/Cesium_GMTI/blob/604aa6e94d7687080eb903a3b9a94915ef16e015/Specs/Data/test.geojson</text:p>
          </table:table-cell>
          <table:table-cell office:value-type="string" calcext:value-type="string">
            <text:p>2015-06-01T09:12:4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esripdx</text:p>
          </table:table-cell>
          <table:table-cell office:value-type="string" calcext:value-type="string">
            <text:p>https://github.com/esripdx/terraformer-java</text:p>
          </table:table-cell>
          <table:table-cell office:value-type="string" calcext:value-type="string">
            <text:p>https://github.com/esripdx/terraformer-java/blob/6c2031365b692c13dbe0be4130f8a8fbd9e5e762/src/test/resources/geometry_collection.geojson</text:p>
          </table:table-cell>
          <table:table-cell office:value-type="string" calcext:value-type="string">
            <text:p>2015-06-02T05:53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etiennesky</text:p>
          </table:table-cell>
          <table:table-cell office:value-type="string" calcext:value-type="string">
            <text:p>https://github.com/etiennesky/gdal-netcdf</text:p>
          </table:table-cell>
          <table:table-cell office:value-type="string" calcext:value-type="string">
            <text:p>https://github.com/etiennesky/gdal-netcdf/blob/84f2b9e95f15991f060d0469076cd1f3e961ee43/autotest/ogr/data/ogr_geojson_14.geojson</text:p>
          </table:table-cell>
          <table:table-cell office:value-type="string" calcext:value-type="string">
            <text:p>2015-05-28T14:56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etiennesky</text:p>
          </table:table-cell>
          <table:table-cell office:value-type="string" calcext:value-type="string">
            <text:p>https://github.com/etiennesky/gdal-netcdf-old</text:p>
          </table:table-cell>
          <table:table-cell office:value-type="string" calcext:value-type="string">
            <text:p>https://github.com/etiennesky/gdal-netcdf-old/blob/fb037b8777b0ab454d8d8f8ad685baddcaedea39/autotest/ogr/data/geometrycollection.geojson</text:p>
          </table:table-cell>
          <table:table-cell office:value-type="string" calcext:value-type="string">
            <text:p>2015-05-28T13:20:1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etiennesky</text:p>
          </table:table-cell>
          <table:table-cell office:value-type="string" calcext:value-type="string">
            <text:p>https://github.com/etiennesky/gdal-netcdf-old</text:p>
          </table:table-cell>
          <table:table-cell office:value-type="string" calcext:value-type="string">
            <text:p>https://github.com/etiennesky/gdal-netcdf-old/blob/fb037b8777b0ab454d8d8f8ad685baddcaedea39/autotest/ogr/data/ogr_geojson_14.geojson</text:p>
          </table:table-cell>
          <table:table-cell office:value-type="string" calcext:value-type="string">
            <text:p>2015-05-28T13:20:1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etiennesky</text:p>
          </table:table-cell>
          <table:table-cell office:value-type="string" calcext:value-type="string">
            <text:p>https://github.com/etiennesky/gdal-netcdf-old</text:p>
          </table:table-cell>
          <table:table-cell office:value-type="string" calcext:value-type="string">
            <text:p>https://github.com/etiennesky/gdal-netcdf-old/blob/fb037b8777b0ab454d8d8f8ad685baddcaedea39/autotest/ogr/data/srs_name.geojson</text:p>
          </table:table-cell>
          <table:table-cell office:value-type="string" calcext:value-type="string">
            <text:p>2015-05-28T13:20:1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evaisse</text:p>
          </table:table-cell>
          <table:table-cell office:value-type="string" calcext:value-type="string">
            <text:p>https://github.com/evaisse/evaisse.github.com</text:p>
          </table:table-cell>
          <table:table-cell office:value-type="string" calcext:value-type="string">
            <text:p>https://github.com/evaisse/evaisse.github.com/blob/2203073dda913944e5bdd862d3747d416a851651/tests/d3js/t10/geojson/world.geojson</text:p>
          </table:table-cell>
          <table:table-cell office:value-type="string" calcext:value-type="string">
            <text:p>2015-05-28T00:46:4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fabkxd</text:p>
          </table:table-cell>
          <table:table-cell office:value-type="string" calcext:value-type="string">
            <text:p>https://github.com/fabkxd/cesium_demo</text:p>
          </table:table-cell>
          <table:table-cell office:value-type="string" calcext:value-type="string">
            <text:p>https://github.com/fabkxd/cesium_demo/blob/a4f0003c81cb82ed73f6c1e18b74a5156d99d8a0/Specs/Data/test.geojson</text:p>
          </table:table-cell>
          <table:table-cell office:value-type="string" calcext:value-type="string">
            <text:p>2015-06-05T08:51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Fedoraman42</text:p>
          </table:table-cell>
          <table:table-cell office:value-type="string" calcext:value-type="string">
            <text:p>https://github.com/Fedoraman42/NICTA-NDSU-National-Map</text:p>
          </table:table-cell>
          <table:table-cell office:value-type="string" calcext:value-type="string">
            <text:p>https://github.com/Fedoraman42/NICTA-NDSU-National-Map/blob/99cdf0d212e749ed6d94ba9a11af92120725013b/cesium/Specs/Data/test.geojson</text:p>
          </table:table-cell>
          <table:table-cell office:value-type="string" calcext:value-type="string">
            <text:p>2015-06-04T12:18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fluxsaas</text:p>
          </table:table-cell>
          <table:table-cell office:value-type="string" calcext:value-type="string">
            <text:p>https://github.com/fluxsaas/fluxsaas.github.com</text:p>
          </table:table-cell>
          <table:table-cell office:value-type="string" calcext:value-type="string">
            <text:p>https://github.com/fluxsaas/fluxsaas.github.com/blob/c0ced58d163a08cb32335f38ceb8ba1e690d9e87/sad.geojson</text:p>
          </table:table-cell>
          <table:table-cell office:value-type="string" calcext:value-type="string">
            <text:p>2015-05-28T00:38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frenchfrywpepper</text:p>
          </table:table-cell>
          <table:table-cell office:value-type="string" calcext:value-type="string">
            <text:p>https://github.com/frenchfrywpepper/spirit</text:p>
          </table:table-cell>
          <table:table-cell office:value-type="string" calcext:value-type="string">
            <text:p>https://github.com/frenchfrywpepper/spirit/blob/cceb7b6f399de1dd6758fd8149edd73306d67999/data/spirit.geojson</text:p>
          </table:table-cell>
          <table:table-cell office:value-type="string" calcext:value-type="string">
            <text:p>2015-05-28T06:15:0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frenchfrywpepper</text:p>
          </table:table-cell>
          <table:table-cell office:value-type="string" calcext:value-type="string">
            <text:p>https://github.com/frenchfrywpepper/spirit</text:p>
          </table:table-cell>
          <table:table-cell office:value-type="string" calcext:value-type="string">
            <text:p>https://github.com/frenchfrywpepper/spirit/blob/cceb7b6f399de1dd6758fd8149edd73306d67999/data/us_states.geojson</text:p>
          </table:table-cell>
          <table:table-cell office:value-type="string" calcext:value-type="string">
            <text:p>2015-05-28T06:15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frewsxcv</text:p>
          </table:table-cell>
          <table:table-cell office:value-type="string" calcext:value-type="string">
            <text:p>https://github.com/frewsxcv/python-geojson</text:p>
          </table:table-cell>
          <table:table-cell office:value-type="string" calcext:value-type="string">
            <text:p>https://github.com/frewsxcv/python-geojson/blob/5cd6b3e6add769d969edcc0e768e13fd38278aa8/tests/data.geojson</text:p>
          </table:table-cell>
          <table:table-cell office:value-type="string" calcext:value-type="string">
            <text:p>2015-05-28T10:55:2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frodrigo</text:p>
          </table:table-cell>
          <table:table-cell office:value-type="string" calcext:value-type="string">
            <text:p>https://github.com/frodrigo/osm-cassini-carto</text:p>
          </table:table-cell>
          <table:table-cell office:value-type="string" calcext:value-type="string">
            <text:p>https://github.com/frodrigo/osm-cassini-carto/blob/3abf7a30b8a1d99ca2789acafb47ff971f0dc945/textures/boat.geojson</text:p>
          </table:table-cell>
          <table:table-cell office:value-type="string" calcext:value-type="string">
            <text:p>2015-06-01T19:36:4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AKUEngine</text:p>
          </table:table-cell>
          <table:table-cell office:value-type="string" calcext:value-type="string">
            <text:p>https://github.com/GAKUEngine/gaku</text:p>
          </table:table-cell>
          <table:table-cell office:value-type="string" calcext:value-type="string">
            <text:p>https://github.com/GAKUEngine/gaku/blob/61d56f3f89710b181d1dae145f78e594c264fd32/doc/authorized_service_providers/Genshin/genshin_okazaki_office.geojson</text:p>
          </table:table-cell>
          <table:table-cell office:value-type="string" calcext:value-type="string">
            <text:p>2015-05-28T20:47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ccgisteam</text:p>
          </table:table-cell>
          <table:table-cell office:value-type="string" calcext:value-type="string">
            <text:p>https://github.com/gccgisteam/maps-website</text:p>
          </table:table-cell>
          <table:table-cell office:value-type="string" calcext:value-type="string">
            <text:p>https://github.com/gccgisteam/maps-website/blob/043d8e22a2a7992735e120528c299e1f76ef4346/data/points.geojson</text:p>
          </table:table-cell>
          <table:table-cell office:value-type="string" calcext:value-type="string">
            <text:p>2015-05-30T05:15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grafa</text:p>
          </table:table-cell>
          <table:table-cell office:value-type="string" calcext:value-type="string">
            <text:p>https://github.com/geografa/scavengeo</text:p>
          </table:table-cell>
          <table:table-cell office:value-type="string" calcext:value-type="string">
            <text:p>https://github.com/geografa/scavengeo/blob/67054f7f88367de78ee92709733d6b9ab0ce4ca6/_site/geojson/hamilton-2013-11-15.geojson</text:p>
          </table:table-cell>
          <table:table-cell office:value-type="string" calcext:value-type="string">
            <text:p>2015-05-31T12:01:1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grafa</text:p>
          </table:table-cell>
          <table:table-cell office:value-type="string" calcext:value-type="string">
            <text:p>https://github.com/geografa/scavengeo</text:p>
          </table:table-cell>
          <table:table-cell office:value-type="string" calcext:value-type="string">
            <text:p>https://github.com/geografa/scavengeo/blob/67054f7f88367de78ee92709733d6b9ab0ce4ca6/geojson/hamilton-2013-11-15.geojson</text:p>
          </table:table-cell>
          <table:table-cell office:value-type="string" calcext:value-type="string">
            <text:p>2015-05-31T12:01:1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nquietoscordoba</text:p>
          </table:table-cell>
          <table:table-cell office:value-type="string" calcext:value-type="string">
            <text:p>https://github.com/geoinquietoscordoba/opencyclecordoba</text:p>
          </table:table-cell>
          <table:table-cell office:value-type="string" calcext:value-type="string">
            <text:p>https://github.com/geoinquietoscordoba/opencyclecordoba/blob/1eafdae79d497b7c47da32fabdf2f3d25dc14b7f/aparcamientos_bici.geojson</text:p>
          </table:table-cell>
          <table:table-cell office:value-type="string" calcext:value-type="string">
            <text:p>2015-06-01T08:18:3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13285.geojson</text:p>
          </table:table-cell>
          <table:table-cell office:value-type="string" calcext:value-type="string">
            <text:p>2015-08-31T00:42:1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136952.geojson</text:p>
          </table:table-cell>
          <table:table-cell office:value-type="string" calcext:value-type="string">
            <text:p>2015-08-31T00:42:3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136953.geojson</text:p>
          </table:table-cell>
          <table:table-cell office:value-type="string" calcext:value-type="string">
            <text:p>2015-08-31T00:42:3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137578.geojson</text:p>
          </table:table-cell>
          <table:table-cell office:value-type="string" calcext:value-type="string">
            <text:p>2015-08-31T00:42:3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148226.geojson</text:p>
          </table:table-cell>
          <table:table-cell office:value-type="string" calcext:value-type="string">
            <text:p>2015-08-31T00:43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154852.geojson</text:p>
          </table:table-cell>
          <table:table-cell office:value-type="string" calcext:value-type="string">
            <text:p>2015-08-31T00:44:0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173642.geojson</text:p>
          </table:table-cell>
          <table:table-cell office:value-type="string" calcext:value-type="string">
            <text:p>2015-08-31T00:45:3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175064.geojson</text:p>
          </table:table-cell>
          <table:table-cell office:value-type="string" calcext:value-type="string">
            <text:p>2015-08-31T00:45:3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192301.geojson</text:p>
          </table:table-cell>
          <table:table-cell office:value-type="string" calcext:value-type="string">
            <text:p>2015-08-31T00:47:1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194012.geojson</text:p>
          </table:table-cell>
          <table:table-cell office:value-type="string" calcext:value-type="string">
            <text:p>2015-08-31T00:47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00115.geojson</text:p>
          </table:table-cell>
          <table:table-cell office:value-type="string" calcext:value-type="string">
            <text:p>2015-08-31T00:47:4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05071.geojson</text:p>
          </table:table-cell>
          <table:table-cell office:value-type="string" calcext:value-type="string">
            <text:p>2015-08-31T00:48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06643.geojson</text:p>
          </table:table-cell>
          <table:table-cell office:value-type="string" calcext:value-type="string">
            <text:p>2015-08-31T00:48:0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06644.geojson</text:p>
          </table:table-cell>
          <table:table-cell office:value-type="string" calcext:value-type="string">
            <text:p>2015-08-31T00:48:0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09869.geojson</text:p>
          </table:table-cell>
          <table:table-cell office:value-type="string" calcext:value-type="string">
            <text:p>2015-08-31T00:48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09872.geojson</text:p>
          </table:table-cell>
          <table:table-cell office:value-type="string" calcext:value-type="string">
            <text:p>2015-08-31T00:48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10672.geojson</text:p>
          </table:table-cell>
          <table:table-cell office:value-type="string" calcext:value-type="string">
            <text:p>2015-08-31T00:48:3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10673.geojson</text:p>
          </table:table-cell>
          <table:table-cell office:value-type="string" calcext:value-type="string">
            <text:p>2015-08-31T00:48:3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13004.geojson</text:p>
          </table:table-cell>
          <table:table-cell office:value-type="string" calcext:value-type="string">
            <text:p>2015-08-31T00:48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13005.geojson</text:p>
          </table:table-cell>
          <table:table-cell office:value-type="string" calcext:value-type="string">
            <text:p>2015-08-31T00:48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13006.geojson</text:p>
          </table:table-cell>
          <table:table-cell office:value-type="string" calcext:value-type="string">
            <text:p>2015-08-31T00:48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13007.geojson</text:p>
          </table:table-cell>
          <table:table-cell office:value-type="string" calcext:value-type="string">
            <text:p>2015-08-31T00:48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13008.geojson</text:p>
          </table:table-cell>
          <table:table-cell office:value-type="string" calcext:value-type="string">
            <text:p>2015-08-31T00:48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13009.geojson</text:p>
          </table:table-cell>
          <table:table-cell office:value-type="string" calcext:value-type="string">
            <text:p>2015-08-31T00:48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13010.geojson</text:p>
          </table:table-cell>
          <table:table-cell office:value-type="string" calcext:value-type="string">
            <text:p>2015-08-31T00:48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13011.geojson</text:p>
          </table:table-cell>
          <table:table-cell office:value-type="string" calcext:value-type="string">
            <text:p>2015-08-31T00:48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13013.geojson</text:p>
          </table:table-cell>
          <table:table-cell office:value-type="string" calcext:value-type="string">
            <text:p>2015-08-31T00:48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13014.geojson</text:p>
          </table:table-cell>
          <table:table-cell office:value-type="string" calcext:value-type="string">
            <text:p>2015-08-31T00:48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13015.geojson</text:p>
          </table:table-cell>
          <table:table-cell office:value-type="string" calcext:value-type="string">
            <text:p>2015-08-31T00:48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13016.geojson</text:p>
          </table:table-cell>
          <table:table-cell office:value-type="string" calcext:value-type="string">
            <text:p>2015-08-31T00:48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13017.geojson</text:p>
          </table:table-cell>
          <table:table-cell office:value-type="string" calcext:value-type="string">
            <text:p>2015-08-31T00:48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13018.geojson</text:p>
          </table:table-cell>
          <table:table-cell office:value-type="string" calcext:value-type="string">
            <text:p>2015-08-31T00:48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17011.geojson</text:p>
          </table:table-cell>
          <table:table-cell office:value-type="string" calcext:value-type="string">
            <text:p>2015-08-31T00:4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25080.geojson</text:p>
          </table:table-cell>
          <table:table-cell office:value-type="string" calcext:value-type="string">
            <text:p>2015-08-31T00:49:4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34001.geojson</text:p>
          </table:table-cell>
          <table:table-cell office:value-type="string" calcext:value-type="string">
            <text:p>2015-08-31T00:50:2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46396.geojson</text:p>
          </table:table-cell>
          <table:table-cell office:value-type="string" calcext:value-type="string">
            <text:p>2015-08-31T00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46397.geojson</text:p>
          </table:table-cell>
          <table:table-cell office:value-type="string" calcext:value-type="string">
            <text:p>2015-08-31T00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46398.geojson</text:p>
          </table:table-cell>
          <table:table-cell office:value-type="string" calcext:value-type="string">
            <text:p>2015-08-31T00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64126.geojson</text:p>
          </table:table-cell>
          <table:table-cell office:value-type="string" calcext:value-type="string">
            <text:p>2015-08-31T00:53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64742.geojson</text:p>
          </table:table-cell>
          <table:table-cell office:value-type="string" calcext:value-type="string">
            <text:p>2015-08-31T00:53:0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64743.geojson</text:p>
          </table:table-cell>
          <table:table-cell office:value-type="string" calcext:value-type="string">
            <text:p>2015-08-31T00:53:0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64744.geojson</text:p>
          </table:table-cell>
          <table:table-cell office:value-type="string" calcext:value-type="string">
            <text:p>2015-08-31T00:53:0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284673.geojson</text:p>
          </table:table-cell>
          <table:table-cell office:value-type="string" calcext:value-type="string">
            <text:p>2015-08-31T00:55:2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07865.geojson</text:p>
          </table:table-cell>
          <table:table-cell office:value-type="string" calcext:value-type="string">
            <text:p>2015-08-31T00:58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07866.geojson</text:p>
          </table:table-cell>
          <table:table-cell office:value-type="string" calcext:value-type="string">
            <text:p>2015-08-31T00:58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07867.geojson</text:p>
          </table:table-cell>
          <table:table-cell office:value-type="string" calcext:value-type="string">
            <text:p>2015-08-31T00:58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21160.geojson</text:p>
          </table:table-cell>
          <table:table-cell office:value-type="string" calcext:value-type="string">
            <text:p>2015-08-31T01:00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21177.geojson</text:p>
          </table:table-cell>
          <table:table-cell office:value-type="string" calcext:value-type="string">
            <text:p>2015-08-31T01:00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21448.geojson</text:p>
          </table:table-cell>
          <table:table-cell office:value-type="string" calcext:value-type="string">
            <text:p>2015-08-31T01:00:0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26874.geojson</text:p>
          </table:table-cell>
          <table:table-cell office:value-type="string" calcext:value-type="string">
            <text:p>2015-08-31T01:00:4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38463.geojson</text:p>
          </table:table-cell>
          <table:table-cell office:value-type="string" calcext:value-type="string">
            <text:p>2015-08-31T01:01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38464.geojson</text:p>
          </table:table-cell>
          <table:table-cell office:value-type="string" calcext:value-type="string">
            <text:p>2015-08-31T01:01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38843.geojson</text:p>
          </table:table-cell>
          <table:table-cell office:value-type="string" calcext:value-type="string">
            <text:p>2015-08-31T01:01:2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45063.geojson</text:p>
          </table:table-cell>
          <table:table-cell office:value-type="string" calcext:value-type="string">
            <text:p>2015-08-31T01:01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504.geojson</text:p>
          </table:table-cell>
          <table:table-cell office:value-type="string" calcext:value-type="string">
            <text:p>2015-08-31T01:02:0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50452.geojson</text:p>
          </table:table-cell>
          <table:table-cell office:value-type="string" calcext:value-type="string">
            <text:p>2015-08-31T01:02:0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54124.geojson</text:p>
          </table:table-cell>
          <table:table-cell office:value-type="string" calcext:value-type="string">
            <text:p>2015-08-31T01:02:2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62651.geojson</text:p>
          </table:table-cell>
          <table:table-cell office:value-type="string" calcext:value-type="string">
            <text:p>2015-08-31T01:02:5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63657.geojson</text:p>
          </table:table-cell>
          <table:table-cell office:value-type="string" calcext:value-type="string">
            <text:p>2015-08-31T01:02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68719.geojson</text:p>
          </table:table-cell>
          <table:table-cell office:value-type="string" calcext:value-type="string">
            <text:p>2015-08-31T01:03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68720.geojson</text:p>
          </table:table-cell>
          <table:table-cell office:value-type="string" calcext:value-type="string">
            <text:p>2015-08-31T01:03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68721.geojson</text:p>
          </table:table-cell>
          <table:table-cell office:value-type="string" calcext:value-type="string">
            <text:p>2015-08-31T01:03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68722.geojson</text:p>
          </table:table-cell>
          <table:table-cell office:value-type="string" calcext:value-type="string">
            <text:p>2015-08-31T01:03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77673.geojson</text:p>
          </table:table-cell>
          <table:table-cell office:value-type="string" calcext:value-type="string">
            <text:p>2015-08-31T01:03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87833.geojson</text:p>
          </table:table-cell>
          <table:table-cell office:value-type="string" calcext:value-type="string">
            <text:p>2015-08-31T01:04:3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87834.geojson</text:p>
          </table:table-cell>
          <table:table-cell office:value-type="string" calcext:value-type="string">
            <text:p>2015-08-31T01:04:3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91517.geojson</text:p>
          </table:table-cell>
          <table:table-cell office:value-type="string" calcext:value-type="string">
            <text:p>2015-08-31T01:04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399031.geojson</text:p>
          </table:table-cell>
          <table:table-cell office:value-type="string" calcext:value-type="string">
            <text:p>2015-08-31T01:05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iq</text:p>
          </table:table-cell>
          <table:table-cell office:value-type="string" calcext:value-type="string">
            <text:p>https://github.com/geoiq/gc_data</text:p>
          </table:table-cell>
          <table:table-cell office:value-type="string" calcext:value-type="string">
            <text:p>https://github.com/geoiq/gc_data/blob/8ef3395b0550638286857d361d2f7a8ad3fb9672/datasets/91063.geojson</text:p>
          </table:table-cell>
          <table:table-cell office:value-type="string" calcext:value-type="string">
            <text:p>2015-08-31T01:13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json</text:p>
          </table:table-cell>
          <table:table-cell office:value-type="string" calcext:value-type="string">
            <text:p>https://github.com/geojson/draft-geojson</text:p>
          </table:table-cell>
          <table:table-cell office:value-type="string" calcext:value-type="string">
            <text:p>https://github.com/geojson/draft-geojson/blob/363152a33812f7207fafdc7aeee867fad77e9e47/js/example_02_c.geojson</text:p>
          </table:table-cell>
          <table:table-cell office:value-type="string" calcext:value-type="string">
            <text:p>2015-05-30T17:31:1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json</text:p>
          </table:table-cell>
          <table:table-cell office:value-type="string" calcext:value-type="string">
            <text:p>https://github.com/geojson/draft-geojson</text:p>
          </table:table-cell>
          <table:table-cell office:value-type="string" calcext:value-type="string">
            <text:p>https://github.com/geojson/draft-geojson/blob/363152a33812f7207fafdc7aeee867fad77e9e47/js/example_appendix_07.geojson</text:p>
          </table:table-cell>
          <table:table-cell office:value-type="string" calcext:value-type="string">
            <text:p>2015-05-30T17:31:1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major56</text:p>
          </table:table-cell>
          <table:table-cell office:value-type="string" calcext:value-type="string">
            <text:p>https://github.com/geomajor56/capecodbay</text:p>
          </table:table-cell>
          <table:table-cell office:value-type="string" calcext:value-type="string">
            <text:p>https://github.com/geomajor56/capecodbay/blob/b63fe4ebe0927e54fce1916014e8bd7fc5da813a/data/monitor_stations.geojson</text:p>
          </table:table-cell>
          <table:table-cell office:value-type="string" calcext:value-type="string">
            <text:p>2015-06-01T23:08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rge-oakling</text:p>
          </table:table-cell>
          <table:table-cell office:value-type="string" calcext:value-type="string">
            <text:p>https://github.com/george-oakling/GeoJSON</text:p>
          </table:table-cell>
          <table:table-cell office:value-type="string" calcext:value-type="string">
            <text:p>https://github.com/george-oakling/GeoJSON/blob/96b70fe59042aee4c70bc0aeed4c434afd6b5258/docs/Point.geojson</text:p>
          </table:table-cell>
          <table:table-cell office:value-type="string" calcext:value-type="string">
            <text:p>2015-06-02T09:08:2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rge-sattler</text:p>
          </table:table-cell>
          <table:table-cell office:value-type="string" calcext:value-type="string">
            <text:p>https://github.com/george-sattler/samples</text:p>
          </table:table-cell>
          <table:table-cell office:value-type="string" calcext:value-type="string">
            <text:p>https://github.com/george-sattler/samples/blob/4865a9ad5f59fededd6dd7ce028fe73e4ea7d56c/spatial/geojson/aus_capital_cities.geojson</text:p>
          </table:table-cell>
          <table:table-cell office:value-type="string" calcext:value-type="string">
            <text:p>2015-06-01T15:55:0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Sprocket</text:p>
          </table:table-cell>
          <table:table-cell office:value-type="string" calcext:value-type="string">
            <text:p>https://github.com/GeoSprocket/ssudan-eco</text:p>
          </table:table-cell>
          <table:table-cell office:value-type="string" calcext:value-type="string">
            <text:p>https://github.com/GeoSprocket/ssudan-eco/blob/06c1698802e72a0da73c3615ed0982e844565e6c/geodata/africover/africvr_sd_towns_other.geojson</text:p>
          </table:table-cell>
          <table:table-cell office:value-type="string" calcext:value-type="string">
            <text:p>2015-06-01T09:09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wurster</text:p>
          </table:table-cell>
          <table:table-cell office:value-type="string" calcext:value-type="string">
            <text:p>https://github.com/geowurster/fio-buffer</text:p>
          </table:table-cell>
          <table:table-cell office:value-type="string" calcext:value-type="string">
            <text:p>https://github.com/geowurster/fio-buffer/blob/2d8466caf3370530d8be11fc8862af5d88c51d17/tests/data/points.geojson</text:p>
          </table:table-cell>
          <table:table-cell office:value-type="string" calcext:value-type="string">
            <text:p>2015-07-23T03:22:2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eowurster</text:p>
          </table:table-cell>
          <table:table-cell office:value-type="string" calcext:value-type="string">
            <text:p>https://github.com/geowurster/gj2ascii</text:p>
          </table:table-cell>
          <table:table-cell office:value-type="string" calcext:value-type="string">
            <text:p>https://github.com/geowurster/gj2ascii/blob/dc5a1467d139b6f712cdd97ea11114496ebff369/sample-data/points.geojson</text:p>
          </table:table-cell>
          <table:table-cell office:value-type="string" calcext:value-type="string">
            <text:p>2015-06-05T03:00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nimod</text:p>
          </table:table-cell>
          <table:table-cell office:value-type="string" calcext:value-type="string">
            <text:p>https://github.com/ginimod/carto_icc_git</text:p>
          </table:table-cell>
          <table:table-cell office:value-type="string" calcext:value-type="string">
            <text:p>https://github.com/ginimod/carto_icc_git/blob/29777d6f57cea2761f0564e1b9f9b2b516c49f8d/carto_icc.geojson</text:p>
          </table:table-cell>
          <table:table-cell office:value-type="string" calcext:value-type="string">
            <text:p>2015-06-08T08:06:0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AllEfforts.geojson</text:p>
          </table:table-cell>
          <table:table-cell office:value-type="string" calcext:value-type="string">
            <text:p>2015-09-03T22:4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BikeShareLines.geojson</text:p>
          </table:table-cell>
          <table:table-cell office:value-type="string" calcext:value-type="string">
            <text:p>2015-09-03T22:4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LightRailExt.geojson</text:p>
          </table:table-cell>
          <table:table-cell office:value-type="string" calcext:value-type="string">
            <text:p>2015-09-03T22:4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LightRailLine.geojson</text:p>
          </table:table-cell>
          <table:table-cell office:value-type="string" calcext:value-type="string">
            <text:p>2015-09-03T22:4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Mesa3857.geojson</text:p>
          </table:table-cell>
          <table:table-cell office:value-type="string" calcext:value-type="string">
            <text:p>2015-09-03T22:4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MesaBiofuel.geojson</text:p>
          </table:table-cell>
          <table:table-cell office:value-type="string" calcext:value-type="string">
            <text:p>2015-09-03T22:4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MesaEfforts.geojson</text:p>
          </table:table-cell>
          <table:table-cell office:value-type="string" calcext:value-type="string">
            <text:p>2015-09-03T22:4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MesaGB.geojson</text:p>
          </table:table-cell>
          <table:table-cell office:value-type="string" calcext:value-type="string">
            <text:p>2015-09-03T22:4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MesaLI.geojson</text:p>
          </table:table-cell>
          <table:table-cell office:value-type="string" calcext:value-type="string">
            <text:p>2015-09-03T22:4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MesaSolar.geojson</text:p>
          </table:table-cell>
          <table:table-cell office:value-type="string" calcext:value-type="string">
            <text:p>2015-09-03T22:4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MesaUG.geojson</text:p>
          </table:table-cell>
          <table:table-cell office:value-type="string" calcext:value-type="string">
            <text:p>2015-09-03T22:4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Phoenix3857.geojson</text:p>
          </table:table-cell>
          <table:table-cell office:value-type="string" calcext:value-type="string">
            <text:p>2015-09-03T22:4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PhoenixBikeshare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PhoenixEfforts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PhoenixGB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PhoenixGP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PhoenixLot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PhoenixSolar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PhoenixVacant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Tempe3857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TempeBiofuel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TempeCar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TempeCompost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TempeEfforts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TempeGB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TempeSolar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os-asu</text:p>
          </table:table-cell>
          <table:table-cell office:value-type="string" calcext:value-type="string">
            <text:p>https://github.com/gios-asu/sustainable-cities-city-map</text:p>
          </table:table-cell>
          <table:table-cell office:value-type="string" calcext:value-type="string">
            <text:p>https://github.com/gios-asu/sustainable-cities-city-map/blob/24d23a68e203c8d2bfe363db149ed1e82a138b63/GeoJSON/UrbanFarm.geojson</text:p>
          </table:table-cell>
          <table:table-cell office:value-type="string" calcext:value-type="string">
            <text:p>2015-09-03T22:44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sbill</text:p>
          </table:table-cell>
          <table:table-cell office:value-type="string" calcext:value-type="string">
            <text:p>https://github.com/gisbill/JohnSnow</text:p>
          </table:table-cell>
          <table:table-cell office:value-type="string" calcext:value-type="string">
            <text:p>https://github.com/gisbill/JohnSnow/blob/8a46d9b27ed17eae231b48de2777f7afd6de7e82/pumps.geojson</text:p>
          </table:table-cell>
          <table:table-cell office:value-type="string" calcext:value-type="string">
            <text:p>2015-06-04T00:07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ithub</text:p>
          </table:table-cell>
          <table:table-cell office:value-type="string" calcext:value-type="string">
            <text:p>https://github.com/github/linguist</text:p>
          </table:table-cell>
          <table:table-cell office:value-type="string" calcext:value-type="string">
            <text:p>https://github.com/github/linguist/blob/6ed64f25a22a20dd3f1e17c43fd20fd964e4308c/samples/JSON/geo.geojson</text:p>
          </table:table-cell>
          <table:table-cell office:value-type="string" calcext:value-type="string">
            <text:p>2015-09-02T09:13:3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omosoft</text:p>
          </table:table-cell>
          <table:table-cell office:value-type="string" calcext:value-type="string">
            <text:p>https://github.com/gomosoft/BSG</text:p>
          </table:table-cell>
          <table:table-cell office:value-type="string" calcext:value-type="string">
            <text:p>https://github.com/gomosoft/BSG/blob/dc4c9654da142af522f69ad048677a724abe85a2/js/map/map.geojson</text:p>
          </table:table-cell>
          <table:table-cell office:value-type="string" calcext:value-type="string">
            <text:p>2015-06-03T23:32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tfs-collection</text:p>
          </table:table-cell>
          <table:table-cell office:value-type="string" calcext:value-type="string">
            <text:p>https://github.com/gtfs-collection/overview</text:p>
          </table:table-cell>
          <table:table-cell office:value-type="string" calcext:value-type="string">
            <text:p>https://github.com/gtfs-collection/overview/blob/d335db0348a42e3eec4c1a8ae313f7753467907a/places.geojson</text:p>
          </table:table-cell>
          <table:table-cell office:value-type="string" calcext:value-type="string">
            <text:p>2015-09-03T14:19:5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tfs-collection</text:p>
          </table:table-cell>
          <table:table-cell office:value-type="string" calcext:value-type="string">
            <text:p>https://github.com/gtfs-collection/overview</text:p>
          </table:table-cell>
          <table:table-cell office:value-type="string" calcext:value-type="string">
            <text:p>https://github.com/gtfs-collection/overview/blob/d335db0348a42e3eec4c1a8ae313f7753467907a/polygons/porto-alegre_brazil.geojson</text:p>
          </table:table-cell>
          <table:table-cell office:value-type="string" calcext:value-type="string">
            <text:p>2015-09-03T14:19:5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uinea-ebov</text:p>
          </table:table-cell>
          <table:table-cell office:value-type="string" calcext:value-type="string">
            <text:p>https://github.com/guinea-ebov/guinea-ebov.github.io</text:p>
          </table:table-cell>
          <table:table-cell office:value-type="string" calcext:value-type="string">
            <text:p>https://github.com/guinea-ebov/guinea-ebov.github.io/blob/2b64df9d7fe50cd9dd66ba059bca0bd68d916dd3/code/data/cumulative_daily_2015.geojson</text:p>
          </table:table-cell>
          <table:table-cell office:value-type="string" calcext:value-type="string">
            <text:p>2015-09-02T14:42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uinea-ebov</text:p>
          </table:table-cell>
          <table:table-cell office:value-type="string" calcext:value-type="string">
            <text:p>https://github.com/guinea-ebov/guinea-ebov.github.io</text:p>
          </table:table-cell>
          <table:table-cell office:value-type="string" calcext:value-type="string">
            <text:p>https://github.com/guinea-ebov/guinea-ebov.github.io/blob/2b64df9d7fe50cd9dd66ba059bca0bd68d916dd3/code/data/cumulative_daily.geojson</text:p>
          </table:table-cell>
          <table:table-cell office:value-type="string" calcext:value-type="string">
            <text:p>2015-09-02T14:42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uinea-ebov</text:p>
          </table:table-cell>
          <table:table-cell office:value-type="string" calcext:value-type="string">
            <text:p>https://github.com/guinea-ebov/guinea-ebov.github.io</text:p>
          </table:table-cell>
          <table:table-cell office:value-type="string" calcext:value-type="string">
            <text:p>https://github.com/guinea-ebov/guinea-ebov.github.io/blob/2b64df9d7fe50cd9dd66ba059bca0bd68d916dd3/code/data/data_per_week.geojson</text:p>
          </table:table-cell>
          <table:table-cell office:value-type="string" calcext:value-type="string">
            <text:p>2015-09-02T14:42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uinea-ebov</text:p>
          </table:table-cell>
          <table:table-cell office:value-type="string" calcext:value-type="string">
            <text:p>https://github.com/guinea-ebov/guinea-ebov.github.io</text:p>
          </table:table-cell>
          <table:table-cell office:value-type="string" calcext:value-type="string">
            <text:p>https://github.com/guinea-ebov/guinea-ebov.github.io/blob/2b64df9d7fe50cd9dd66ba059bca0bd68d916dd3/code/data/last_21d_daily.geojson</text:p>
          </table:table-cell>
          <table:table-cell office:value-type="string" calcext:value-type="string">
            <text:p>2015-09-02T14:42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uinea-ebov</text:p>
          </table:table-cell>
          <table:table-cell office:value-type="string" calcext:value-type="string">
            <text:p>https://github.com/guinea-ebov/guinea-ebov.github.io</text:p>
          </table:table-cell>
          <table:table-cell office:value-type="string" calcext:value-type="string">
            <text:p>https://github.com/guinea-ebov/guinea-ebov.github.io/blob/2b64df9d7fe50cd9dd66ba059bca0bd68d916dd3/code/data/last_7d_daily.geojson</text:p>
          </table:table-cell>
          <table:table-cell office:value-type="string" calcext:value-type="string">
            <text:p>2015-09-02T14:42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guinea-ebov</text:p>
          </table:table-cell>
          <table:table-cell office:value-type="string" calcext:value-type="string">
            <text:p>https://github.com/guinea-ebov/guinea-ebov.github.io</text:p>
          </table:table-cell>
          <table:table-cell office:value-type="string" calcext:value-type="string">
            <text:p>https://github.com/guinea-ebov/guinea-ebov.github.io/blob/68e197fcd42f7bee9c48e76b8041be7abf4a6550/code/files/cte_2015_09_2.geojson</text:p>
          </table:table-cell>
          <table:table-cell office:value-type="string" calcext:value-type="string">
            <text:p>2015-09-03T11:54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andygeospatial</text:p>
          </table:table-cell>
          <table:table-cell office:value-type="string" calcext:value-type="string">
            <text:p>https://github.com/handygeospatial/barefoot-cesium</text:p>
          </table:table-cell>
          <table:table-cell office:value-type="string" calcext:value-type="string">
            <text:p>https://github.com/handygeospatial/barefoot-cesium/blob/afc0ac4213d9781ddcf63d128573794ccc6579c9/Specs/Data/test.geojson</text:p>
          </table:table-cell>
          <table:table-cell office:value-type="string" calcext:value-type="string">
            <text:p>2015-07-25T11:13:3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arsha2010</text:p>
          </table:table-cell>
          <table:table-cell office:value-type="string" calcext:value-type="string">
            <text:p>https://github.com/harsha2010/magellan</text:p>
          </table:table-cell>
          <table:table-cell office:value-type="string" calcext:value-type="string">
            <text:p>https://github.com/harsha2010/magellan/blob/f516b5ce99dde7298dbceba6311fd169fff03827/src/test/resources/geojson/point/point.geojson</text:p>
          </table:table-cell>
          <table:table-cell office:value-type="string" calcext:value-type="string">
            <text:p>2015-07-18T18:2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eardLibrary</text:p>
          </table:table-cell>
          <table:table-cell office:value-type="string" calcext:value-type="string">
            <text:p>https://github.com/HeardLibrary/workshops</text:p>
          </table:table-cell>
          <table:table-cell office:value-type="string" calcext:value-type="string">
            <text:p>https://github.com/HeardLibrary/workshops/blob/a4d5e8af25aeeb89cfb1db872d3cadc0dc1720b1/HistoricMaps/scripts/berlin.geojson</text:p>
          </table:table-cell>
          <table:table-cell office:value-type="string" calcext:value-type="string">
            <text:p>2015-06-04T09:15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enio180</text:p>
          </table:table-cell>
          <table:table-cell office:value-type="string" calcext:value-type="string">
            <text:p>https://github.com/henio180/NoSQL</text:p>
          </table:table-cell>
          <table:table-cell office:value-type="string" calcext:value-type="string">
            <text:p>https://github.com/henio180/NoSQL/blob/a86cb0f87822dc813094d34ebe616e5589828741/lab/mapy/1d_1.geojson</text:p>
          </table:table-cell>
          <table:table-cell office:value-type="string" calcext:value-type="string">
            <text:p>2015-06-03T10:42:5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enio180</text:p>
          </table:table-cell>
          <table:table-cell office:value-type="string" calcext:value-type="string">
            <text:p>https://github.com/henio180/NoSQL</text:p>
          </table:table-cell>
          <table:table-cell office:value-type="string" calcext:value-type="string">
            <text:p>https://github.com/henio180/NoSQL/blob/a86cb0f87822dc813094d34ebe616e5589828741/lab/mapy/1d_3.geojson</text:p>
          </table:table-cell>
          <table:table-cell office:value-type="string" calcext:value-type="string">
            <text:p>2015-06-03T10:42:5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enio180</text:p>
          </table:table-cell>
          <table:table-cell office:value-type="string" calcext:value-type="string">
            <text:p>https://github.com/henio180/NoSQL</text:p>
          </table:table-cell>
          <table:table-cell office:value-type="string" calcext:value-type="string">
            <text:p>https://github.com/henio180/NoSQL/blob/a86cb0f87822dc813094d34ebe616e5589828741/lab/mapy/1d_4.geojson</text:p>
          </table:table-cell>
          <table:table-cell office:value-type="string" calcext:value-type="string">
            <text:p>2015-06-03T10:42:5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enio180</text:p>
          </table:table-cell>
          <table:table-cell office:value-type="string" calcext:value-type="string">
            <text:p>https://github.com/henio180/NoSQL</text:p>
          </table:table-cell>
          <table:table-cell office:value-type="string" calcext:value-type="string">
            <text:p>https://github.com/henio180/NoSQL/blob/a86cb0f87822dc813094d34ebe616e5589828741/lab/mapy/mapa.geojson</text:p>
          </table:table-cell>
          <table:table-cell office:value-type="string" calcext:value-type="string">
            <text:p>2015-06-03T10:42:5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ck</text:p>
          </table:table-cell>
          <table:table-cell office:value-type="string" calcext:value-type="string">
            <text:p>https://github.com/hock/Manifest</text:p>
          </table:table-cell>
          <table:table-cell office:value-type="string" calcext:value-type="string">
            <text:p>https://github.com/hock/Manifest/blob/d0785bde1b9964be2e43b5a546043d4245a49f25/tools/smaps/2180.geojson</text:p>
          </table:table-cell>
          <table:table-cell office:value-type="string" calcext:value-type="string">
            <text:p>2015-05-30T15:44:0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ck</text:p>
          </table:table-cell>
          <table:table-cell office:value-type="string" calcext:value-type="string">
            <text:p>https://github.com/hock/Manifest</text:p>
          </table:table-cell>
          <table:table-cell office:value-type="string" calcext:value-type="string">
            <text:p>https://github.com/hock/Manifest/blob/d0785bde1b9964be2e43b5a546043d4245a49f25/tools/smaps/2181.geojson</text:p>
          </table:table-cell>
          <table:table-cell office:value-type="string" calcext:value-type="string">
            <text:p>2015-05-30T15:44:0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ck</text:p>
          </table:table-cell>
          <table:table-cell office:value-type="string" calcext:value-type="string">
            <text:p>https://github.com/hock/Manifest</text:p>
          </table:table-cell>
          <table:table-cell office:value-type="string" calcext:value-type="string">
            <text:p>https://github.com/hock/Manifest/blob/d0785bde1b9964be2e43b5a546043d4245a49f25/tools/smaps/5927.geojson</text:p>
          </table:table-cell>
          <table:table-cell office:value-type="string" calcext:value-type="string">
            <text:p>2015-05-30T15:44:3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ite/geojson/parish-1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ite/geojson/parish-10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ite/geojson/parish-12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ite/geojson/parish-13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ite/geojson/parish-17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ite/geojson/parish-18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ite/geojson/parish-19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ite/geojson/parish-20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ite/geojson/parish-21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ite/geojson/parish-23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ite/geojson/parish-25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ite/geojson/parish-26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ite/geojson/parish-27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ite/geojson/parish-28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ite/geojson/parish-29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ite/geojson/parish-30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ite/geojson/parish-31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ite/geojson/parish-994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ite/geojson/parish-995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ource/geojson/parish-1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ource/geojson/parish-11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ource/geojson/parish-12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ource/geojson/parish-13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ource/geojson/parish-16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ource/geojson/parish-17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ource/geojson/parish-18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ource/geojson/parish-19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ource/geojson/parish-2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ource/geojson/parish-20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ource/geojson/parish-21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ource/geojson/parish-23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ource/geojson/parish-25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ource/geojson/parish-26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ource/geojson/parish-27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ource/geojson/parish-28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ource/geojson/parish-29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ource/geojson/parish-30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ource/geojson/parish-31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ource/geojson/parish-993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ource/geojson/parish-994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fstra</text:p>
          </table:table-cell>
          <table:table-cell office:value-type="string" calcext:value-type="string">
            <text:p>https://github.com/hofstra/itinerary</text:p>
          </table:table-cell>
          <table:table-cell office:value-type="string" calcext:value-type="string">
            <text:p>https://github.com/hofstra/itinerary/blob/7f9d0dd2c18eedbb3db3ab350bd995beea538ec1/_source/geojson/parish-995.geojson</text:p>
          </table:table-cell>
          <table:table-cell office:value-type="string" calcext:value-type="string">
            <text:p>2015-06-04T01:0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otoo</text:p>
          </table:table-cell>
          <table:table-cell office:value-type="string" calcext:value-type="string">
            <text:p>https://github.com/hotoo/life</text:p>
          </table:table-cell>
          <table:table-cell office:value-type="string" calcext:value-type="string">
            <text:p>https://github.com/hotoo/life/blob/62af9e154bdd8af7638763e057c82d261cf7b628/hotoo.geojson</text:p>
          </table:table-cell>
          <table:table-cell office:value-type="string" calcext:value-type="string">
            <text:p>2015-08-05T07:14:1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hyd1984</text:p>
          </table:table-cell>
          <table:table-cell office:value-type="string" calcext:value-type="string">
            <text:p>https://github.com/hyd1984/geo_data</text:p>
          </table:table-cell>
          <table:table-cell office:value-type="string" calcext:value-type="string">
            <text:p>https://github.com/hyd1984/geo_data/blob/aa861ade72a4d60e032ffdffad556e4dcc123c66/library.geojson</text:p>
          </table:table-cell>
          <table:table-cell office:value-type="string" calcext:value-type="string">
            <text:p>2015-06-05T08:51:3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ammai</text:p>
          </table:table-cell>
          <table:table-cell office:value-type="string" calcext:value-type="string">
            <text:p>https://github.com/iammai/leaflet-map-playground</text:p>
          </table:table-cell>
          <table:table-cell office:value-type="string" calcext:value-type="string">
            <text:p>https://github.com/iammai/leaflet-map-playground/blob/e5f393a9615a1f6c6c1ce2cf70fd609033e4c102/app/data/hubs.geojson</text:p>
          </table:table-cell>
          <table:table-cell office:value-type="string" calcext:value-type="string">
            <text:p>2015-06-05T23:38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annpro</text:p>
          </table:table-cell>
          <table:table-cell office:value-type="string" calcext:value-type="string">
            <text:p>https://github.com/iannpro/biojs-vis-iann-bilevel-partition</text:p>
          </table:table-cell>
          <table:table-cell office:value-type="string" calcext:value-type="string">
            <text:p>https://github.com/iannpro/biojs-vis-iann-bilevel-partition/blob/e7cbcbb5094cd6a2c08d74c00117dd0ffa9c4c98/javascript/data/data.geojson</text:p>
          </table:table-cell>
          <table:table-cell office:value-type="string" calcext:value-type="string">
            <text:p>2015-06-03T21:47:5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nfiniteCoop</text:p>
          </table:table-cell>
          <table:table-cell office:value-type="string" calcext:value-type="string">
            <text:p>https://github.com/InfiniteCoop/bought-in-bishkek</text:p>
          </table:table-cell>
          <table:table-cell office:value-type="string" calcext:value-type="string">
            <text:p>https://github.com/InfiniteCoop/bought-in-bishkek/blob/33e7f49f02d8b3efc0687fbef3e08eb8710cd59a/geo/Narodniy_locations_Bishkek.geojson</text:p>
          </table:table-cell>
          <table:table-cell office:value-type="string" calcext:value-type="string">
            <text:p>2015-06-04T19:04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nformigis</text:p>
          </table:table-cell>
          <table:table-cell office:value-type="string" calcext:value-type="string">
            <text:p>https://github.com/informigis/data.kk.dk</text:p>
          </table:table-cell>
          <table:table-cell office:value-type="string" calcext:value-type="string">
            <text:p>https://github.com/informigis/data.kk.dk/blob/489d7b070b4e2081623adfed1529726eeafd613a/biblioteker.geojson</text:p>
          </table:table-cell>
          <table:table-cell office:value-type="string" calcext:value-type="string">
            <text:p>2015-06-03T03:47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nformigis</text:p>
          </table:table-cell>
          <table:table-cell office:value-type="string" calcext:value-type="string">
            <text:p>https://github.com/informigis/data.kk.dk</text:p>
          </table:table-cell>
          <table:table-cell office:value-type="string" calcext:value-type="string">
            <text:p>https://github.com/informigis/data.kk.dk/blob/489d7b070b4e2081623adfed1529726eeafd613a/elbil_ladestander.geojson</text:p>
          </table:table-cell>
          <table:table-cell office:value-type="string" calcext:value-type="string">
            <text:p>2015-06-03T03:47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nformigis</text:p>
          </table:table-cell>
          <table:table-cell office:value-type="string" calcext:value-type="string">
            <text:p>https://github.com/informigis/data.kk.dk</text:p>
          </table:table-cell>
          <table:table-cell office:value-type="string" calcext:value-type="string">
            <text:p>https://github.com/informigis/data.kk.dk/blob/489d7b070b4e2081623adfed1529726eeafd613a/hundeomraader.geojson</text:p>
          </table:table-cell>
          <table:table-cell office:value-type="string" calcext:value-type="string">
            <text:p>2015-06-03T03:47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nformigis</text:p>
          </table:table-cell>
          <table:table-cell office:value-type="string" calcext:value-type="string">
            <text:p>https://github.com/informigis/data.kk.dk</text:p>
          </table:table-cell>
          <table:table-cell office:value-type="string" calcext:value-type="string">
            <text:p>https://github.com/informigis/data.kk.dk/blob/489d7b070b4e2081623adfed1529726eeafd613a/lastbil_natparkering.geojson</text:p>
          </table:table-cell>
          <table:table-cell office:value-type="string" calcext:value-type="string">
            <text:p>2015-06-03T03:47:2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nformigis</text:p>
          </table:table-cell>
          <table:table-cell office:value-type="string" calcext:value-type="string">
            <text:p>https://github.com/informigis/data.kk.dk</text:p>
          </table:table-cell>
          <table:table-cell office:value-type="string" calcext:value-type="string">
            <text:p>https://github.com/informigis/data.kk.dk/blob/489d7b070b4e2081623adfed1529726eeafd613a/monumenter.geojson</text:p>
          </table:table-cell>
          <table:table-cell office:value-type="string" calcext:value-type="string">
            <text:p>2015-06-03T03:47:2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nformigis</text:p>
          </table:table-cell>
          <table:table-cell office:value-type="string" calcext:value-type="string">
            <text:p>https://github.com/informigis/data.kk.dk</text:p>
          </table:table-cell>
          <table:table-cell office:value-type="string" calcext:value-type="string">
            <text:p>https://github.com/informigis/data.kk.dk/blob/489d7b070b4e2081623adfed1529726eeafd613a/springv_drikkep.geojson</text:p>
          </table:table-cell>
          <table:table-cell office:value-type="string" calcext:value-type="string">
            <text:p>2015-06-03T03:47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nformigis</text:p>
          </table:table-cell>
          <table:table-cell office:value-type="string" calcext:value-type="string">
            <text:p>https://github.com/informigis/data.kk.dk</text:p>
          </table:table-cell>
          <table:table-cell office:value-type="string" calcext:value-type="string">
            <text:p>https://github.com/informigis/data.kk.dk/blob/489d7b070b4e2081623adfed1529726eeafd613a/stednavn_linje.geojson</text:p>
          </table:table-cell>
          <table:table-cell office:value-type="string" calcext:value-type="string">
            <text:p>2015-06-03T03:47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nformigis</text:p>
          </table:table-cell>
          <table:table-cell office:value-type="string" calcext:value-type="string">
            <text:p>https://github.com/informigis/data.kk.dk</text:p>
          </table:table-cell>
          <table:table-cell office:value-type="string" calcext:value-type="string">
            <text:p>https://github.com/informigis/data.kk.dk/blob/489d7b070b4e2081623adfed1529726eeafd613a/stednavn_punkt.geojson</text:p>
          </table:table-cell>
          <table:table-cell office:value-type="string" calcext:value-type="string">
            <text:p>2015-06-03T03:47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nformigis</text:p>
          </table:table-cell>
          <table:table-cell office:value-type="string" calcext:value-type="string">
            <text:p>https://github.com/informigis/data.kk.dk</text:p>
          </table:table-cell>
          <table:table-cell office:value-type="string" calcext:value-type="string">
            <text:p>https://github.com/informigis/data.kk.dk/blob/489d7b070b4e2081623adfed1529726eeafd613a/taelling_ophold.geojson</text:p>
          </table:table-cell>
          <table:table-cell office:value-type="string" calcext:value-type="string">
            <text:p>2015-06-03T03:47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nformigis</text:p>
          </table:table-cell>
          <table:table-cell office:value-type="string" calcext:value-type="string">
            <text:p>https://github.com/informigis/data.kk.dk</text:p>
          </table:table-cell>
          <table:table-cell office:value-type="string" calcext:value-type="string">
            <text:p>https://github.com/informigis/data.kk.dk/blob/489d7b070b4e2081623adfed1529726eeafd613a/vandtappested.geojson</text:p>
          </table:table-cell>
          <table:table-cell office:value-type="string" calcext:value-type="string">
            <text:p>2015-06-03T03:47:2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nformigis</text:p>
          </table:table-cell>
          <table:table-cell office:value-type="string" calcext:value-type="string">
            <text:p>https://github.com/informigis/OpendataOdense</text:p>
          </table:table-cell>
          <table:table-cell office:value-type="string" calcext:value-type="string">
            <text:p>https://github.com/informigis/OpendataOdense/blob/8e9ad6d79603f70f480637725a4f9f85acdf0e73/Biblioteker.geojson</text:p>
          </table:table-cell>
          <table:table-cell office:value-type="string" calcext:value-type="string">
            <text:p>2015-06-03T10:34:3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nformigis</text:p>
          </table:table-cell>
          <table:table-cell office:value-type="string" calcext:value-type="string">
            <text:p>https://github.com/informigis/OpendataOdense</text:p>
          </table:table-cell>
          <table:table-cell office:value-type="string" calcext:value-type="string">
            <text:p>https://github.com/informigis/OpendataOdense/blob/8e9ad6d79603f70f480637725a4f9f85acdf0e73/Boernehuse.geojson</text:p>
          </table:table-cell>
          <table:table-cell office:value-type="string" calcext:value-type="string">
            <text:p>2015-06-03T10:34:3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nformigis</text:p>
          </table:table-cell>
          <table:table-cell office:value-type="string" calcext:value-type="string">
            <text:p>https://github.com/informigis/OpendataOdense</text:p>
          </table:table-cell>
          <table:table-cell office:value-type="string" calcext:value-type="string">
            <text:p>https://github.com/informigis/OpendataOdense/blob/8e9ad6d79603f70f480637725a4f9f85acdf0e73/Bycykelparkering.geojson</text:p>
          </table:table-cell>
          <table:table-cell office:value-type="string" calcext:value-type="string">
            <text:p>2015-06-03T10:34:3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nformigis</text:p>
          </table:table-cell>
          <table:table-cell office:value-type="string" calcext:value-type="string">
            <text:p>https://github.com/informigis/OpendataOdense</text:p>
          </table:table-cell>
          <table:table-cell office:value-type="string" calcext:value-type="string">
            <text:p>https://github.com/informigis/OpendataOdense/blob/8e9ad6d79603f70f480637725a4f9f85acdf0e73/Legepladser.geojson</text:p>
          </table:table-cell>
          <table:table-cell office:value-type="string" calcext:value-type="string">
            <text:p>2015-06-03T10:34:3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nformigis</text:p>
          </table:table-cell>
          <table:table-cell office:value-type="string" calcext:value-type="string">
            <text:p>https://github.com/informigis/OpendataOdense</text:p>
          </table:table-cell>
          <table:table-cell office:value-type="string" calcext:value-type="string">
            <text:p>https://github.com/informigis/OpendataOdense/blob/8e9ad6d79603f70f480637725a4f9f85acdf0e73/Legestuer.geojson</text:p>
          </table:table-cell>
          <table:table-cell office:value-type="string" calcext:value-type="string">
            <text:p>2015-06-03T10:34:3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nformigis</text:p>
          </table:table-cell>
          <table:table-cell office:value-type="string" calcext:value-type="string">
            <text:p>https://github.com/informigis/OpendataOdense</text:p>
          </table:table-cell>
          <table:table-cell office:value-type="string" calcext:value-type="string">
            <text:p>https://github.com/informigis/OpendataOdense/blob/8e9ad6d79603f70f480637725a4f9f85acdf0e73/Offentlige_toiletter.geojson</text:p>
          </table:table-cell>
          <table:table-cell office:value-type="string" calcext:value-type="string">
            <text:p>2015-06-03T10:34:3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nformigis</text:p>
          </table:table-cell>
          <table:table-cell office:value-type="string" calcext:value-type="string">
            <text:p>https://github.com/informigis/OpendataOdense</text:p>
          </table:table-cell>
          <table:table-cell office:value-type="string" calcext:value-type="string">
            <text:p>https://github.com/informigis/OpendataOdense/blob/8e9ad6d79603f70f480637725a4f9f85acdf0e73/Parkeringspladser.geojson</text:p>
          </table:table-cell>
          <table:table-cell office:value-type="string" calcext:value-type="string">
            <text:p>2015-06-03T10:34:3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nformigis</text:p>
          </table:table-cell>
          <table:table-cell office:value-type="string" calcext:value-type="string">
            <text:p>https://github.com/informigis/OpendataOdense</text:p>
          </table:table-cell>
          <table:table-cell office:value-type="string" calcext:value-type="string">
            <text:p>https://github.com/informigis/OpendataOdense/blob/8e9ad6d79603f70f480637725a4f9f85acdf0e73/Skoler.geojson</text:p>
          </table:table-cell>
          <table:table-cell office:value-type="string" calcext:value-type="string">
            <text:p>2015-06-03T10:34:3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oos</text:p>
          </table:table-cell>
          <table:table-cell office:value-type="string" calcext:value-type="string">
            <text:p>https://github.com/ioos/catalog</text:p>
          </table:table-cell>
          <table:table-cell office:value-type="string" calcext:value-type="string">
            <text:p>https://github.com/ioos/catalog/blob/a88d8ba7c089596f9fd32f33f030122e64446c4a/ioos_catalog/static/geojson/ioos.geojson</text:p>
          </table:table-cell>
          <table:table-cell office:value-type="string" calcext:value-type="string">
            <text:p>2015-05-31T12:54:5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PISResearch</text:p>
          </table:table-cell>
          <table:table-cell office:value-type="string" calcext:value-type="string">
            <text:p>https://github.com/IPISResearch/WebMapping_GeoJson</text:p>
          </table:table-cell>
          <table:table-cell office:value-type="string" calcext:value-type="string">
            <text:p>https://github.com/IPISResearch/WebMapping_GeoJson/blob/a5188c14ceaabb5be3c2dca64eccd19b8b07c000/data/geo/railRoads.geojson</text:p>
          </table:table-cell>
          <table:table-cell office:value-type="string" calcext:value-type="string">
            <text:p>2015-09-03T06:59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IPISResearch</text:p>
          </table:table-cell>
          <table:table-cell office:value-type="string" calcext:value-type="string">
            <text:p>https://github.com/IPISResearch/WebMapping_GeoJson</text:p>
          </table:table-cell>
          <table:table-cell office:value-type="string" calcext:value-type="string">
            <text:p>https://github.com/IPISResearch/WebMapping_GeoJson/blob/a5188c14ceaabb5be3c2dca64eccd19b8b07c000/data/incidents.geojson</text:p>
          </table:table-cell>
          <table:table-cell office:value-type="string" calcext:value-type="string">
            <text:p>2015-09-03T06:59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3nnn1</text:p>
          </table:table-cell>
          <table:table-cell office:value-type="string" calcext:value-type="string">
            <text:p>https://github.com/j3nnn1/homework</text:p>
          </table:table-cell>
          <table:table-cell office:value-type="string" calcext:value-type="string">
            <text:p>https://github.com/j3nnn1/homework/blob/4b4a473027282344c9968338c04e0763f7f45fbb/tp_vi/csvtogeojson/centroide_provincia.geojson</text:p>
          </table:table-cell>
          <table:table-cell office:value-type="string" calcext:value-type="string">
            <text:p>2015-05-28T04:01:3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3nnn1</text:p>
          </table:table-cell>
          <table:table-cell office:value-type="string" calcext:value-type="string">
            <text:p>https://github.com/j3nnn1/homework</text:p>
          </table:table-cell>
          <table:table-cell office:value-type="string" calcext:value-type="string">
            <text:p>https://github.com/j3nnn1/homework/blob/4b4a473027282344c9968338c04e0763f7f45fbb/tp_vi/data/ARG/centroide_ciudades_argentina.geojson</text:p>
          </table:table-cell>
          <table:table-cell office:value-type="string" calcext:value-type="string">
            <text:p>2015-05-28T04:01:3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3nnn1</text:p>
          </table:table-cell>
          <table:table-cell office:value-type="string" calcext:value-type="string">
            <text:p>https://github.com/j3nnn1/homework</text:p>
          </table:table-cell>
          <table:table-cell office:value-type="string" calcext:value-type="string">
            <text:p>https://github.com/j3nnn1/homework/blob/4b4a473027282344c9968338c04e0763f7f45fbb/tp_vi/principal/data/centroide_provincia_200301.geojson</text:p>
          </table:table-cell>
          <table:table-cell office:value-type="string" calcext:value-type="string">
            <text:p>2015-05-28T04:01:3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3nnn1</text:p>
          </table:table-cell>
          <table:table-cell office:value-type="string" calcext:value-type="string">
            <text:p>https://github.com/j3nnn1/homework</text:p>
          </table:table-cell>
          <table:table-cell office:value-type="string" calcext:value-type="string">
            <text:p>https://github.com/j3nnn1/homework/blob/4b4a473027282344c9968338c04e0763f7f45fbb/tp_vi/principal/data/centroide_provincia_200701.geojson</text:p>
          </table:table-cell>
          <table:table-cell office:value-type="string" calcext:value-type="string">
            <text:p>2015-05-28T04:01:3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3nnn1</text:p>
          </table:table-cell>
          <table:table-cell office:value-type="string" calcext:value-type="string">
            <text:p>https://github.com/j3nnn1/homework</text:p>
          </table:table-cell>
          <table:table-cell office:value-type="string" calcext:value-type="string">
            <text:p>https://github.com/j3nnn1/homework/blob/4b4a473027282344c9968338c04e0763f7f45fbb/tp_vi/principal/data/eph20101centroide.geojson</text:p>
          </table:table-cell>
          <table:table-cell office:value-type="string" calcext:value-type="string">
            <text:p>2015-05-28T04:01:3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anga</text:p>
          </table:table-cell>
          <table:table-cell office:value-type="string" calcext:value-type="string">
            <text:p>https://github.com/jaanga/terrain-plus</text:p>
          </table:table-cell>
          <table:table-cell office:value-type="string" calcext:value-type="string">
            <text:p>https://github.com/jaanga/terrain-plus/blob/1c9e49b85c5e75a4589467c46edde95a10a45560/data-samples/ferranti-3sec-hgt/hgt-list.geojson</text:p>
          </table:table-cell>
          <table:table-cell office:value-type="string" calcext:value-type="string">
            <text:p>2015-06-01T08:42:3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ckielu</text:p>
          </table:table-cell>
          <table:table-cell office:value-type="string" calcext:value-type="string">
            <text:p>https://github.com/jackielu/geojsontest</text:p>
          </table:table-cell>
          <table:table-cell office:value-type="string" calcext:value-type="string">
            <text:p>https://github.com/jackielu/geojsontest/blob/66fb678b4086773771c713978c2029754f6f5fee/data/map.geojson</text:p>
          </table:table-cell>
          <table:table-cell office:value-type="string" calcext:value-type="string">
            <text:p>2015-06-03T17:09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cobmbr</text:p>
          </table:table-cell>
          <table:table-cell office:value-type="string" calcext:value-type="string">
            <text:p>https://github.com/jacobmbr/jacobmbr.github.io</text:p>
          </table:table-cell>
          <table:table-cell office:value-type="string" calcext:value-type="string">
            <text:p>https://github.com/jacobmbr/jacobmbr.github.io/blob/62ccc4361afc027688902a8c76309395b928e84b/kliba-map-example/eastcoast_cities.geojson</text:p>
          </table:table-cell>
          <table:table-cell office:value-type="string" calcext:value-type="string">
            <text:p>2015-09-03T03:07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cbay-vims-sav-data</text:p>
          </table:table-cell>
          <table:table-cell office:value-type="string" calcext:value-type="string">
            <text:p>https://github.com/jalbertbowden/cbay-vims-sav-data/blob/7ca5901b35be6e76df67278500f50191b4808f76/data/1980/geojson/CNT.geojson</text:p>
          </table:table-cell>
          <table:table-cell office:value-type="string" calcext:value-type="string">
            <text:p>2015-06-01T04:55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cbay-vims-sav-data</text:p>
          </table:table-cell>
          <table:table-cell office:value-type="string" calcext:value-type="string">
            <text:p>https://github.com/jalbertbowden/cbay-vims-sav-data/blob/7ca5901b35be6e76df67278500f50191b4808f76/data/1981/geojson/CNT.geojson</text:p>
          </table:table-cell>
          <table:table-cell office:value-type="string" calcext:value-type="string">
            <text:p>2015-06-01T04:55:2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chesapeake-bay-data</text:p>
          </table:table-cell>
          <table:table-cell office:value-type="string" calcext:value-type="string">
            <text:p>https://github.com/jalbertbowden/chesapeake-bay-data/blob/b0f809eafe557a887d93acf6c0479da8e75e4a86/shoreline-inventories/caroline-county/carolinevashpfiles/geojson/car_astru_point.geojson</text:p>
          </table:table-cell>
          <table:table-cell office:value-type="string" calcext:value-type="string">
            <text:p>2015-05-31T20:10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chesapeake-bay-data</text:p>
          </table:table-cell>
          <table:table-cell office:value-type="string" calcext:value-type="string">
            <text:p>https://github.com/jalbertbowden/chesapeake-bay-data/blob/b0f809eafe557a887d93acf6c0479da8e75e4a86/shoreline-inventories/mathews-county/mathews-county-shlinv-2008-port/astru/geojson/math08_astru.geojson</text:p>
          </table:table-cell>
          <table:table-cell office:value-type="string" calcext:value-type="string">
            <text:p>2015-05-31T20:10:2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chesapeake-bay-data</text:p>
          </table:table-cell>
          <table:table-cell office:value-type="string" calcext:value-type="string">
            <text:p>https://github.com/jalbertbowden/chesapeake-bay-data/blob/b0f809eafe557a887d93acf6c0479da8e75e4a86/shoreline-inventories/westmoreland-county/westmoreland-county-2006/shapefile/geojson/west06_astru.geojson</text:p>
          </table:table-cell>
          <table:table-cell office:value-type="string" calcext:value-type="string">
            <text:p>2015-05-31T20:10:3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AREA_UNITS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BMAGEN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CID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COFIPS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GAGE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HWLNTP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HYDRA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IMGTY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LENGTH_UNITS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LN_TYP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MTLTYP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NM_TYP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ORIENT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RD_STAT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ROUTETY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RUNUP_MDL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SCALE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STATE_FIPS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STATUS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STRUC_TYP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STUDY_TYP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SURVEYTY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TASK_TYP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TIME_UNITS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TRANS_TYP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V_DATUM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VELOCITY_UNITS.geojson</text:p>
          </table:table-cell>
          <table:table-cell office:value-type="string" calcext:value-type="string">
            <text:p>2015-06-01T03:04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WATER_TYP.geojson</text:p>
          </table:table-cell>
          <table:table-cell office:value-type="string" calcext:value-type="string">
            <text:p>2015-06-01T03:04:3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WAVE_MDL.geojson</text:p>
          </table:table-cell>
          <table:table-cell office:value-type="string" calcext:value-type="string">
            <text:p>2015-06-01T03:04:3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WAVE_METH.geojson</text:p>
          </table:table-cell>
          <table:table-cell office:value-type="string" calcext:value-type="string">
            <text:p>2015-06-01T03:04:3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north-carolina-data</text:p>
          </table:table-cell>
          <table:table-cell office:value-type="string" calcext:value-type="string">
            <text:p>https://github.com/jalbertbowden/north-carolina-data/blob/b18304c656a99f702f66a1e15aab7a604f83cbc2/gis/flood-effective-iredell/geojson/D_ZONE_SUBTYPE.geojson</text:p>
          </table:table-cell>
          <table:table-cell office:value-type="string" calcext:value-type="string">
            <text:p>2015-06-01T03:04:3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open-virginia-gis</text:p>
          </table:table-cell>
          <table:table-cell office:value-type="string" calcext:value-type="string">
            <text:p>https://github.com/jalbertbowden/open-virginia-gis/blob/56e60ad1828b49347e326ac285d989ec19753f5e/city/norfolk/st.-pauls-quadrant/st.-pauls-quadrant-norfolk-virginia.geojson</text:p>
          </table:table-cell>
          <table:table-cell office:value-type="string" calcext:value-type="string">
            <text:p>2015-06-02T01:1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open-virginia-gis</text:p>
          </table:table-cell>
          <table:table-cell office:value-type="string" calcext:value-type="string">
            <text:p>https://github.com/jalbertbowden/open-virginia-gis/blob/56e60ad1828b49347e326ac285d989ec19753f5e/county/albemarle/gis/police-stations/json/police_stations.geojson</text:p>
          </table:table-cell>
          <table:table-cell office:value-type="string" calcext:value-type="string">
            <text:p>2015-06-02T01:13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open-virginia-gis</text:p>
          </table:table-cell>
          <table:table-cell office:value-type="string" calcext:value-type="string">
            <text:p>https://github.com/jalbertbowden/open-virginia-gis/blob/56e60ad1828b49347e326ac285d989ec19753f5e/geology/va-csv/geojson/varef-link.geojson</text:p>
          </table:table-cell>
          <table:table-cell office:value-type="string" calcext:value-type="string">
            <text:p>2015-06-02T01:13:5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open-virginia-gis</text:p>
          </table:table-cell>
          <table:table-cell office:value-type="string" calcext:value-type="string">
            <text:p>https://github.com/jalbertbowden/open-virginia-gis/blob/56e60ad1828b49347e326ac285d989ec19753f5e/geology/white-hall-quad-frederick-co-va-beckley-co-wva/json/SinkholePoints.geojson</text:p>
          </table:table-cell>
          <table:table-cell office:value-type="string" calcext:value-type="string">
            <text:p>2015-06-02T01:13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open-virginia-gis</text:p>
          </table:table-cell>
          <table:table-cell office:value-type="string" calcext:value-type="string">
            <text:p>https://github.com/jalbertbowden/open-virginia-gis/blob/b5c9556aa7e2e6f2074ebeb36cf7ca8fd9675527/city/virginia-beach/norfolk-light-rail-stations/json/norfolk-light-rail-stations.geojson</text:p>
          </table:table-cell>
          <table:table-cell office:value-type="string" calcext:value-type="string">
            <text:p>2015-08-18T05:14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va-data</text:p>
          </table:table-cell>
          <table:table-cell office:value-type="string" calcext:value-type="string">
            <text:p>https://github.com/jalbertbowden/va-data/blob/ee4c63639421306120ac602af0bdb2300a7b6dfe/demographics/disease-outbreak-data-by-age-and-district/disease-outbreak-data-by-age-and-district.geojson</text:p>
          </table:table-cell>
          <table:table-cell office:value-type="string" calcext:value-type="string">
            <text:p>2015-05-31T13:13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va-data</text:p>
          </table:table-cell>
          <table:table-cell office:value-type="string" calcext:value-type="string">
            <text:p>https://github.com/jalbertbowden/va-data/blob/ee4c63639421306120ac602af0bdb2300a7b6dfe/demographics/population/2011/pop-2011.geojson</text:p>
          </table:table-cell>
          <table:table-cell office:value-type="string" calcext:value-type="string">
            <text:p>2015-05-31T13:13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va-data</text:p>
          </table:table-cell>
          <table:table-cell office:value-type="string" calcext:value-type="string">
            <text:p>https://github.com/jalbertbowden/va-data/blob/ee4c63639421306120ac602af0bdb2300a7b6dfe/demographics/population/2012/pop-2012.geojson</text:p>
          </table:table-cell>
          <table:table-cell office:value-type="string" calcext:value-type="string">
            <text:p>2015-05-31T13:13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va-data</text:p>
          </table:table-cell>
          <table:table-cell office:value-type="string" calcext:value-type="string">
            <text:p>https://github.com/jalbertbowden/va-data/blob/ee4c63639421306120ac602af0bdb2300a7b6dfe/dgif/2005/source/source/fish/geojson/CNT.geojson</text:p>
          </table:table-cell>
          <table:table-cell office:value-type="string" calcext:value-type="string">
            <text:p>2015-05-31T13:13:2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va-data</text:p>
          </table:table-cell>
          <table:table-cell office:value-type="string" calcext:value-type="string">
            <text:p>https://github.com/jalbertbowden/va-data/blob/ee4c63639421306120ac602af0bdb2300a7b6dfe/dgif/2005/source/source/habitats/geojson/CNT.geojson</text:p>
          </table:table-cell>
          <table:table-cell office:value-type="string" calcext:value-type="string">
            <text:p>2015-05-31T13:13:2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va-data</text:p>
          </table:table-cell>
          <table:table-cell office:value-type="string" calcext:value-type="string">
            <text:p>https://github.com/jalbertbowden/va-data/blob/ee4c63639421306120ac602af0bdb2300a7b6dfe/dgif/2005/source/source/index/geojson/CNT.geojson</text:p>
          </table:table-cell>
          <table:table-cell office:value-type="string" calcext:value-type="string">
            <text:p>2015-05-31T13:13:2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va-data</text:p>
          </table:table-cell>
          <table:table-cell office:value-type="string" calcext:value-type="string">
            <text:p>https://github.com/jalbertbowden/va-data/blob/ee4c63639421306120ac602af0bdb2300a7b6dfe/dgif/trout-waters/special-regulations-reaches/special-regulations-reaches.geojson</text:p>
          </table:table-cell>
          <table:table-cell office:value-type="string" calcext:value-type="string">
            <text:p>2015-05-31T13:13:3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va-data</text:p>
          </table:table-cell>
          <table:table-cell office:value-type="string" calcext:value-type="string">
            <text:p>https://github.com/jalbertbowden/va-data/blob/ee4c63639421306120ac602af0bdb2300a7b6dfe/dgif/trout-waters/stocked-trout-reaches/stocked-trout-reaches.geojson</text:p>
          </table:table-cell>
          <table:table-cell office:value-type="string" calcext:value-type="string">
            <text:p>2015-05-31T13:13:3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va-data</text:p>
          </table:table-cell>
          <table:table-cell office:value-type="string" calcext:value-type="string">
            <text:p>https://github.com/jalbertbowden/va-data/blob/ee4c63639421306120ac602af0bdb2300a7b6dfe/dgif/trout-waters/wild-trout-streams/wild-trout-streams.geojson</text:p>
          </table:table-cell>
          <table:table-cell office:value-type="string" calcext:value-type="string">
            <text:p>2015-05-31T13:13:3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va-data</text:p>
          </table:table-cell>
          <table:table-cell office:value-type="string" calcext:value-type="string">
            <text:p>https://github.com/jalbertbowden/va-data/blob/ee4c63639421306120ac602af0bdb2300a7b6dfe/foreclosure/va-county-place/va-county-place.geojson</text:p>
          </table:table-cell>
          <table:table-cell office:value-type="string" calcext:value-type="string">
            <text:p>2015-05-31T13:13:4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va-data</text:p>
          </table:table-cell>
          <table:table-cell office:value-type="string" calcext:value-type="string">
            <text:p>https://github.com/jalbertbowden/va-data/blob/ee4c63639421306120ac602af0bdb2300a7b6dfe/foreclosure/va-county/va-county.geojson</text:p>
          </table:table-cell>
          <table:table-cell office:value-type="string" calcext:value-type="string">
            <text:p>2015-05-31T13:13:4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va-data</text:p>
          </table:table-cell>
          <table:table-cell office:value-type="string" calcext:value-type="string">
            <text:p>https://github.com/jalbertbowden/va-data/blob/ee4c63639421306120ac602af0bdb2300a7b6dfe/kids/division-level-report/division-level-report.geojson</text:p>
          </table:table-cell>
          <table:table-cell office:value-type="string" calcext:value-type="string">
            <text:p>2015-05-31T13:13:5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va-data</text:p>
          </table:table-cell>
          <table:table-cell office:value-type="string" calcext:value-type="string">
            <text:p>https://github.com/jalbertbowden/va-data/blob/ee4c63639421306120ac602af0bdb2300a7b6dfe/kids/statewide-1998-2005/statewide-1998-2005.geojson</text:p>
          </table:table-cell>
          <table:table-cell office:value-type="string" calcext:value-type="string">
            <text:p>2015-05-31T13:13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va-data</text:p>
          </table:table-cell>
          <table:table-cell office:value-type="string" calcext:value-type="string">
            <text:p>https://github.com/jalbertbowden/va-data/blob/ee4c63639421306120ac602af0bdb2300a7b6dfe/kids/statewide-all/statewide-all.geojson</text:p>
          </table:table-cell>
          <table:table-cell office:value-type="string" calcext:value-type="string">
            <text:p>2015-05-31T13:13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va-data</text:p>
          </table:table-cell>
          <table:table-cell office:value-type="string" calcext:value-type="string">
            <text:p>https://github.com/jalbertbowden/va-data/blob/ee4c63639421306120ac602af0bdb2300a7b6dfe/kids/statewide-disabled-non-disabled-children-2000-02/statewide-disabled.geojson</text:p>
          </table:table-cell>
          <table:table-cell office:value-type="string" calcext:value-type="string">
            <text:p>2015-05-31T13:13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va-data</text:p>
          </table:table-cell>
          <table:table-cell office:value-type="string" calcext:value-type="string">
            <text:p>https://github.com/jalbertbowden/va-data/blob/ee4c63639421306120ac602af0bdb2300a7b6dfe/kids/statewide-disabled/statewide-disabled.geojson</text:p>
          </table:table-cell>
          <table:table-cell office:value-type="string" calcext:value-type="string">
            <text:p>2015-05-31T13:13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va-data</text:p>
          </table:table-cell>
          <table:table-cell office:value-type="string" calcext:value-type="string">
            <text:p>https://github.com/jalbertbowden/va-data/blob/ee4c63639421306120ac602af0bdb2300a7b6dfe/kids/statewide-gender/statewide-gender-sheet-2.geojson</text:p>
          </table:table-cell>
          <table:table-cell office:value-type="string" calcext:value-type="string">
            <text:p>2015-05-31T13:13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va-data</text:p>
          </table:table-cell>
          <table:table-cell office:value-type="string" calcext:value-type="string">
            <text:p>https://github.com/jalbertbowden/va-data/blob/ee4c63639421306120ac602af0bdb2300a7b6dfe/kids/statewide-gender/statewide-gender-sheet-3.geojson</text:p>
          </table:table-cell>
          <table:table-cell office:value-type="string" calcext:value-type="string">
            <text:p>2015-05-31T13:13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va-data</text:p>
          </table:table-cell>
          <table:table-cell office:value-type="string" calcext:value-type="string">
            <text:p>https://github.com/jalbertbowden/va-data/blob/ee4c63639421306120ac602af0bdb2300a7b6dfe/kids/statewide-lep/statewide-lep.geojson</text:p>
          </table:table-cell>
          <table:table-cell office:value-type="string" calcext:value-type="string">
            <text:p>2015-05-31T13:13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va-data</text:p>
          </table:table-cell>
          <table:table-cell office:value-type="string" calcext:value-type="string">
            <text:p>https://github.com/jalbertbowden/va-data/blob/ee4c63639421306120ac602af0bdb2300a7b6dfe/noaa-digital-coast/shoreline-counties/critical-facilities-coastal-shoreline-counties.geojson</text:p>
          </table:table-cell>
          <table:table-cell office:value-type="string" calcext:value-type="string">
            <text:p>2015-05-31T13:14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lbertbowden</text:p>
          </table:table-cell>
          <table:table-cell office:value-type="string" calcext:value-type="string">
            <text:p>https://github.com/jalbertbowden/va-data</text:p>
          </table:table-cell>
          <table:table-cell office:value-type="string" calcext:value-type="string">
            <text:p>https://github.com/jalbertbowden/va-data/blob/ee4c63639421306120ac602af0bdb2300a7b6dfe/us-census/2000/demographic-profile/general-characteristics/2kh51.geojson</text:p>
          </table:table-cell>
          <table:table-cell office:value-type="string" calcext:value-type="string">
            <text:p>2015-05-31T13:15:1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romero91</text:p>
          </table:table-cell>
          <table:table-cell office:value-type="string" calcext:value-type="string">
            <text:p>https://github.com/jaromero91/PracticasdeSIG</text:p>
          </table:table-cell>
          <table:table-cell office:value-type="string" calcext:value-type="string">
            <text:p>https://github.com/jaromero91/PracticasdeSIG/blob/29f3f1965253ec89708e31d231c4898e2c5ac52f/practica%201/centroides.geojson</text:p>
          </table:table-cell>
          <table:table-cell office:value-type="string" calcext:value-type="string">
            <text:p>2015-06-01T15:16:5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romero91</text:p>
          </table:table-cell>
          <table:table-cell office:value-type="string" calcext:value-type="string">
            <text:p>https://github.com/jaromero91/PracticasdeSIG</text:p>
          </table:table-cell>
          <table:table-cell office:value-type="string" calcext:value-type="string">
            <text:p>https://github.com/jaromero91/PracticasdeSIG/blob/29f3f1965253ec89708e31d231c4898e2c5ac52f/practica%201/puntos.geojson</text:p>
          </table:table-cell>
          <table:table-cell office:value-type="string" calcext:value-type="string">
            <text:p>2015-06-01T15:16:5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romero91</text:p>
          </table:table-cell>
          <table:table-cell office:value-type="string" calcext:value-type="string">
            <text:p>https://github.com/jaromero91/PracticasdeSIG</text:p>
          </table:table-cell>
          <table:table-cell office:value-type="string" calcext:value-type="string">
            <text:p>https://github.com/jaromero91/PracticasdeSIG/blob/29f3f1965253ec89708e31d231c4898e2c5ac52f/practica%202/puntos.geojson</text:p>
          </table:table-cell>
          <table:table-cell office:value-type="string" calcext:value-type="string">
            <text:p>2015-06-01T15:16:5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sonhoekstra</text:p>
          </table:table-cell>
          <table:table-cell office:value-type="string" calcext:value-type="string">
            <text:p>https://github.com/jasonhoekstra/node-csv2geojson</text:p>
          </table:table-cell>
          <table:table-cell office:value-type="string" calcext:value-type="string">
            <text:p>https://github.com/jasonhoekstra/node-csv2geojson/blob/6d80f4f823ce316718e97bb213c1bcd5f72506ff/sample.geojson</text:p>
          </table:table-cell>
          <table:table-cell office:value-type="string" calcext:value-type="string">
            <text:p>2015-05-28T14:10:4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avnik36</text:p>
          </table:table-cell>
          <table:table-cell office:value-type="string" calcext:value-type="string">
            <text:p>https://github.com/javnik36/ZTMvsOSM</text:p>
          </table:table-cell>
          <table:table-cell office:value-type="string" calcext:value-type="string">
            <text:p>https://github.com/javnik36/ZTMvsOSM/blob/f89fb3caa1677d55a8ddf0d33c6709456a5a6b82/demo/brak_temp.geojson</text:p>
          </table:table-cell>
          <table:table-cell office:value-type="string" calcext:value-type="string">
            <text:p>2015-06-03T00:16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enningsanderson</text:p>
          </table:table-cell>
          <table:table-cell office:value-type="string" calcext:value-type="string">
            <text:p>https://github.com/jenningsanderson/Twitter-Evacuation-Patterns</text:p>
          </table:table-cell>
          <table:table-cell office:value-type="string" calcext:value-type="string">
            <text:p>https://github.com/jenningsanderson/Twitter-Evacuation-Patterns/blob/cfac4646bca73453d3ab86edd7704429097defae/GeoJSON/exports/NYJ_Evacuators.geojson</text:p>
          </table:table-cell>
          <table:table-cell office:value-type="string" calcext:value-type="string">
            <text:p>2015-06-02T08:45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enningsanderson</text:p>
          </table:table-cell>
          <table:table-cell office:value-type="string" calcext:value-type="string">
            <text:p>https://github.com/jenningsanderson/Twitter-Evacuation-Patterns</text:p>
          </table:table-cell>
          <table:table-cell office:value-type="string" calcext:value-type="string">
            <text:p>https://github.com/jenningsanderson/Twitter-Evacuation-Patterns/blob/d958fddac9f92bf898bbdd1b127e7f1c547253c9/assets/geojson/frankenstorm_apocalypse_checkins.geojson</text:p>
          </table:table-cell>
          <table:table-cell office:value-type="string" calcext:value-type="string">
            <text:p>2015-07-14T22:02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ieter</text:p>
          </table:table-cell>
          <table:table-cell office:value-type="string" calcext:value-type="string">
            <text:p>https://github.com/jieter/travel-recorder</text:p>
          </table:table-cell>
          <table:table-cell office:value-type="string" calcext:value-type="string">
            <text:p>https://github.com/jieter/travel-recorder/blob/a63dd0fc5695100fb4ee0e6da46835355c15573d/src/site/layers/poi.geojson</text:p>
          </table:table-cell>
          <table:table-cell office:value-type="string" calcext:value-type="string">
            <text:p>2015-06-02T16:57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immyhillis</text:p>
          </table:table-cell>
          <table:table-cell office:value-type="string" calcext:value-type="string">
            <text:p>https://github.com/jimmyhillis/letour-2014</text:p>
          </table:table-cell>
          <table:table-cell office:value-type="string" calcext:value-type="string">
            <text:p>https://github.com/jimmyhillis/letour-2014/blob/bbb7be335aca79b64acc52a662a46fcaf71e1c7d/json/maps/stage-01.geojson</text:p>
          </table:table-cell>
          <table:table-cell office:value-type="string" calcext:value-type="string">
            <text:p>2015-06-02T14:2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immyhillis</text:p>
          </table:table-cell>
          <table:table-cell office:value-type="string" calcext:value-type="string">
            <text:p>https://github.com/jimmyhillis/letour-2014</text:p>
          </table:table-cell>
          <table:table-cell office:value-type="string" calcext:value-type="string">
            <text:p>https://github.com/jimmyhillis/letour-2014/blob/bbb7be335aca79b64acc52a662a46fcaf71e1c7d/json/maps/stage-02.geojson</text:p>
          </table:table-cell>
          <table:table-cell office:value-type="string" calcext:value-type="string">
            <text:p>2015-06-02T14:2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immyhillis</text:p>
          </table:table-cell>
          <table:table-cell office:value-type="string" calcext:value-type="string">
            <text:p>https://github.com/jimmyhillis/letour-2014</text:p>
          </table:table-cell>
          <table:table-cell office:value-type="string" calcext:value-type="string">
            <text:p>https://github.com/jimmyhillis/letour-2014/blob/bbb7be335aca79b64acc52a662a46fcaf71e1c7d/json/maps/stage-03.geojson</text:p>
          </table:table-cell>
          <table:table-cell office:value-type="string" calcext:value-type="string">
            <text:p>2015-06-02T14:2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immyhillis</text:p>
          </table:table-cell>
          <table:table-cell office:value-type="string" calcext:value-type="string">
            <text:p>https://github.com/jimmyhillis/letour-2014</text:p>
          </table:table-cell>
          <table:table-cell office:value-type="string" calcext:value-type="string">
            <text:p>https://github.com/jimmyhillis/letour-2014/blob/bbb7be335aca79b64acc52a662a46fcaf71e1c7d/json/maps/stage-04.geojson</text:p>
          </table:table-cell>
          <table:table-cell office:value-type="string" calcext:value-type="string">
            <text:p>2015-06-02T14:2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immyhillis</text:p>
          </table:table-cell>
          <table:table-cell office:value-type="string" calcext:value-type="string">
            <text:p>https://github.com/jimmyhillis/letour-2014</text:p>
          </table:table-cell>
          <table:table-cell office:value-type="string" calcext:value-type="string">
            <text:p>https://github.com/jimmyhillis/letour-2014/blob/bbb7be335aca79b64acc52a662a46fcaf71e1c7d/json/maps/stage-05.geojson</text:p>
          </table:table-cell>
          <table:table-cell office:value-type="string" calcext:value-type="string">
            <text:p>2015-06-02T14:2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immyhillis</text:p>
          </table:table-cell>
          <table:table-cell office:value-type="string" calcext:value-type="string">
            <text:p>https://github.com/jimmyhillis/letour-2014</text:p>
          </table:table-cell>
          <table:table-cell office:value-type="string" calcext:value-type="string">
            <text:p>https://github.com/jimmyhillis/letour-2014/blob/bbb7be335aca79b64acc52a662a46fcaf71e1c7d/json/maps/stage-06.geojson</text:p>
          </table:table-cell>
          <table:table-cell office:value-type="string" calcext:value-type="string">
            <text:p>2015-06-02T14:2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immyhillis</text:p>
          </table:table-cell>
          <table:table-cell office:value-type="string" calcext:value-type="string">
            <text:p>https://github.com/jimmyhillis/letour-2014</text:p>
          </table:table-cell>
          <table:table-cell office:value-type="string" calcext:value-type="string">
            <text:p>https://github.com/jimmyhillis/letour-2014/blob/bbb7be335aca79b64acc52a662a46fcaf71e1c7d/json/maps/stage-07.geojson</text:p>
          </table:table-cell>
          <table:table-cell office:value-type="string" calcext:value-type="string">
            <text:p>2015-06-02T14:2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immyhillis</text:p>
          </table:table-cell>
          <table:table-cell office:value-type="string" calcext:value-type="string">
            <text:p>https://github.com/jimmyhillis/letour-2014</text:p>
          </table:table-cell>
          <table:table-cell office:value-type="string" calcext:value-type="string">
            <text:p>https://github.com/jimmyhillis/letour-2014/blob/bbb7be335aca79b64acc52a662a46fcaf71e1c7d/json/maps/stage-08.geojson</text:p>
          </table:table-cell>
          <table:table-cell office:value-type="string" calcext:value-type="string">
            <text:p>2015-06-02T14:2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immyhillis</text:p>
          </table:table-cell>
          <table:table-cell office:value-type="string" calcext:value-type="string">
            <text:p>https://github.com/jimmyhillis/letour-2014</text:p>
          </table:table-cell>
          <table:table-cell office:value-type="string" calcext:value-type="string">
            <text:p>https://github.com/jimmyhillis/letour-2014/blob/bbb7be335aca79b64acc52a662a46fcaf71e1c7d/json/maps/stage-09.geojson</text:p>
          </table:table-cell>
          <table:table-cell office:value-type="string" calcext:value-type="string">
            <text:p>2015-06-02T14:2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immyhillis</text:p>
          </table:table-cell>
          <table:table-cell office:value-type="string" calcext:value-type="string">
            <text:p>https://github.com/jimmyhillis/letour-2014</text:p>
          </table:table-cell>
          <table:table-cell office:value-type="string" calcext:value-type="string">
            <text:p>https://github.com/jimmyhillis/letour-2014/blob/bbb7be335aca79b64acc52a662a46fcaf71e1c7d/json/maps/stage-10.geojson</text:p>
          </table:table-cell>
          <table:table-cell office:value-type="string" calcext:value-type="string">
            <text:p>2015-06-02T14:2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immyhillis</text:p>
          </table:table-cell>
          <table:table-cell office:value-type="string" calcext:value-type="string">
            <text:p>https://github.com/jimmyhillis/letour-2014</text:p>
          </table:table-cell>
          <table:table-cell office:value-type="string" calcext:value-type="string">
            <text:p>https://github.com/jimmyhillis/letour-2014/blob/bbb7be335aca79b64acc52a662a46fcaf71e1c7d/json/maps/stage-11.geojson</text:p>
          </table:table-cell>
          <table:table-cell office:value-type="string" calcext:value-type="string">
            <text:p>2015-06-02T14:2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immyhillis</text:p>
          </table:table-cell>
          <table:table-cell office:value-type="string" calcext:value-type="string">
            <text:p>https://github.com/jimmyhillis/letour-2014</text:p>
          </table:table-cell>
          <table:table-cell office:value-type="string" calcext:value-type="string">
            <text:p>https://github.com/jimmyhillis/letour-2014/blob/bbb7be335aca79b64acc52a662a46fcaf71e1c7d/json/maps/stage-12.geojson</text:p>
          </table:table-cell>
          <table:table-cell office:value-type="string" calcext:value-type="string">
            <text:p>2015-06-02T14:2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immyhillis</text:p>
          </table:table-cell>
          <table:table-cell office:value-type="string" calcext:value-type="string">
            <text:p>https://github.com/jimmyhillis/letour-2014</text:p>
          </table:table-cell>
          <table:table-cell office:value-type="string" calcext:value-type="string">
            <text:p>https://github.com/jimmyhillis/letour-2014/blob/bbb7be335aca79b64acc52a662a46fcaf71e1c7d/json/maps/stage-13.geojson</text:p>
          </table:table-cell>
          <table:table-cell office:value-type="string" calcext:value-type="string">
            <text:p>2015-06-02T14:2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immyhillis</text:p>
          </table:table-cell>
          <table:table-cell office:value-type="string" calcext:value-type="string">
            <text:p>https://github.com/jimmyhillis/letour-2014</text:p>
          </table:table-cell>
          <table:table-cell office:value-type="string" calcext:value-type="string">
            <text:p>https://github.com/jimmyhillis/letour-2014/blob/bbb7be335aca79b64acc52a662a46fcaf71e1c7d/json/maps/stage-14.geojson</text:p>
          </table:table-cell>
          <table:table-cell office:value-type="string" calcext:value-type="string">
            <text:p>2015-06-02T14:2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immyhillis</text:p>
          </table:table-cell>
          <table:table-cell office:value-type="string" calcext:value-type="string">
            <text:p>https://github.com/jimmyhillis/letour-2014</text:p>
          </table:table-cell>
          <table:table-cell office:value-type="string" calcext:value-type="string">
            <text:p>https://github.com/jimmyhillis/letour-2014/blob/bbb7be335aca79b64acc52a662a46fcaf71e1c7d/json/maps/stage-15.geojson</text:p>
          </table:table-cell>
          <table:table-cell office:value-type="string" calcext:value-type="string">
            <text:p>2015-06-02T14:2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immyhillis</text:p>
          </table:table-cell>
          <table:table-cell office:value-type="string" calcext:value-type="string">
            <text:p>https://github.com/jimmyhillis/letour-2014</text:p>
          </table:table-cell>
          <table:table-cell office:value-type="string" calcext:value-type="string">
            <text:p>https://github.com/jimmyhillis/letour-2014/blob/bbb7be335aca79b64acc52a662a46fcaf71e1c7d/json/maps/stage-16.geojson</text:p>
          </table:table-cell>
          <table:table-cell office:value-type="string" calcext:value-type="string">
            <text:p>2015-06-02T14:2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immyhillis</text:p>
          </table:table-cell>
          <table:table-cell office:value-type="string" calcext:value-type="string">
            <text:p>https://github.com/jimmyhillis/letour-2014</text:p>
          </table:table-cell>
          <table:table-cell office:value-type="string" calcext:value-type="string">
            <text:p>https://github.com/jimmyhillis/letour-2014/blob/bbb7be335aca79b64acc52a662a46fcaf71e1c7d/json/maps/stage-17.geojson</text:p>
          </table:table-cell>
          <table:table-cell office:value-type="string" calcext:value-type="string">
            <text:p>2015-06-02T14:2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immyhillis</text:p>
          </table:table-cell>
          <table:table-cell office:value-type="string" calcext:value-type="string">
            <text:p>https://github.com/jimmyhillis/letour-2014</text:p>
          </table:table-cell>
          <table:table-cell office:value-type="string" calcext:value-type="string">
            <text:p>https://github.com/jimmyhillis/letour-2014/blob/bbb7be335aca79b64acc52a662a46fcaf71e1c7d/json/maps/stage-20.geojson</text:p>
          </table:table-cell>
          <table:table-cell office:value-type="string" calcext:value-type="string">
            <text:p>2015-06-02T14:2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immyhillis</text:p>
          </table:table-cell>
          <table:table-cell office:value-type="string" calcext:value-type="string">
            <text:p>https://github.com/jimmyhillis/letour-2014</text:p>
          </table:table-cell>
          <table:table-cell office:value-type="string" calcext:value-type="string">
            <text:p>https://github.com/jimmyhillis/letour-2014/blob/bbb7be335aca79b64acc52a662a46fcaf71e1c7d/json/maps/stage-21.geojson</text:p>
          </table:table-cell>
          <table:table-cell office:value-type="string" calcext:value-type="string">
            <text:p>2015-06-02T14:2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iyee</text:p>
          </table:table-cell>
          <table:table-cell office:value-type="string" calcext:value-type="string">
            <text:p>https://github.com/jiyee/Construction-Site-Safty</text:p>
          </table:table-cell>
          <table:table-cell office:value-type="string" calcext:value-type="string">
            <text:p>https://github.com/jiyee/Construction-Site-Safty/blob/b44533a9e10c83025e90669825d6c9c8108efde9/app/www/data/geojson/JB-POINT.geojson</text:p>
          </table:table-cell>
          <table:table-cell office:value-type="string" calcext:value-type="string">
            <text:p>2015-06-03T08:19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nowicki</text:p>
          </table:table-cell>
          <table:table-cell office:value-type="string" calcext:value-type="string">
            <text:p>https://github.com/jnowicki/NoSQL-MongoDB-Testing</text:p>
          </table:table-cell>
          <table:table-cell office:value-type="string" calcext:value-type="string">
            <text:p>https://github.com/jnowicki/NoSQL-MongoDB-Testing/blob/a6d9378eabba28dca712f33cb4fc1f334c1587e8/maps/query1.geojson</text:p>
          </table:table-cell>
          <table:table-cell office:value-type="string" calcext:value-type="string">
            <text:p>2015-06-03T20:57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oakimBrannstrom</text:p>
          </table:table-cell>
          <table:table-cell office:value-type="string" calcext:value-type="string">
            <text:p>https://github.com/JoakimBrannstrom/PowerShell</text:p>
          </table:table-cell>
          <table:table-cell office:value-type="string" calcext:value-type="string">
            <text:p>https://github.com/JoakimBrannstrom/PowerShell/blob/413fd7a44ca791179d032365665b6ffcbad727d6/home.geojson</text:p>
          </table:table-cell>
          <table:table-cell office:value-type="string" calcext:value-type="string">
            <text:p>2015-05-30T22:58:2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oe-xXx</text:p>
          </table:table-cell>
          <table:table-cell office:value-type="string" calcext:value-type="string">
            <text:p>https://github.com/Joe-xXx/gdal</text:p>
          </table:table-cell>
          <table:table-cell office:value-type="string" calcext:value-type="string">
            <text:p>https://github.com/Joe-xXx/gdal/blob/73d0da311fea34f8a6ba9fd74640d0ab74566ce2/autotest/ogr/data/geometrycollection.geojson</text:p>
          </table:table-cell>
          <table:table-cell office:value-type="string" calcext:value-type="string">
            <text:p>2015-05-29T11:46:1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oe-xXx</text:p>
          </table:table-cell>
          <table:table-cell office:value-type="string" calcext:value-type="string">
            <text:p>https://github.com/Joe-xXx/gdal</text:p>
          </table:table-cell>
          <table:table-cell office:value-type="string" calcext:value-type="string">
            <text:p>https://github.com/Joe-xXx/gdal/blob/73d0da311fea34f8a6ba9fd74640d0ab74566ce2/autotest/ogr/data/ogr_geojson_14.geojson</text:p>
          </table:table-cell>
          <table:table-cell office:value-type="string" calcext:value-type="string">
            <text:p>2015-05-29T11:46:1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oebrew</text:p>
          </table:table-cell>
          <table:table-cell office:value-type="string" calcext:value-type="string">
            <text:p>https://github.com/joebrew/uf</text:p>
          </table:table-cell>
          <table:table-cell office:value-type="string" calcext:value-type="string">
            <text:p>https://github.com/joebrew/uf/blob/9e5529f16ee826effe7d2530a0d0402228459582/phc7065/big_data/gnv_crime/zip_df.geojson</text:p>
          </table:table-cell>
          <table:table-cell office:value-type="string" calcext:value-type="string">
            <text:p>2015-06-02T12:40:5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onahadkins</text:p>
          </table:table-cell>
          <table:table-cell office:value-type="string" calcext:value-type="string">
            <text:p>https://github.com/jonahadkins/open-noland-trail</text:p>
          </table:table-cell>
          <table:table-cell office:value-type="string" calcext:value-type="string">
            <text:p>https://github.com/jonahadkins/open-noland-trail/blob/0d27bb189b607fb51c930a2d8d1822028687235c/data/artifacts_in_the_park.geojson</text:p>
          </table:table-cell>
          <table:table-cell office:value-type="string" calcext:value-type="string">
            <text:p>2015-06-02T11:37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onahadkins</text:p>
          </table:table-cell>
          <table:table-cell office:value-type="string" calcext:value-type="string">
            <text:p>https://github.com/jonahadkins/open-noland-trail</text:p>
          </table:table-cell>
          <table:table-cell office:value-type="string" calcext:value-type="string">
            <text:p>https://github.com/jonahadkins/open-noland-trail/blob/0d27bb189b607fb51c930a2d8d1822028687235c/data/fence_gates.geojson</text:p>
          </table:table-cell>
          <table:table-cell office:value-type="string" calcext:value-type="string">
            <text:p>2015-06-02T11:37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onahadkins</text:p>
          </table:table-cell>
          <table:table-cell office:value-type="string" calcext:value-type="string">
            <text:p>https://github.com/jonahadkins/open-noland-trail</text:p>
          </table:table-cell>
          <table:table-cell office:value-type="string" calcext:value-type="string">
            <text:p>https://github.com/jonahadkins/open-noland-trail/blob/0d27bb189b607fb51c930a2d8d1822028687235c/data/monuments.geojson</text:p>
          </table:table-cell>
          <table:table-cell office:value-type="string" calcext:value-type="string">
            <text:p>2015-06-02T11:37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onahadkins</text:p>
          </table:table-cell>
          <table:table-cell office:value-type="string" calcext:value-type="string">
            <text:p>https://github.com/jonahadkins/open-noland-trail</text:p>
          </table:table-cell>
          <table:table-cell office:value-type="string" calcext:value-type="string">
            <text:p>https://github.com/jonahadkins/open-noland-trail/blob/0d27bb189b607fb51c930a2d8d1822028687235c/data/picnic_shelter.geojson</text:p>
          </table:table-cell>
          <table:table-cell office:value-type="string" calcext:value-type="string">
            <text:p>2015-06-02T11:37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onahadkins</text:p>
          </table:table-cell>
          <table:table-cell office:value-type="string" calcext:value-type="string">
            <text:p>https://github.com/jonahadkins/open-noland-trail</text:p>
          </table:table-cell>
          <table:table-cell office:value-type="string" calcext:value-type="string">
            <text:p>https://github.com/jonahadkins/open-noland-trail/blob/0d27bb189b607fb51c930a2d8d1822028687235c/data/portable_restrooms.geojson</text:p>
          </table:table-cell>
          <table:table-cell office:value-type="string" calcext:value-type="string">
            <text:p>2015-06-02T11:37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onahadkins</text:p>
          </table:table-cell>
          <table:table-cell office:value-type="string" calcext:value-type="string">
            <text:p>https://github.com/jonahadkins/open-noland-trail</text:p>
          </table:table-cell>
          <table:table-cell office:value-type="string" calcext:value-type="string">
            <text:p>https://github.com/jonahadkins/open-noland-trail/blob/0d27bb189b607fb51c930a2d8d1822028687235c/data/trail_heads.geojson</text:p>
          </table:table-cell>
          <table:table-cell office:value-type="string" calcext:value-type="string">
            <text:p>2015-06-02T11:38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onahadkins</text:p>
          </table:table-cell>
          <table:table-cell office:value-type="string" calcext:value-type="string">
            <text:p>https://github.com/jonahadkins/open-noland-trail</text:p>
          </table:table-cell>
          <table:table-cell office:value-type="string" calcext:value-type="string">
            <text:p>https://github.com/jonahadkins/open-noland-trail/blob/0d27bb189b607fb51c930a2d8d1822028687235c/data/trail_maps.geojson</text:p>
          </table:table-cell>
          <table:table-cell office:value-type="string" calcext:value-type="string">
            <text:p>2015-06-02T11:38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onahadkins</text:p>
          </table:table-cell>
          <table:table-cell office:value-type="string" calcext:value-type="string">
            <text:p>https://github.com/jonahadkins/open-noland-trail</text:p>
          </table:table-cell>
          <table:table-cell office:value-type="string" calcext:value-type="string">
            <text:p>https://github.com/jonahadkins/open-noland-trail/blob/0d27bb189b607fb51c930a2d8d1822028687235c/data/trail_mile_markers.geojson</text:p>
          </table:table-cell>
          <table:table-cell office:value-type="string" calcext:value-type="string">
            <text:p>2015-06-02T11:38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onahadkins</text:p>
          </table:table-cell>
          <table:table-cell office:value-type="string" calcext:value-type="string">
            <text:p>https://github.com/jonahadkins/open-noland-trail</text:p>
          </table:table-cell>
          <table:table-cell office:value-type="string" calcext:value-type="string">
            <text:p>https://github.com/jonahadkins/open-noland-trail/blob/0d27bb189b607fb51c930a2d8d1822028687235c/data/trashcans.geojson</text:p>
          </table:table-cell>
          <table:table-cell office:value-type="string" calcext:value-type="string">
            <text:p>2015-06-02T11:38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onahadkins</text:p>
          </table:table-cell>
          <table:table-cell office:value-type="string" calcext:value-type="string">
            <text:p>https://github.com/jonahadkins/open-noland-trail</text:p>
          </table:table-cell>
          <table:table-cell office:value-type="string" calcext:value-type="string">
            <text:p>https://github.com/jonahadkins/open-noland-trail/blob/0d27bb189b607fb51c930a2d8d1822028687235c/data/vehicle_gates.geojson</text:p>
          </table:table-cell>
          <table:table-cell office:value-type="string" calcext:value-type="string">
            <text:p>2015-06-02T11:38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onahadkins</text:p>
          </table:table-cell>
          <table:table-cell office:value-type="string" calcext:value-type="string">
            <text:p>https://github.com/jonahadkins/open-noland-trail</text:p>
          </table:table-cell>
          <table:table-cell office:value-type="string" calcext:value-type="string">
            <text:p>https://github.com/jonahadkins/open-noland-trail/blob/0d27bb189b607fb51c930a2d8d1822028687235c/data/water_fountains.geojson</text:p>
          </table:table-cell>
          <table:table-cell office:value-type="string" calcext:value-type="string">
            <text:p>2015-06-02T11:38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onahadkins</text:p>
          </table:table-cell>
          <table:table-cell office:value-type="string" calcext:value-type="string">
            <text:p>https://github.com/jonahadkins/tuurf</text:p>
          </table:table-cell>
          <table:table-cell office:value-type="string" calcext:value-type="string">
            <text:p>https://github.com/jonahadkins/tuurf/blob/8cd5691cfb3fdf9618bc495c3b74b8bae1c16db8/data/test.geojson</text:p>
          </table:table-cell>
          <table:table-cell office:value-type="string" calcext:value-type="string">
            <text:p>2015-06-04T14:38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onasmalacofilho</text:p>
          </table:table-cell>
          <table:table-cell office:value-type="string" calcext:value-type="string">
            <text:p>https://github.com/jonasmalacofilho/map-matching-lab</text:p>
          </table:table-cell>
          <table:table-cell office:value-type="string" calcext:value-type="string">
            <text:p>https://github.com/jonasmalacofilho/map-matching-lab/blob/60ebfe6ede731451816f2a9fd3935f11625c0df4/lab/test/data/alpha/nodes.geojson</text:p>
          </table:table-cell>
          <table:table-cell office:value-type="string" calcext:value-type="string">
            <text:p>2015-06-01T06:58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osacord92</text:p>
          </table:table-cell>
          <table:table-cell office:value-type="string" calcext:value-type="string">
            <text:p>https://github.com/josacord92/SIGProyecto3</text:p>
          </table:table-cell>
          <table:table-cell office:value-type="string" calcext:value-type="string">
            <text:p>https://github.com/josacord92/SIGProyecto3/blob/f19aa20befc1e7d837b2687c4aefbeeaab34887d/Puentes.geojson</text:p>
          </table:table-cell>
          <table:table-cell office:value-type="string" calcext:value-type="string">
            <text:p>2015-06-02T09:48:5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osacord92</text:p>
          </table:table-cell>
          <table:table-cell office:value-type="string" calcext:value-type="string">
            <text:p>https://github.com/josacord92/Tarea10SIGJoseCarlosAlvarezUmana</text:p>
          </table:table-cell>
          <table:table-cell office:value-type="string" calcext:value-type="string">
            <text:p>https://github.com/josacord92/Tarea10SIGJoseCarlosAlvarezUmana/blob/5475860c935899dd7482e1cdf10e2d401ed40c51/SigTarea10/Restaurantes.geojson</text:p>
          </table:table-cell>
          <table:table-cell office:value-type="string" calcext:value-type="string">
            <text:p>2015-06-02T04:55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osacord92</text:p>
          </table:table-cell>
          <table:table-cell office:value-type="string" calcext:value-type="string">
            <text:p>https://github.com/josacord92/Tarea10SIGJoseCarlosAlvarezUmana200967010</text:p>
          </table:table-cell>
          <table:table-cell office:value-type="string" calcext:value-type="string">
            <text:p>https://github.com/josacord92/Tarea10SIGJoseCarlosAlvarezUmana200967010/blob/135cad6a92f0bf9acff7a9a24e941042c74bd367/SigTarea10/Restaurantes.geojson</text:p>
          </table:table-cell>
          <table:table-cell office:value-type="string" calcext:value-type="string">
            <text:p>2015-06-02T04:56:5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osacord92</text:p>
          </table:table-cell>
          <table:table-cell office:value-type="string" calcext:value-type="string">
            <text:p>https://github.com/josacord92/Tarea1SIGJoseCarlosAlvarezUmana200967010</text:p>
          </table:table-cell>
          <table:table-cell office:value-type="string" calcext:value-type="string">
            <text:p>https://github.com/josacord92/Tarea1SIGJoseCarlosAlvarezUmana200967010/blob/5342a37244ae3647729eeb1dd3fea994622ea35a/geojson/puntos/puntos.geojson</text:p>
          </table:table-cell>
          <table:table-cell office:value-type="string" calcext:value-type="string">
            <text:p>2015-06-01T17:36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osacord92</text:p>
          </table:table-cell>
          <table:table-cell office:value-type="string" calcext:value-type="string">
            <text:p>https://github.com/josacord92/Tarea2SIGJoseCarlosAlvarezUmana200967010</text:p>
          </table:table-cell>
          <table:table-cell office:value-type="string" calcext:value-type="string">
            <text:p>https://github.com/josacord92/Tarea2SIGJoseCarlosAlvarezUmana200967010/blob/aedcb89e76b8dce683804777985e3223b08bdf46/geojson/intersecciones/intersecciones.geojson</text:p>
          </table:table-cell>
          <table:table-cell office:value-type="string" calcext:value-type="string">
            <text:p>2015-06-01T17:36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osacord92</text:p>
          </table:table-cell>
          <table:table-cell office:value-type="string" calcext:value-type="string">
            <text:p>https://github.com/josacord92/Tarea2SIGJoseCarlosAlvarezUmana200967010</text:p>
          </table:table-cell>
          <table:table-cell office:value-type="string" calcext:value-type="string">
            <text:p>https://github.com/josacord92/Tarea2SIGJoseCarlosAlvarezUmana200967010/blob/aedcb89e76b8dce683804777985e3223b08bdf46/geojson/paralelas/paralelas.geojson</text:p>
          </table:table-cell>
          <table:table-cell office:value-type="string" calcext:value-type="string">
            <text:p>2015-06-01T17:36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osacord92</text:p>
          </table:table-cell>
          <table:table-cell office:value-type="string" calcext:value-type="string">
            <text:p>https://github.com/josacord92/Tarea2SIGJoseCarlosAlvarezUmana200967010</text:p>
          </table:table-cell>
          <table:table-cell office:value-type="string" calcext:value-type="string">
            <text:p>https://github.com/josacord92/Tarea2SIGJoseCarlosAlvarezUmana200967010/blob/aedcb89e76b8dce683804777985e3223b08bdf46/geojson/puntos/puntos_2_point.geojson</text:p>
          </table:table-cell>
          <table:table-cell office:value-type="string" calcext:value-type="string">
            <text:p>2015-06-01T17:36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privacoba</text:p>
          </table:table-cell>
          <table:table-cell office:value-type="string" calcext:value-type="string">
            <text:p>https://github.com/jprivacoba/Cesium</text:p>
          </table:table-cell>
          <table:table-cell office:value-type="string" calcext:value-type="string">
            <text:p>https://github.com/jprivacoba/Cesium/blob/a7023b47dad1183cb9a24796008e5adf8f8d2921/public/Cesium/Specs/Data/test.geojson</text:p>
          </table:table-cell>
          <table:table-cell office:value-type="string" calcext:value-type="string">
            <text:p>2015-07-28T18:27:4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salata</text:p>
          </table:table-cell>
          <table:table-cell office:value-type="string" calcext:value-type="string">
            <text:p>https://github.com/jsalata/NoSQL</text:p>
          </table:table-cell>
          <table:table-cell office:value-type="string" calcext:value-type="string">
            <text:p>https://github.com/jsalata/NoSQL/blob/73eb298b5912b73d85eff16224a0c42ba2061f49/zapytania/zapytanie1.geojson</text:p>
          </table:table-cell>
          <table:table-cell office:value-type="string" calcext:value-type="string">
            <text:p>2015-06-03T20:46:3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salata</text:p>
          </table:table-cell>
          <table:table-cell office:value-type="string" calcext:value-type="string">
            <text:p>https://github.com/jsalata/NoSQL</text:p>
          </table:table-cell>
          <table:table-cell office:value-type="string" calcext:value-type="string">
            <text:p>https://github.com/jsalata/NoSQL/blob/73eb298b5912b73d85eff16224a0c42ba2061f49/zapytania/zapytanie2.geojson</text:p>
          </table:table-cell>
          <table:table-cell office:value-type="string" calcext:value-type="string">
            <text:p>2015-06-03T20:46:3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salata</text:p>
          </table:table-cell>
          <table:table-cell office:value-type="string" calcext:value-type="string">
            <text:p>https://github.com/jsalata/NoSQL</text:p>
          </table:table-cell>
          <table:table-cell office:value-type="string" calcext:value-type="string">
            <text:p>https://github.com/jsalata/NoSQL/blob/73eb298b5912b73d85eff16224a0c42ba2061f49/zapytania/zapytanie3.geojson</text:p>
          </table:table-cell>
          <table:table-cell office:value-type="string" calcext:value-type="string">
            <text:p>2015-06-03T20:46:3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salata</text:p>
          </table:table-cell>
          <table:table-cell office:value-type="string" calcext:value-type="string">
            <text:p>https://github.com/jsalata/NoSQL</text:p>
          </table:table-cell>
          <table:table-cell office:value-type="string" calcext:value-type="string">
            <text:p>https://github.com/jsalata/NoSQL/blob/73eb298b5912b73d85eff16224a0c42ba2061f49/zapytania/zapytanie5.geojson</text:p>
          </table:table-cell>
          <table:table-cell office:value-type="string" calcext:value-type="string">
            <text:p>2015-06-03T20:46:3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salata</text:p>
          </table:table-cell>
          <table:table-cell office:value-type="string" calcext:value-type="string">
            <text:p>https://github.com/jsalata/NoSQL</text:p>
          </table:table-cell>
          <table:table-cell office:value-type="string" calcext:value-type="string">
            <text:p>https://github.com/jsalata/NoSQL/blob/73eb298b5912b73d85eff16224a0c42ba2061f49/zapytania/zapytanie6.geojson</text:p>
          </table:table-cell>
          <table:table-cell office:value-type="string" calcext:value-type="string">
            <text:p>2015-06-03T20:46:3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seppi</text:p>
          </table:table-cell>
          <table:table-cell office:value-type="string" calcext:value-type="string">
            <text:p>https://github.com/jseppi/koop-geojson-file</text:p>
          </table:table-cell>
          <table:table-cell office:value-type="string" calcext:value-type="string">
            <text:p>https://github.com/jseppi/koop-geojson-file/blob/d39f2fbf2685f130bc421d5a4e994d6b26bc86d9/test/test-file.geojson</text:p>
          </table:table-cell>
          <table:table-cell office:value-type="string" calcext:value-type="string">
            <text:p>2015-06-06T06:25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uanrebolledog</text:p>
          </table:table-cell>
          <table:table-cell office:value-type="string" calcext:value-type="string">
            <text:p>https://github.com/juanrebolledog/entel_ws</text:p>
          </table:table-cell>
          <table:table-cell office:value-type="string" calcext:value-type="string">
            <text:p>https://github.com/juanrebolledog/entel_ws/blob/20ec817707b3df4414cc48c484175c84900bfcc4/public/js/vendor/mapbox.js/examples/example.geojson</text:p>
          </table:table-cell>
          <table:table-cell office:value-type="string" calcext:value-type="string">
            <text:p>2015-06-06T06:58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jungledre</text:p>
          </table:table-cell>
          <table:table-cell office:value-type="string" calcext:value-type="string">
            <text:p>https://github.com/jungledre/work_orbit</text:p>
          </table:table-cell>
          <table:table-cell office:value-type="string" calcext:value-type="string">
            <text:p>https://github.com/jungledre/work_orbit/blob/2af937ad76b89c7809bbfb7487c60f535e2555e4/King_county_link.geojson</text:p>
          </table:table-cell>
          <table:table-cell office:value-type="string" calcext:value-type="string">
            <text:p>2015-06-05T07:5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ahkhang</text:p>
          </table:table-cell>
          <table:table-cell office:value-type="string" calcext:value-type="string">
            <text:p>https://github.com/kahkhang/hyde</text:p>
          </table:table-cell>
          <table:table-cell office:value-type="string" calcext:value-type="string">
            <text:p>https://github.com/kahkhang/hyde/blob/3057a9096481e3e35b624aa6cf765b80b07a4035/public/data/2015ge_grc_opposition.geojson</text:p>
          </table:table-cell>
          <table:table-cell office:value-type="string" calcext:value-type="string">
            <text:p>2015-09-03T10:26:5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altera</text:p>
          </table:table-cell>
          <table:table-cell office:value-type="string" calcext:value-type="string">
            <text:p>https://github.com/kaltera/Udacity-Data-Viz-Project-2</text:p>
          </table:table-cell>
          <table:table-cell office:value-type="string" calcext:value-type="string">
            <text:p>https://github.com/kaltera/Udacity-Data-Viz-Project-2/blob/4aa7696819320033fc6c2d9f9b9810ca02ad8330/London.geojson</text:p>
          </table:table-cell>
          <table:table-cell office:value-type="string" calcext:value-type="string">
            <text:p>2015-09-02T17:40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amataRyo</text:p>
          </table:table-cell>
          <table:table-cell office:value-type="string" calcext:value-type="string">
            <text:p>https://github.com/KamataRyo/my_frontend_apps</text:p>
          </table:table-cell>
          <table:table-cell office:value-type="string" calcext:value-type="string">
            <text:p>https://github.com/KamataRyo/my_frontend_apps/blob/7f5c01a03ed6cce4588617b34cb68b41338d8ab4/np/geojson/NPS_oze.geojson</text:p>
          </table:table-cell>
          <table:table-cell office:value-type="string" calcext:value-type="string">
            <text:p>2015-09-03T09:09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artverket</text:p>
          </table:table-cell>
          <table:table-cell office:value-type="string" calcext:value-type="string">
            <text:p>https://github.com/kartverket/coverage</text:p>
          </table:table-cell>
          <table:table-cell office:value-type="string" calcext:value-type="string">
            <text:p>https://github.com/kartverket/coverage/blob/4396285defb92cba9b415b6584b7505d54266e41/sjo/hovedserie.geojson</text:p>
          </table:table-cell>
          <table:table-cell office:value-type="string" calcext:value-type="string">
            <text:p>2015-09-03T02:23:0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atiRG</text:p>
          </table:table-cell>
          <table:table-cell office:value-type="string" calcext:value-type="string">
            <text:p>https://github.com/KatiRG/ExtremeAttributes</text:p>
          </table:table-cell>
          <table:table-cell office:value-type="string" calcext:value-type="string">
            <text:p>https://github.com/KatiRG/ExtremeAttributes/blob/8d5f5151dd9d692d088fd1fcbd678508cfec33ae/geojson/cities.geojson</text:p>
          </table:table-cell>
          <table:table-cell office:value-type="string" calcext:value-type="string">
            <text:p>2015-06-13T05:28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bsali-data</text:p>
          </table:table-cell>
          <table:table-cell office:value-type="string" calcext:value-type="string">
            <text:p>https://github.com/kbsali-data/gasolineras-espana-data</text:p>
          </table:table-cell>
          <table:table-cell office:value-type="string" calcext:value-type="string">
            <text:p>https://github.com/kbsali-data/gasolineras-espana-data/blob/e362ce4d2590ef0f4fa01e1e992ff1e5f8cd8a33/geojson/latest/BIE.geojson</text:p>
          </table:table-cell>
          <table:table-cell office:value-type="string" calcext:value-type="string">
            <text:p>2015-09-03T03:21:0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bsali-data</text:p>
          </table:table-cell>
          <table:table-cell office:value-type="string" calcext:value-type="string">
            <text:p>https://github.com/kbsali-data/gasolineras-espana-data</text:p>
          </table:table-cell>
          <table:table-cell office:value-type="string" calcext:value-type="string">
            <text:p>https://github.com/kbsali-data/gasolineras-espana-data/blob/e362ce4d2590ef0f4fa01e1e992ff1e5f8cd8a33/geojson/latest/BIO.geojson</text:p>
          </table:table-cell>
          <table:table-cell office:value-type="string" calcext:value-type="string">
            <text:p>2015-09-03T03:21:0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bsali-data</text:p>
          </table:table-cell>
          <table:table-cell office:value-type="string" calcext:value-type="string">
            <text:p>https://github.com/kbsali-data/gasolineras-espana-data</text:p>
          </table:table-cell>
          <table:table-cell office:value-type="string" calcext:value-type="string">
            <text:p>https://github.com/kbsali-data/gasolineras-espana-data/blob/e362ce4d2590ef0f4fa01e1e992ff1e5f8cd8a33/geojson/latest/G95.geojson</text:p>
          </table:table-cell>
          <table:table-cell office:value-type="string" calcext:value-type="string">
            <text:p>2015-09-03T03:21:0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bsali-data</text:p>
          </table:table-cell>
          <table:table-cell office:value-type="string" calcext:value-type="string">
            <text:p>https://github.com/kbsali-data/gasolineras-espana-data</text:p>
          </table:table-cell>
          <table:table-cell office:value-type="string" calcext:value-type="string">
            <text:p>https://github.com/kbsali-data/gasolineras-espana-data/blob/e362ce4d2590ef0f4fa01e1e992ff1e5f8cd8a33/geojson/latest/GLP.geojson</text:p>
          </table:table-cell>
          <table:table-cell office:value-type="string" calcext:value-type="string">
            <text:p>2015-09-03T03:21:0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bsali-data</text:p>
          </table:table-cell>
          <table:table-cell office:value-type="string" calcext:value-type="string">
            <text:p>https://github.com/kbsali-data/gasolineras-espana-data</text:p>
          </table:table-cell>
          <table:table-cell office:value-type="string" calcext:value-type="string">
            <text:p>https://github.com/kbsali-data/gasolineras-espana-data/blob/e362ce4d2590ef0f4fa01e1e992ff1e5f8cd8a33/geojson/latest/GOB.geojson</text:p>
          </table:table-cell>
          <table:table-cell office:value-type="string" calcext:value-type="string">
            <text:p>2015-09-03T03:21:0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bsali-data</text:p>
          </table:table-cell>
          <table:table-cell office:value-type="string" calcext:value-type="string">
            <text:p>https://github.com/kbsali-data/gasolineras-espana-data</text:p>
          </table:table-cell>
          <table:table-cell office:value-type="string" calcext:value-type="string">
            <text:p>https://github.com/kbsali-data/gasolineras-espana-data/blob/e362ce4d2590ef0f4fa01e1e992ff1e5f8cd8a33/geojson/latest/GOC.geojson</text:p>
          </table:table-cell>
          <table:table-cell office:value-type="string" calcext:value-type="string">
            <text:p>2015-09-03T03:21:0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bubnicki</text:p>
          </table:table-cell>
          <table:table-cell office:value-type="string" calcext:value-type="string">
            <text:p>https://github.com/kbubnicki/test</text:p>
          </table:table-cell>
          <table:table-cell office:value-type="string" calcext:value-type="string">
            <text:p>https://github.com/kbubnicki/test/blob/2f54d355a7d659a22fd85cf426916ba760847a7b/trapper/static/storage/reqs/csv2geojson/test/data/degrees.geojson</text:p>
          </table:table-cell>
          <table:table-cell office:value-type="string" calcext:value-type="string">
            <text:p>2015-06-02T23:34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bubnicki</text:p>
          </table:table-cell>
          <table:table-cell office:value-type="string" calcext:value-type="string">
            <text:p>https://github.com/kbubnicki/test</text:p>
          </table:table-cell>
          <table:table-cell office:value-type="string" calcext:value-type="string">
            <text:p>https://github.com/kbubnicki/test/blob/2f54d355a7d659a22fd85cf426916ba760847a7b/trapper/static/storage/reqs/csv2geojson/test/data/includeLatLon.geojson</text:p>
          </table:table-cell>
          <table:table-cell office:value-type="string" calcext:value-type="string">
            <text:p>2015-06-02T23:34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bubnicki</text:p>
          </table:table-cell>
          <table:table-cell office:value-type="string" calcext:value-type="string">
            <text:p>https://github.com/kbubnicki/test</text:p>
          </table:table-cell>
          <table:table-cell office:value-type="string" calcext:value-type="string">
            <text:p>https://github.com/kbubnicki/test/blob/2f54d355a7d659a22fd85cf426916ba760847a7b/trapper/static/storage/reqs/csv2geojson/test/data/line.geojson</text:p>
          </table:table-cell>
          <table:table-cell office:value-type="string" calcext:value-type="string">
            <text:p>2015-06-02T23:34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bubnicki</text:p>
          </table:table-cell>
          <table:table-cell office:value-type="string" calcext:value-type="string">
            <text:p>https://github.com/kbubnicki/test</text:p>
          </table:table-cell>
          <table:table-cell office:value-type="string" calcext:value-type="string">
            <text:p>https://github.com/kbubnicki/test/blob/2f54d355a7d659a22fd85cf426916ba760847a7b/trapper/static/storage/reqs/csv2geojson/test/data/lng.geojson</text:p>
          </table:table-cell>
          <table:table-cell office:value-type="string" calcext:value-type="string">
            <text:p>2015-06-02T23:34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bubnicki</text:p>
          </table:table-cell>
          <table:table-cell office:value-type="string" calcext:value-type="string">
            <text:p>https://github.com/kbubnicki/test</text:p>
          </table:table-cell>
          <table:table-cell office:value-type="string" calcext:value-type="string">
            <text:p>https://github.com/kbubnicki/test/blob/2f54d355a7d659a22fd85cf426916ba760847a7b/trapper/static/storage/reqs/csv2geojson/test/data/polygon.geojson</text:p>
          </table:table-cell>
          <table:table-cell office:value-type="string" calcext:value-type="string">
            <text:p>2015-06-02T23:34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bubnicki</text:p>
          </table:table-cell>
          <table:table-cell office:value-type="string" calcext:value-type="string">
            <text:p>https://github.com/kbubnicki/test</text:p>
          </table:table-cell>
          <table:table-cell office:value-type="string" calcext:value-type="string">
            <text:p>https://github.com/kbubnicki/test/blob/2f54d355a7d659a22fd85cf426916ba760847a7b/trapper/static/storage/reqs/csv2geojson/test/data/simple_space.geojson</text:p>
          </table:table-cell>
          <table:table-cell office:value-type="string" calcext:value-type="string">
            <text:p>2015-06-02T23:34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bubnicki</text:p>
          </table:table-cell>
          <table:table-cell office:value-type="string" calcext:value-type="string">
            <text:p>https://github.com/kbubnicki/test</text:p>
          </table:table-cell>
          <table:table-cell office:value-type="string" calcext:value-type="string">
            <text:p>https://github.com/kbubnicki/test/blob/2f54d355a7d659a22fd85cf426916ba760847a7b/trapper/static/storage/reqs/csv2geojson/test/data/simple.geojson</text:p>
          </table:table-cell>
          <table:table-cell office:value-type="string" calcext:value-type="string">
            <text:p>2015-06-02T23:34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cprashanth</text:p>
          </table:table-cell>
          <table:table-cell office:value-type="string" calcext:value-type="string">
            <text:p>https://github.com/kcprashanth/testmap</text:p>
          </table:table-cell>
          <table:table-cell office:value-type="string" calcext:value-type="string">
            <text:p>https://github.com/kcprashanth/testmap/blob/1b5f3441eea72924ccda61e411e1d6ed0a484737/mapdata1.geojson</text:p>
          </table:table-cell>
          <table:table-cell office:value-type="string" calcext:value-type="string">
            <text:p>2015-06-02T18:21:5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enef</text:p>
          </table:table-cell>
          <table:table-cell office:value-type="string" calcext:value-type="string">
            <text:p>https://github.com/kenef/ASF-Map</text:p>
          </table:table-cell>
          <table:table-cell office:value-type="string" calcext:value-type="string">
            <text:p>https://github.com/kenef/ASF-Map/blob/8d5288b72c3c2ad55becd6163fc26094de85fee5/GeoJSON.tm2/GeoJSON.geojson</text:p>
          </table:table-cell>
          <table:table-cell office:value-type="string" calcext:value-type="string">
            <text:p>2015-09-03T03:25:1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eum</text:p>
          </table:table-cell>
          <table:table-cell office:value-type="string" calcext:value-type="string">
            <text:p>https://github.com/keum/data_display</text:p>
          </table:table-cell>
          <table:table-cell office:value-type="string" calcext:value-type="string">
            <text:p>https://github.com/keum/data_display/blob/8bfdf45af27df0abedb49c4bbc67f10705107dcd/cso_test_file.geojson</text:p>
          </table:table-cell>
          <table:table-cell office:value-type="string" calcext:value-type="string">
            <text:p>2015-09-03T23:45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eyMaker13</text:p>
          </table:table-cell>
          <table:table-cell office:value-type="string" calcext:value-type="string">
            <text:p>https://github.com/KeyMaker13/3dmusicmap</text:p>
          </table:table-cell>
          <table:table-cell office:value-type="string" calcext:value-type="string">
            <text:p>https://github.com/KeyMaker13/3dmusicmap/blob/a6b398730a74a3381cd51a4473b14db24cc69048/Specs/Data/test.geojson</text:p>
          </table:table-cell>
          <table:table-cell office:value-type="string" calcext:value-type="string">
            <text:p>2015-06-13T08:06:0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gryte</text:p>
          </table:table-cell>
          <table:table-cell office:value-type="string" calcext:value-type="string">
            <text:p>https://github.com/kgryte/gists</text:p>
          </table:table-cell>
          <table:table-cell office:value-type="string" calcext:value-type="string">
            <text:p>https://github.com/kgryte/gists/blob/228b666664dea0f8785a9d967c52ff0b2d8f2acb/d3/maps/places/data/data.geojson</text:p>
          </table:table-cell>
          <table:table-cell office:value-type="string" calcext:value-type="string">
            <text:p>2015-05-30T20:43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h3rxu5</text:p>
          </table:table-cell>
          <table:table-cell office:value-type="string" calcext:value-type="string">
            <text:p>https://github.com/kh3rxu5/cesium-gis</text:p>
          </table:table-cell>
          <table:table-cell office:value-type="string" calcext:value-type="string">
            <text:p>https://github.com/kh3rxu5/cesium-gis/blob/9b05936e15b04ae2b591829c28481b6e43bd9f5a/cesium/Specs/Data/test.geojson</text:p>
          </table:table-cell>
          <table:table-cell office:value-type="string" calcext:value-type="string">
            <text:p>2015-06-02T10:09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hinz</text:p>
          </table:table-cell>
          <table:table-cell office:value-type="string" calcext:value-type="string">
            <text:p>https://github.com/khinz/MongoDB</text:p>
          </table:table-cell>
          <table:table-cell office:value-type="string" calcext:value-type="string">
            <text:p>https://github.com/khinz/MongoDB/blob/fbf1ac2ac7b4a44f9720ae22ecc18364df6d21a1/miasta.geojson</text:p>
          </table:table-cell>
          <table:table-cell office:value-type="string" calcext:value-type="string">
            <text:p>2015-06-04T08:33:2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ingye</text:p>
          </table:table-cell>
          <table:table-cell office:value-type="string" calcext:value-type="string">
            <text:p>https://github.com/kingye/ipatrol</text:p>
          </table:table-cell>
          <table:table-cell office:value-type="string" calcext:value-type="string">
            <text:p>https://github.com/kingye/ipatrol/blob/762571bd8bbe09309255238b460a7590d74fce0d/src/test/resources/testdata/area/nanjing/gulou/gulou_2.geojson</text:p>
          </table:table-cell>
          <table:table-cell office:value-type="string" calcext:value-type="string">
            <text:p>2015-06-04T05:55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ingye</text:p>
          </table:table-cell>
          <table:table-cell office:value-type="string" calcext:value-type="string">
            <text:p>https://github.com/kingye/ipatrol</text:p>
          </table:table-cell>
          <table:table-cell office:value-type="string" calcext:value-type="string">
            <text:p>https://github.com/kingye/ipatrol/blob/762571bd8bbe09309255238b460a7590d74fce0d/src/test/resources/testdata/area/nanjing/gulou/gulou_3.geojson</text:p>
          </table:table-cell>
          <table:table-cell office:value-type="string" calcext:value-type="string">
            <text:p>2015-06-04T05:55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ingye</text:p>
          </table:table-cell>
          <table:table-cell office:value-type="string" calcext:value-type="string">
            <text:p>https://github.com/kingye/ipatrol</text:p>
          </table:table-cell>
          <table:table-cell office:value-type="string" calcext:value-type="string">
            <text:p>https://github.com/kingye/ipatrol/blob/762571bd8bbe09309255238b460a7590d74fce0d/src/test/resources/testdata/area/nanjing/gulou/gulou_4.geojson</text:p>
          </table:table-cell>
          <table:table-cell office:value-type="string" calcext:value-type="string">
            <text:p>2015-06-04T05:55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ingye</text:p>
          </table:table-cell>
          <table:table-cell office:value-type="string" calcext:value-type="string">
            <text:p>https://github.com/kingye/ipatrol</text:p>
          </table:table-cell>
          <table:table-cell office:value-type="string" calcext:value-type="string">
            <text:p>https://github.com/kingye/ipatrol/blob/762571bd8bbe09309255238b460a7590d74fce0d/src/test/resources/testdata/area/nanjing/jiangning/jiangning_1.geojson</text:p>
          </table:table-cell>
          <table:table-cell office:value-type="string" calcext:value-type="string">
            <text:p>2015-06-04T05:55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ingye</text:p>
          </table:table-cell>
          <table:table-cell office:value-type="string" calcext:value-type="string">
            <text:p>https://github.com/kingye/ipatrol</text:p>
          </table:table-cell>
          <table:table-cell office:value-type="string" calcext:value-type="string">
            <text:p>https://github.com/kingye/ipatrol/blob/762571bd8bbe09309255238b460a7590d74fce0d/src/test/resources/testdata/area/nanjing/jiangning/jiangning_2.geojson</text:p>
          </table:table-cell>
          <table:table-cell office:value-type="string" calcext:value-type="string">
            <text:p>2015-06-04T05:55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ingye</text:p>
          </table:table-cell>
          <table:table-cell office:value-type="string" calcext:value-type="string">
            <text:p>https://github.com/kingye/ipatrol</text:p>
          </table:table-cell>
          <table:table-cell office:value-type="string" calcext:value-type="string">
            <text:p>https://github.com/kingye/ipatrol/blob/762571bd8bbe09309255238b460a7590d74fce0d/src/test/resources/testdata/area/nanjing/jiangning/jiangning_3.geojson</text:p>
          </table:table-cell>
          <table:table-cell office:value-type="string" calcext:value-type="string">
            <text:p>2015-06-04T05:55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ingye</text:p>
          </table:table-cell>
          <table:table-cell office:value-type="string" calcext:value-type="string">
            <text:p>https://github.com/kingye/ipatrol</text:p>
          </table:table-cell>
          <table:table-cell office:value-type="string" calcext:value-type="string">
            <text:p>https://github.com/kingye/ipatrol/blob/762571bd8bbe09309255238b460a7590d74fce0d/src/test/resources/testdata/area/nanjing/jiangning/jiangning_4.geojson</text:p>
          </table:table-cell>
          <table:table-cell office:value-type="string" calcext:value-type="string">
            <text:p>2015-06-04T05:55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ingye</text:p>
          </table:table-cell>
          <table:table-cell office:value-type="string" calcext:value-type="string">
            <text:p>https://github.com/kingye/ipatrol</text:p>
          </table:table-cell>
          <table:table-cell office:value-type="string" calcext:value-type="string">
            <text:p>https://github.com/kingye/ipatrol/blob/762571bd8bbe09309255238b460a7590d74fce0d/src/test/resources/testdata/area/nanjing/jianye/jianye_3.geojson</text:p>
          </table:table-cell>
          <table:table-cell office:value-type="string" calcext:value-type="string">
            <text:p>2015-06-04T05:55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ingye</text:p>
          </table:table-cell>
          <table:table-cell office:value-type="string" calcext:value-type="string">
            <text:p>https://github.com/kingye/ipatrol</text:p>
          </table:table-cell>
          <table:table-cell office:value-type="string" calcext:value-type="string">
            <text:p>https://github.com/kingye/ipatrol/blob/762571bd8bbe09309255238b460a7590d74fce0d/src/test/resources/testdata/area/nanjing/jianye/jianye_4.geojson</text:p>
          </table:table-cell>
          <table:table-cell office:value-type="string" calcext:value-type="string">
            <text:p>2015-06-04T05:55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ingye</text:p>
          </table:table-cell>
          <table:table-cell office:value-type="string" calcext:value-type="string">
            <text:p>https://github.com/kingye/ipatrol</text:p>
          </table:table-cell>
          <table:table-cell office:value-type="string" calcext:value-type="string">
            <text:p>https://github.com/kingye/ipatrol/blob/762571bd8bbe09309255238b460a7590d74fce0d/src/test/resources/testdata/area/nanjing/jianye/jianye_5.geojson</text:p>
          </table:table-cell>
          <table:table-cell office:value-type="string" calcext:value-type="string">
            <text:p>2015-06-04T05:55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ingye</text:p>
          </table:table-cell>
          <table:table-cell office:value-type="string" calcext:value-type="string">
            <text:p>https://github.com/kingye/ipatrol</text:p>
          </table:table-cell>
          <table:table-cell office:value-type="string" calcext:value-type="string">
            <text:p>https://github.com/kingye/ipatrol/blob/762571bd8bbe09309255238b460a7590d74fce0d/src/test/resources/testdata/area/nanjing/qinhuai/qinhuai_1.geojson</text:p>
          </table:table-cell>
          <table:table-cell office:value-type="string" calcext:value-type="string">
            <text:p>2015-06-04T05:55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ingye</text:p>
          </table:table-cell>
          <table:table-cell office:value-type="string" calcext:value-type="string">
            <text:p>https://github.com/kingye/ipatrol</text:p>
          </table:table-cell>
          <table:table-cell office:value-type="string" calcext:value-type="string">
            <text:p>https://github.com/kingye/ipatrol/blob/762571bd8bbe09309255238b460a7590d74fce0d/src/test/resources/testdata/area/nanjing/qinhuai/qinhuai_2.geojson</text:p>
          </table:table-cell>
          <table:table-cell office:value-type="string" calcext:value-type="string">
            <text:p>2015-06-04T05:55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ingye</text:p>
          </table:table-cell>
          <table:table-cell office:value-type="string" calcext:value-type="string">
            <text:p>https://github.com/kingye/ipatrol</text:p>
          </table:table-cell>
          <table:table-cell office:value-type="string" calcext:value-type="string">
            <text:p>https://github.com/kingye/ipatrol/blob/762571bd8bbe09309255238b460a7590d74fce0d/src/test/resources/testdata/area/nanjing/qinhuai/qinhuai_5.geojson</text:p>
          </table:table-cell>
          <table:table-cell office:value-type="string" calcext:value-type="string">
            <text:p>2015-06-04T05:55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ingye</text:p>
          </table:table-cell>
          <table:table-cell office:value-type="string" calcext:value-type="string">
            <text:p>https://github.com/kingye/ipatrol</text:p>
          </table:table-cell>
          <table:table-cell office:value-type="string" calcext:value-type="string">
            <text:p>https://github.com/kingye/ipatrol/blob/762571bd8bbe09309255238b460a7590d74fce0d/src/test/resources/testdata/area/nanjing/qixia/qixia_1.geojson</text:p>
          </table:table-cell>
          <table:table-cell office:value-type="string" calcext:value-type="string">
            <text:p>2015-06-04T05:55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ingye</text:p>
          </table:table-cell>
          <table:table-cell office:value-type="string" calcext:value-type="string">
            <text:p>https://github.com/kingye/ipatrol</text:p>
          </table:table-cell>
          <table:table-cell office:value-type="string" calcext:value-type="string">
            <text:p>https://github.com/kingye/ipatrol/blob/762571bd8bbe09309255238b460a7590d74fce0d/src/test/resources/testdata/area/nanjing/qixia/qixia_3.geojson</text:p>
          </table:table-cell>
          <table:table-cell office:value-type="string" calcext:value-type="string">
            <text:p>2015-06-04T05:55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ingye</text:p>
          </table:table-cell>
          <table:table-cell office:value-type="string" calcext:value-type="string">
            <text:p>https://github.com/kingye/ipatrol</text:p>
          </table:table-cell>
          <table:table-cell office:value-type="string" calcext:value-type="string">
            <text:p>https://github.com/kingye/ipatrol/blob/762571bd8bbe09309255238b460a7590d74fce0d/src/test/resources/testdata/area/nanjing/qixia/qixia_4.geojson</text:p>
          </table:table-cell>
          <table:table-cell office:value-type="string" calcext:value-type="string">
            <text:p>2015-06-04T05:55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ingye</text:p>
          </table:table-cell>
          <table:table-cell office:value-type="string" calcext:value-type="string">
            <text:p>https://github.com/kingye/ipatrol</text:p>
          </table:table-cell>
          <table:table-cell office:value-type="string" calcext:value-type="string">
            <text:p>https://github.com/kingye/ipatrol/blob/762571bd8bbe09309255238b460a7590d74fce0d/src/test/resources/testdata/area/nanjing/xuanwu/xuanwu_1.geojson</text:p>
          </table:table-cell>
          <table:table-cell office:value-type="string" calcext:value-type="string">
            <text:p>2015-06-04T05:55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ingye</text:p>
          </table:table-cell>
          <table:table-cell office:value-type="string" calcext:value-type="string">
            <text:p>https://github.com/kingye/ipatrol</text:p>
          </table:table-cell>
          <table:table-cell office:value-type="string" calcext:value-type="string">
            <text:p>https://github.com/kingye/ipatrol/blob/762571bd8bbe09309255238b460a7590d74fce0d/src/test/resources/testdata/area/nanjing/xuanwu/xuanwu_4.geojson</text:p>
          </table:table-cell>
          <table:table-cell office:value-type="string" calcext:value-type="string">
            <text:p>2015-06-04T05:55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ingye</text:p>
          </table:table-cell>
          <table:table-cell office:value-type="string" calcext:value-type="string">
            <text:p>https://github.com/kingye/ipatrol</text:p>
          </table:table-cell>
          <table:table-cell office:value-type="string" calcext:value-type="string">
            <text:p>https://github.com/kingye/ipatrol/blob/762571bd8bbe09309255238b460a7590d74fce0d/src/test/resources/testdata/area/nanjing/xuanwu/xuanwu_5.geojson</text:p>
          </table:table-cell>
          <table:table-cell office:value-type="string" calcext:value-type="string">
            <text:p>2015-06-04T05:55:0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iranp11</text:p>
          </table:table-cell>
          <table:table-cell office:value-type="string" calcext:value-type="string">
            <text:p>https://github.com/kiranp11/dotfiles</text:p>
          </table:table-cell>
          <table:table-cell office:value-type="string" calcext:value-type="string">
            <text:p>https://github.com/kiranp11/dotfiles/blob/3291f6f67158a618d5d854dfbaec5438f8a54845/world.geojson</text:p>
          </table:table-cell>
          <table:table-cell office:value-type="string" calcext:value-type="string">
            <text:p>2015-05-28T11:46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knaveenkumar</text:p>
          </table:table-cell>
          <table:table-cell office:value-type="string" calcext:value-type="string">
            <text:p>https://github.com/kknaveenkumar/AlumniMaps</text:p>
          </table:table-cell>
          <table:table-cell office:value-type="string" calcext:value-type="string">
            <text:p>https://github.com/kknaveenkumar/AlumniMaps/blob/6c64bc190bc64aed8996ce94988cab8c19f9f011/WebContent/map.geojson</text:p>
          </table:table-cell>
          <table:table-cell office:value-type="string" calcext:value-type="string">
            <text:p>2015-06-01T22:59:0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latoszewski</text:p>
          </table:table-cell>
          <table:table-cell office:value-type="string" calcext:value-type="string">
            <text:p>https://github.com/klatoszewski/nosql</text:p>
          </table:table-cell>
          <table:table-cell office:value-type="string" calcext:value-type="string">
            <text:p>https://github.com/klatoszewski/nosql/blob/8b34aaa9d0cca91d7511bbcca421a80d3f84d428/Zapytanie1.geojson</text:p>
          </table:table-cell>
          <table:table-cell office:value-type="string" calcext:value-type="string">
            <text:p>2015-06-03T20:12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latoszewski</text:p>
          </table:table-cell>
          <table:table-cell office:value-type="string" calcext:value-type="string">
            <text:p>https://github.com/klatoszewski/nosql</text:p>
          </table:table-cell>
          <table:table-cell office:value-type="string" calcext:value-type="string">
            <text:p>https://github.com/klatoszewski/nosql/blob/8b34aaa9d0cca91d7511bbcca421a80d3f84d428/Zapytanie3.geojson</text:p>
          </table:table-cell>
          <table:table-cell office:value-type="string" calcext:value-type="string">
            <text:p>2015-06-03T20:12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latoszewski</text:p>
          </table:table-cell>
          <table:table-cell office:value-type="string" calcext:value-type="string">
            <text:p>https://github.com/klatoszewski/nosql</text:p>
          </table:table-cell>
          <table:table-cell office:value-type="string" calcext:value-type="string">
            <text:p>https://github.com/klatoszewski/nosql/blob/8b34aaa9d0cca91d7511bbcca421a80d3f84d428/Zapytanie4.geojson</text:p>
          </table:table-cell>
          <table:table-cell office:value-type="string" calcext:value-type="string">
            <text:p>2015-06-03T20:12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oansys</text:p>
          </table:table-cell>
          <table:table-cell office:value-type="string" calcext:value-type="string">
            <text:p>https://github.com/koansys/iearth</text:p>
          </table:table-cell>
          <table:table-cell office:value-type="string" calcext:value-type="string">
            <text:p>https://github.com/koansys/iearth/blob/43a7cdf375bf145099cd9efd17b46beec2054295/Cesium-1.1/Specs/Data/test.geojson</text:p>
          </table:table-cell>
          <table:table-cell office:value-type="string" calcext:value-type="string">
            <text:p>2015-06-03T03:41:4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oelnAPI</text:p>
          </table:table-cell>
          <table:table-cell office:value-type="string" calcext:value-type="string">
            <text:p>https://github.com/KoelnAPI/data</text:p>
          </table:table-cell>
          <table:table-cell office:value-type="string" calcext:value-type="string">
            <text:p>https://github.com/KoelnAPI/data/blob/f7d4c198bfdea6fa2360e3c82256d1ccdfaf1115/data/geo-base/osm-pois/amenity/amenity_car_rental.geojson</text:p>
          </table:table-cell>
          <table:table-cell office:value-type="string" calcext:value-type="string">
            <text:p>2015-05-31T00:4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oelnAPI</text:p>
          </table:table-cell>
          <table:table-cell office:value-type="string" calcext:value-type="string">
            <text:p>https://github.com/KoelnAPI/data</text:p>
          </table:table-cell>
          <table:table-cell office:value-type="string" calcext:value-type="string">
            <text:p>https://github.com/KoelnAPI/data/blob/f7d4c198bfdea6fa2360e3c82256d1ccdfaf1115/data/geo-base/osm-pois/amenity/amenity_charging_station.geojson</text:p>
          </table:table-cell>
          <table:table-cell office:value-type="string" calcext:value-type="string">
            <text:p>2015-05-31T00:4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oelnAPI</text:p>
          </table:table-cell>
          <table:table-cell office:value-type="string" calcext:value-type="string">
            <text:p>https://github.com/KoelnAPI/data</text:p>
          </table:table-cell>
          <table:table-cell office:value-type="string" calcext:value-type="string">
            <text:p>https://github.com/KoelnAPI/data/blob/f7d4c198bfdea6fa2360e3c82256d1ccdfaf1115/data/geo-base/osm-pois/amenity/amenity_fountain.geojson</text:p>
          </table:table-cell>
          <table:table-cell office:value-type="string" calcext:value-type="string">
            <text:p>2015-05-31T00:4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oelnAPI</text:p>
          </table:table-cell>
          <table:table-cell office:value-type="string" calcext:value-type="string">
            <text:p>https://github.com/KoelnAPI/data</text:p>
          </table:table-cell>
          <table:table-cell office:value-type="string" calcext:value-type="string">
            <text:p>https://github.com/KoelnAPI/data/blob/f7d4c198bfdea6fa2360e3c82256d1ccdfaf1115/data/geo-base/osm-pois/amenity/amenity_hunting_stand.geojson</text:p>
          </table:table-cell>
          <table:table-cell office:value-type="string" calcext:value-type="string">
            <text:p>2015-05-31T00:4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oelnAPI</text:p>
          </table:table-cell>
          <table:table-cell office:value-type="string" calcext:value-type="string">
            <text:p>https://github.com/KoelnAPI/data</text:p>
          </table:table-cell>
          <table:table-cell office:value-type="string" calcext:value-type="string">
            <text:p>https://github.com/KoelnAPI/data/blob/f7d4c198bfdea6fa2360e3c82256d1ccdfaf1115/data/geo-base/osm-pois/amenity/amenity_parking_entrance.geojson</text:p>
          </table:table-cell>
          <table:table-cell office:value-type="string" calcext:value-type="string">
            <text:p>2015-05-31T00:4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oelnAPI</text:p>
          </table:table-cell>
          <table:table-cell office:value-type="string" calcext:value-type="string">
            <text:p>https://github.com/KoelnAPI/data</text:p>
          </table:table-cell>
          <table:table-cell office:value-type="string" calcext:value-type="string">
            <text:p>https://github.com/KoelnAPI/data/blob/f7d4c198bfdea6fa2360e3c82256d1ccdfaf1115/data/geo-base/osm-pois/amenity/amenity_post_office.geojson</text:p>
          </table:table-cell>
          <table:table-cell office:value-type="string" calcext:value-type="string">
            <text:p>2015-05-31T00:4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oelnAPI</text:p>
          </table:table-cell>
          <table:table-cell office:value-type="string" calcext:value-type="string">
            <text:p>https://github.com/KoelnAPI/data</text:p>
          </table:table-cell>
          <table:table-cell office:value-type="string" calcext:value-type="string">
            <text:p>https://github.com/KoelnAPI/data/blob/f7d4c198bfdea6fa2360e3c82256d1ccdfaf1115/data/geo-base/osm-pois/amenity/amenity_recycling.geojson</text:p>
          </table:table-cell>
          <table:table-cell office:value-type="string" calcext:value-type="string">
            <text:p>2015-05-31T00:4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oelnAPI</text:p>
          </table:table-cell>
          <table:table-cell office:value-type="string" calcext:value-type="string">
            <text:p>https://github.com/KoelnAPI/data</text:p>
          </table:table-cell>
          <table:table-cell office:value-type="string" calcext:value-type="string">
            <text:p>https://github.com/KoelnAPI/data/blob/f7d4c198bfdea6fa2360e3c82256d1ccdfaf1115/data/geo-base/osm-pois/amenity/amenity_taxi.geojson</text:p>
          </table:table-cell>
          <table:table-cell office:value-type="string" calcext:value-type="string">
            <text:p>2015-05-31T00:4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oelnAPI</text:p>
          </table:table-cell>
          <table:table-cell office:value-type="string" calcext:value-type="string">
            <text:p>https://github.com/KoelnAPI/data</text:p>
          </table:table-cell>
          <table:table-cell office:value-type="string" calcext:value-type="string">
            <text:p>https://github.com/KoelnAPI/data/blob/f7d4c198bfdea6fa2360e3c82256d1ccdfaf1115/data/geo-base/osm-pois/amenity/amenity_telephone.geojson</text:p>
          </table:table-cell>
          <table:table-cell office:value-type="string" calcext:value-type="string">
            <text:p>2015-05-31T00:4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olszer</text:p>
          </table:table-cell>
          <table:table-cell office:value-type="string" calcext:value-type="string">
            <text:p>https://github.com/kolszer/geojson</text:p>
          </table:table-cell>
          <table:table-cell office:value-type="string" calcext:value-type="string">
            <text:p>https://github.com/kolszer/geojson/blob/a85b1693ed766554ba41ca3232f491f9cec38442/5.geojson</text:p>
          </table:table-cell>
          <table:table-cell office:value-type="string" calcext:value-type="string">
            <text:p>2015-06-04T08:35:5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ousu</text:p>
          </table:table-cell>
          <table:table-cell office:value-type="string" calcext:value-type="string">
            <text:p>https://github.com/kousu/modex</text:p>
          </table:table-cell>
          <table:table-cell office:value-type="string" calcext:value-type="string">
            <text:p>https://github.com/kousu/modex/blob/37bc8e0d13a7ba9e28b4f770e468bfe4c2365f6e/assets/maps/meatplants_test.geojson</text:p>
          </table:table-cell>
          <table:table-cell office:value-type="string" calcext:value-type="string">
            <text:p>2015-06-01T13:47:4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pennell</text:p>
          </table:table-cell>
          <table:table-cell office:value-type="string" calcext:value-type="string">
            <text:p>https://github.com/kpennell/oaxacahikingmap</text:p>
          </table:table-cell>
          <table:table-cell office:value-type="string" calcext:value-type="string">
            <text:p>https://github.com/kpennell/oaxacahikingmap/blob/7e04464f91f2cc3fe704dfe618b897fb8214bd9c/data/cafes.geojson</text:p>
          </table:table-cell>
          <table:table-cell office:value-type="string" calcext:value-type="string">
            <text:p>2015-06-01T08:58:3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ring-browserswarm</text:p>
          </table:table-cell>
          <table:table-cell office:value-type="string" calcext:value-type="string">
            <text:p>https://github.com/kring-browserswarm/cesium2</text:p>
          </table:table-cell>
          <table:table-cell office:value-type="string" calcext:value-type="string">
            <text:p>https://github.com/kring-browserswarm/cesium2/blob/4cd40e8cbbe42ca405f8e91716d32b8d9af4c076/Specs/Data/test.geojson</text:p>
          </table:table-cell>
          <table:table-cell office:value-type="string" calcext:value-type="string">
            <text:p>2015-05-31T13:04:0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ristjanjansen</text:p>
          </table:table-cell>
          <table:table-cell office:value-type="string" calcext:value-type="string">
            <text:p>https://github.com/kristjanjansen/kuressaare</text:p>
          </table:table-cell>
          <table:table-cell office:value-type="string" calcext:value-type="string">
            <text:p>https://github.com/kristjanjansen/kuressaare/blob/1a7fb4d5446e347675d314d50ebfec9690d8ad26/data/out/geojson/historic_photos.geojson</text:p>
          </table:table-cell>
          <table:table-cell office:value-type="string" calcext:value-type="string">
            <text:p>2015-05-31T06:45:3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scanne</text:p>
          </table:table-cell>
          <table:table-cell office:value-type="string" calcext:value-type="string">
            <text:p>https://github.com/kscanne/itweets-geodata</text:p>
          </table:table-cell>
          <table:table-cell office:value-type="string" calcext:value-type="string">
            <text:p>https://github.com/kscanne/itweets-geodata/blob/ed0cb5bc656e711970302a077ffc5769ae2785ec/wagner/eire.geojson</text:p>
          </table:table-cell>
          <table:table-cell office:value-type="string" calcext:value-type="string">
            <text:p>2015-06-01T09:14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urohune538</text:p>
          </table:table-cell>
          <table:table-cell office:value-type="string" calcext:value-type="string">
            <text:p>https://github.com/kurohune538/cesium-practice</text:p>
          </table:table-cell>
          <table:table-cell office:value-type="string" calcext:value-type="string">
            <text:p>https://github.com/kurohune538/cesium-practice/blob/8af3a766284d7d5848fa07884be93d32795378b9/Cesium-1.9/Specs/Data/test.geojson</text:p>
          </table:table-cell>
          <table:table-cell office:value-type="string" calcext:value-type="string">
            <text:p>2015-06-06T06:40:3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woxer</text:p>
          </table:table-cell>
          <table:table-cell office:value-type="string" calcext:value-type="string">
            <text:p>https://github.com/kwoxer/Arda-Maps</text:p>
          </table:table-cell>
          <table:table-cell office:value-type="string" calcext:value-type="string">
            <text:p>https://github.com/kwoxer/Arda-Maps/blob/0e19c05e522fdde47b4f3ab9578f0e6ab6b90612/QGIS/third%20age/arda3/point_place.geojson</text:p>
          </table:table-cell>
          <table:table-cell office:value-type="string" calcext:value-type="string">
            <text:p>2015-08-19T09:00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woxer</text:p>
          </table:table-cell>
          <table:table-cell office:value-type="string" calcext:value-type="string">
            <text:p>https://github.com/kwoxer/Arda-Maps</text:p>
          </table:table-cell>
          <table:table-cell office:value-type="string" calcext:value-type="string">
            <text:p>https://github.com/kwoxer/Arda-Maps/blob/0e19c05e522fdde47b4f3ab9578f0e6ab6b90612/QGIS/third%20age/arda3/point_timeline.geojson</text:p>
          </table:table-cell>
          <table:table-cell office:value-type="string" calcext:value-type="string">
            <text:p>2015-08-19T09:00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kyspy</text:p>
          </table:table-cell>
          <table:table-cell office:value-type="string" calcext:value-type="string">
            <text:p>https://github.com/kyspy/july-4</text:p>
          </table:table-cell>
          <table:table-cell office:value-type="string" calcext:value-type="string">
            <text:p>https://github.com/kyspy/july-4/blob/231d0f32c4e376dc34e964d3f31d2b989610fcdd/Specs/Data/test.geojson</text:p>
          </table:table-cell>
          <table:table-cell office:value-type="string" calcext:value-type="string">
            <text:p>2015-07-07T18:43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argelymfs</text:p>
          </table:table-cell>
          <table:table-cell office:value-type="string" calcext:value-type="string">
            <text:p>https://github.com/largelymfs/IPMap</text:p>
          </table:table-cell>
          <table:table-cell office:value-type="string" calcext:value-type="string">
            <text:p>https://github.com/largelymfs/IPMap/blob/42fccac57685f429f71df988b7487d6297fa3b82/test2.geojson</text:p>
          </table:table-cell>
          <table:table-cell office:value-type="string" calcext:value-type="string">
            <text:p>2015-06-04T01:32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arsbutler</text:p>
          </table:table-cell>
          <table:table-cell office:value-type="string" calcext:value-type="string">
            <text:p>https://github.com/larsbutler/scratchpad</text:p>
          </table:table-cell>
          <table:table-cell office:value-type="string" calcext:value-type="string">
            <text:p>https://github.com/larsbutler/scratchpad/blob/0f67b413f3d65bdcfe40255afcafcec610527865/feature_test.geojson</text:p>
          </table:table-cell>
          <table:table-cell office:value-type="string" calcext:value-type="string">
            <text:p>2015-05-31T02:32:5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arskotthoff</text:p>
          </table:table-cell>
          <table:table-cell office:value-type="string" calcext:value-type="string">
            <text:p>https://github.com/larskotthoff/v-usd</text:p>
          </table:table-cell>
          <table:table-cell office:value-type="string" calcext:value-type="string">
            <text:p>https://github.com/larskotthoff/v-usd/blob/9c7db8aebb62a75a5108e118e1eda1e7d10bb380/cables.geojson</text:p>
          </table:table-cell>
          <table:table-cell office:value-type="string" calcext:value-type="string">
            <text:p>2015-05-29T09:53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ekiert</text:p>
          </table:table-cell>
          <table:table-cell office:value-type="string" calcext:value-type="string">
            <text:p>https://github.com/lekiert/nosql</text:p>
          </table:table-cell>
          <table:table-cell office:value-type="string" calcext:value-type="string">
            <text:p>https://github.com/lekiert/nosql/blob/f4201f5a70700d1a9de3398c96f3b661500c2630/zapytania/z1.geojson</text:p>
          </table:table-cell>
          <table:table-cell office:value-type="string" calcext:value-type="string">
            <text:p>2015-06-03T20:59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ekiert</text:p>
          </table:table-cell>
          <table:table-cell office:value-type="string" calcext:value-type="string">
            <text:p>https://github.com/lekiert/nosql</text:p>
          </table:table-cell>
          <table:table-cell office:value-type="string" calcext:value-type="string">
            <text:p>https://github.com/lekiert/nosql/blob/f4201f5a70700d1a9de3398c96f3b661500c2630/zapytania/z2.geojson</text:p>
          </table:table-cell>
          <table:table-cell office:value-type="string" calcext:value-type="string">
            <text:p>2015-06-03T20:59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ekiert</text:p>
          </table:table-cell>
          <table:table-cell office:value-type="string" calcext:value-type="string">
            <text:p>https://github.com/lekiert/nosql</text:p>
          </table:table-cell>
          <table:table-cell office:value-type="string" calcext:value-type="string">
            <text:p>https://github.com/lekiert/nosql/blob/f4201f5a70700d1a9de3398c96f3b661500c2630/zapytania/z4.geojson</text:p>
          </table:table-cell>
          <table:table-cell office:value-type="string" calcext:value-type="string">
            <text:p>2015-06-03T20:59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elandlee</text:p>
          </table:table-cell>
          <table:table-cell office:value-type="string" calcext:value-type="string">
            <text:p>https://github.com/lelandlee/Mine_Map</text:p>
          </table:table-cell>
          <table:table-cell office:value-type="string" calcext:value-type="string">
            <text:p>https://github.com/lelandlee/Mine_Map/blob/4d55142e06788df4b6c20111f9f1c304768f798e/Mine%20Data/sampleGeoJSON.geojson</text:p>
          </table:table-cell>
          <table:table-cell office:value-type="string" calcext:value-type="string">
            <text:p>2015-06-03T19:52:3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icyeus</text:p>
          </table:table-cell>
          <table:table-cell office:value-type="string" calcext:value-type="string">
            <text:p>https://github.com/licyeus/seattle-geojson</text:p>
          </table:table-cell>
          <table:table-cell office:value-type="string" calcext:value-type="string">
            <text:p>https://github.com/licyeus/seattle-geojson/blob/5aff98a74588d60ecc75f525decee2066ffdc2d5/bus_routes/688.geojson</text:p>
          </table:table-cell>
          <table:table-cell office:value-type="string" calcext:value-type="string">
            <text:p>2015-05-31T04:24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inster</text:p>
          </table:table-cell>
          <table:table-cell office:value-type="string" calcext:value-type="string">
            <text:p>https://github.com/linster/SayHiBackend</text:p>
          </table:table-cell>
          <table:table-cell office:value-type="string" calcext:value-type="string">
            <text:p>https://github.com/linster/SayHiBackend/blob/783379ddc033610da498fc692478cc9eb790171a/godmode/web/data/boroughs.geojson</text:p>
          </table:table-cell>
          <table:table-cell office:value-type="string" calcext:value-type="string">
            <text:p>2015-09-01T22:30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inster</text:p>
          </table:table-cell>
          <table:table-cell office:value-type="string" calcext:value-type="string">
            <text:p>https://github.com/linster/SayHiBackend</text:p>
          </table:table-cell>
          <table:table-cell office:value-type="string" calcext:value-type="string">
            <text:p>https://github.com/linster/SayHiBackend/blob/783379ddc033610da498fc692478cc9eb790171a/godmode/web/data/DOITT_MUSEUM_01_13SEPT2010.geojson</text:p>
          </table:table-cell>
          <table:table-cell office:value-type="string" calcext:value-type="string">
            <text:p>2015-09-01T22:30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inster</text:p>
          </table:table-cell>
          <table:table-cell office:value-type="string" calcext:value-type="string">
            <text:p>https://github.com/linster/SayHiBackend</text:p>
          </table:table-cell>
          <table:table-cell office:value-type="string" calcext:value-type="string">
            <text:p>https://github.com/linster/SayHiBackend/blob/783379ddc033610da498fc692478cc9eb790171a/godmode/web/data/DOITT_THEATER_01_13SEPT2010.geojson</text:p>
          </table:table-cell>
          <table:table-cell office:value-type="string" calcext:value-type="string">
            <text:p>2015-09-01T22:30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inster</text:p>
          </table:table-cell>
          <table:table-cell office:value-type="string" calcext:value-type="string">
            <text:p>https://github.com/linster/SayHiBackend</text:p>
          </table:table-cell>
          <table:table-cell office:value-type="string" calcext:value-type="string">
            <text:p>https://github.com/linster/SayHiBackend/blob/783379ddc033610da498fc692478cc9eb790171a/godmode/web/data/subways.geojson</text:p>
          </table:table-cell>
          <table:table-cell office:value-type="string" calcext:value-type="string">
            <text:p>2015-09-01T22:30:0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luisRamon</text:p>
          </table:table-cell>
          <table:table-cell office:value-type="string" calcext:value-type="string">
            <text:p>https://github.com/LluisRamon/Introduccio-mapes-amb-R</text:p>
          </table:table-cell>
          <table:table-cell office:value-type="string" calcext:value-type="string">
            <text:p>https://github.com/LluisRamon/Introduccio-mapes-amb-R/blob/6476ee59460376a4dfa7a025c0091a11b643b50f/Mapes%20dinamics/leafletMap.geojson</text:p>
          </table:table-cell>
          <table:table-cell office:value-type="string" calcext:value-type="string">
            <text:p>2015-06-02T00:10:3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osequeira</text:p>
          </table:table-cell>
          <table:table-cell office:value-type="string" calcext:value-type="string">
            <text:p>https://github.com/losequeira/losequeira.github.io</text:p>
          </table:table-cell>
          <table:table-cell office:value-type="string" calcext:value-type="string">
            <text:p>https://github.com/losequeira/losequeira.github.io/blob/8e9a05b649503063eec8db5004c8713847afb632/Practica%2012/Archivos%20GeoJSON/Restaurantes.geojson</text:p>
          </table:table-cell>
          <table:table-cell office:value-type="string" calcext:value-type="string">
            <text:p>2015-06-02T06:20:1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ucasgp</text:p>
          </table:table-cell>
          <table:table-cell office:value-type="string" calcext:value-type="string">
            <text:p>https://github.com/lucasgp/cait-tfg-web</text:p>
          </table:table-cell>
          <table:table-cell office:value-type="string" calcext:value-type="string">
            <text:p>https://github.com/lucasgp/cait-tfg-web/blob/3dd528a657c2a9941376077a68ee8f51a846b2a6/soap-ui/TrailMontBlanc.geojson</text:p>
          </table:table-cell>
          <table:table-cell office:value-type="string" calcext:value-type="string">
            <text:p>2015-06-01T04:23:3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ucasgp</text:p>
          </table:table-cell>
          <table:table-cell office:value-type="string" calcext:value-type="string">
            <text:p>https://github.com/lucasgp/cait-tfg-web</text:p>
          </table:table-cell>
          <table:table-cell office:value-type="string" calcext:value-type="string">
            <text:p>https://github.com/lucasgp/cait-tfg-web/blob/3dd528a657c2a9941376077a68ee8f51a846b2a6/soap-ui/TrailMontBlanc1.geojson</text:p>
          </table:table-cell>
          <table:table-cell office:value-type="string" calcext:value-type="string">
            <text:p>2015-06-01T04:23:3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ucasgp</text:p>
          </table:table-cell>
          <table:table-cell office:value-type="string" calcext:value-type="string">
            <text:p>https://github.com/lucasgp/cait-tfg-web</text:p>
          </table:table-cell>
          <table:table-cell office:value-type="string" calcext:value-type="string">
            <text:p>https://github.com/lucasgp/cait-tfg-web/blob/3dd528a657c2a9941376077a68ee8f51a846b2a6/soap-ui/TrailMontBlanc2.geojson</text:p>
          </table:table-cell>
          <table:table-cell office:value-type="string" calcext:value-type="string">
            <text:p>2015-06-01T04:23:3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ucasgp</text:p>
          </table:table-cell>
          <table:table-cell office:value-type="string" calcext:value-type="string">
            <text:p>https://github.com/lucasgp/cait-tfg-web</text:p>
          </table:table-cell>
          <table:table-cell office:value-type="string" calcext:value-type="string">
            <text:p>https://github.com/lucasgp/cait-tfg-web/blob/3dd528a657c2a9941376077a68ee8f51a846b2a6/soap-ui/TrailMontBlanc3.geojson</text:p>
          </table:table-cell>
          <table:table-cell office:value-type="string" calcext:value-type="string">
            <text:p>2015-06-01T04:23:3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ucasgp</text:p>
          </table:table-cell>
          <table:table-cell office:value-type="string" calcext:value-type="string">
            <text:p>https://github.com/lucasgp/cait-tfg-web</text:p>
          </table:table-cell>
          <table:table-cell office:value-type="string" calcext:value-type="string">
            <text:p>https://github.com/lucasgp/cait-tfg-web/blob/3dd528a657c2a9941376077a68ee8f51a846b2a6/soap-ui/TrailMontBlancRoute.geojson</text:p>
          </table:table-cell>
          <table:table-cell office:value-type="string" calcext:value-type="string">
            <text:p>2015-06-01T04:23:3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ukasz978</text:p>
          </table:table-cell>
          <table:table-cell office:value-type="string" calcext:value-type="string">
            <text:p>https://github.com/lukasz978/nosql</text:p>
          </table:table-cell>
          <table:table-cell office:value-type="string" calcext:value-type="string">
            <text:p>https://github.com/lukasz978/nosql/blob/59fb4fa6611da1abc33597d142b0c3045b6fa96f/maps/mapa2.geojson</text:p>
          </table:table-cell>
          <table:table-cell office:value-type="string" calcext:value-type="string">
            <text:p>2015-06-03T18:40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ukasz978</text:p>
          </table:table-cell>
          <table:table-cell office:value-type="string" calcext:value-type="string">
            <text:p>https://github.com/lukasz978/nosql</text:p>
          </table:table-cell>
          <table:table-cell office:value-type="string" calcext:value-type="string">
            <text:p>https://github.com/lukasz978/nosql/blob/59fb4fa6611da1abc33597d142b0c3045b6fa96f/maps/mapa7.geojson</text:p>
          </table:table-cell>
          <table:table-cell office:value-type="string" calcext:value-type="string">
            <text:p>2015-06-03T18:40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lukasz978</text:p>
          </table:table-cell>
          <table:table-cell office:value-type="string" calcext:value-type="string">
            <text:p>https://github.com/lukasz978/nosql</text:p>
          </table:table-cell>
          <table:table-cell office:value-type="string" calcext:value-type="string">
            <text:p>https://github.com/lukasz978/nosql/blob/59fb4fa6611da1abc33597d142b0c3045b6fa96f/maps/mapa8.geojson</text:p>
          </table:table-cell>
          <table:table-cell office:value-type="string" calcext:value-type="string">
            <text:p>2015-06-03T18:40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ackle</text:p>
          </table:table-cell>
          <table:table-cell office:value-type="string" calcext:value-type="string">
            <text:p>https://github.com/maackle/ILC-app</text:p>
          </table:table-cell>
          <table:table-cell office:value-type="string" calcext:value-type="string">
            <text:p>https://github.com/maackle/ILC-app/blob/27f47c59239919a048c6cefe82d8b0086878f786/frontend/www/data/meck/json/brownfields.geojson</text:p>
          </table:table-cell>
          <table:table-cell office:value-type="string" calcext:value-type="string">
            <text:p>2015-05-31T05:28:5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ackle</text:p>
          </table:table-cell>
          <table:table-cell office:value-type="string" calcext:value-type="string">
            <text:p>https://github.com/maackle/ILC-app</text:p>
          </table:table-cell>
          <table:table-cell office:value-type="string" calcext:value-type="string">
            <text:p>https://github.com/maackle/ILC-app/blob/27f47c59239919a048c6cefe82d8b0086878f786/frontend/www/old-data/meck/json/brownfields.geojson</text:p>
          </table:table-cell>
          <table:table-cell office:value-type="string" calcext:value-type="string">
            <text:p>2015-05-31T05:28:5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dzia</text:p>
          </table:table-cell>
          <table:table-cell office:value-type="string" calcext:value-type="string">
            <text:p>https://github.com/Madzia/NoSQL_UG</text:p>
          </table:table-cell>
          <table:table-cell office:value-type="string" calcext:value-type="string">
            <text:p>https://github.com/Madzia/NoSQL_UG/blob/3d557cd25438f76e482f336288e59d7cd8d931b5/files/near_mapa.geojson</text:p>
          </table:table-cell>
          <table:table-cell office:value-type="string" calcext:value-type="string">
            <text:p>2015-06-03T14:13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dzia</text:p>
          </table:table-cell>
          <table:table-cell office:value-type="string" calcext:value-type="string">
            <text:p>https://github.com/Madzia/NoSQL_UG</text:p>
          </table:table-cell>
          <table:table-cell office:value-type="string" calcext:value-type="string">
            <text:p>https://github.com/Madzia/NoSQL_UG/blob/3d557cd25438f76e482f336288e59d7cd8d931b5/files/polygon_mapa.geojson</text:p>
          </table:table-cell>
          <table:table-cell office:value-type="string" calcext:value-type="string">
            <text:p>2015-06-03T14:13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jdal</text:p>
          </table:table-cell>
          <table:table-cell office:value-type="string" calcext:value-type="string">
            <text:p>https://github.com/majdal/modex</text:p>
          </table:table-cell>
          <table:table-cell office:value-type="string" calcext:value-type="string">
            <text:p>https://github.com/majdal/modex/blob/94eb31f36801bd1ef8e87123a6de0474d4bd61c5/assets/maps/meatplants_test.geojson</text:p>
          </table:table-cell>
          <table:table-cell office:value-type="string" calcext:value-type="string">
            <text:p>2015-05-31T21:02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kinacorpus</text:p>
          </table:table-cell>
          <table:table-cell office:value-type="string" calcext:value-type="string">
            <text:p>https://github.com/makinacorpus/caue24</text:p>
          </table:table-cell>
          <table:table-cell office:value-type="string" calcext:value-type="string">
            <text:p>https://github.com/makinacorpus/caue24/blob/008fd36ff5fcae35411a52418fc5e34cd66fd192/data/geojson/1_portrait_1.geojson</text:p>
          </table:table-cell>
          <table:table-cell office:value-type="string" calcext:value-type="string">
            <text:p>2015-05-31T11:49:1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kinacorpus</text:p>
          </table:table-cell>
          <table:table-cell office:value-type="string" calcext:value-type="string">
            <text:p>https://github.com/makinacorpus/caue24</text:p>
          </table:table-cell>
          <table:table-cell office:value-type="string" calcext:value-type="string">
            <text:p>https://github.com/makinacorpus/caue24/blob/008fd36ff5fcae35411a52418fc5e34cd66fd192/data/geojson/1_urbanisme_1.geojson</text:p>
          </table:table-cell>
          <table:table-cell office:value-type="string" calcext:value-type="string">
            <text:p>2015-05-31T11:49:1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kinacorpus</text:p>
          </table:table-cell>
          <table:table-cell office:value-type="string" calcext:value-type="string">
            <text:p>https://github.com/makinacorpus/caue24</text:p>
          </table:table-cell>
          <table:table-cell office:value-type="string" calcext:value-type="string">
            <text:p>https://github.com/makinacorpus/caue24/blob/008fd36ff5fcae35411a52418fc5e34cd66fd192/data/geojson/20_portrait_1.geojson</text:p>
          </table:table-cell>
          <table:table-cell office:value-type="string" calcext:value-type="string">
            <text:p>2015-05-31T11:49:1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kinacorpus</text:p>
          </table:table-cell>
          <table:table-cell office:value-type="string" calcext:value-type="string">
            <text:p>https://github.com/makinacorpus/caue24</text:p>
          </table:table-cell>
          <table:table-cell office:value-type="string" calcext:value-type="string">
            <text:p>https://github.com/makinacorpus/caue24/blob/008fd36ff5fcae35411a52418fc5e34cd66fd192/data/geojson/20_urbanisme_1.geojson</text:p>
          </table:table-cell>
          <table:table-cell office:value-type="string" calcext:value-type="string">
            <text:p>2015-05-31T11:49:1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lavika94</text:p>
          </table:table-cell>
          <table:table-cell office:value-type="string" calcext:value-type="string">
            <text:p>https://github.com/malavika94/Cesium-1.4</text:p>
          </table:table-cell>
          <table:table-cell office:value-type="string" calcext:value-type="string">
            <text:p>https://github.com/malavika94/Cesium-1.4/blob/2f1890f949a32d01f7d671aea5e7120ac4fd4e69/Specs/Data/test.geojson</text:p>
          </table:table-cell>
          <table:table-cell office:value-type="string" calcext:value-type="string">
            <text:p>2015-06-04T03:17:3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ndoode</text:p>
          </table:table-cell>
          <table:table-cell office:value-type="string" calcext:value-type="string">
            <text:p>https://github.com/mandoode/cesuimTest</text:p>
          </table:table-cell>
          <table:table-cell office:value-type="string" calcext:value-type="string">
            <text:p>https://github.com/mandoode/cesuimTest/blob/c2d180daca1c06a8e347d1887c78483192eee1f5/public-html/Specs/Data/test.geojson</text:p>
          </table:table-cell>
          <table:table-cell office:value-type="string" calcext:value-type="string">
            <text:p>2015-06-06T03:30:0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csv2geojson</text:p>
          </table:table-cell>
          <table:table-cell office:value-type="string" calcext:value-type="string">
            <text:p>https://github.com/mapbox/csv2geojson/blob/1f7205585d703dd6b8caebbe17d4c679b78b296c/test/data/degrees.geojson</text:p>
          </table:table-cell>
          <table:table-cell office:value-type="string" calcext:value-type="string">
            <text:p>2015-05-29T10:48:0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csv2geojson</text:p>
          </table:table-cell>
          <table:table-cell office:value-type="string" calcext:value-type="string">
            <text:p>https://github.com/mapbox/csv2geojson/blob/1f7205585d703dd6b8caebbe17d4c679b78b296c/test/data/includeLatLon.geojson</text:p>
          </table:table-cell>
          <table:table-cell office:value-type="string" calcext:value-type="string">
            <text:p>2015-05-29T10:48:0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csv2geojson</text:p>
          </table:table-cell>
          <table:table-cell office:value-type="string" calcext:value-type="string">
            <text:p>https://github.com/mapbox/csv2geojson/blob/1f7205585d703dd6b8caebbe17d4c679b78b296c/test/data/line.geojson</text:p>
          </table:table-cell>
          <table:table-cell office:value-type="string" calcext:value-type="string">
            <text:p>2015-05-29T10:48:0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csv2geojson</text:p>
          </table:table-cell>
          <table:table-cell office:value-type="string" calcext:value-type="string">
            <text:p>https://github.com/mapbox/csv2geojson/blob/1f7205585d703dd6b8caebbe17d4c679b78b296c/test/data/lng.geojson</text:p>
          </table:table-cell>
          <table:table-cell office:value-type="string" calcext:value-type="string">
            <text:p>2015-05-29T10:48:0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csv2geojson</text:p>
          </table:table-cell>
          <table:table-cell office:value-type="string" calcext:value-type="string">
            <text:p>https://github.com/mapbox/csv2geojson/blob/1f7205585d703dd6b8caebbe17d4c679b78b296c/test/data/polygon.geojson</text:p>
          </table:table-cell>
          <table:table-cell office:value-type="string" calcext:value-type="string">
            <text:p>2015-05-29T10:48:0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csv2geojson</text:p>
          </table:table-cell>
          <table:table-cell office:value-type="string" calcext:value-type="string">
            <text:p>https://github.com/mapbox/csv2geojson/blob/1f7205585d703dd6b8caebbe17d4c679b78b296c/test/data/simple_space.geojson</text:p>
          </table:table-cell>
          <table:table-cell office:value-type="string" calcext:value-type="string">
            <text:p>2015-05-29T10:48:0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csv2geojson</text:p>
          </table:table-cell>
          <table:table-cell office:value-type="string" calcext:value-type="string">
            <text:p>https://github.com/mapbox/csv2geojson/blob/1f7205585d703dd6b8caebbe17d4c679b78b296c/test/data/simple.geojson</text:p>
          </table:table-cell>
          <table:table-cell office:value-type="string" calcext:value-type="string">
            <text:p>2015-05-29T10:48:0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demo</text:p>
          </table:table-cell>
          <table:table-cell office:value-type="string" calcext:value-type="string">
            <text:p>https://github.com/mapbox/demo/blob/47508ceec868d47acb97d49184c2d37e9a4c5294/mapbox-streets-mm/museums.geojson</text:p>
          </table:table-cell>
          <table:table-cell office:value-type="string" calcext:value-type="string">
            <text:p>2015-05-28T13:33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geojson_datasource</text:p>
          </table:table-cell>
          <table:table-cell office:value-type="string" calcext:value-type="string">
            <text:p>https://github.com/mapbox/geojson_datasource/blob/54c0a7e7aba702fae4835f7c6135fd9ec1ddab74/random_points.geojson</text:p>
          </table:table-cell>
          <table:table-cell office:value-type="string" calcext:value-type="string">
            <text:p>2015-05-28T20:57:4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geojson-normalize</text:p>
          </table:table-cell>
          <table:table-cell office:value-type="string" calcext:value-type="string">
            <text:p>https://github.com/mapbox/geojson-normalize/blob/8f9d1d2bad644024aa4318b910f0da4061b04c5b/test/data/feature.input.geojson</text:p>
          </table:table-cell>
          <table:table-cell office:value-type="string" calcext:value-type="string">
            <text:p>2015-06-01T22:23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geojson-normalize</text:p>
          </table:table-cell>
          <table:table-cell office:value-type="string" calcext:value-type="string">
            <text:p>https://github.com/mapbox/geojson-normalize/blob/8f9d1d2bad644024aa4318b910f0da4061b04c5b/test/data/feature.output.geojson</text:p>
          </table:table-cell>
          <table:table-cell office:value-type="string" calcext:value-type="string">
            <text:p>2015-06-01T22:23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geojson-normalize</text:p>
          </table:table-cell>
          <table:table-cell office:value-type="string" calcext:value-type="string">
            <text:p>https://github.com/mapbox/geojson-normalize/blob/8f9d1d2bad644024aa4318b910f0da4061b04c5b/test/data/geometry.output.geojson</text:p>
          </table:table-cell>
          <table:table-cell office:value-type="string" calcext:value-type="string">
            <text:p>2015-06-01T22:23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geojsonhint</text:p>
          </table:table-cell>
          <table:table-cell office:value-type="string" calcext:value-type="string">
            <text:p>https://github.com/mapbox/geojsonhint/blob/f545e269509a93c4efb4b6051b431b43b76afca3/test/data/bad/stringcoord.geojson</text:p>
          </table:table-cell>
          <table:table-cell office:value-type="string" calcext:value-type="string">
            <text:p>2015-05-31T04:28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geojsonhint</text:p>
          </table:table-cell>
          <table:table-cell office:value-type="string" calcext:value-type="string">
            <text:p>https://github.com/mapbox/geojsonhint/blob/f545e269509a93c4efb4b6051b431b43b76afca3/test/data/good/good-feature-with-string-id.geojson</text:p>
          </table:table-cell>
          <table:table-cell office:value-type="string" calcext:value-type="string">
            <text:p>2015-05-31T04:28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geojsonhint</text:p>
          </table:table-cell>
          <table:table-cell office:value-type="string" calcext:value-type="string">
            <text:p>https://github.com/mapbox/geojsonhint/blob/f545e269509a93c4efb4b6051b431b43b76afca3/test/data/good/good-feature.geojson</text:p>
          </table:table-cell>
          <table:table-cell office:value-type="string" calcext:value-type="string">
            <text:p>2015-05-31T04:28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geojsonhint</text:p>
          </table:table-cell>
          <table:table-cell office:value-type="string" calcext:value-type="string">
            <text:p>https://github.com/mapbox/geojsonhint/blob/f545e269509a93c4efb4b6051b431b43b76afca3/test/data/good/good-geometrycollection.geojson</text:p>
          </table:table-cell>
          <table:table-cell office:value-type="string" calcext:value-type="string">
            <text:p>2015-05-31T04:28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geojsonhint</text:p>
          </table:table-cell>
          <table:table-cell office:value-type="string" calcext:value-type="string">
            <text:p>https://github.com/mapbox/geojsonhint/blob/f545e269509a93c4efb4b6051b431b43b76afca3/test/data/good/nullgeometry.geojson</text:p>
          </table:table-cell>
          <table:table-cell office:value-type="string" calcext:value-type="string">
            <text:p>2015-05-31T04:28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geojsonhint</text:p>
          </table:table-cell>
          <table:table-cell office:value-type="string" calcext:value-type="string">
            <text:p>https://github.com/mapbox/geojsonhint/blob/f545e269509a93c4efb4b6051b431b43b76afca3/test/data/good/nullproperties.geojson</text:p>
          </table:table-cell>
          <table:table-cell office:value-type="string" calcext:value-type="string">
            <text:p>2015-05-31T04:28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geojsonhint</text:p>
          </table:table-cell>
          <table:table-cell office:value-type="string" calcext:value-type="string">
            <text:p>https://github.com/mapbox/geojsonhint/blob/e5b91018ce2c8ea603f5657b9c455f3c0aa95858/test/data/bad/badcoordtype.geojson</text:p>
          </table:table-cell>
          <table:table-cell office:value-type="string" calcext:value-type="string">
            <text:p>2015-07-18T03:35:0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geojsonhint</text:p>
          </table:table-cell>
          <table:table-cell office:value-type="string" calcext:value-type="string">
            <text:p>https://github.com/mapbox/geojsonhint/blob/e5b91018ce2c8ea603f5657b9c455f3c0aa95858/test/data/bad/badfeatureid.geojson</text:p>
          </table:table-cell>
          <table:table-cell office:value-type="string" calcext:value-type="string">
            <text:p>2015-07-18T03:35:0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geojsonhint</text:p>
          </table:table-cell>
          <table:table-cell office:value-type="string" calcext:value-type="string">
            <text:p>https://github.com/mapbox/geojsonhint/blob/ef39c71f694dcdbcbfb52b4a95eaad65647d7101/test/data/bad/multiple_problems.geojson</text:p>
          </table:table-cell>
          <table:table-cell office:value-type="string" calcext:value-type="string">
            <text:p>2015-07-18T04:14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mapbox-studio-picture-book.tm2</text:p>
          </table:table-cell>
          <table:table-cell office:value-type="string" calcext:value-type="string">
            <text:p>https://github.com/mapbox/mapbox-studio-picture-book.tm2/blob/9bdac4d106d326b5b5f461e177a221a0b2dd7091/_data/picture_book.geojson</text:p>
          </table:table-cell>
          <table:table-cell office:value-type="string" calcext:value-type="string">
            <text:p>2015-06-04T20:10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mapbox.js</text:p>
          </table:table-cell>
          <table:table-cell office:value-type="string" calcext:value-type="string">
            <text:p>https://github.com/mapbox/mapbox.js/blob/9b51329cddc977b0988f2a0f5ddeb4578e5ca8cd/docs/assets/data/example.geojson</text:p>
          </table:table-cell>
          <table:table-cell office:value-type="string" calcext:value-type="string">
            <text:p>2015-05-29T08:08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mapbox.js</text:p>
          </table:table-cell>
          <table:table-cell office:value-type="string" calcext:value-type="string">
            <text:p>https://github.com/mapbox/mapbox.js/blob/9b51329cddc977b0988f2a0f5ddeb4578e5ca8cd/test/manual/example.geojson</text:p>
          </table:table-cell>
          <table:table-cell office:value-type="string" calcext:value-type="string">
            <text:p>2015-05-29T08:08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MapboxTableViewDemo</text:p>
          </table:table-cell>
          <table:table-cell office:value-type="string" calcext:value-type="string">
            <text:p>https://github.com/mapbox/MapboxTableViewDemo/blob/041c54446113751c7ecf9891b8161b4a958a97a4/MapboxTableViewDemo/airports.geojson</text:p>
          </table:table-cell>
          <table:table-cell office:value-type="string" calcext:value-type="string">
            <text:p>2015-09-02T05:53:2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mapnik-omnivore</text:p>
          </table:table-cell>
          <table:table-cell office:value-type="string" calcext:value-type="string">
            <text:p>https://github.com/mapbox/mapnik-omnivore/blob/116fa2e53f96d56bbbf5183013e6b5565666015c/test/fixtures/invalid-geojson/geometrycollection.geojson</text:p>
          </table:table-cell>
          <table:table-cell office:value-type="string" calcext:value-type="string">
            <text:p>2015-06-02T05:20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mapnik-omnivore</text:p>
          </table:table-cell>
          <table:table-cell office:value-type="string" calcext:value-type="string">
            <text:p>https://github.com/mapbox/mapnik-omnivore/blob/116fa2e53f96d56bbbf5183013e6b5565666015c/test/fixtures/invalid-geojson/onefeature.geojson</text:p>
          </table:table-cell>
          <table:table-cell office:value-type="string" calcext:value-type="string">
            <text:p>2015-06-02T05:20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markers.js</text:p>
          </table:table-cell>
          <table:table-cell office:value-type="string" calcext:value-type="string">
            <text:p>https://github.com/mapbox/markers.js/blob/3feae089a43b4c10835bb0f147e8166333fc7b6a/example/random_geojson_points.geojson</text:p>
          </table:table-cell>
          <table:table-cell office:value-type="string" calcext:value-type="string">
            <text:p>2015-05-28T18:22:3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markers.js</text:p>
          </table:table-cell>
          <table:table-cell office:value-type="string" calcext:value-type="string">
            <text:p>https://github.com/mapbox/markers.js/blob/3feae089a43b4c10835bb0f147e8166333fc7b6a/test/mock/onepoint.geojson</text:p>
          </table:table-cell>
          <table:table-cell office:value-type="string" calcext:value-type="string">
            <text:p>2015-05-28T18:22:3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node-srs</text:p>
          </table:table-cell>
          <table:table-cell office:value-type="string" calcext:value-type="string">
            <text:p>https://github.com/mapbox/node-srs/blob/2671cdae81ba37a5cc037d440d1ddd21a07f4f7a/test/data/world_extent_merc.geojson</text:p>
          </table:table-cell>
          <table:table-cell office:value-type="string" calcext:value-type="string">
            <text:p>2015-05-28T06:13:3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node-srs</text:p>
          </table:table-cell>
          <table:table-cell office:value-type="string" calcext:value-type="string">
            <text:p>https://github.com/mapbox/node-srs/blob/2671cdae81ba37a5cc037d440d1ddd21a07f4f7a/test/data/world_extent_wgs84.geojson</text:p>
          </table:table-cell>
          <table:table-cell office:value-type="string" calcext:value-type="string">
            <text:p>2015-05-28T06:13:3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tile-cover</text:p>
          </table:table-cell>
          <table:table-cell office:value-type="string" calcext:value-type="string">
            <text:p>https://github.com/mapbox/tile-cover/blob/08dd2f83764e0a160bbcdf6766e52669c3e17fb1/test/fixtures/multipoint_out.geojson</text:p>
          </table:table-cell>
          <table:table-cell office:value-type="string" calcext:value-type="string">
            <text:p>2015-09-03T00:04:0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tile-cover</text:p>
          </table:table-cell>
          <table:table-cell office:value-type="string" calcext:value-type="string">
            <text:p>https://github.com/mapbox/tile-cover/blob/08dd2f83764e0a160bbcdf6766e52669c3e17fb1/test/fixtures/polygon_out.geojson</text:p>
          </table:table-cell>
          <table:table-cell office:value-type="string" calcext:value-type="string">
            <text:p>2015-09-03T00:04:0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tile-reduce</text:p>
          </table:table-cell>
          <table:table-cell office:value-type="string" calcext:value-type="string">
            <text:p>https://github.com/mapbox/tile-reduce/blob/c7d221c3829d73b9fe9deefc92e734684702da4a/test/diff/out/diff.geojson</text:p>
          </table:table-cell>
          <table:table-cell office:value-type="string" calcext:value-type="string">
            <text:p>2015-09-03T00:3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tile-reduce</text:p>
          </table:table-cell>
          <table:table-cell office:value-type="string" calcext:value-type="string">
            <text:p>https://github.com/mapbox/tile-reduce/blob/c7d221c3829d73b9fe9deefc92e734684702da4a/test/diff/out/tiger.geojson</text:p>
          </table:table-cell>
          <table:table-cell office:value-type="string" calcext:value-type="string">
            <text:p>2015-09-03T00:3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tilelive-cardboard</text:p>
          </table:table-cell>
          <table:table-cell office:value-type="string" calcext:value-type="string">
            <text:p>https://github.com/mapbox/tilelive-cardboard/blob/0e1675e69fceed4e8e654951e5b1019cc8d198e3/test/fixtures/random-data.geojson</text:p>
          </table:table-cell>
          <table:table-cell office:value-type="string" calcext:value-type="string">
            <text:p>2015-06-03T01:13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tilelive-overlay</text:p>
          </table:table-cell>
          <table:table-cell office:value-type="string" calcext:value-type="string">
            <text:p>https://github.com/mapbox/tilelive-overlay/blob/5d66f2940e9ec08dac4fec31af63770c0526c6f3/test/data/example_defaults.geojson</text:p>
          </table:table-cell>
          <table:table-cell office:value-type="string" calcext:value-type="string">
            <text:p>2015-06-01T22:13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tilemill</text:p>
          </table:table-cell>
          <table:table-cell office:value-type="string" calcext:value-type="string">
            <text:p>https://github.com/mapbox/tilemill/blob/8044976d3d0a1b78de663c24009239994db76b7b/examples/geography-class/layers/world_extent_wgs84.geojson</text:p>
          </table:table-cell>
          <table:table-cell office:value-type="string" calcext:value-type="string">
            <text:p>2015-05-28T02:53:0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togeojson</text:p>
          </table:table-cell>
          <table:table-cell office:value-type="string" calcext:value-type="string">
            <text:p>https://github.com/mapbox/togeojson/blob/52e0f767866f6bbf66d4cfee1fe0dbb460b2af4a/test/data/wpt.geojson</text:p>
          </table:table-cell>
          <table:table-cell office:value-type="string" calcext:value-type="string">
            <text:p>2015-05-29T23:23:2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togeojson</text:p>
          </table:table-cell>
          <table:table-cell office:value-type="string" calcext:value-type="string">
            <text:p>https://github.com/mapbox/togeojson/blob/52e0f767866f6bbf66d4cfee1fe0dbb460b2af4a/test/data/wpt.gpx.geojson</text:p>
          </table:table-cell>
          <table:table-cell office:value-type="string" calcext:value-type="string">
            <text:p>2015-05-29T23:23:2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tokml</text:p>
          </table:table-cell>
          <table:table-cell office:value-type="string" calcext:value-type="string">
            <text:p>https://github.com/mapbox/tokml/blob/a783d46ae942d72ec83d06e0e5893b6917a69959/test/data/geometrycollection.geojson</text:p>
          </table:table-cell>
          <table:table-cell office:value-type="string" calcext:value-type="string">
            <text:p>2015-05-31T14:37:2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tokml</text:p>
          </table:table-cell>
          <table:table-cell office:value-type="string" calcext:value-type="string">
            <text:p>https://github.com/mapbox/tokml/blob/a783d46ae942d72ec83d06e0e5893b6917a69959/test/data/multipolygon_none.geojson</text:p>
          </table:table-cell>
          <table:table-cell office:value-type="string" calcext:value-type="string">
            <text:p>2015-05-31T14:37:2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tokml</text:p>
          </table:table-cell>
          <table:table-cell office:value-type="string" calcext:value-type="string">
            <text:p>https://github.com/mapbox/tokml/blob/a783d46ae942d72ec83d06e0e5893b6917a69959/test/data/name_desc.geojson</text:p>
          </table:table-cell>
          <table:table-cell office:value-type="string" calcext:value-type="string">
            <text:p>2015-05-31T14:37:2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tokml</text:p>
          </table:table-cell>
          <table:table-cell office:value-type="string" calcext:value-type="string">
            <text:p>https://github.com/mapbox/tokml/blob/a783d46ae942d72ec83d06e0e5893b6917a69959/test/data/nulldata.geojson</text:p>
          </table:table-cell>
          <table:table-cell office:value-type="string" calcext:value-type="string">
            <text:p>2015-05-31T14:37:2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tokml</text:p>
          </table:table-cell>
          <table:table-cell office:value-type="string" calcext:value-type="string">
            <text:p>https://github.com/mapbox/tokml/blob/a783d46ae942d72ec83d06e0e5893b6917a69959/test/data/point.geojson</text:p>
          </table:table-cell>
          <table:table-cell office:value-type="string" calcext:value-type="string">
            <text:p>2015-05-31T14:37:2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tokml</text:p>
          </table:table-cell>
          <table:table-cell office:value-type="string" calcext:value-type="string">
            <text:p>https://github.com/mapbox/tokml/blob/a783d46ae942d72ec83d06e0e5893b6917a69959/test/data/polygon_norings.geojson</text:p>
          </table:table-cell>
          <table:table-cell office:value-type="string" calcext:value-type="string">
            <text:p>2015-05-31T14:37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tokml</text:p>
          </table:table-cell>
          <table:table-cell office:value-type="string" calcext:value-type="string">
            <text:p>https://github.com/mapbox/tokml/blob/a783d46ae942d72ec83d06e0e5893b6917a69959/test/data/singlefeature.geojson</text:p>
          </table:table-cell>
          <table:table-cell office:value-type="string" calcext:value-type="string">
            <text:p>2015-05-31T14:37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box</text:p>
          </table:table-cell>
          <table:table-cell office:value-type="string" calcext:value-type="string">
            <text:p>https://github.com/mapbox/tokml</text:p>
          </table:table-cell>
          <table:table-cell office:value-type="string" calcext:value-type="string">
            <text:p>https://github.com/mapbox/tokml/blob/a783d46ae942d72ec83d06e0e5893b6917a69959/test/data/unknowngeom.geojson</text:p>
          </table:table-cell>
          <table:table-cell office:value-type="string" calcext:value-type="string">
            <text:p>2015-05-31T14:37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meld</text:p>
          </table:table-cell>
          <table:table-cell office:value-type="string" calcext:value-type="string">
            <text:p>https://github.com/mapmeld/dogetiles</text:p>
          </table:table-cell>
          <table:table-cell office:value-type="string" calcext:value-type="string">
            <text:p>https://github.com/mapmeld/dogetiles/blob/48d60f780548adcc638f74bd230221f32db111bb/dogepoints.geojson</text:p>
          </table:table-cell>
          <table:table-cell office:value-type="string" calcext:value-type="string">
            <text:p>2015-06-01T12:13:0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meld</text:p>
          </table:table-cell>
          <table:table-cell office:value-type="string" calcext:value-type="string">
            <text:p>https://github.com/mapmeld/mapplz-ruby</text:p>
          </table:table-cell>
          <table:table-cell office:value-type="string" calcext:value-type="string">
            <text:p>https://github.com/mapmeld/mapplz-ruby/blob/e3ecc2eff7f6cc44c858e15982e6e2ff5735c6e4/spec/data/data.geojson</text:p>
          </table:table-cell>
          <table:table-cell office:value-type="string" calcext:value-type="string">
            <text:p>2015-06-02T13:49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nik</text:p>
          </table:table-cell>
          <table:table-cell office:value-type="string" calcext:value-type="string">
            <text:p>https://github.com/mapnik/node-mapnik</text:p>
          </table:table-cell>
          <table:table-cell office:value-type="string" calcext:value-type="string">
            <text:p>https://github.com/mapnik/node-mapnik/blob/a972ab71aa9a7d2b4047f7e9586c4f8dd7e23c35/test/data/%E4%BD%A0%E5%A5%BD_points.geojson</text:p>
          </table:table-cell>
          <table:table-cell office:value-type="string" calcext:value-type="string">
            <text:p>2015-05-28T04:49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nik</text:p>
          </table:table-cell>
          <table:table-cell office:value-type="string" calcext:value-type="string">
            <text:p>https://github.com/mapnik/test-data</text:p>
          </table:table-cell>
          <table:table-cell office:value-type="string" calcext:value-type="string">
            <text:p>https://github.com/mapnik/test-data/blob/977c6fc1efd8bf44e9d15862a067f1406e39e29d/json/lines.geojson</text:p>
          </table:table-cell>
          <table:table-cell office:value-type="string" calcext:value-type="string">
            <text:p>2015-06-04T03:31:1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nik</text:p>
          </table:table-cell>
          <table:table-cell office:value-type="string" calcext:value-type="string">
            <text:p>https://github.com/mapnik/test-data</text:p>
          </table:table-cell>
          <table:table-cell office:value-type="string" calcext:value-type="string">
            <text:p>https://github.com/mapnik/test-data/blob/977c6fc1efd8bf44e9d15862a067f1406e39e29d/json/null_feature.geojson</text:p>
          </table:table-cell>
          <table:table-cell office:value-type="string" calcext:value-type="string">
            <text:p>2015-06-04T03:31:1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nik</text:p>
          </table:table-cell>
          <table:table-cell office:value-type="string" calcext:value-type="string">
            <text:p>https://github.com/mapnik/test-data</text:p>
          </table:table-cell>
          <table:table-cell office:value-type="string" calcext:value-type="string">
            <text:p>https://github.com/mapnik/test-data/blob/3b1f481ac2ceeb780255cd4c76a42ae06197b9bc/json/points.geojson</text:p>
          </table:table-cell>
          <table:table-cell office:value-type="string" calcext:value-type="string">
            <text:p>2015-08-05T18:46:2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sam</text:p>
          </table:table-cell>
          <table:table-cell office:value-type="string" calcext:value-type="string">
            <text:p>https://github.com/mapsam/project-linework</text:p>
          </table:table-cell>
          <table:table-cell office:value-type="string" calcext:value-type="string">
            <text:p>https://github.com/mapsam/project-linework/blob/7764856ec63284a0c056ecac2a8d5dca0b95baf1/linework-sets/moriarty-hand/Small%20Scale/geojson/Admin_0_lines.geojson</text:p>
          </table:table-cell>
          <table:table-cell office:value-type="string" calcext:value-type="string">
            <text:p>2015-09-03T20:54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sam</text:p>
          </table:table-cell>
          <table:table-cell office:value-type="string" calcext:value-type="string">
            <text:p>https://github.com/mapsam/project-linework</text:p>
          </table:table-cell>
          <table:table-cell office:value-type="string" calcext:value-type="string">
            <text:p>https://github.com/mapsam/project-linework/blob/7764856ec63284a0c056ecac2a8d5dca0b95baf1/linework-sets/moriarty-hand/Small%20Scale/geojson/Rivers.geojson</text:p>
          </table:table-cell>
          <table:table-cell office:value-type="string" calcext:value-type="string">
            <text:p>2015-09-03T20:54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sam</text:p>
          </table:table-cell>
          <table:table-cell office:value-type="string" calcext:value-type="string">
            <text:p>https://github.com/mapsam/project-linework</text:p>
          </table:table-cell>
          <table:table-cell office:value-type="string" calcext:value-type="string">
            <text:p>https://github.com/mapsam/project-linework/blob/7764856ec63284a0c056ecac2a8d5dca0b95baf1/linework-sets/moriarty-hand/Small%20Scale/geojson/Waterbodies.geojson</text:p>
          </table:table-cell>
          <table:table-cell office:value-type="string" calcext:value-type="string">
            <text:p>2015-09-03T20:54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timeLA</text:p>
          </table:table-cell>
          <table:table-cell office:value-type="string" calcext:value-type="string">
            <text:p>https://github.com/maptimeLA/food_bank_data_bank</text:p>
          </table:table-cell>
          <table:table-cell office:value-type="string" calcext:value-type="string">
            <text:p>https://github.com/maptimeLA/food_bank_data_bank/blob/b1127bc58378bd651e4f5beb75f401a6cdbef2df/datasets/FoodSources/LACountyWICRetailers/LACountyWICRetailers.geojson</text:p>
          </table:table-cell>
          <table:table-cell office:value-type="string" calcext:value-type="string">
            <text:p>2015-09-03T19:0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timemsp</text:p>
          </table:table-cell>
          <table:table-cell office:value-type="string" calcext:value-type="string">
            <text:p>https://github.com/maptimemsp/nacis2015-map</text:p>
          </table:table-cell>
          <table:table-cell office:value-type="string" calcext:value-type="string">
            <text:p>https://github.com/maptimemsp/nacis2015-map/blob/a830e74822d3a3f0d44882def937b4e5c2c0ae63/js/places.geojson</text:p>
          </table:table-cell>
          <table:table-cell office:value-type="string" calcext:value-type="string">
            <text:p>2015-09-02T03:14:3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timeSEA</text:p>
          </table:table-cell>
          <table:table-cell office:value-type="string" calcext:value-type="string">
            <text:p>https://github.com/MaptimeSEA/geojson</text:p>
          </table:table-cell>
          <table:table-cell office:value-type="string" calcext:value-type="string">
            <text:p>https://github.com/MaptimeSEA/geojson/blob/c5eeb4966a1bdca42b9c36fa5a6ff7671b9663a8/mapsam.geojson</text:p>
          </table:table-cell>
          <table:table-cell office:value-type="string" calcext:value-type="string">
            <text:p>2015-06-03T23:54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timeSEA</text:p>
          </table:table-cell>
          <table:table-cell office:value-type="string" calcext:value-type="string">
            <text:p>https://github.com/MaptimeSEA/geojson</text:p>
          </table:table-cell>
          <table:table-cell office:value-type="string" calcext:value-type="string">
            <text:p>https://github.com/MaptimeSEA/geojson/blob/c5eeb4966a1bdca42b9c36fa5a6ff7671b9663a8/pike_place_public_market.geojson</text:p>
          </table:table-cell>
          <table:table-cell office:value-type="string" calcext:value-type="string">
            <text:p>2015-06-03T23:54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timeSEA</text:p>
          </table:table-cell>
          <table:table-cell office:value-type="string" calcext:value-type="string">
            <text:p>https://github.com/MaptimeSEA/geojson</text:p>
          </table:table-cell>
          <table:table-cell office:value-type="string" calcext:value-type="string">
            <text:p>https://github.com/MaptimeSEA/geojson/blob/c5eeb4966a1bdca42b9c36fa5a6ff7671b9663a8/QuentinK.geojson</text:p>
          </table:table-cell>
          <table:table-cell office:value-type="string" calcext:value-type="string">
            <text:p>2015-06-03T23:54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timeSEA</text:p>
          </table:table-cell>
          <table:table-cell office:value-type="string" calcext:value-type="string">
            <text:p>https://github.com/MaptimeSEA/geojson</text:p>
          </table:table-cell>
          <table:table-cell office:value-type="string" calcext:value-type="string">
            <text:p>https://github.com/MaptimeSEA/geojson/blob/c5eeb4966a1bdca42b9c36fa5a6ff7671b9663a8/testctg.geojson</text:p>
          </table:table-cell>
          <table:table-cell office:value-type="string" calcext:value-type="string">
            <text:p>2015-06-03T23:54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pzen</text:p>
          </table:table-cell>
          <table:table-cell office:value-type="string" calcext:value-type="string">
            <text:p>https://github.com/mapzen/metroextractor-cities</text:p>
          </table:table-cell>
          <table:table-cell office:value-type="string" calcext:value-type="string">
            <text:p>https://github.com/mapzen/metroextractor-cities/blob/34e71a74e6fe5c833360fefb958c3e2347ebdd53/cities.geojson</text:p>
          </table:table-cell>
          <table:table-cell office:value-type="string" calcext:value-type="string">
            <text:p>2015-09-03T12:46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rianosimone</text:p>
          </table:table-cell>
          <table:table-cell office:value-type="string" calcext:value-type="string">
            <text:p>https://github.com/marianosimone/take-a-look</text:p>
          </table:table-cell>
          <table:table-cell office:value-type="string" calcext:value-type="string">
            <text:p>https://github.com/marianosimone/take-a-look/blob/1287707aaedcba068eb288cd5a2785cca6eb437a/cities.geojson</text:p>
          </table:table-cell>
          <table:table-cell office:value-type="string" calcext:value-type="string">
            <text:p>2015-09-02T18:09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ttmakesmaps</text:p>
          </table:table-cell>
          <table:table-cell office:value-type="string" calcext:value-type="string">
            <text:p>https://github.com/mattmakesmaps/couchtiles-notes</text:p>
          </table:table-cell>
          <table:table-cell office:value-type="string" calcext:value-type="string">
            <text:p>https://github.com/mattmakesmaps/couchtiles-notes/blob/d1db491161399e28cb2c110bf1ef86e79573e33e/styles/handdrawn/layers/world_extent_wgs84.geojson</text:p>
          </table:table-cell>
          <table:table-cell office:value-type="string" calcext:value-type="string">
            <text:p>2015-05-28T07:31:2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ttseymour</text:p>
          </table:table-cell>
          <table:table-cell office:value-type="string" calcext:value-type="string">
            <text:p>https://github.com/mattseymour/envhack</text:p>
          </table:table-cell>
          <table:table-cell office:value-type="string" calcext:value-type="string">
            <text:p>https://github.com/mattseymour/envhack/blob/adc31f9f8d989a84ac21399f8582c2f4acf149ca/example.geojson</text:p>
          </table:table-cell>
          <table:table-cell office:value-type="string" calcext:value-type="string">
            <text:p>2015-05-30T11:07:3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attt</text:p>
          </table:table-cell>
          <table:table-cell office:value-type="string" calcext:value-type="string">
            <text:p>https://github.com/mattt/speaking</text:p>
          </table:table-cell>
          <table:table-cell office:value-type="string" calcext:value-type="string">
            <text:p>https://github.com/mattt/speaking/blob/d3fccb765de52feecb32ed60234ca9d1b21c2e5b/map.geojson</text:p>
          </table:table-cell>
          <table:table-cell office:value-type="string" calcext:value-type="string">
            <text:p>2015-05-30T10:10:2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carlile</text:p>
          </table:table-cell>
          <table:table-cell office:value-type="string" calcext:value-type="string">
            <text:p>https://github.com/mcarlile/PlannerVisualization2</text:p>
          </table:table-cell>
          <table:table-cell office:value-type="string" calcext:value-type="string">
            <text:p>https://github.com/mcarlile/PlannerVisualization2/blob/7c9eefeb57202cf869f4f6190f9f01cb565b83f6/8x8grid1988.geojson</text:p>
          </table:table-cell>
          <table:table-cell office:value-type="string" calcext:value-type="string">
            <text:p>2015-06-04T19:52:2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eltaweel</text:p>
          </table:table-cell>
          <table:table-cell office:value-type="string" calcext:value-type="string">
            <text:p>https://github.com/meltaweel/test</text:p>
          </table:table-cell>
          <table:table-cell office:value-type="string" calcext:value-type="string">
            <text:p>https://github.com/meltaweel/test/blob/b55660003e18a461341663448aea07bd102e6b52/test.geojson</text:p>
          </table:table-cell>
          <table:table-cell office:value-type="string" calcext:value-type="string">
            <text:p>2015-09-03T17:38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erripho</text:p>
          </table:table-cell>
          <table:table-cell office:value-type="string" calcext:value-type="string">
            <text:p>https://github.com/merripho/InstaVenture</text:p>
          </table:table-cell>
          <table:table-cell office:value-type="string" calcext:value-type="string">
            <text:p>https://github.com/merripho/InstaVenture/blob/36ca333cb68fd2491e0f248cd8006fe61bc0b425/public/data/data.geojson</text:p>
          </table:table-cell>
          <table:table-cell office:value-type="string" calcext:value-type="string">
            <text:p>2015-06-05T17:59:4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ilesgrimshaw</text:p>
          </table:table-cell>
          <table:table-cell office:value-type="string" calcext:value-type="string">
            <text:p>https://github.com/milesgrimshaw/milesgrimshaw.github.io</text:p>
          </table:table-cell>
          <table:table-cell office:value-type="string" calcext:value-type="string">
            <text:p>https://github.com/milesgrimshaw/milesgrimshaw.github.io/blob/16e9e7ccb78a6fae36f91ddfde54824f7a97b8ee/_site/Data/map.geojson</text:p>
          </table:table-cell>
          <table:table-cell office:value-type="string" calcext:value-type="string">
            <text:p>2015-06-01T18:06:2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ilesgrimshaw</text:p>
          </table:table-cell>
          <table:table-cell office:value-type="string" calcext:value-type="string">
            <text:p>https://github.com/milesgrimshaw/milesgrimshaw.github.io</text:p>
          </table:table-cell>
          <table:table-cell office:value-type="string" calcext:value-type="string">
            <text:p>https://github.com/milesgrimshaw/milesgrimshaw.github.io/blob/16e9e7ccb78a6fae36f91ddfde54824f7a97b8ee/Data/map.geojson</text:p>
          </table:table-cell>
          <table:table-cell office:value-type="string" calcext:value-type="string">
            <text:p>2015-06-01T18:06:2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ilesgrimshaw</text:p>
          </table:table-cell>
          <table:table-cell office:value-type="string" calcext:value-type="string">
            <text:p>https://github.com/milesgrimshaw/Old-Blog</text:p>
          </table:table-cell>
          <table:table-cell office:value-type="string" calcext:value-type="string">
            <text:p>https://github.com/milesgrimshaw/Old-Blog/blob/33df640a52825b137744213cd4336c5b507a57dd/Data/map.geojson</text:p>
          </table:table-cell>
          <table:table-cell office:value-type="string" calcext:value-type="string">
            <text:p>2015-05-30T03:44:2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imiOnuoha</text:p>
          </table:table-cell>
          <table:table-cell office:value-type="string" calcext:value-type="string">
            <text:p>https://github.com/MimiOnuoha/Three-Friends</text:p>
          </table:table-cell>
          <table:table-cell office:value-type="string" calcext:value-type="string">
            <text:p>https://github.com/MimiOnuoha/Three-Friends/blob/e0cfe5c97dd6745f85a4b6df4bc404599933d96d/friend1_version2.geojson</text:p>
          </table:table-cell>
          <table:table-cell office:value-type="string" calcext:value-type="string">
            <text:p>2015-06-04T17:53:3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layman09</text:p>
          </table:table-cell>
          <table:table-cell office:value-type="string" calcext:value-type="string">
            <text:p>https://github.com/mlayman09/Colorado_Peaks</text:p>
          </table:table-cell>
          <table:table-cell office:value-type="string" calcext:value-type="string">
            <text:p>https://github.com/mlayman09/Colorado_Peaks/blob/e88b9e8f6ece051312a419f8ce3fd50b2e2b90ce/Centennial.geojson</text:p>
          </table:table-cell>
          <table:table-cell office:value-type="string" calcext:value-type="string">
            <text:p>2015-09-02T20:56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layman09</text:p>
          </table:table-cell>
          <table:table-cell office:value-type="string" calcext:value-type="string">
            <text:p>https://github.com/mlayman09/Colorado_Peaks</text:p>
          </table:table-cell>
          <table:table-cell office:value-type="string" calcext:value-type="string">
            <text:p>https://github.com/mlayman09/Colorado_Peaks/blob/e88b9e8f6ece051312a419f8ce3fd50b2e2b90ce/map.geojson</text:p>
          </table:table-cell>
          <table:table-cell office:value-type="string" calcext:value-type="string">
            <text:p>2015-09-02T20:56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omosolo</text:p>
          </table:table-cell>
          <table:table-cell office:value-type="string" calcext:value-type="string">
            <text:p>https://github.com/momosolo/tokyo_geo</text:p>
          </table:table-cell>
          <table:table-cell office:value-type="string" calcext:value-type="string">
            <text:p>https://github.com/momosolo/tokyo_geo/blob/f2c8d47f82a71ffa5a3f4d96c4a2d4a88896f674/0_5.geojson</text:p>
          </table:table-cell>
          <table:table-cell office:value-type="string" calcext:value-type="string">
            <text:p>2015-06-05T13:58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omosolo</text:p>
          </table:table-cell>
          <table:table-cell office:value-type="string" calcext:value-type="string">
            <text:p>https://github.com/momosolo/tokyo_geo</text:p>
          </table:table-cell>
          <table:table-cell office:value-type="string" calcext:value-type="string">
            <text:p>https://github.com/momosolo/tokyo_geo/blob/f2c8d47f82a71ffa5a3f4d96c4a2d4a88896f674/1_0.geojson</text:p>
          </table:table-cell>
          <table:table-cell office:value-type="string" calcext:value-type="string">
            <text:p>2015-06-05T13:58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oneymanagerex</text:p>
          </table:table-cell>
          <table:table-cell office:value-type="string" calcext:value-type="string">
            <text:p>https://github.com/moneymanagerex/moneymanagerex</text:p>
          </table:table-cell>
          <table:table-cell office:value-type="string" calcext:value-type="string">
            <text:p>https://github.com/moneymanagerex/moneymanagerex/blob/c0e6554bca3cd5533d37a651b4c28ba3238260bf/developer.geojson</text:p>
          </table:table-cell>
          <table:table-cell office:value-type="string" calcext:value-type="string">
            <text:p>2015-07-26T15:57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onolabor</text:p>
          </table:table-cell>
          <table:table-cell office:value-type="string" calcext:value-type="string">
            <text:p>https://github.com/monolabor/monolabor.github.io</text:p>
          </table:table-cell>
          <table:table-cell office:value-type="string" calcext:value-type="string">
            <text:p>https://github.com/monolabor/monolabor.github.io/blob/781665717c8335820a04c7f0bffe3afe781856ee/spiegel.geojson</text:p>
          </table:table-cell>
          <table:table-cell office:value-type="string" calcext:value-type="string">
            <text:p>2015-06-01T13:28:1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organherlocker</text:p>
          </table:table-cell>
          <table:table-cell office:value-type="string" calcext:value-type="string">
            <text:p>https://github.com/morganherlocker/gistmap-sample</text:p>
          </table:table-cell>
          <table:table-cell office:value-type="string" calcext:value-type="string">
            <text:p>https://github.com/morganherlocker/gistmap-sample/blob/60285b7e736af4425775635e66198a1f0564324a/points1.geojson</text:p>
          </table:table-cell>
          <table:table-cell office:value-type="string" calcext:value-type="string">
            <text:p>2015-06-01T09:02:4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organherlocker</text:p>
          </table:table-cell>
          <table:table-cell office:value-type="string" calcext:value-type="string">
            <text:p>https://github.com/morganherlocker/gistmap-sample</text:p>
          </table:table-cell>
          <table:table-cell office:value-type="string" calcext:value-type="string">
            <text:p>https://github.com/morganherlocker/gistmap-sample/blob/60285b7e736af4425775635e66198a1f0564324a/points2.geojson</text:p>
          </table:table-cell>
          <table:table-cell office:value-type="string" calcext:value-type="string">
            <text:p>2015-06-01T09:02:4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organherlocker</text:p>
          </table:table-cell>
          <table:table-cell office:value-type="string" calcext:value-type="string">
            <text:p>https://github.com/morganherlocker/level-geography</text:p>
          </table:table-cell>
          <table:table-cell office:value-type="string" calcext:value-type="string">
            <text:p>https://github.com/morganherlocker/level-geography/blob/4acc36c6662faea6c7641f9fd996c1c823a90f05/fixtures/points.geojson</text:p>
          </table:table-cell>
          <table:table-cell office:value-type="string" calcext:value-type="string">
            <text:p>2015-06-02T22:58:3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ossowski</text:p>
          </table:table-cell>
          <table:table-cell office:value-type="string" calcext:value-type="string">
            <text:p>https://github.com/mossowski/NoSQL-lab</text:p>
          </table:table-cell>
          <table:table-cell office:value-type="string" calcext:value-type="string">
            <text:p>https://github.com/mossowski/NoSQL-lab/blob/2f1f9cd827f53c426ad1459b28d18e69c5689e63/places/places1.geojson</text:p>
          </table:table-cell>
          <table:table-cell office:value-type="string" calcext:value-type="string">
            <text:p>2015-06-03T18:26:2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ossowski</text:p>
          </table:table-cell>
          <table:table-cell office:value-type="string" calcext:value-type="string">
            <text:p>https://github.com/mossowski/NoSQL-lab</text:p>
          </table:table-cell>
          <table:table-cell office:value-type="string" calcext:value-type="string">
            <text:p>https://github.com/mossowski/NoSQL-lab/blob/2f1f9cd827f53c426ad1459b28d18e69c5689e63/places/places2.geojson</text:p>
          </table:table-cell>
          <table:table-cell office:value-type="string" calcext:value-type="string">
            <text:p>2015-06-03T18:26:2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ossowski</text:p>
          </table:table-cell>
          <table:table-cell office:value-type="string" calcext:value-type="string">
            <text:p>https://github.com/mossowski/NoSQL-lab</text:p>
          </table:table-cell>
          <table:table-cell office:value-type="string" calcext:value-type="string">
            <text:p>https://github.com/mossowski/NoSQL-lab/blob/2f1f9cd827f53c426ad1459b28d18e69c5689e63/places/places4.geojson</text:p>
          </table:table-cell>
          <table:table-cell office:value-type="string" calcext:value-type="string">
            <text:p>2015-06-03T18:26:2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ossowski</text:p>
          </table:table-cell>
          <table:table-cell office:value-type="string" calcext:value-type="string">
            <text:p>https://github.com/mossowski/NoSQL-lab</text:p>
          </table:table-cell>
          <table:table-cell office:value-type="string" calcext:value-type="string">
            <text:p>https://github.com/mossowski/NoSQL-lab/blob/2f1f9cd827f53c426ad1459b28d18e69c5689e63/places/places5.geojson</text:p>
          </table:table-cell>
          <table:table-cell office:value-type="string" calcext:value-type="string">
            <text:p>2015-06-03T18:26:2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-5</text:p>
          </table:table-cell>
          <table:table-cell office:value-type="string" calcext:value-type="string">
            <text:p>https://github.com/Mr-5/code_snip</text:p>
          </table:table-cell>
          <table:table-cell office:value-type="string" calcext:value-type="string">
            <text:p>https://github.com/Mr-5/code_snip/blob/defb4586fa7188ad10fe5018fc18cf1c19308bed/python/dynamic_tile_server/test/test_data/china.geojson</text:p>
          </table:table-cell>
          <table:table-cell office:value-type="string" calcext:value-type="string">
            <text:p>2015-09-02T14:07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-5</text:p>
          </table:table-cell>
          <table:table-cell office:value-type="string" calcext:value-type="string">
            <text:p>https://github.com/Mr-5/code_snip</text:p>
          </table:table-cell>
          <table:table-cell office:value-type="string" calcext:value-type="string">
            <text:p>https://github.com/Mr-5/code_snip/blob/defb4586fa7188ad10fe5018fc18cf1c19308bed/python/dynamic_tile_server/test/test_data/line.geojson</text:p>
          </table:table-cell>
          <table:table-cell office:value-type="string" calcext:value-type="string">
            <text:p>2015-09-02T14:07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-5</text:p>
          </table:table-cell>
          <table:table-cell office:value-type="string" calcext:value-type="string">
            <text:p>https://github.com/Mr-5/code_snip</text:p>
          </table:table-cell>
          <table:table-cell office:value-type="string" calcext:value-type="string">
            <text:p>https://github.com/Mr-5/code_snip/blob/defb4586fa7188ad10fe5018fc18cf1c19308bed/python/dynamic_tile_server/test/test_data/point.geojson</text:p>
          </table:table-cell>
          <table:table-cell office:value-type="string" calcext:value-type="string">
            <text:p>2015-09-02T14:07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-5</text:p>
          </table:table-cell>
          <table:table-cell office:value-type="string" calcext:value-type="string">
            <text:p>https://github.com/Mr-5/code_snip</text:p>
          </table:table-cell>
          <table:table-cell office:value-type="string" calcext:value-type="string">
            <text:p>https://github.com/Mr-5/code_snip/blob/defb4586fa7188ad10fe5018fc18cf1c19308bed/python/dynamic_tile_server/test/test_data/polygon.geojson</text:p>
          </table:table-cell>
          <table:table-cell office:value-type="string" calcext:value-type="string">
            <text:p>2015-09-02T14:07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-bobz</text:p>
          </table:table-cell>
          <table:table-cell office:value-type="string" calcext:value-type="string">
            <text:p>https://github.com/mr-bobz/geojsonrepo</text:p>
          </table:table-cell>
          <table:table-cell office:value-type="string" calcext:value-type="string">
            <text:p>https://github.com/mr-bobz/geojsonrepo/blob/03c538eb5866a0ad59ecf80d8a52ed2947773f63/Countries/israel_cities.geojson</text:p>
          </table:table-cell>
          <table:table-cell office:value-type="string" calcext:value-type="string">
            <text:p>2015-09-03T08:34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-bobz</text:p>
          </table:table-cell>
          <table:table-cell office:value-type="string" calcext:value-type="string">
            <text:p>https://github.com/mr-bobz/geojsonrepo</text:p>
          </table:table-cell>
          <table:table-cell office:value-type="string" calcext:value-type="string">
            <text:p>https://github.com/mr-bobz/geojsonrepo/blob/03c538eb5866a0ad59ecf80d8a52ed2947773f63/Countries/israel.geojson</text:p>
          </table:table-cell>
          <table:table-cell office:value-type="string" calcext:value-type="string">
            <text:p>2015-09-03T08:34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-bobz</text:p>
          </table:table-cell>
          <table:table-cell office:value-type="string" calcext:value-type="string">
            <text:p>https://github.com/mr-bobz/geojsonrepo</text:p>
          </table:table-cell>
          <table:table-cell office:value-type="string" calcext:value-type="string">
            <text:p>https://github.com/mr-bobz/geojsonrepo/blob/03c538eb5866a0ad59ecf80d8a52ed2947773f63/Countries/telaviv_district_israel.geojson</text:p>
          </table:table-cell>
          <table:table-cell office:value-type="string" calcext:value-type="string">
            <text:p>2015-09-03T08:34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-bobz</text:p>
          </table:table-cell>
          <table:table-cell office:value-type="string" calcext:value-type="string">
            <text:p>https://github.com/mr-bobz/geojsonrepo</text:p>
          </table:table-cell>
          <table:table-cell office:value-type="string" calcext:value-type="string">
            <text:p>https://github.com/mr-bobz/geojsonrepo/blob/03c538eb5866a0ad59ecf80d8a52ed2947773f63/Countries/united_states.geojson</text:p>
          </table:table-cell>
          <table:table-cell office:value-type="string" calcext:value-type="string">
            <text:p>2015-09-03T08:34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-bobz</text:p>
          </table:table-cell>
          <table:table-cell office:value-type="string" calcext:value-type="string">
            <text:p>https://github.com/mr-bobz/geojsonrepo</text:p>
          </table:table-cell>
          <table:table-cell office:value-type="string" calcext:value-type="string">
            <text:p>https://github.com/mr-bobz/geojsonrepo/blob/03c538eb5866a0ad59ecf80d8a52ed2947773f63/World/land.geojson</text:p>
          </table:table-cell>
          <table:table-cell office:value-type="string" calcext:value-type="string">
            <text:p>2015-09-03T08:34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manc</text:p>
          </table:table-cell>
          <table:table-cell office:value-type="string" calcext:value-type="string">
            <text:p>https://github.com/mrmanc/underground-manchester.github.io.jekyll</text:p>
          </table:table-cell>
          <table:table-cell office:value-type="string" calcext:value-type="string">
            <text:p>https://github.com/mrmanc/underground-manchester.github.io.jekyll/blob/7ac6165744e5819ea7f217ef381529270263917b/_features/manchester-guardian-bunker.geojson</text:p>
          </table:table-cell>
          <table:table-cell office:value-type="string" calcext:value-type="string">
            <text:p>2015-09-03T00:05:3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manc</text:p>
          </table:table-cell>
          <table:table-cell office:value-type="string" calcext:value-type="string">
            <text:p>https://github.com/mrmanc/underground-manchester.github.io.jekyll</text:p>
          </table:table-cell>
          <table:table-cell office:value-type="string" calcext:value-type="string">
            <text:p>https://github.com/mrmanc/underground-manchester.github.io.jekyll/blob/d5ebbd915fd3cfd76d46a95a2ee2f497515fc99c/_includes/map-data/coal.geojson</text:p>
          </table:table-cell>
          <table:table-cell office:value-type="string" calcext:value-type="string">
            <text:p>2015-09-03T00:07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manc</text:p>
          </table:table-cell>
          <table:table-cell office:value-type="string" calcext:value-type="string">
            <text:p>https://github.com/mrmanc/underground-manchester.github.io.jekyll</text:p>
          </table:table-cell>
          <table:table-cell office:value-type="string" calcext:value-type="string">
            <text:p>https://github.com/mrmanc/underground-manchester.github.io.jekyll/blob/d5ebbd915fd3cfd76d46a95a2ee2f497515fc99c/_includes/map-data/miscellaneous.geojson</text:p>
          </table:table-cell>
          <table:table-cell office:value-type="string" calcext:value-type="string">
            <text:p>2015-09-03T00:07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manc</text:p>
          </table:table-cell>
          <table:table-cell office:value-type="string" calcext:value-type="string">
            <text:p>https://github.com/mrmanc/underground-manchester.github.io.jekyll</text:p>
          </table:table-cell>
          <table:table-cell office:value-type="string" calcext:value-type="string">
            <text:p>https://github.com/mrmanc/underground-manchester.github.io.jekyll/blob/d5ebbd915fd3cfd76d46a95a2ee2f497515fc99c/_includes/map-data/shelters.geojson</text:p>
          </table:table-cell>
          <table:table-cell office:value-type="string" calcext:value-type="string">
            <text:p>2015-09-03T00:07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manc</text:p>
          </table:table-cell>
          <table:table-cell office:value-type="string" calcext:value-type="string">
            <text:p>https://github.com/mrmanc/underground-manchester.github.io.jekyll</text:p>
          </table:table-cell>
          <table:table-cell office:value-type="string" calcext:value-type="string">
            <text:p>https://github.com/mrmanc/underground-manchester.github.io.jekyll/blob/d5ebbd915fd3cfd76d46a95a2ee2f497515fc99c/_includes/map-data/transport.geojson</text:p>
          </table:table-cell>
          <table:table-cell office:value-type="string" calcext:value-type="string">
            <text:p>2015-09-03T00:07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manc</text:p>
          </table:table-cell>
          <table:table-cell office:value-type="string" calcext:value-type="string">
            <text:p>https://github.com/mrmanc/underground-manchester.github.io.jekyll</text:p>
          </table:table-cell>
          <table:table-cell office:value-type="string" calcext:value-type="string">
            <text:p>https://github.com/mrmanc/underground-manchester.github.io.jekyll/blob/d5ebbd915fd3cfd76d46a95a2ee2f497515fc99c/_includes/map-data/tunnels.geojson</text:p>
          </table:table-cell>
          <table:table-cell office:value-type="string" calcext:value-type="string">
            <text:p>2015-09-03T00:07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manc</text:p>
          </table:table-cell>
          <table:table-cell office:value-type="string" calcext:value-type="string">
            <text:p>https://github.com/mrmanc/underground-manchester.github.io.jekyll</text:p>
          </table:table-cell>
          <table:table-cell office:value-type="string" calcext:value-type="string">
            <text:p>https://github.com/mrmanc/underground-manchester.github.io.jekyll/blob/d5ebbd915fd3cfd76d46a95a2ee2f497515fc99c/_includes/map-data/victoria-station-area.geojson</text:p>
          </table:table-cell>
          <table:table-cell office:value-type="string" calcext:value-type="string">
            <text:p>2015-09-03T00:07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rmanc</text:p>
          </table:table-cell>
          <table:table-cell office:value-type="string" calcext:value-type="string">
            <text:p>https://github.com/mrmanc/underground-manchester.github.io.jekyll</text:p>
          </table:table-cell>
          <table:table-cell office:value-type="string" calcext:value-type="string">
            <text:p>https://github.com/mrmanc/underground-manchester.github.io.jekyll/blob/d5ebbd915fd3cfd76d46a95a2ee2f497515fc99c/_includes/map-data/waterways.geojson</text:p>
          </table:table-cell>
          <table:table-cell office:value-type="string" calcext:value-type="string">
            <text:p>2015-09-03T00:07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ycrazydog</text:p>
          </table:table-cell>
          <table:table-cell office:value-type="string" calcext:value-type="string">
            <text:p>https://github.com/mycrazydog/uncc-I485</text:p>
          </table:table-cell>
          <table:table-cell office:value-type="string" calcext:value-type="string">
            <text:p>https://github.com/mycrazydog/uncc-I485/blob/48bc0ee2d47ec89617eb8d5650b40e4d0447d729/2009_points.geojson</text:p>
          </table:table-cell>
          <table:table-cell office:value-type="string" calcext:value-type="string">
            <text:p>2015-06-24T14:11:0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ycrazydog</text:p>
          </table:table-cell>
          <table:table-cell office:value-type="string" calcext:value-type="string">
            <text:p>https://github.com/mycrazydog/uncc-I485</text:p>
          </table:table-cell>
          <table:table-cell office:value-type="string" calcext:value-type="string">
            <text:p>https://github.com/mycrazydog/uncc-I485/blob/48bc0ee2d47ec89617eb8d5650b40e4d0447d729/2011_points.geojson</text:p>
          </table:table-cell>
          <table:table-cell office:value-type="string" calcext:value-type="string">
            <text:p>2015-06-24T14:11:0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mycrazydog</text:p>
          </table:table-cell>
          <table:table-cell office:value-type="string" calcext:value-type="string">
            <text:p>https://github.com/mycrazydog/uncc-I485</text:p>
          </table:table-cell>
          <table:table-cell office:value-type="string" calcext:value-type="string">
            <text:p>https://github.com/mycrazydog/uncc-I485/blob/48bc0ee2d47ec89617eb8d5650b40e4d0447d729/2014_points.geojson</text:p>
          </table:table-cell>
          <table:table-cell office:value-type="string" calcext:value-type="string">
            <text:p>2015-06-24T14:11:0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Narcotic</text:p>
          </table:table-cell>
          <table:table-cell office:value-type="string" calcext:value-type="string">
            <text:p>https://github.com/Narcotic/egam.io</text:p>
          </table:table-cell>
          <table:table-cell office:value-type="string" calcext:value-type="string">
            <text:p>https://github.com/Narcotic/egam.io/blob/91024f49b1910a08b80778466a48c52fa490bae7/public/js/vendor/mapbox.js/docs/assets/data/example-single.geojson</text:p>
          </table:table-cell>
          <table:table-cell office:value-type="string" calcext:value-type="string">
            <text:p>2015-06-02T01:40:2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Narcotic</text:p>
          </table:table-cell>
          <table:table-cell office:value-type="string" calcext:value-type="string">
            <text:p>https://github.com/Narcotic/egam.io</text:p>
          </table:table-cell>
          <table:table-cell office:value-type="string" calcext:value-type="string">
            <text:p>https://github.com/Narcotic/egam.io/blob/91024f49b1910a08b80778466a48c52fa490bae7/public/js/vendor/mapbox.js/docs/assets/data/example.geojson</text:p>
          </table:table-cell>
          <table:table-cell office:value-type="string" calcext:value-type="string">
            <text:p>2015-06-02T01:40:2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Nashev</text:p>
          </table:table-cell>
          <table:table-cell office:value-type="string" calcext:value-type="string">
            <text:p>https://github.com/Nashev/MultiPult</text:p>
          </table:table-cell>
          <table:table-cell office:value-type="string" calcext:value-type="string">
            <text:p>https://github.com/Nashev/MultiPult/blob/9256a69636e94d1d3c60887f6b5aae8a30a10a6c/Usacheva.geojson</text:p>
          </table:table-cell>
          <table:table-cell office:value-type="string" calcext:value-type="string">
            <text:p>2015-05-28T13:10:2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NaTs04</text:p>
          </table:table-cell>
          <table:table-cell office:value-type="string" calcext:value-type="string">
            <text:p>https://github.com/NaTs04/NaTs04.github.io</text:p>
          </table:table-cell>
          <table:table-cell office:value-type="string" calcext:value-type="string">
            <text:p>https://github.com/NaTs04/NaTs04.github.io/blob/64ee9ea9babb7c154dcbefe5d5f823add66c4634/proyecto3/geojson/puentes.geojson</text:p>
          </table:table-cell>
          <table:table-cell office:value-type="string" calcext:value-type="string">
            <text:p>2015-06-02T06:55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nerox</text:p>
          </table:table-cell>
          <table:table-cell office:value-type="string" calcext:value-type="string">
            <text:p>https://github.com/nerox/Pracitca2</text:p>
          </table:table-cell>
          <table:table-cell office:value-type="string" calcext:value-type="string">
            <text:p>https://github.com/nerox/Pracitca2/blob/62747ba02dd0857ab70091625f03ca8f74ec55eb/puntos.geojson</text:p>
          </table:table-cell>
          <table:table-cell office:value-type="string" calcext:value-type="string">
            <text:p>2015-06-01T15:16:3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nikolcev</text:p>
          </table:table-cell>
          <table:table-cell office:value-type="string" calcext:value-type="string">
            <text:p>https://github.com/nikolcev/nikolcev.github.io</text:p>
          </table:table-cell>
          <table:table-cell office:value-type="string" calcext:value-type="string">
            <text:p>https://github.com/nikolcev/nikolcev.github.io/blob/77c9fa5c83ec9d591310c45605ca8687b2bf0927/Specs/Data/test.geojson</text:p>
          </table:table-cell>
          <table:table-cell office:value-type="string" calcext:value-type="string">
            <text:p>2015-06-05T07:13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nls-oskari</text:p>
          </table:table-cell>
          <table:table-cell office:value-type="string" calcext:value-type="string">
            <text:p>https://github.com/nls-oskari/oskari</text:p>
          </table:table-cell>
          <table:table-cell office:value-type="string" calcext:value-type="string">
            <text:p>https://github.com/nls-oskari/oskari/blob/21db98b126a19bda80818c25aa4f9bc4b5008ef8/libraries/cesium/cesium-b30/Specs/Data/test.geojson</text:p>
          </table:table-cell>
          <table:table-cell office:value-type="string" calcext:value-type="string">
            <text:p>2015-05-29T12:46:3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Norkart</text:p>
          </table:table-cell>
          <table:table-cell office:value-type="string" calcext:value-type="string">
            <text:p>https://github.com/Norkart/Webatlas.js-doc</text:p>
          </table:table-cell>
          <table:table-cell office:value-type="string" calcext:value-type="string">
            <text:p>https://github.com/Norkart/Webatlas.js-doc/blob/f048bc553ee11cb05c0dfec68f6e92822eb79615/Kursmateriell/datakilder/vindkraftverk.geojson</text:p>
          </table:table-cell>
          <table:table-cell office:value-type="string" calcext:value-type="string">
            <text:p>2015-06-01T11:24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npcasler</text:p>
          </table:table-cell>
          <table:table-cell office:value-type="string" calcext:value-type="string">
            <text:p>https://github.com/npcasler/ember-cesium</text:p>
          </table:table-cell>
          <table:table-cell office:value-type="string" calcext:value-type="string">
            <text:p>https://github.com/npcasler/ember-cesium/blob/715301307127b0df21f7fcdeb831d54f790daddc/vendor/cesium/Specs/Data/test.geojson</text:p>
          </table:table-cell>
          <table:table-cell office:value-type="string" calcext:value-type="string">
            <text:p>2015-06-04T10:13:5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npcasler</text:p>
          </table:table-cell>
          <table:table-cell office:value-type="string" calcext:value-type="string">
            <text:p>https://github.com/npcasler/ffdm-frontend</text:p>
          </table:table-cell>
          <table:table-cell office:value-type="string" calcext:value-type="string">
            <text:p>https://github.com/npcasler/ffdm-frontend/blob/cf09444bf89b5c6f3e644b698fa353195b8eb0bb/vendor/cesium/Specs/Data/test.geojson</text:p>
          </table:table-cell>
          <table:table-cell office:value-type="string" calcext:value-type="string">
            <text:p>2015-06-04T16:00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nrkkrm</text:p>
          </table:table-cell>
          <table:table-cell office:value-type="string" calcext:value-type="string">
            <text:p>https://github.com/nrkkrm/geojson</text:p>
          </table:table-cell>
          <table:table-cell office:value-type="string" calcext:value-type="string">
            <text:p>https://github.com/nrkkrm/geojson/blob/04098466cb560875d3d8a1722314d96734c5ed63/borders.geojson</text:p>
          </table:table-cell>
          <table:table-cell office:value-type="string" calcext:value-type="string">
            <text:p>2015-09-03T14:11:2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nrkkrm</text:p>
          </table:table-cell>
          <table:table-cell office:value-type="string" calcext:value-type="string">
            <text:p>https://github.com/nrkkrm/geojson</text:p>
          </table:table-cell>
          <table:table-cell office:value-type="string" calcext:value-type="string">
            <text:p>https://github.com/nrkkrm/geojson/blob/3566ef26b1e8998f52d547f685fb30092caa237b/lakes.geojson</text:p>
          </table:table-cell>
          <table:table-cell office:value-type="string" calcext:value-type="string">
            <text:p>2015-09-03T14:11:5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odoe</text:p>
          </table:table-cell>
          <table:table-cell office:value-type="string" calcext:value-type="string">
            <text:p>https://github.com/odoe/monitoringlocator</text:p>
          </table:table-cell>
          <table:table-cell office:value-type="string" calcext:value-type="string">
            <text:p>https://github.com/odoe/monitoringlocator/blob/a1179e67977b4b7f610658f8c9cd069943fb79fa/resources/json/monuments.geojson</text:p>
          </table:table-cell>
          <table:table-cell office:value-type="string" calcext:value-type="string">
            <text:p>2015-05-31T18:07:0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odoe</text:p>
          </table:table-cell>
          <table:table-cell office:value-type="string" calcext:value-type="string">
            <text:p>https://github.com/odoe/monitoringlocator</text:p>
          </table:table-cell>
          <table:table-cell office:value-type="string" calcext:value-type="string">
            <text:p>https://github.com/odoe/monitoringlocator/blob/a1179e67977b4b7f610658f8c9cd069943fb79fa/resources/public/monuments.geojson</text:p>
          </table:table-cell>
          <table:table-cell office:value-type="string" calcext:value-type="string">
            <text:p>2015-05-31T18:07:0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offenesdresden</text:p>
          </table:table-cell>
          <table:table-cell office:value-type="string" calcext:value-type="string">
            <text:p>https://github.com/offenesdresden/ParkAPI</text:p>
          </table:table-cell>
          <table:table-cell office:value-type="string" calcext:value-type="string">
            <text:p>https://github.com/offenesdresden/ParkAPI/blob/daeab2f78dbc614498b563dbf512f3e4a4910d48/park_api/cities/Muenster.geojson</text:p>
          </table:table-cell>
          <table:table-cell office:value-type="string" calcext:value-type="string">
            <text:p>2015-08-26T18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offenesdresden</text:p>
          </table:table-cell>
          <table:table-cell office:value-type="string" calcext:value-type="string">
            <text:p>https://github.com/offenesdresden/ParkAPI</text:p>
          </table:table-cell>
          <table:table-cell office:value-type="string" calcext:value-type="string">
            <text:p>https://github.com/offenesdresden/ParkAPI/blob/be24ef819268f90400b4892a7defce17ed4c3c8f/park_api/cities/Luebeck.geojson</text:p>
          </table:table-cell>
          <table:table-cell office:value-type="string" calcext:value-type="string">
            <text:p>2015-08-27T20:38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olest</text:p>
          </table:table-cell>
          <table:table-cell office:value-type="string" calcext:value-type="string">
            <text:p>https://github.com/olest/misc</text:p>
          </table:table-cell>
          <table:table-cell office:value-type="string" calcext:value-type="string">
            <text:p>https://github.com/olest/misc/blob/8db299b5e0094e11b571825b7e5899f17163bc4b/test.geojson</text:p>
          </table:table-cell>
          <table:table-cell office:value-type="string" calcext:value-type="string">
            <text:p>2015-05-29T19:00:0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omniscale</text:p>
          </table:table-cell>
          <table:table-cell office:value-type="string" calcext:value-type="string">
            <text:p>https://github.com/omniscale/magnacarto</text:p>
          </table:table-cell>
          <table:table-cell office:value-type="string" calcext:value-type="string">
            <text:p>https://github.com/omniscale/magnacarto/blob/f3ee3165db06d73ec1f154430273864b4dc19101/regression/cases/031-label-point/data.geojson</text:p>
          </table:table-cell>
          <table:table-cell office:value-type="string" calcext:value-type="string">
            <text:p>2015-07-21T07:22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omniscale</text:p>
          </table:table-cell>
          <table:table-cell office:value-type="string" calcext:value-type="string">
            <text:p>https://github.com/omniscale/magnacarto</text:p>
          </table:table-cell>
          <table:table-cell office:value-type="string" calcext:value-type="string">
            <text:p>https://github.com/omniscale/magnacarto/blob/f3ee3165db06d73ec1f154430273864b4dc19101/regression/cases/032-label-point-dxdy/data.geojson</text:p>
          </table:table-cell>
          <table:table-cell office:value-type="string" calcext:value-type="string">
            <text:p>2015-07-21T07:22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omniscale</text:p>
          </table:table-cell>
          <table:table-cell office:value-type="string" calcext:value-type="string">
            <text:p>https://github.com/omniscale/magnacarto</text:p>
          </table:table-cell>
          <table:table-cell office:value-type="string" calcext:value-type="string">
            <text:p>https://github.com/omniscale/magnacarto/blob/f3ee3165db06d73ec1f154430273864b4dc19101/regression/cases/033-label-fields/data.geojson</text:p>
          </table:table-cell>
          <table:table-cell office:value-type="string" calcext:value-type="string">
            <text:p>2015-07-21T07:22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omniscale</text:p>
          </table:table-cell>
          <table:table-cell office:value-type="string" calcext:value-type="string">
            <text:p>https://github.com/omniscale/magnacarto</text:p>
          </table:table-cell>
          <table:table-cell office:value-type="string" calcext:value-type="string">
            <text:p>https://github.com/omniscale/magnacarto/blob/f3ee3165db06d73ec1f154430273864b4dc19101/regression/cases/040-point-svg/data.geojson</text:p>
          </table:table-cell>
          <table:table-cell office:value-type="string" calcext:value-type="string">
            <text:p>2015-07-21T07:22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omniscale</text:p>
          </table:table-cell>
          <table:table-cell office:value-type="string" calcext:value-type="string">
            <text:p>https://github.com/omniscale/magnacarto</text:p>
          </table:table-cell>
          <table:table-cell office:value-type="string" calcext:value-type="string">
            <text:p>https://github.com/omniscale/magnacarto/blob/f3ee3165db06d73ec1f154430273864b4dc19101/regression/cases/041-marker-svg/data.geojson</text:p>
          </table:table-cell>
          <table:table-cell office:value-type="string" calcext:value-type="string">
            <text:p>2015-07-21T07:22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omniscale</text:p>
          </table:table-cell>
          <table:table-cell office:value-type="string" calcext:value-type="string">
            <text:p>https://github.com/omniscale/magnacarto</text:p>
          </table:table-cell>
          <table:table-cell office:value-type="string" calcext:value-type="string">
            <text:p>https://github.com/omniscale/magnacarto/blob/f3ee3165db06d73ec1f154430273864b4dc19101/regression/cases/043-marker-ellipse/data.geojson</text:p>
          </table:table-cell>
          <table:table-cell office:value-type="string" calcext:value-type="string">
            <text:p>2015-07-21T07:22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open-city</text:p>
          </table:table-cell>
          <table:table-cell office:value-type="string" calcext:value-type="string">
            <text:p>https://github.com/open-city/chicago-river-sewage</text:p>
          </table:table-cell>
          <table:table-cell office:value-type="string" calcext:value-type="string">
            <text:p>https://github.com/open-city/chicago-river-sewage/blob/0a95c3744fb2816c39528dd3e9c71b3c8666168c/data/processors/river-viewer/riverwalk.geojson</text:p>
          </table:table-cell>
          <table:table-cell office:value-type="string" calcext:value-type="string">
            <text:p>2015-05-31T23:25:3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OpenBankProject</text:p>
          </table:table-cell>
          <table:table-cell office:value-type="string" calcext:value-type="string">
            <text:p>https://github.com/OpenBankProject/CommandlineHelpers</text:p>
          </table:table-cell>
          <table:table-cell office:value-type="string" calcext:value-type="string">
            <text:p>https://github.com/OpenBankProject/CommandlineHelpers/blob/42397d10c44954f55239c9be02e7abaa0bc9bb1e/static/ireland_points.geojson</text:p>
          </table:table-cell>
          <table:table-cell office:value-type="string" calcext:value-type="string">
            <text:p>2015-06-04T14:44:2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openplacedatabase</text:p>
          </table:table-cell>
          <table:table-cell office:value-type="string" calcext:value-type="string">
            <text:p>https://github.com/openplacedatabase/validate</text:p>
          </table:table-cell>
          <table:table-cell office:value-type="string" calcext:value-type="string">
            <text:p>https://github.com/openplacedatabase/validate/blob/0ddedd34a2c741caaae610fa425ada021fb26784/test/geojson/valid-feature.geojson</text:p>
          </table:table-cell>
          <table:table-cell office:value-type="string" calcext:value-type="string">
            <text:p>2015-06-01T06:56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openplacedatabase</text:p>
          </table:table-cell>
          <table:table-cell office:value-type="string" calcext:value-type="string">
            <text:p>https://github.com/openplacedatabase/validate</text:p>
          </table:table-cell>
          <table:table-cell office:value-type="string" calcext:value-type="string">
            <text:p>https://github.com/openplacedatabase/validate/blob/0ddedd34a2c741caaae610fa425ada021fb26784/test/geojson/valid-featurecollection.geojson</text:p>
          </table:table-cell>
          <table:table-cell office:value-type="string" calcext:value-type="string">
            <text:p>2015-06-01T06:56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openplacedatabase</text:p>
          </table:table-cell>
          <table:table-cell office:value-type="string" calcext:value-type="string">
            <text:p>https://github.com/openplacedatabase/validate</text:p>
          </table:table-cell>
          <table:table-cell office:value-type="string" calcext:value-type="string">
            <text:p>https://github.com/openplacedatabase/validate/blob/0ddedd34a2c741caaae610fa425ada021fb26784/test/geojson/valid-geometrycollection.geojson</text:p>
          </table:table-cell>
          <table:table-cell office:value-type="string" calcext:value-type="string">
            <text:p>2015-06-01T06:56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OSGeo</text:p>
          </table:table-cell>
          <table:table-cell office:value-type="string" calcext:value-type="string">
            <text:p>https://github.com/OSGeo/gdal</text:p>
          </table:table-cell>
          <table:table-cell office:value-type="string" calcext:value-type="string">
            <text:p>https://github.com/OSGeo/gdal/blob/67fd4d92f2e7afb604995c6e6846a61bfe3c36fd/autotest/ogr/data/geometrycollection.geojson</text:p>
          </table:table-cell>
          <table:table-cell office:value-type="string" calcext:value-type="string">
            <text:p>2015-05-29T17:17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OSGeo</text:p>
          </table:table-cell>
          <table:table-cell office:value-type="string" calcext:value-type="string">
            <text:p>https://github.com/OSGeo/gdal</text:p>
          </table:table-cell>
          <table:table-cell office:value-type="string" calcext:value-type="string">
            <text:p>https://github.com/OSGeo/gdal/blob/67fd4d92f2e7afb604995c6e6846a61bfe3c36fd/autotest/ogr/data/ogr_geojson_14.geojson</text:p>
          </table:table-cell>
          <table:table-cell office:value-type="string" calcext:value-type="string">
            <text:p>2015-05-29T17:17:0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OSMBuildings</text:p>
          </table:table-cell>
          <table:table-cell office:value-type="string" calcext:value-type="string">
            <text:p>https://github.com/OSMBuildings/Portal</text:p>
          </table:table-cell>
          <table:table-cell office:value-type="string" calcext:value-type="string">
            <text:p>https://github.com/OSMBuildings/Portal/blob/feadd1703955d9dc8bfaa28c4d566ca83dbdc0ce/server/data/map.geojson</text:p>
          </table:table-cell>
          <table:table-cell office:value-type="string" calcext:value-type="string">
            <text:p>2015-05-31T22:28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athawks</text:p>
          </table:table-cell>
          <table:table-cell office:value-type="string" calcext:value-type="string">
            <text:p>https://github.com/pathawks/SXM</text:p>
          </table:table-cell>
          <table:table-cell office:value-type="string" calcext:value-type="string">
            <text:p>https://github.com/pathawks/SXM/blob/fbbabff83cbf6facad437e41d7e49f49f81f71b9/CupecoyHousing.geojson</text:p>
          </table:table-cell>
          <table:table-cell office:value-type="string" calcext:value-type="string">
            <text:p>2015-05-31T01:34:5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athawks</text:p>
          </table:table-cell>
          <table:table-cell office:value-type="string" calcext:value-type="string">
            <text:p>https://github.com/pathawks/SXM</text:p>
          </table:table-cell>
          <table:table-cell office:value-type="string" calcext:value-type="string">
            <text:p>https://github.com/pathawks/SXM/blob/fbbabff83cbf6facad437e41d7e49f49f81f71b9/shopping.geojson</text:p>
          </table:table-cell>
          <table:table-cell office:value-type="string" calcext:value-type="string">
            <text:p>2015-05-31T01:34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aulErdos</text:p>
          </table:table-cell>
          <table:table-cell office:value-type="string" calcext:value-type="string">
            <text:p>https://github.com/paulErdos/geoJSON</text:p>
          </table:table-cell>
          <table:table-cell office:value-type="string" calcext:value-type="string">
            <text:p>https://github.com/paulErdos/geoJSON/blob/1b2fdc930e1e154dfeec9ba0193f338ba9a3eabe/bike_racks.geojson</text:p>
          </table:table-cell>
          <table:table-cell office:value-type="string" calcext:value-type="string">
            <text:p>2015-06-04T21:16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ersonlin</text:p>
          </table:table-cell>
          <table:table-cell office:value-type="string" calcext:value-type="string">
            <text:p>https://github.com/personlin/GIS</text:p>
          </table:table-cell>
          <table:table-cell office:value-type="string" calcext:value-type="string">
            <text:p>https://github.com/personlin/GIS/blob/a221365999329774f1c539a3c37b16b453cac795/NPPs.geojson</text:p>
          </table:table-cell>
          <table:table-cell office:value-type="string" calcext:value-type="string">
            <text:p>2015-07-21T04:02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etrushy</text:p>
          </table:table-cell>
          <table:table-cell office:value-type="string" calcext:value-type="string">
            <text:p>https://github.com/petrushy/CesiumWidget</text:p>
          </table:table-cell>
          <table:table-cell office:value-type="string" calcext:value-type="string">
            <text:p>https://github.com/petrushy/CesiumWidget/blob/ed75c7e57f1fb5db69be60d9d961eb0105d58fb6/CesiumWidget/cesium/Specs/Data/test.geojson</text:p>
          </table:table-cell>
          <table:table-cell office:value-type="string" calcext:value-type="string">
            <text:p>2015-06-26T21:32:0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ierrebonbon</text:p>
          </table:table-cell>
          <table:table-cell office:value-type="string" calcext:value-type="string">
            <text:p>https://github.com/pierrebonbon/Simple-GeoJSTONlocal</text:p>
          </table:table-cell>
          <table:table-cell office:value-type="string" calcext:value-type="string">
            <text:p>https://github.com/pierrebonbon/Simple-GeoJSTONlocal/blob/e90fc7fcaf1759407a6ab87aa9362ee2585af7ec/app/src/main/assets/map.geojson</text:p>
          </table:table-cell>
          <table:table-cell office:value-type="string" calcext:value-type="string">
            <text:p>2015-06-05T16:11:5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ietrakkk</text:p>
          </table:table-cell>
          <table:table-cell office:value-type="string" calcext:value-type="string">
            <text:p>https://github.com/pietrakkk/mongo-db</text:p>
          </table:table-cell>
          <table:table-cell office:value-type="string" calcext:value-type="string">
            <text:p>https://github.com/pietrakkk/mongo-db/blob/f3197067f490e3e32a03b603fef3635dae6ae129/places.geojson</text:p>
          </table:table-cell>
          <table:table-cell office:value-type="string" calcext:value-type="string">
            <text:p>2015-06-03T20:32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inesy</text:p>
          </table:table-cell>
          <table:table-cell office:value-type="string" calcext:value-type="string">
            <text:p>https://github.com/Pinesy/asheville-sights</text:p>
          </table:table-cell>
          <table:table-cell office:value-type="string" calcext:value-type="string">
            <text:p>https://github.com/Pinesy/asheville-sights/blob/62120fd9ac1457d7a83180a33d8cd5a867a54d66/geo/derp.geojson</text:p>
          </table:table-cell>
          <table:table-cell office:value-type="string" calcext:value-type="string">
            <text:p>2015-06-01T13:02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iotrCzapla</text:p>
          </table:table-cell>
          <table:table-cell office:value-type="string" calcext:value-type="string">
            <text:p>https://github.com/PiotrCzapla/geojson-test</text:p>
          </table:table-cell>
          <table:table-cell office:value-type="string" calcext:value-type="string">
            <text:p>https://github.com/PiotrCzapla/geojson-test/blob/25c846632e4a40d74c24bd086b666dce7ec24665/bright-it-map.geojson</text:p>
          </table:table-cell>
          <table:table-cell office:value-type="string" calcext:value-type="string">
            <text:p>2015-07-28T10:16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jhooker</text:p>
          </table:table-cell>
          <table:table-cell office:value-type="string" calcext:value-type="string">
            <text:p>https://github.com/pjhooker/gis_sensori</text:p>
          </table:table-cell>
          <table:table-cell office:value-type="string" calcext:value-type="string">
            <text:p>https://github.com/pjhooker/gis_sensori/blob/b2d60a5da4fa10630d5a0c18265b5d73b6cec259/coworking_milano.geojson</text:p>
          </table:table-cell>
          <table:table-cell office:value-type="string" calcext:value-type="string">
            <text:p>2015-08-03T15:04:2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kulas</text:p>
          </table:table-cell>
          <table:table-cell office:value-type="string" calcext:value-type="string">
            <text:p>https://github.com/pkulas/nosql</text:p>
          </table:table-cell>
          <table:table-cell office:value-type="string" calcext:value-type="string">
            <text:p>https://github.com/pkulas/nosql/blob/785d18de3e5b95e541cf7131cd2e7a74fba42434/geo/map1.geojson</text:p>
          </table:table-cell>
          <table:table-cell office:value-type="string" calcext:value-type="string">
            <text:p>2015-06-03T21:01:1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kulas</text:p>
          </table:table-cell>
          <table:table-cell office:value-type="string" calcext:value-type="string">
            <text:p>https://github.com/pkulas/nosql</text:p>
          </table:table-cell>
          <table:table-cell office:value-type="string" calcext:value-type="string">
            <text:p>https://github.com/pkulas/nosql/blob/785d18de3e5b95e541cf7131cd2e7a74fba42434/geo/map2.geojson</text:p>
          </table:table-cell>
          <table:table-cell office:value-type="string" calcext:value-type="string">
            <text:p>2015-06-03T21:01:1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kulas</text:p>
          </table:table-cell>
          <table:table-cell office:value-type="string" calcext:value-type="string">
            <text:p>https://github.com/pkulas/nosql</text:p>
          </table:table-cell>
          <table:table-cell office:value-type="string" calcext:value-type="string">
            <text:p>https://github.com/pkulas/nosql/blob/785d18de3e5b95e541cf7131cd2e7a74fba42434/geo/map3.geojson</text:p>
          </table:table-cell>
          <table:table-cell office:value-type="string" calcext:value-type="string">
            <text:p>2015-06-03T21:01:1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oetic</text:p>
          </table:table-cell>
          <table:table-cell office:value-type="string" calcext:value-type="string">
            <text:p>https://github.com/poetic/fancy-maps</text:p>
          </table:table-cell>
          <table:table-cell office:value-type="string" calcext:value-type="string">
            <text:p>https://github.com/poetic/fancy-maps/blob/e06bf75523917893cad5a839b061cbc1d03f8e84/examples/communities.geojson</text:p>
          </table:table-cell>
          <table:table-cell office:value-type="string" calcext:value-type="string">
            <text:p>2015-09-02T20:28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ostgresqlfr</text:p>
          </table:table-cell>
          <table:table-cell office:value-type="string" calcext:value-type="string">
            <text:p>https://github.com/postgresqlfr/pgfr_materials</text:p>
          </table:table-cell>
          <table:table-cell office:value-type="string" calcext:value-type="string">
            <text:p>https://github.com/postgresqlfr/pgfr_materials/blob/a2edcca7f67cb79fca4b4ec45f265d8faba65f85/misc/maps/pgday_map.geojson</text:p>
          </table:table-cell>
          <table:table-cell office:value-type="string" calcext:value-type="string">
            <text:p>2015-05-28T02:40:5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otimart</text:p>
          </table:table-cell>
          <table:table-cell office:value-type="string" calcext:value-type="string">
            <text:p>https://github.com/Potimart/Potimart</text:p>
          </table:table-cell>
          <table:table-cell office:value-type="string" calcext:value-type="string">
            <text:p>https://github.com/Potimart/Potimart/blob/a41548e8d667fa46a4f8c4a4fd655d21db15a9b0/potimart_ext/geojson/INDIC_STOP_01.geojson</text:p>
          </table:table-cell>
          <table:table-cell office:value-type="string" calcext:value-type="string">
            <text:p>2015-05-28T04:55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acticeMinder</text:p>
          </table:table-cell>
          <table:table-cell office:value-type="string" calcext:value-type="string">
            <text:p>https://github.com/PracticeMinder/practiceminder-data-utils</text:p>
          </table:table-cell>
          <table:table-cell office:value-type="string" calcext:value-type="string">
            <text:p>https://github.com/PracticeMinder/practiceminder-data-utils/blob/d56bc7c6d4991e45bdefe1b59133cae158a77ea8/geo/data.small.geojson</text:p>
          </table:table-cell>
          <table:table-cell office:value-type="string" calcext:value-type="string">
            <text:p>2015-05-31T18:54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crastinatio</text:p>
          </table:table-cell>
          <table:table-cell office:value-type="string" calcext:value-type="string">
            <text:p>https://github.com/procrastinatio/map-examples</text:p>
          </table:table-cell>
          <table:table-cell office:value-type="string" calcext:value-type="string">
            <text:p>https://github.com/procrastinatio/map-examples/blob/b4a33c1c6066d4cc8a45aab42822fb9312ccba18/examples/data/earthquake.geojson</text:p>
          </table:table-cell>
          <table:table-cell office:value-type="string" calcext:value-type="string">
            <text:p>2015-05-28T18:32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cterw</text:p>
          </table:table-cell>
          <table:table-cell office:value-type="string" calcext:value-type="string">
            <text:p>https://github.com/procterw/ng-maps</text:p>
          </table:table-cell>
          <table:table-cell office:value-type="string" calcext:value-type="string">
            <text:p>https://github.com/procterw/ng-maps/blob/4c7362366c74106b7a5e2ca1d2ea5e61cadc9b10/site/data/collection.geojson</text:p>
          </table:table-cell>
          <table:table-cell office:value-type="string" calcext:value-type="string">
            <text:p>2015-09-03T19:06:0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examples/p-and-17th-nw-points.geojson</text:p>
          </table:table-cell>
          <table:table-cell office:value-type="string" calcext:value-type="string">
            <text:p>2015-09-03T21:49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examples/p-and-17th-nw.geojson</text:p>
          </table:table-cell>
          <table:table-cell office:value-type="string" calcext:value-type="string">
            <text:p>2015-09-03T21:49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examples/points.geojson</text:p>
          </table:table-cell>
          <table:table-cell office:value-type="string" calcext:value-type="string">
            <text:p>2015-09-03T21:49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examples/sample.geojson</text:p>
          </table:table-cell>
          <table:table-cell office:value-type="string" calcext:value-type="string">
            <text:p>2015-09-03T21:49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examples/smallmap01-accessibility.geojson</text:p>
          </table:table-cell>
          <table:table-cell office:value-type="string" calcext:value-type="string">
            <text:p>2015-09-03T21:49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examples/smallmap01-points.geojson</text:p>
          </table:table-cell>
          <table:table-cell office:value-type="string" calcext:value-type="string">
            <text:p>2015-09-03T21:49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examples/smallmap01.geojson</text:p>
          </table:table-cell>
          <table:table-cell office:value-type="string" calcext:value-type="string">
            <text:p>2015-09-03T21:49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examples/smallmap04-points.geojson</text:p>
          </table:table-cell>
          <table:table-cell office:value-type="string" calcext:value-type="string">
            <text:p>2015-09-03T21:49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resources/p-and-17th-nw-points.geojson</text:p>
          </table:table-cell>
          <table:table-cell office:value-type="string" calcext:value-type="string">
            <text:p>2015-09-03T21:49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resources/SmallMap_01_SidewalkNodes.geojson</text:p>
          </table:table-cell>
          <table:table-cell office:value-type="string" calcext:value-type="string">
            <text:p>2015-09-03T21:49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resources/SmallMap_01_Sidewalks.geojson</text:p>
          </table:table-cell>
          <table:table-cell office:value-type="string" calcext:value-type="string">
            <text:p>2015-09-03T21:49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resources/SmallMap_01_StreetNodes.geojson</text:p>
          </table:table-cell>
          <table:table-cell office:value-type="string" calcext:value-type="string">
            <text:p>2015-09-03T21:49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resources/SmallMap_01_Streets.geojson</text:p>
          </table:table-cell>
          <table:table-cell office:value-type="string" calcext:value-type="string">
            <text:p>2015-09-03T21:49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resources/SmallMap_02_Sidewalks.geojson</text:p>
          </table:table-cell>
          <table:table-cell office:value-type="string" calcext:value-type="string">
            <text:p>2015-09-03T21:49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prototype/resources/SmallMap_02_Streets.geojson</text:p>
          </table:table-cell>
          <table:table-cell office:value-type="string" calcext:value-type="string">
            <text:p>2015-09-03T21:49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rojectSidewalk</text:p>
          </table:table-cell>
          <table:table-cell office:value-type="string" calcext:value-type="string">
            <text:p>https://github.com/ProjectSidewalk/SidewalkWebpage</text:p>
          </table:table-cell>
          <table:table-cell office:value-type="string" calcext:value-type="string">
            <text:p>https://github.com/ProjectSidewalk/SidewalkWebpage/blob/b3ec9c025f259089769cb64dc15426fe8d77ad86/sidewalk-webpage/public/resources/p-and-17th-nw-points.geojson</text:p>
          </table:table-cell>
          <table:table-cell office:value-type="string" calcext:value-type="string">
            <text:p>2015-09-03T21:49:4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synowczyk</text:p>
          </table:table-cell>
          <table:table-cell office:value-type="string" calcext:value-type="string">
            <text:p>https://github.com/psynowczyk/tnosql</text:p>
          </table:table-cell>
          <table:table-cell office:value-type="string" calcext:value-type="string">
            <text:p>https://github.com/psynowczyk/tnosql/blob/635b9f09c3353a6fea89fadff85dd01fd4a561cc/1d1_result.geojson</text:p>
          </table:table-cell>
          <table:table-cell office:value-type="string" calcext:value-type="string">
            <text:p>2015-06-03T18:14:1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ublicaMundi</text:p>
          </table:table-cell>
          <table:table-cell office:value-type="string" calcext:value-type="string">
            <text:p>https://github.com/PublicaMundi/MappingAPI</text:p>
          </table:table-cell>
          <table:table-cell office:value-type="string" calcext:value-type="string">
            <text:p>https://github.com/PublicaMundi/MappingAPI/blob/1a2b0e12f952f75552d18300a8feb672dd6a91bf/lib/togeojson/test/data/wpt.geojson</text:p>
          </table:table-cell>
          <table:table-cell office:value-type="string" calcext:value-type="string">
            <text:p>2015-06-03T12:36:0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ythonicNinja</text:p>
          </table:table-cell>
          <table:table-cell office:value-type="string" calcext:value-type="string">
            <text:p>https://github.com/PythonicNinja/agregacje3</text:p>
          </table:table-cell>
          <table:table-cell office:value-type="string" calcext:value-type="string">
            <text:p>https://github.com/PythonicNinja/agregacje3/blob/466b86b01a879d3a8840abf1636eccea7341575e/speedcam/speed_cams_around_pomorskie.geojson</text:p>
          </table:table-cell>
          <table:table-cell office:value-type="string" calcext:value-type="string">
            <text:p>2015-06-03T20:05:0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PythonicNinja</text:p>
          </table:table-cell>
          <table:table-cell office:value-type="string" calcext:value-type="string">
            <text:p>https://github.com/PythonicNinja/agregacje3</text:p>
          </table:table-cell>
          <table:table-cell office:value-type="string" calcext:value-type="string">
            <text:p>https://github.com/PythonicNinja/agregacje3/blob/466b86b01a879d3a8840abf1636eccea7341575e/speedcam/speed_cams_pomorskie.geojson</text:p>
          </table:table-cell>
          <table:table-cell office:value-type="string" calcext:value-type="string">
            <text:p>2015-06-03T20:05:0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qgis</text:p>
          </table:table-cell>
          <table:table-cell office:value-type="string" calcext:value-type="string">
            <text:p>https://github.com/qgis/QGIS</text:p>
          </table:table-cell>
          <table:table-cell office:value-type="string" calcext:value-type="string">
            <text:p>https://github.com/qgis/QGIS/blob/131ea80e449832f72b0e3f3e335444f2d9546cf4/python/plugins/processing/tests/data/polygons.geojson</text:p>
          </table:table-cell>
          <table:table-cell office:value-type="string" calcext:value-type="string">
            <text:p>2015-05-28T08:49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rclark</text:p>
          </table:table-cell>
          <table:table-cell office:value-type="string" calcext:value-type="string">
            <text:p>https://github.com/rclark/node-gdaladdo</text:p>
          </table:table-cell>
          <table:table-cell office:value-type="string" calcext:value-type="string">
            <text:p>https://github.com/rclark/node-gdaladdo/blob/58552b9b89e6f2f8d2f72a7f46ab956fc48ce734/test/fixtures/invalid.geojson</text:p>
          </table:table-cell>
          <table:table-cell office:value-type="string" calcext:value-type="string">
            <text:p>2015-06-04T23:52:3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rdmpage</text:p>
          </table:table-cell>
          <table:table-cell office:value-type="string" calcext:value-type="string">
            <text:p>https://github.com/rdmpage/refcon15-journalmap</text:p>
          </table:table-cell>
          <table:table-cell office:value-type="string" calcext:value-type="string">
            <text:p>https://github.com/rdmpage/refcon15-journalmap/blob/ca6fe03e3f90451a74ad177d15b67de6b2f435cf/zookeys.geojson</text:p>
          </table:table-cell>
          <table:table-cell office:value-type="string" calcext:value-type="string">
            <text:p>2015-06-20T23:40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rezn8d</text:p>
          </table:table-cell>
          <table:table-cell office:value-type="string" calcext:value-type="string">
            <text:p>https://github.com/rezn8d/netentionjs2</text:p>
          </table:table-cell>
          <table:table-cell office:value-type="string" calcext:value-type="string">
            <text:p>https://github.com/rezn8d/netentionjs2/blob/a30f6b96788f2ce3aca95afe7e5e1388f3fe79b5/client/lib/cesium/1.9/Specs/Data/test.geojson</text:p>
          </table:table-cell>
          <table:table-cell office:value-type="string" calcext:value-type="string">
            <text:p>2015-05-31T22:52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rjruss</text:p>
          </table:table-cell>
          <table:table-cell office:value-type="string" calcext:value-type="string">
            <text:p>https://github.com/rjruss/test</text:p>
          </table:table-cell>
          <table:table-cell office:value-type="string" calcext:value-type="string">
            <text:p>https://github.com/rjruss/test/blob/2699b1db470c4ce6442405a922d7ac30051e2671/WorldGeoJsonPoints.geojson</text:p>
          </table:table-cell>
          <table:table-cell office:value-type="string" calcext:value-type="string">
            <text:p>2015-05-29T04:40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RobTranquillo</text:p>
          </table:table-cell>
          <table:table-cell office:value-type="string" calcext:value-type="string">
            <text:p>https://github.com/RobTranquillo/refmap</text:p>
          </table:table-cell>
          <table:table-cell office:value-type="string" calcext:value-type="string">
            <text:p>https://github.com/RobTranquillo/refmap/blob/458e5d41a2bffbc2aeb58015a2f7c7710314b0b0/freifunk.geojson</text:p>
          </table:table-cell>
          <table:table-cell office:value-type="string" calcext:value-type="string">
            <text:p>2015-06-04T16:23:2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rodowi</text:p>
          </table:table-cell>
          <table:table-cell office:value-type="string" calcext:value-type="string">
            <text:p>https://github.com/rodowi/mapas</text:p>
          </table:table-cell>
          <table:table-cell office:value-type="string" calcext:value-type="string">
            <text:p>https://github.com/rodowi/mapas/blob/7cda8381e6b2e166c662a1e53441144a36d633e1/salud/issste_unidades-medicas.geojson</text:p>
          </table:table-cell>
          <table:table-cell office:value-type="string" calcext:value-type="string">
            <text:p>2015-05-31T12:30:4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rouault</text:p>
          </table:table-cell>
          <table:table-cell office:value-type="string" calcext:value-type="string">
            <text:p>https://github.com/rouault/gdal</text:p>
          </table:table-cell>
          <table:table-cell office:value-type="string" calcext:value-type="string">
            <text:p>https://github.com/rouault/gdal/blob/67fd4d92f2e7afb604995c6e6846a61bfe3c36fd/autotest/ogr/data/geometrycollection.geojson</text:p>
          </table:table-cell>
          <table:table-cell office:value-type="string" calcext:value-type="string">
            <text:p>2015-05-29T17:16:5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rouault</text:p>
          </table:table-cell>
          <table:table-cell office:value-type="string" calcext:value-type="string">
            <text:p>https://github.com/rouault/gdal</text:p>
          </table:table-cell>
          <table:table-cell office:value-type="string" calcext:value-type="string">
            <text:p>https://github.com/rouault/gdal/blob/67fd4d92f2e7afb604995c6e6846a61bfe3c36fd/autotest/ogr/data/ogr_geojson_14.geojson</text:p>
          </table:table-cell>
          <table:table-cell office:value-type="string" calcext:value-type="string">
            <text:p>2015-05-29T17:16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rouault</text:p>
          </table:table-cell>
          <table:table-cell office:value-type="string" calcext:value-type="string">
            <text:p>https://github.com/rouault/gdal_coverage</text:p>
          </table:table-cell>
          <table:table-cell office:value-type="string" calcext:value-type="string">
            <text:p>https://github.com/rouault/gdal_coverage/blob/4e90207b9184deef03ddad2fc653f166129c16c3/autotest/ogr/data/ogr_geojson_14.geojson</text:p>
          </table:table-cell>
          <table:table-cell office:value-type="string" calcext:value-type="string">
            <text:p>2015-05-31T02:09:3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rshk</text:p>
          </table:table-cell>
          <table:table-cell office:value-type="string" calcext:value-type="string">
            <text:p>https://github.com/rshk/geojson-experiments</text:p>
          </table:table-cell>
          <table:table-cell office:value-type="string" calcext:value-type="string">
            <text:p>https://github.com/rshk/geojson-experiments/blob/fe9873878f086c1e1aca7125d921818d96417553/example2.geojson</text:p>
          </table:table-cell>
          <table:table-cell office:value-type="string" calcext:value-type="string">
            <text:p>2015-05-31T00:52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Ruagof</text:p>
          </table:table-cell>
          <table:table-cell office:value-type="string" calcext:value-type="string">
            <text:p>https://github.com/Ruagof/geo</text:p>
          </table:table-cell>
          <table:table-cell office:value-type="string" calcext:value-type="string">
            <text:p>https://github.com/Ruagof/geo/blob/5ff10057419ab3fde9957f61a7d7f40afee0e456/map2.geojson</text:p>
          </table:table-cell>
          <table:table-cell office:value-type="string" calcext:value-type="string">
            <text:p>2015-06-02T10:52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rurseekatze</text:p>
          </table:table-cell>
          <table:table-cell office:value-type="string" calcext:value-type="string">
            <text:p>https://github.com/rurseekatze/heritage-railway-clubs</text:p>
          </table:table-cell>
          <table:table-cell office:value-type="string" calcext:value-type="string">
            <text:p>https://github.com/rurseekatze/heritage-railway-clubs/blob/3537dff7d25f6be6d41ff7fecf6ce55aa0e2c9b8/heritage-railway-clubs.geojson</text:p>
          </table:table-cell>
          <table:table-cell office:value-type="string" calcext:value-type="string">
            <text:p>2015-09-01T21:58:3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ryanfb</text:p>
          </table:table-cell>
          <table:table-cell office:value-type="string" calcext:value-type="string">
            <text:p>https://github.com/ryanfb/pleiades-geojson</text:p>
          </table:table-cell>
          <table:table-cell office:value-type="string" calcext:value-type="string">
            <text:p>https://github.com/ryanfb/pleiades-geojson/blob/5087a22764d27f6ae0c0413d420f473b1ff910da/geojson/1001896.geojson</text:p>
          </table:table-cell>
          <table:table-cell office:value-type="string" calcext:value-type="string">
            <text:p>2015-09-03T12:01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ryanfb</text:p>
          </table:table-cell>
          <table:table-cell office:value-type="string" calcext:value-type="string">
            <text:p>https://github.com/ryanfb/pleiades-geojson</text:p>
          </table:table-cell>
          <table:table-cell office:value-type="string" calcext:value-type="string">
            <text:p>https://github.com/ryanfb/pleiades-geojson/blob/5087a22764d27f6ae0c0413d420f473b1ff910da/geojson/295331.geojson</text:p>
          </table:table-cell>
          <table:table-cell office:value-type="string" calcext:value-type="string">
            <text:p>2015-09-03T12:01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ryanfb</text:p>
          </table:table-cell>
          <table:table-cell office:value-type="string" calcext:value-type="string">
            <text:p>https://github.com/ryanfb/pleiades-geojson</text:p>
          </table:table-cell>
          <table:table-cell office:value-type="string" calcext:value-type="string">
            <text:p>https://github.com/ryanfb/pleiades-geojson/blob/5087a22764d27f6ae0c0413d420f473b1ff910da/geojson/540647.geojson</text:p>
          </table:table-cell>
          <table:table-cell office:value-type="string" calcext:value-type="string">
            <text:p>2015-09-03T12:01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ryanfb</text:p>
          </table:table-cell>
          <table:table-cell office:value-type="string" calcext:value-type="string">
            <text:p>https://github.com/ryanfb/pleiades-geojson</text:p>
          </table:table-cell>
          <table:table-cell office:value-type="string" calcext:value-type="string">
            <text:p>https://github.com/ryanfb/pleiades-geojson/blob/5087a22764d27f6ae0c0413d420f473b1ff910da/geojson/579885.geojson</text:p>
          </table:table-cell>
          <table:table-cell office:value-type="string" calcext:value-type="string">
            <text:p>2015-09-03T12:01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abas</text:p>
          </table:table-cell>
          <table:table-cell office:value-type="string" calcext:value-type="string">
            <text:p>https://github.com/sabas/GenoaPortStats</text:p>
          </table:table-cell>
          <table:table-cell office:value-type="string" calcext:value-type="string">
            <text:p>https://github.com/sabas/GenoaPortStats/blob/6cd9ddf8dbcdc687c52577df00c81d9fb3341692/top61/data/coordinates.geojson</text:p>
          </table:table-cell>
          <table:table-cell office:value-type="string" calcext:value-type="string">
            <text:p>2015-06-01T02:43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amalone</text:p>
          </table:table-cell>
          <table:table-cell office:value-type="string" calcext:value-type="string">
            <text:p>https://github.com/samalone/gdal-ios</text:p>
          </table:table-cell>
          <table:table-cell office:value-type="string" calcext:value-type="string">
            <text:p>https://github.com/samalone/gdal-ios/blob/beed159503ce550c4e09edb25c168c8344e8998c/autotest/ogr/data/ogr_geojson_14.geojson</text:p>
          </table:table-cell>
          <table:table-cell office:value-type="string" calcext:value-type="string">
            <text:p>2015-06-03T14:36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aveveltri</text:p>
          </table:table-cell>
          <table:table-cell office:value-type="string" calcext:value-type="string">
            <text:p>https://github.com/saveveltri/mapeed</text:p>
          </table:table-cell>
          <table:table-cell office:value-type="string" calcext:value-type="string">
            <text:p>https://github.com/saveveltri/mapeed/blob/537513ad91b79d9a9ec0407dc859f7dc84fdc301/map.geojson</text:p>
          </table:table-cell>
          <table:table-cell office:value-type="string" calcext:value-type="string">
            <text:p>2015-06-04T15:01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aveveltri</text:p>
          </table:table-cell>
          <table:table-cell office:value-type="string" calcext:value-type="string">
            <text:p>https://github.com/saveveltri/mapeedTMP</text:p>
          </table:table-cell>
          <table:table-cell office:value-type="string" calcext:value-type="string">
            <text:p>https://github.com/saveveltri/mapeedTMP/blob/c966ec1791604c62ec7484e2d0e05b5bcfd83551/map.geojson</text:p>
          </table:table-cell>
          <table:table-cell office:value-type="string" calcext:value-type="string">
            <text:p>2015-06-04T14:47:4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aynis</text:p>
          </table:table-cell>
          <table:table-cell office:value-type="string" calcext:value-type="string">
            <text:p>https://github.com/saynis/somalia-maps</text:p>
          </table:table-cell>
          <table:table-cell office:value-type="string" calcext:value-type="string">
            <text:p>https://github.com/saynis/somalia-maps/blob/75edf20a7a3ea2ea0ca78bda876386cc72130257/hargeisa-maps.geojson</text:p>
          </table:table-cell>
          <table:table-cell office:value-type="string" calcext:value-type="string">
            <text:p>2015-07-28T10:41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bma44</text:p>
          </table:table-cell>
          <table:table-cell office:value-type="string" calcext:value-type="string">
            <text:p>https://github.com/sbma44/tile-reduce-osm-addresses</text:p>
          </table:table-cell>
          <table:table-cell office:value-type="string" calcext:value-type="string">
            <text:p>https://github.com/sbma44/tile-reduce-osm-addresses/blob/faa5210b4cc17bc4c0e6e4dba9bf4433edc7e480/usa.geojson</text:p>
          </table:table-cell>
          <table:table-cell office:value-type="string" calcext:value-type="string">
            <text:p>2015-09-03T22:49:5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chlomm</text:p>
          </table:table-cell>
          <table:table-cell office:value-type="string" calcext:value-type="string">
            <text:p>https://github.com/schlomm/Random_Stuff</text:p>
          </table:table-cell>
          <table:table-cell office:value-type="string" calcext:value-type="string">
            <text:p>https://github.com/schlomm/Random_Stuff/blob/d236efaef16190ae7f327f50826488a91ce6c935/examples/examples/keepsmiling.geojson</text:p>
          </table:table-cell>
          <table:table-cell office:value-type="string" calcext:value-type="string">
            <text:p>2015-06-02T03:23:1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chlomm</text:p>
          </table:table-cell>
          <table:table-cell office:value-type="string" calcext:value-type="string">
            <text:p>https://github.com/schlomm/Random_Stuff</text:p>
          </table:table-cell>
          <table:table-cell office:value-type="string" calcext:value-type="string">
            <text:p>https://github.com/schlomm/Random_Stuff/blob/d236efaef16190ae7f327f50826488a91ce6c935/examples/keepsmiling.geojson</text:p>
          </table:table-cell>
          <table:table-cell office:value-type="string" calcext:value-type="string">
            <text:p>2015-06-02T03:23:1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chlomm</text:p>
          </table:table-cell>
          <table:table-cell office:value-type="string" calcext:value-type="string">
            <text:p>https://github.com/schlomm/Random_Stuff</text:p>
          </table:table-cell>
          <table:table-cell office:value-type="string" calcext:value-type="string">
            <text:p>https://github.com/schlomm/Random_Stuff/blob/d236efaef16190ae7f327f50826488a91ce6c935/keepsmiling.geojson</text:p>
          </table:table-cell>
          <table:table-cell office:value-type="string" calcext:value-type="string">
            <text:p>2015-06-02T03:23:1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ckott</text:p>
          </table:table-cell>
          <table:table-cell office:value-type="string" calcext:value-type="string">
            <text:p>https://github.com/sckott/soylocs</text:p>
          </table:table-cell>
          <table:table-cell office:value-type="string" calcext:value-type="string">
            <text:p>https://github.com/sckott/soylocs/blob/50b6ed3d193eac8f4199d7e906a11ccb41b9593f/soylocs.geojson</text:p>
          </table:table-cell>
          <table:table-cell office:value-type="string" calcext:value-type="string">
            <text:p>2015-06-04T23:45:4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ebaestel</text:p>
          </table:table-cell>
          <table:table-cell office:value-type="string" calcext:value-type="string">
            <text:p>https://github.com/sebaestel/asadojs</text:p>
          </table:table-cell>
          <table:table-cell office:value-type="string" calcext:value-type="string">
            <text:p>https://github.com/sebaestel/asadojs/blob/63a680d12b484a618d984f4897c4d8551357e2d9/location.geojson</text:p>
          </table:table-cell>
          <table:table-cell office:value-type="string" calcext:value-type="string">
            <text:p>2015-08-24T20:45:5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ergioalberto</text:p>
          </table:table-cell>
          <table:table-cell office:value-type="string" calcext:value-type="string">
            <text:p>https://github.com/sergioalberto/sergioalberto.github.io</text:p>
          </table:table-cell>
          <table:table-cell office:value-type="string" calcext:value-type="string">
            <text:p>https://github.com/sergioalberto/sergioalberto.github.io/blob/fb43938f6571d6a9e35bb0484bce9a5a53959a84/datos/Puente.geojson</text:p>
          </table:table-cell>
          <table:table-cell office:value-type="string" calcext:value-type="string">
            <text:p>2015-06-02T07:11:0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ergioalberto</text:p>
          </table:table-cell>
          <table:table-cell office:value-type="string" calcext:value-type="string">
            <text:p>https://github.com/sergioalberto/sergioalberto.github.io</text:p>
          </table:table-cell>
          <table:table-cell office:value-type="string" calcext:value-type="string">
            <text:p>https://github.com/sergioalberto/sergioalberto.github.io/blob/fb43938f6571d6a9e35bb0484bce9a5a53959a84/datos/Puente2.geojson</text:p>
          </table:table-cell>
          <table:table-cell office:value-type="string" calcext:value-type="string">
            <text:p>2015-06-02T07:11:0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hamrock3ire</text:p>
          </table:table-cell>
          <table:table-cell office:value-type="string" calcext:value-type="string">
            <text:p>https://github.com/shamrock3ire/shamrock3ire.github.io</text:p>
          </table:table-cell>
          <table:table-cell office:value-type="string" calcext:value-type="string">
            <text:p>https://github.com/shamrock3ire/shamrock3ire.github.io/blob/0b4f02e531f5ef8a386c75ce7df77b8b21bafefc/data/nurseryFacilities.geojson</text:p>
          </table:table-cell>
          <table:table-cell office:value-type="string" calcext:value-type="string">
            <text:p>2015-09-02T13:20:4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himizu</text:p>
          </table:table-cell>
          <table:table-cell office:value-type="string" calcext:value-type="string">
            <text:p>https://github.com/shimizu/d3example</text:p>
          </table:table-cell>
          <table:table-cell office:value-type="string" calcext:value-type="string">
            <text:p>https://github.com/shimizu/d3example/blob/79b57c1afda185e5ef56cdd1e009a8e945dfd082/geo_example/geo10/point.geojson</text:p>
          </table:table-cell>
          <table:table-cell office:value-type="string" calcext:value-type="string">
            <text:p>2015-05-31T04:06:3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himizu</text:p>
          </table:table-cell>
          <table:table-cell office:value-type="string" calcext:value-type="string">
            <text:p>https://github.com/shimizu/d3example</text:p>
          </table:table-cell>
          <table:table-cell office:value-type="string" calcext:value-type="string">
            <text:p>https://github.com/shimizu/d3example/blob/79b57c1afda185e5ef56cdd1e009a8e945dfd082/geo_example/geo10/point2.geojson</text:p>
          </table:table-cell>
          <table:table-cell office:value-type="string" calcext:value-type="string">
            <text:p>2015-05-31T04:06:3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himizu</text:p>
          </table:table-cell>
          <table:table-cell office:value-type="string" calcext:value-type="string">
            <text:p>https://github.com/shimizu/d3example</text:p>
          </table:table-cell>
          <table:table-cell office:value-type="string" calcext:value-type="string">
            <text:p>https://github.com/shimizu/d3example/blob/79b57c1afda185e5ef56cdd1e009a8e945dfd082/geo_example/geo11/point.geojson</text:p>
          </table:table-cell>
          <table:table-cell office:value-type="string" calcext:value-type="string">
            <text:p>2015-05-31T04:06:3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himizu</text:p>
          </table:table-cell>
          <table:table-cell office:value-type="string" calcext:value-type="string">
            <text:p>https://github.com/shimizu/d3example</text:p>
          </table:table-cell>
          <table:table-cell office:value-type="string" calcext:value-type="string">
            <text:p>https://github.com/shimizu/d3example/blob/79b57c1afda185e5ef56cdd1e009a8e945dfd082/geo_example/geo13/point.geojson</text:p>
          </table:table-cell>
          <table:table-cell office:value-type="string" calcext:value-type="string">
            <text:p>2015-05-31T04:06:3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himizu</text:p>
          </table:table-cell>
          <table:table-cell office:value-type="string" calcext:value-type="string">
            <text:p>https://github.com/shimizu/d3example</text:p>
          </table:table-cell>
          <table:table-cell office:value-type="string" calcext:value-type="string">
            <text:p>https://github.com/shimizu/d3example/blob/79b57c1afda185e5ef56cdd1e009a8e945dfd082/geo_example/geo14/point.geojson</text:p>
          </table:table-cell>
          <table:table-cell office:value-type="string" calcext:value-type="string">
            <text:p>2015-05-31T04:06:3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imonsonc</text:p>
          </table:table-cell>
          <table:table-cell office:value-type="string" calcext:value-type="string">
            <text:p>https://github.com/simonsonc/blm-glo-mosaic</text:p>
          </table:table-cell>
          <table:table-cell office:value-type="string" calcext:value-type="string">
            <text:p>https://github.com/simonsonc/blm-glo-mosaic/blob/d3abd70c3ea3bdd31bc365fcd6bb6d3bf70daf2e/ut/cutlines/UT260010N0010E00001.geojson</text:p>
          </table:table-cell>
          <table:table-cell office:value-type="string" calcext:value-type="string">
            <text:p>2015-09-02T02:31:1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imonsonc</text:p>
          </table:table-cell>
          <table:table-cell office:value-type="string" calcext:value-type="string">
            <text:p>https://github.com/simonsonc/blm-glo-mosaic</text:p>
          </table:table-cell>
          <table:table-cell office:value-type="string" calcext:value-type="string">
            <text:p>https://github.com/simonsonc/blm-glo-mosaic/blob/26952293b447850479c282fddf09763463d7728f/ut/cutlines/UT260060S0020E00001.geojson</text:p>
          </table:table-cell>
          <table:table-cell office:value-type="string" calcext:value-type="string">
            <text:p>2015-09-02T05:04:5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imonsonc</text:p>
          </table:table-cell>
          <table:table-cell office:value-type="string" calcext:value-type="string">
            <text:p>https://github.com/simonsonc/blm-glo-mosaic</text:p>
          </table:table-cell>
          <table:table-cell office:value-type="string" calcext:value-type="string">
            <text:p>https://github.com/simonsonc/blm-glo-mosaic/blob/26952293b447850479c282fddf09763463d7728f/ut/cutlines/UT260060S0020E00003.geojson</text:p>
          </table:table-cell>
          <table:table-cell office:value-type="string" calcext:value-type="string">
            <text:p>2015-09-02T05:04:5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imonsonc</text:p>
          </table:table-cell>
          <table:table-cell office:value-type="string" calcext:value-type="string">
            <text:p>https://github.com/simonsonc/blm-glo-mosaic</text:p>
          </table:table-cell>
          <table:table-cell office:value-type="string" calcext:value-type="string">
            <text:p>https://github.com/simonsonc/blm-glo-mosaic/blob/26952293b447850479c282fddf09763463d7728f/ut/cutlines/UT260060S0030E00001.geojson</text:p>
          </table:table-cell>
          <table:table-cell office:value-type="string" calcext:value-type="string">
            <text:p>2015-09-02T05:04:5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imonsonc</text:p>
          </table:table-cell>
          <table:table-cell office:value-type="string" calcext:value-type="string">
            <text:p>https://github.com/simonsonc/blm-glo-mosaic</text:p>
          </table:table-cell>
          <table:table-cell office:value-type="string" calcext:value-type="string">
            <text:p>https://github.com/simonsonc/blm-glo-mosaic/blob/26952293b447850479c282fddf09763463d7728f/ut/cutlines/UT260060S0030E00003.geojson</text:p>
          </table:table-cell>
          <table:table-cell office:value-type="string" calcext:value-type="string">
            <text:p>2015-09-02T05:04:5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imonsonc</text:p>
          </table:table-cell>
          <table:table-cell office:value-type="string" calcext:value-type="string">
            <text:p>https://github.com/simonsonc/blm-glo-mosaic</text:p>
          </table:table-cell>
          <table:table-cell office:value-type="string" calcext:value-type="string">
            <text:p>https://github.com/simonsonc/blm-glo-mosaic/blob/26952293b447850479c282fddf09763463d7728f/ut/cutlines/UT260060S0030E00004.geojson</text:p>
          </table:table-cell>
          <table:table-cell office:value-type="string" calcext:value-type="string">
            <text:p>2015-09-02T05:04:5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imonsonc</text:p>
          </table:table-cell>
          <table:table-cell office:value-type="string" calcext:value-type="string">
            <text:p>https://github.com/simonsonc/blm-glo-mosaic</text:p>
          </table:table-cell>
          <table:table-cell office:value-type="string" calcext:value-type="string">
            <text:p>https://github.com/simonsonc/blm-glo-mosaic/blob/26952293b447850479c282fddf09763463d7728f/ut/cutlines/UT260060S0030E00005.geojson</text:p>
          </table:table-cell>
          <table:table-cell office:value-type="string" calcext:value-type="string">
            <text:p>2015-09-02T05:04:5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imonsonc</text:p>
          </table:table-cell>
          <table:table-cell office:value-type="string" calcext:value-type="string">
            <text:p>https://github.com/simonsonc/blm-glo-mosaic</text:p>
          </table:table-cell>
          <table:table-cell office:value-type="string" calcext:value-type="string">
            <text:p>https://github.com/simonsonc/blm-glo-mosaic/blob/26952293b447850479c282fddf09763463d7728f/ut/cutlines/UT260070S0030E00001.geojson</text:p>
          </table:table-cell>
          <table:table-cell office:value-type="string" calcext:value-type="string">
            <text:p>2015-09-02T05:04:5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imonsonc</text:p>
          </table:table-cell>
          <table:table-cell office:value-type="string" calcext:value-type="string">
            <text:p>https://github.com/simonsonc/blm-glo-mosaic</text:p>
          </table:table-cell>
          <table:table-cell office:value-type="string" calcext:value-type="string">
            <text:p>https://github.com/simonsonc/blm-glo-mosaic/blob/26952293b447850479c282fddf09763463d7728f/ut/cutlines/UT260070S0030E00005.geojson</text:p>
          </table:table-cell>
          <table:table-cell office:value-type="string" calcext:value-type="string">
            <text:p>2015-09-02T05:04:5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imultechnology</text:p>
          </table:table-cell>
          <table:table-cell office:value-type="string" calcext:value-type="string">
            <text:p>https://github.com/simultechnology/globe</text:p>
          </table:table-cell>
          <table:table-cell office:value-type="string" calcext:value-type="string">
            <text:p>https://github.com/simultechnology/globe/blob/08b5ef49a403f83a18b4b93b65f051a7d9148a88/Cesium-1.0/Specs/Data/test.geojson</text:p>
          </table:table-cell>
          <table:table-cell office:value-type="string" calcext:value-type="string">
            <text:p>2015-06-02T21:26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LUGIS</text:p>
          </table:table-cell>
          <table:table-cell office:value-type="string" calcext:value-type="string">
            <text:p>https://github.com/SLUGIS/CountywidePreAttack</text:p>
          </table:table-cell>
          <table:table-cell office:value-type="string" calcext:value-type="string">
            <text:p>https://github.com/SLUGIS/CountywidePreAttack/blob/4d35360ce4d17bbedbcdff6a32a7243bc014e147/GatesParkhill.geojson</text:p>
          </table:table-cell>
          <table:table-cell office:value-type="string" calcext:value-type="string">
            <text:p>2015-05-31T14:06:5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LUGIS</text:p>
          </table:table-cell>
          <table:table-cell office:value-type="string" calcext:value-type="string">
            <text:p>https://github.com/SLUGIS/incidents</text:p>
          </table:table-cell>
          <table:table-cell office:value-type="string" calcext:value-type="string">
            <text:p>https://github.com/SLUGIS/incidents/blob/b53b3d14464eafdf412ea092ca0ae374dd56db50/geojson/2015_0831_Log.geojson</text:p>
          </table:table-cell>
          <table:table-cell office:value-type="string" calcext:value-type="string">
            <text:p>2015-09-02T00:00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LUGIS</text:p>
          </table:table-cell>
          <table:table-cell office:value-type="string" calcext:value-type="string">
            <text:p>https://github.com/SLUGIS/incidents</text:p>
          </table:table-cell>
          <table:table-cell office:value-type="string" calcext:value-type="string">
            <text:p>https://github.com/SLUGIS/incidents/blob/a7851ae8c94abccd2736400b095f0169f879208a/geojson/2015_0901_Log.geojson</text:p>
          </table:table-cell>
          <table:table-cell office:value-type="string" calcext:value-type="string">
            <text:p>2015-09-03T00:00:5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LUGIS</text:p>
          </table:table-cell>
          <table:table-cell office:value-type="string" calcext:value-type="string">
            <text:p>https://github.com/SLUGIS/incidents</text:p>
          </table:table-cell>
          <table:table-cell office:value-type="string" calcext:value-type="string">
            <text:p>https://github.com/SLUGIS/incidents/blob/a7851ae8c94abccd2736400b095f0169f879208a/geojson/2015_0902_Log.geojson</text:p>
          </table:table-cell>
          <table:table-cell office:value-type="string" calcext:value-type="string">
            <text:p>2015-09-03T00:00:5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manousopoulos</text:p>
          </table:table-cell>
          <table:table-cell office:value-type="string" calcext:value-type="string">
            <text:p>https://github.com/smanousopoulos/PublicaMundi-MappingAPI</text:p>
          </table:table-cell>
          <table:table-cell office:value-type="string" calcext:value-type="string">
            <text:p>https://github.com/smanousopoulos/PublicaMundi-MappingAPI/blob/0caf7944fc1772a4d5fe1cb8f09763544a6a78e3/lib/togeojson/test/data/selfclosing.geojson</text:p>
          </table:table-cell>
          <table:table-cell office:value-type="string" calcext:value-type="string">
            <text:p>2015-06-03T20:01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manousopoulos</text:p>
          </table:table-cell>
          <table:table-cell office:value-type="string" calcext:value-type="string">
            <text:p>https://github.com/smanousopoulos/PublicaMundi-MappingAPI</text:p>
          </table:table-cell>
          <table:table-cell office:value-type="string" calcext:value-type="string">
            <text:p>https://github.com/smanousopoulos/PublicaMundi-MappingAPI/blob/0caf7944fc1772a4d5fe1cb8f09763544a6a78e3/lib/togeojson/test/data/wpt.geojson</text:p>
          </table:table-cell>
          <table:table-cell office:value-type="string" calcext:value-type="string">
            <text:p>2015-06-03T20:01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mata</text:p>
          </table:table-cell>
          <table:table-cell office:value-type="string" calcext:value-type="string">
            <text:p>https://github.com/Smata/Smata.github.io</text:p>
          </table:table-cell>
          <table:table-cell office:value-type="string" calcext:value-type="string">
            <text:p>https://github.com/Smata/Smata.github.io/blob/ff005b5bb7a6c745b43d3bceb17a9232baa6d13a/Practica%2012/Archivos%20GeoJSON/Restaurantes.geojson</text:p>
          </table:table-cell>
          <table:table-cell office:value-type="string" calcext:value-type="string">
            <text:p>2015-06-02T06:45:3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msatunitysystems</text:p>
          </table:table-cell>
          <table:table-cell office:value-type="string" calcext:value-type="string">
            <text:p>https://github.com/smsatunitysystems/cesiumproject</text:p>
          </table:table-cell>
          <table:table-cell office:value-type="string" calcext:value-type="string">
            <text:p>https://github.com/smsatunitysystems/cesiumproject/blob/6ccbea18792d65f0dc3682d10930c1923dba789a/Specs/Data/test.geojson</text:p>
          </table:table-cell>
          <table:table-cell office:value-type="string" calcext:value-type="string">
            <text:p>2015-06-05T05:09:3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patialdev</text:p>
          </table:table-cell>
          <table:table-cell office:value-type="string" calcext:value-type="string">
            <text:p>https://github.com/spatialdev/q-cluster</text:p>
          </table:table-cell>
          <table:table-cell office:value-type="string" calcext:value-type="string">
            <text:p>https://github.com/spatialdev/q-cluster/blob/a64a320fa8c5b6b726b901af20c4b4fa0663cd14/demo/data/nigeria-sample-small.geojson</text:p>
          </table:table-cell>
          <table:table-cell office:value-type="string" calcext:value-type="string">
            <text:p>2015-06-01T09:38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patialdev</text:p>
          </table:table-cell>
          <table:table-cell office:value-type="string" calcext:value-type="string">
            <text:p>https://github.com/spatialdev/spatialdev.github.io</text:p>
          </table:table-cell>
          <table:table-cell office:value-type="string" calcext:value-type="string">
            <text:p>https://github.com/spatialdev/spatialdev.github.io/blob/e5fd5a0141aaa0cd78ff3c9fefa5bd8348bf6f25/fspmaps/data/cicos_2014.geojson</text:p>
          </table:table-cell>
          <table:table-cell office:value-type="string" calcext:value-type="string">
            <text:p>2015-06-01T19:49:5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pecies</text:p>
          </table:table-cell>
          <table:table-cell office:value-type="string" calcext:value-type="string">
            <text:p>https://github.com/species/OGD-Graz-Daten</text:p>
          </table:table-cell>
          <table:table-cell office:value-type="string" calcext:value-type="string">
            <text:p>https://github.com/species/OGD-Graz-Daten/blob/7c5a76b9927353f10f5bf3fa0d6e5c62a24718ce/Zivilschutzsirenen/Zivilschutzsirenen.geojson</text:p>
          </table:table-cell>
          <table:table-cell office:value-type="string" calcext:value-type="string">
            <text:p>2015-05-30T15:41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pringmeyer</text:p>
          </table:table-cell>
          <table:table-cell office:value-type="string" calcext:value-type="string">
            <text:p>https://github.com/springmeyer/arc.js</text:p>
          </table:table-cell>
          <table:table-cell office:value-type="string" calcext:value-type="string">
            <text:p>https://github.com/springmeyer/arc.js/blob/49f4c64eae52b677249c8cb6976d86d9abe18fc8/example/bezier/bezier.geojson</text:p>
          </table:table-cell>
          <table:table-cell office:value-type="string" calcext:value-type="string">
            <text:p>2015-05-28T10:09:3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pringmeyer</text:p>
          </table:table-cell>
          <table:table-cell office:value-type="string" calcext:value-type="string">
            <text:p>https://github.com/springmeyer/arc.js</text:p>
          </table:table-cell>
          <table:table-cell office:value-type="string" calcext:value-type="string">
            <text:p>https://github.com/springmeyer/arc.js/blob/49f4c64eae52b677249c8cb6976d86d9abe18fc8/example/tracks.geojson</text:p>
          </table:table-cell>
          <table:table-cell office:value-type="string" calcext:value-type="string">
            <text:p>2015-05-28T10:09:3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skartvedt</text:p>
          </table:table-cell>
          <table:table-cell office:value-type="string" calcext:value-type="string">
            <text:p>https://github.com/sskartvedt/call_box</text:p>
          </table:table-cell>
          <table:table-cell office:value-type="string" calcext:value-type="string">
            <text:p>https://github.com/sskartvedt/call_box/blob/5dc966d17fe9732f918a3d6f5d3b37ac221bbb6a/Utilities/JSON/potable_water/water_meter.geojson</text:p>
          </table:table-cell>
          <table:table-cell office:value-type="string" calcext:value-type="string">
            <text:p>2015-08-11T07:59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ormxuwz</text:p>
          </table:table-cell>
          <table:table-cell office:value-type="string" calcext:value-type="string">
            <text:p>https://github.com/stormxuwz/Json</text:p>
          </table:table-cell>
          <table:table-cell office:value-type="string" calcext:value-type="string">
            <text:p>https://github.com/stormxuwz/Json/blob/a72fb7f09efdaecc30b73abc45f5aa6ac8764fc7/map.geojson</text:p>
          </table:table-cell>
          <table:table-cell office:value-type="string" calcext:value-type="string">
            <text:p>2015-06-01T11:00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ormxuwz</text:p>
          </table:table-cell>
          <table:table-cell office:value-type="string" calcext:value-type="string">
            <text:p>https://github.com/stormxuwz/stormxuwz.github.com</text:p>
          </table:table-cell>
          <table:table-cell office:value-type="string" calcext:value-type="string">
            <text:p>https://github.com/stormxuwz/stormxuwz.github.com/blob/3a04c547007c41ca85c08e9d51e8cf7466791dbe/map.geojson</text:p>
          </table:table-cell>
          <table:table-cell office:value-type="string" calcext:value-type="string">
            <text:p>2015-05-31T03:44:2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10/723/1/1107231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2/98/12510298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2/99/12510299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00/12510300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01/12510301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02/12510302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03/12510303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04/12510304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05/12510305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06/12510306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07/12510307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08/12510308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09/12510309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10/12510310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11/12510311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12/12510312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13/12510313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14/12510314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15/12510315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16/12510316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17/12510317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18/12510318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19/12510319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20/12510320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21/12510321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22/12510322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23/12510323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24/12510324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25/12510325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26/12510326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27/12510327.geojson</text:p>
          </table:table-cell>
          <table:table-cell office:value-type="string" calcext:value-type="string">
            <text:p>2015-05-28T14:18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28/1251032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29/1251032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30/1251033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31/1251033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32/1251033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33/1251033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34/1251033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35/1251033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36/1251033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37/1251033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38/1251033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39/1251033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40/1251034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41/1251034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42/1251034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43/1251034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44/1251034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45/1251034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46/1251034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47/1251034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48/1251034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49/1251034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50/1251035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51/1251035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52/1251035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53/1251035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54/1251035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55/1251035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56/1251035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57/1251035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58/1251035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59/1251035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60/1251036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61/1251036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62/1251036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63/1251036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64/1251036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65/1251036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66/1251036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67/1251036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68/1251036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69/1251036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70/1251037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71/1251037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72/1251037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73/1251037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74/1251037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75/1251037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76/1251037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77/1251037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78/1251037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79/1251037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80/1251038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81/1251038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82/1251038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83/1251038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84/1251038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85/1251038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86/1251038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87/1251038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88/1251038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89/1251038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90/1251039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91/1251039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92/1251039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93/1251039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94/1251039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95/1251039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96/1251039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97/1251039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98/1251039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3/99/1251039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00/1251040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01/1251040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02/1251040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03/1251040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04/1251040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05/1251040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06/1251040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07/1251040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08/1251040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09/1251040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10/1251041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11/1251041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12/1251041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13/1251041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14/1251041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15/1251041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16/1251041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17/1251041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18/1251041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19/1251041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20/1251042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21/1251042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22/1251042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23/1251042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24/1251042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25/1251042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26/1251042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27/1251042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28/1251042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29/1251042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30/1251043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31/1251043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32/1251043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33/1251043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34/1251043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35/1251043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36/1251043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37/1251043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38/1251043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39/1251043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40/1251044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41/1251044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42/1251044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43/1251044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44/1251044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45/1251044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46/1251044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47/1251044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48/1251044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49/1251044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50/1251045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51/1251045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52/1251045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53/1251045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54/1251045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55/1251045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56/1251045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58/1251045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59/1251045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60/1251046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61/1251046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62/1251046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63/1251046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64/1251046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65/1251046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66/1251046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67/1251046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68/1251046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69/1251046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70/1251047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71/1251047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72/1251047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73/1251047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74/1251047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75/1251047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76/1251047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77/1251047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78/1251047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79/1251047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80/1251048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81/1251048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82/1251048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83/1251048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84/1251048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85/1251048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86/1251048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87/1251048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88/1251048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89/1251048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90/1251049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91/1251049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92/1251049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93/1251049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94/1251049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95/1251049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96/1251049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97/1251049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98/1251049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4/99/1251049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00/1251050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01/1251050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02/1251050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03/1251050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04/1251050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05/1251050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06/1251050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07/1251050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08/1251050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09/1251050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10/1251051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11/1251051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12/1251051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13/1251051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14/1251051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15/1251051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16/1251051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17/1251051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18/1251051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19/1251051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20/1251052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21/1251052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22/1251052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23/1251052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24/1251052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25/1251052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26/1251052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27/1251052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28/1251052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29/1251052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30/1251053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31/1251053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32/1251053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33/1251053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34/1251053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36/1251053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37/1251053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38/1251053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39/1251053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40/1251054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41/1251054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42/1251054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43/1251054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44/1251054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45/1251054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46/1251054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47/1251054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48/1251054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49/1251054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50/1251055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51/1251055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52/1251055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53/1251055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54/1251055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55/1251055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56/1251055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57/1251055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58/1251055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59/1251055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60/1251056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61/1251056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62/1251056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63/1251056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64/1251056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65/1251056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66/1251056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67/1251056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68/1251056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69/1251056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70/1251057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71/1251057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72/1251057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73/1251057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74/1251057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75/1251057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76/1251057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77/1251057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78/1251057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79/1251057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81/1251058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82/1251058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83/1251058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84/1251058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85/1251058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86/12510586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87/12510587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88/12510588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89/12510589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90/12510590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91/12510591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92/12510592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93/12510593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94/12510594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95/12510595.geojson</text:p>
          </table:table-cell>
          <table:table-cell office:value-type="string" calcext:value-type="string">
            <text:p>2015-05-28T14:18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96/1251059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97/1251059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98/12510598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5/99/1251059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00/1251060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01/1251060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02/12510602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03/1251060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04/12510604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05/1251060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06/1251060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07/1251060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08/12510608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09/1251060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10/1251061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11/1251061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12/12510612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13/1251061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14/12510614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15/1251061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16/1251061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17/1251061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19/1251061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20/1251062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21/1251062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22/12510622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23/1251062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24/12510624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25/1251062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26/1251062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27/1251062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28/12510628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29/1251062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30/1251063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31/1251063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32/12510632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33/1251063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34/12510634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35/1251063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36/1251063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37/1251063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38/12510638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39/1251063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40/1251064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41/1251064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42/12510642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43/1251064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44/12510644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45/1251064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46/1251064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47/1251064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48/12510648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49/1251064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50/1251065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51/1251065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52/12510652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53/1251065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54/12510654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55/1251065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56/1251065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57/1251065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58/12510658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59/1251065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60/1251066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61/1251066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62/12510662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63/1251066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65/1251066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66/1251066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67/1251066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68/12510668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69/1251066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70/1251067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71/1251067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72/12510672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73/1251067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74/12510674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75/1251067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76/1251067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77/1251067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78/12510678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79/1251067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80/1251068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81/1251068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82/12510682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83/1251068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84/12510684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85/1251068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86/1251068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87/1251068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88/12510688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89/1251068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90/1251069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91/1251069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92/12510692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93/1251069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94/12510694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95/1251069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96/1251069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97/1251069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98/12510698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6/99/1251069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00/1251070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01/1251070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02/12510702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03/1251070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04/12510704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05/1251070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06/1251070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07/1251070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08/12510708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09/1251070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10/1251071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11/1251071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12/12510712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13/1251071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14/12510714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15/1251071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16/1251071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17/1251071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18/12510718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19/1251071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20/1251072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21/1251072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22/12510722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23/1251072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24/12510724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25/1251072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26/1251072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27/1251072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28/12510728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29/1251072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30/1251073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31/1251073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35/1251073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36/1251073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37/1251073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38/12510738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39/1251073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40/1251074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41/1251074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42/12510742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43/1251074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44/12510744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45/1251074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46/1251074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47/1251074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48/12510748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49/1251074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50/1251075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51/1251075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52/12510752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53/1251075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54/12510754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55/1251075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56/1251075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57/1251075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58/12510758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59/1251075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60/1251076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61/1251076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62/12510762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63/1251076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64/12510764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65/1251076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66/1251076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67/1251076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68/12510768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69/1251076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70/1251077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71/1251077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72/12510772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73/1251077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74/12510774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75/1251077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76/1251077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77/1251077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78/12510778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79/1251077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80/1251078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81/1251078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82/12510782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83/1251078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84/12510784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85/1251078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86/1251078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87/1251078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89/1251078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90/1251079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91/1251079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92/12510792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93/1251079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94/12510794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95/1251079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97/1251079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98/12510798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7/99/1251079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00/1251080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01/1251080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02/12510802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03/1251080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04/12510804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05/1251080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06/1251080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07/1251080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08/12510808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09/1251080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10/1251081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11/1251081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12/12510812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13/1251081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14/12510814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15/1251081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16/1251081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17/1251081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18/12510818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19/1251081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20/1251082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21/1251082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23/1251082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24/12510824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26/1251082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28/12510828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29/1251082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30/1251083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32/12510832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33/1251083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34/12510834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35/1251083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36/1251083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37/1251083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38/12510838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39/1251083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40/12510840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41/1251084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42/12510842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43/1251084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44/12510844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45/1251084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47/1251084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49/12510849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51/12510851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52/12510852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53/12510853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54/12510854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55/12510855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56/12510856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57/12510857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58/12510858.geojson</text:p>
          </table:table-cell>
          <table:table-cell office:value-type="string" calcext:value-type="string">
            <text:p>2015-05-28T14:18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59/12510859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61/12510861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62/12510862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63/12510863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65/12510865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66/12510866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67/12510867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68/12510868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69/12510869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70/12510870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71/12510871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72/12510872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73/12510873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74/12510874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75/12510875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76/12510876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77/12510877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79/12510879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80/12510880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81/12510881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82/12510882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83/12510883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84/12510884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85/12510885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86/12510886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87/12510887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88/12510888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89/12510889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90/12510890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91/12510891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92/12510892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93/12510893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94/12510894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95/12510895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96/12510896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97/12510897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98/12510898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8/99/12510899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00/12510900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01/12510901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02/12510902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03/12510903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04/12510904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05/12510905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06/12510906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07/12510907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08/12510908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09/12510909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10/12510910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11/12510911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12/12510912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13/12510913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14/12510914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15/12510915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16/12510916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17/12510917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18/12510918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19/12510919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20/12510920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21/12510921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22/12510922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23/12510923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24/12510924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25/12510925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26/12510926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27/12510927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28/12510928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29/12510929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30/12510930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31/12510931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32/12510932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33/12510933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34/12510934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35/12510935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36/12510936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37/12510937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38/12510938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39/12510939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40/12510940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41/12510941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42/12510942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43/12510943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44/12510944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45/12510945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46/12510946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47/12510947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48/12510948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49/12510949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50/12510950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51/12510951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52/12510952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53/12510953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54/12510954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55/12510955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56/12510956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57/12510957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58/12510958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59/12510959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60/12510960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61/12510961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62/12510962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63/12510963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64/12510964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65/12510965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66/12510966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67/12510967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68/12510968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69/12510969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70/12510970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71/12510971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72/12510972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73/12510973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74/12510974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75/12510975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76/12510976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77/12510977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78/12510978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79/12510979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80/12510980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81/12510981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82/12510982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83/12510983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84/12510984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85/12510985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86/12510986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87/12510987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88/12510988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89/12510989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90/12510990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91/12510991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92/12510992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93/12510993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94/12510994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95/12510995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96/12510996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97/12510997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98/12510998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09/99/12510999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00/12511000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01/12511001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02/12511002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03/12511003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04/12511004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05/12511005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06/12511006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07/12511007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08/12511008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09/12511009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10/12511010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11/12511011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12/12511012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13/12511013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14/12511014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15/12511015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16/12511016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17/12511017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18/12511018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19/12511019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20/12511020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21/12511021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22/12511022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23/12511023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24/12511024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25/12511025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26/12511026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27/12511027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28/12511028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29/12511029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30/12511030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31/12511031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32/12511032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33/12511033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34/12511034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35/12511035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36/12511036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37/12511037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38/12511038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39/12511039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40/12511040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41/12511041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43/12511043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44/12511044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45/12511045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46/12511046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47/12511047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48/12511048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49/12511049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50/12511050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51/12511051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52/12511052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53/12511053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54/12511054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55/12511055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56/12511056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57/12511057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58/12511058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59/12511059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60/12511060.geojson</text:p>
          </table:table-cell>
          <table:table-cell office:value-type="string" calcext:value-type="string">
            <text:p>2015-05-28T14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61/12511061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62/12511062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63/12511063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65/12511065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66/12511066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67/12511067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70/12511070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73/12511073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74/12511074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75/12511075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76/12511076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77/12511077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78/12511078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79/12511079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80/12511080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81/12511081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82/12511082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83/12511083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84/12511084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85/12511085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86/12511086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88/12511088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89/12511089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90/12511090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91/12511091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92/12511092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93/12511093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95/12511095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0/98/12511098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02/12511102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03/12511103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04/12511104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06/12511106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07/12511107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08/12511108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09/12511109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10/12511110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13/12511113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14/12511114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16/12511116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17/12511117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18/12511118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19/12511119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20/12511120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21/12511121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22/12511122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23/12511123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24/12511124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25/12511125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26/12511126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27/12511127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28/12511128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29/12511129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30/12511130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31/12511131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32/12511132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33/12511133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34/12511134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35/12511135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36/12511136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37/12511137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38/12511138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39/12511139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40/12511140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41/12511141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42/12511142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43/12511143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44/12511144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46/12511146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47/12511147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48/12511148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49/12511149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50/12511150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52/12511152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53/12511153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54/12511154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55/12511155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56/12511156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57/12511157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58/12511158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59/12511159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61/12511161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63/12511163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64/12511164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65/12511165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68/12511168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1/69/12511169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11/12511211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12/12511212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13/12511213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14/12511214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15/12511215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16/12511216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18/12511218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19/12511219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20/12511220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22/12511222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23/12511223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24/12511224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25/12511225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26/12511226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29/12511229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33/12511233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34/12511234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36/12511236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37/12511237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38/12511238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39/12511239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41/12511241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42/12511242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43/12511243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44/12511244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46/12511246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47/12511247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48/12511248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49/12511249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50/12511250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51/12511251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52/12511252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53/12511253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54/12511254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55/12511255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56/12511256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59/12511259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60/12511260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61/12511261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62/12511262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64/12511264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65/12511265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66/12511266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67/12511267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68/12511268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70/12511270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71/12511271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73/12511273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74/12511274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75/12511275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77/12511277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79/12511279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81/12511281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82/12511282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83/12511283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84/12511284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90/12511290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91/12511291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94/12511294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96/12511296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2/97/12511297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3/01/12511301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3/02/12511302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3/05/12511305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traup</text:p>
          </table:table-cell>
          <table:table-cell office:value-type="string" calcext:value-type="string">
            <text:p>https://github.com/straup/whereonearth-airport</text:p>
          </table:table-cell>
          <table:table-cell office:value-type="string" calcext:value-type="string">
            <text:p>https://github.com/straup/whereonearth-airport/blob/c6885c9c83073bd081025d9652ab73e105c372b3/data/125/113/10/12511310.geojson</text:p>
          </table:table-cell>
          <table:table-cell office:value-type="string" calcext:value-type="string">
            <text:p>2015-05-28T14:19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uecarmol</text:p>
          </table:table-cell>
          <table:table-cell office:value-type="string" calcext:value-type="string">
            <text:p>https://github.com/suecarmol/ldaw3</text:p>
          </table:table-cell>
          <table:table-cell office:value-type="string" calcext:value-type="string">
            <text:p>https://github.com/suecarmol/ldaw3/blob/6523ee29dc9a0cb7bcf06825b3101f29ea42e397/public/js/voronoi.geojson</text:p>
          </table:table-cell>
          <table:table-cell office:value-type="string" calcext:value-type="string">
            <text:p>2015-06-05T19:59:3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sunny256</text:p>
          </table:table-cell>
          <table:table-cell office:value-type="string" calcext:value-type="string">
            <text:p>https://github.com/sunny256/githubtest</text:p>
          </table:table-cell>
          <table:table-cell office:value-type="string" calcext:value-type="string">
            <text:p>https://github.com/sunny256/githubtest/blob/4d5bffc26272751889eae13089cb29b41f4f9bd3/wikipedia-example.geojson</text:p>
          </table:table-cell>
          <table:table-cell office:value-type="string" calcext:value-type="string">
            <text:p>2015-05-28T02:04:4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abachain</text:p>
          </table:table-cell>
          <table:table-cell office:value-type="string" calcext:value-type="string">
            <text:p>https://github.com/tabachain/geoJSON</text:p>
          </table:table-cell>
          <table:table-cell office:value-type="string" calcext:value-type="string">
            <text:p>https://github.com/tabachain/geoJSON/blob/be0cd31774f477da08d94f9e4d71b616f2933c69/atm.geojson</text:p>
          </table:table-cell>
          <table:table-cell office:value-type="string" calcext:value-type="string">
            <text:p>2015-06-01T02:07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abachain</text:p>
          </table:table-cell>
          <table:table-cell office:value-type="string" calcext:value-type="string">
            <text:p>https://github.com/tabachain/geoJSON</text:p>
          </table:table-cell>
          <table:table-cell office:value-type="string" calcext:value-type="string">
            <text:p>https://github.com/tabachain/geoJSON/blob/be0cd31774f477da08d94f9e4d71b616f2933c69/cinema.geojson</text:p>
          </table:table-cell>
          <table:table-cell office:value-type="string" calcext:value-type="string">
            <text:p>2015-06-01T02:07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abachain</text:p>
          </table:table-cell>
          <table:table-cell office:value-type="string" calcext:value-type="string">
            <text:p>https://github.com/tabachain/geoJSON</text:p>
          </table:table-cell>
          <table:table-cell office:value-type="string" calcext:value-type="string">
            <text:p>https://github.com/tabachain/geoJSON/blob/be0cd31774f477da08d94f9e4d71b616f2933c69/wifi.geojson</text:p>
          </table:table-cell>
          <table:table-cell office:value-type="string" calcext:value-type="string">
            <text:p>2015-06-01T02:07:5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amirg</text:p>
          </table:table-cell>
          <table:table-cell office:value-type="string" calcext:value-type="string">
            <text:p>https://github.com/tamirg/cesium-sampler</text:p>
          </table:table-cell>
          <table:table-cell office:value-type="string" calcext:value-type="string">
            <text:p>https://github.com/tamirg/cesium-sampler/blob/78934a89e402e67bc27775d3356090480f453183/Specs/Data/test.geojson</text:p>
          </table:table-cell>
          <table:table-cell office:value-type="string" calcext:value-type="string">
            <text:p>2015-06-04T03:00:4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ansengming</text:p>
          </table:table-cell>
          <table:table-cell office:value-type="string" calcext:value-type="string">
            <text:p>https://github.com/tansengming/api-me</text:p>
          </table:table-cell>
          <table:table-cell office:value-type="string" calcext:value-type="string">
            <text:p>https://github.com/tansengming/api-me/blob/89fb123a01370034467a1f81b5cbd1bb157213b8/travels.geojson</text:p>
          </table:table-cell>
          <table:table-cell office:value-type="string" calcext:value-type="string">
            <text:p>2015-05-30T21:37:3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cql</text:p>
          </table:table-cell>
          <table:table-cell office:value-type="string" calcext:value-type="string">
            <text:p>https://github.com/tcql/greiner-hormann</text:p>
          </table:table-cell>
          <table:table-cell office:value-type="string" calcext:value-type="string">
            <text:p>https://github.com/tcql/greiner-hormann/blob/7816929fc435f0a52158b75ef22cccbc8eacf5fd/test/fixtures/in/square0.geojson</text:p>
          </table:table-cell>
          <table:table-cell office:value-type="string" calcext:value-type="string">
            <text:p>2015-06-04T17:43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cql</text:p>
          </table:table-cell>
          <table:table-cell office:value-type="string" calcext:value-type="string">
            <text:p>https://github.com/tcql/greiner-hormann</text:p>
          </table:table-cell>
          <table:table-cell office:value-type="string" calcext:value-type="string">
            <text:p>https://github.com/tcql/greiner-hormann/blob/7816929fc435f0a52158b75ef22cccbc8eacf5fd/test/fixtures/in/square1.geojson</text:p>
          </table:table-cell>
          <table:table-cell office:value-type="string" calcext:value-type="string">
            <text:p>2015-06-04T17:43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cql</text:p>
          </table:table-cell>
          <table:table-cell office:value-type="string" calcext:value-type="string">
            <text:p>https://github.com/tcql/greiner-hormann</text:p>
          </table:table-cell>
          <table:table-cell office:value-type="string" calcext:value-type="string">
            <text:p>https://github.com/tcql/greiner-hormann/blob/7816929fc435f0a52158b75ef22cccbc8eacf5fd/test/fixtures/in/square2.geojson</text:p>
          </table:table-cell>
          <table:table-cell office:value-type="string" calcext:value-type="string">
            <text:p>2015-06-04T17:43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cql</text:p>
          </table:table-cell>
          <table:table-cell office:value-type="string" calcext:value-type="string">
            <text:p>https://github.com/tcql/greiner-hormann</text:p>
          </table:table-cell>
          <table:table-cell office:value-type="string" calcext:value-type="string">
            <text:p>https://github.com/tcql/greiner-hormann/blob/7816929fc435f0a52158b75ef22cccbc8eacf5fd/test/fixtures/out/test.geojson</text:p>
          </table:table-cell>
          <table:table-cell office:value-type="string" calcext:value-type="string">
            <text:p>2015-06-04T17:43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cql</text:p>
          </table:table-cell>
          <table:table-cell office:value-type="string" calcext:value-type="string">
            <text:p>https://github.com/tcql/turf-overlaps</text:p>
          </table:table-cell>
          <table:table-cell office:value-type="string" calcext:value-type="string">
            <text:p>https://github.com/tcql/turf-overlaps/blob/4d323e6a5f21ff321b5ddf09be9ed9fed8be20dc/test/fixtures/in/square0.geojson</text:p>
          </table:table-cell>
          <table:table-cell office:value-type="string" calcext:value-type="string">
            <text:p>2015-06-04T14:48:2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cql</text:p>
          </table:table-cell>
          <table:table-cell office:value-type="string" calcext:value-type="string">
            <text:p>https://github.com/tcql/turf-overlaps</text:p>
          </table:table-cell>
          <table:table-cell office:value-type="string" calcext:value-type="string">
            <text:p>https://github.com/tcql/turf-overlaps/blob/4d323e6a5f21ff321b5ddf09be9ed9fed8be20dc/test/fixtures/in/square1.geojson</text:p>
          </table:table-cell>
          <table:table-cell office:value-type="string" calcext:value-type="string">
            <text:p>2015-06-04T14:48:2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cql</text:p>
          </table:table-cell>
          <table:table-cell office:value-type="string" calcext:value-type="string">
            <text:p>https://github.com/tcql/turf-overlaps</text:p>
          </table:table-cell>
          <table:table-cell office:value-type="string" calcext:value-type="string">
            <text:p>https://github.com/tcql/turf-overlaps/blob/4d323e6a5f21ff321b5ddf09be9ed9fed8be20dc/test/fixtures/in/square2.geojson</text:p>
          </table:table-cell>
          <table:table-cell office:value-type="string" calcext:value-type="string">
            <text:p>2015-06-04T14:48:2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cql</text:p>
          </table:table-cell>
          <table:table-cell office:value-type="string" calcext:value-type="string">
            <text:p>https://github.com/tcql/turf-polygon-within</text:p>
          </table:table-cell>
          <table:table-cell office:value-type="string" calcext:value-type="string">
            <text:p>https://github.com/tcql/turf-polygon-within/blob/2d51a20a35219ac46eed5a48f931e8f417285fa1/test/fixtures/in/square0.geojson</text:p>
          </table:table-cell>
          <table:table-cell office:value-type="string" calcext:value-type="string">
            <text:p>2015-06-04T14:48:3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cql</text:p>
          </table:table-cell>
          <table:table-cell office:value-type="string" calcext:value-type="string">
            <text:p>https://github.com/tcql/turf-polygon-within</text:p>
          </table:table-cell>
          <table:table-cell office:value-type="string" calcext:value-type="string">
            <text:p>https://github.com/tcql/turf-polygon-within/blob/2d51a20a35219ac46eed5a48f931e8f417285fa1/test/fixtures/in/square1.geojson</text:p>
          </table:table-cell>
          <table:table-cell office:value-type="string" calcext:value-type="string">
            <text:p>2015-06-04T14:48:3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cql</text:p>
          </table:table-cell>
          <table:table-cell office:value-type="string" calcext:value-type="string">
            <text:p>https://github.com/tcql/turf-polygon-within</text:p>
          </table:table-cell>
          <table:table-cell office:value-type="string" calcext:value-type="string">
            <text:p>https://github.com/tcql/turf-polygon-within/blob/2d51a20a35219ac46eed5a48f931e8f417285fa1/test/fixtures/in/square2.geojson</text:p>
          </table:table-cell>
          <table:table-cell office:value-type="string" calcext:value-type="string">
            <text:p>2015-06-04T14:48:3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cql</text:p>
          </table:table-cell>
          <table:table-cell office:value-type="string" calcext:value-type="string">
            <text:p>https://github.com/tcql/turf-polygon-within</text:p>
          </table:table-cell>
          <table:table-cell office:value-type="string" calcext:value-type="string">
            <text:p>https://github.com/tcql/turf-polygon-within/blob/2d51a20a35219ac46eed5a48f931e8f417285fa1/test/fixtures/in/square3.geojson</text:p>
          </table:table-cell>
          <table:table-cell office:value-type="string" calcext:value-type="string">
            <text:p>2015-06-04T14:48:3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echnologic101</text:p>
          </table:table-cell>
          <table:table-cell office:value-type="string" calcext:value-type="string">
            <text:p>https://github.com/Technologic101/world_blog</text:p>
          </table:table-cell>
          <table:table-cell office:value-type="string" calcext:value-type="string">
            <text:p>https://github.com/Technologic101/world_blog/blob/a22f603fa5152c93fd02130beb37a242196b8a47/js/cesium/Specs/Data/test.geojson</text:p>
          </table:table-cell>
          <table:table-cell office:value-type="string" calcext:value-type="string">
            <text:p>2015-06-05T15:21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exas</text:p>
          </table:table-cell>
          <table:table-cell office:value-type="string" calcext:value-type="string">
            <text:p>https://github.com/texas/maps</text:p>
          </table:table-cell>
          <table:table-cell office:value-type="string" calcext:value-type="string">
            <text:p>https://github.com/texas/maps/blob/a6161f311a7606c8549aa131065bac663af8e39e/geojson/cities.geojson</text:p>
          </table:table-cell>
          <table:table-cell office:value-type="string" calcext:value-type="string">
            <text:p>2015-05-31T01:11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girgin23</text:p>
          </table:table-cell>
          <table:table-cell office:value-type="string" calcext:value-type="string">
            <text:p>https://github.com/tgirgin23/Bangladesh_project</text:p>
          </table:table-cell>
          <table:table-cell office:value-type="string" calcext:value-type="string">
            <text:p>https://github.com/tgirgin23/Bangladesh_project/blob/e0ebf92ba880c3b67055379b934cc2a97ff82473/data/dhakaFactories.geojson</text:p>
          </table:table-cell>
          <table:table-cell office:value-type="string" calcext:value-type="string">
            <text:p>2015-09-02T22:55:5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h0ma5w</text:p>
          </table:table-cell>
          <table:table-cell office:value-type="string" calcext:value-type="string">
            <text:p>https://github.com/th0ma5w/th0ma5w.github.com</text:p>
          </table:table-cell>
          <table:table-cell office:value-type="string" calcext:value-type="string">
            <text:p>https://github.com/th0ma5w/th0ma5w.github.com/blob/81fa2f673d96b9f764a40b56f99ae45e15e3049a/Cesium/Specs/Data/test.geojson</text:p>
          </table:table-cell>
          <table:table-cell office:value-type="string" calcext:value-type="string">
            <text:p>2015-05-30T11:14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hanosbellos</text:p>
          </table:table-cell>
          <table:table-cell office:value-type="string" calcext:value-type="string">
            <text:p>https://github.com/thanosbellos/your_journey</text:p>
          </table:table-cell>
          <table:table-cell office:value-type="string" calcext:value-type="string">
            <text:p>https://github.com/thanosbellos/your_journey/blob/7703bcdfb13a6cacf954d5634178d89375fe01c1/vendor/assets/javascripts/turf/turf-buffer-artisinal/fixtures/Point.geojson</text:p>
          </table:table-cell>
          <table:table-cell office:value-type="string" calcext:value-type="string">
            <text:p>2015-07-13T10:06:5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heClimateCorporation</text:p>
          </table:table-cell>
          <table:table-cell office:value-type="string" calcext:value-type="string">
            <text:p>https://github.com/TheClimateCorporation/geojson-schema</text:p>
          </table:table-cell>
          <table:table-cell office:value-type="string" calcext:value-type="string">
            <text:p>https://github.com/TheClimateCorporation/geojson-schema/blob/37c319685da1785b8b0b76650fc7cd5ab19753e6/test-resources/geojson_examples/feature.geojson</text:p>
          </table:table-cell>
          <table:table-cell office:value-type="string" calcext:value-type="string">
            <text:p>2015-06-03T04:27:3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heClimateCorporation</text:p>
          </table:table-cell>
          <table:table-cell office:value-type="string" calcext:value-type="string">
            <text:p>https://github.com/TheClimateCorporation/geojson-schema</text:p>
          </table:table-cell>
          <table:table-cell office:value-type="string" calcext:value-type="string">
            <text:p>https://github.com/TheClimateCorporation/geojson-schema/blob/37c319685da1785b8b0b76650fc7cd5ab19753e6/test-resources/geojson_examples/geometrycollection.geojson</text:p>
          </table:table-cell>
          <table:table-cell office:value-type="string" calcext:value-type="string">
            <text:p>2015-06-03T04:27:3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henew</text:p>
          </table:table-cell>
          <table:table-cell office:value-type="string" calcext:value-type="string">
            <text:p>https://github.com/thenew/trvl</text:p>
          </table:table-cell>
          <table:table-cell office:value-type="string" calcext:value-type="string">
            <text:p>https://github.com/thenew/trvl/blob/4e183785a9e653bd479995fca72da65566609adc/westerncanada/assets/points.geojson</text:p>
          </table:table-cell>
          <table:table-cell office:value-type="string" calcext:value-type="string">
            <text:p>2015-05-31T08:00:3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heStoryExchange</text:p>
          </table:table-cell>
          <table:table-cell office:value-type="string" calcext:value-type="string">
            <text:p>https://github.com/TheStoryExchange/storyexchange</text:p>
          </table:table-cell>
          <table:table-cell office:value-type="string" calcext:value-type="string">
            <text:p>https://github.com/TheStoryExchange/storyexchange/blob/310cf0d971372c585359c93158e0c2236bb17af1/mail.geojson</text:p>
          </table:table-cell>
          <table:table-cell office:value-type="string" calcext:value-type="string">
            <text:p>2015-06-03T00:08:3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homasG77</text:p>
          </table:table-cell>
          <table:table-cell office:value-type="string" calcext:value-type="string">
            <text:p>https://github.com/ThomasG77/turf-ol3</text:p>
          </table:table-cell>
          <table:table-cell office:value-type="string" calcext:value-type="string">
            <text:p>https://github.com/ThomasG77/turf-ol3/blob/a42a1987387893289f9fdc75fc15158506290caf/assets/data/randomConcave.geojson</text:p>
          </table:table-cell>
          <table:table-cell office:value-type="string" calcext:value-type="string">
            <text:p>2015-06-04T05:19:0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homjoy</text:p>
          </table:table-cell>
          <table:table-cell office:value-type="string" calcext:value-type="string">
            <text:p>https://github.com/thomjoy/turftest</text:p>
          </table:table-cell>
          <table:table-cell office:value-type="string" calcext:value-type="string">
            <text:p>https://github.com/thomjoy/turftest/blob/ae57677fb41a105a134f7caf32b9abf0e4aa6dbc/src/jspm_packages/npm/mapbox.js%402.1.5/docs/assets/data/example.geojson</text:p>
          </table:table-cell>
          <table:table-cell office:value-type="string" calcext:value-type="string">
            <text:p>2015-06-04T18:21:3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homjoy</text:p>
          </table:table-cell>
          <table:table-cell office:value-type="string" calcext:value-type="string">
            <text:p>https://github.com/thomjoy/turftest</text:p>
          </table:table-cell>
          <table:table-cell office:value-type="string" calcext:value-type="string">
            <text:p>https://github.com/thomjoy/turftest/blob/ae57677fb41a105a134f7caf32b9abf0e4aa6dbc/src/jspm_packages/npm/mapbox.js%402.1.5/test/manual/example.geojson</text:p>
          </table:table-cell>
          <table:table-cell office:value-type="string" calcext:value-type="string">
            <text:p>2015-06-04T18:21:3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homjoy</text:p>
          </table:table-cell>
          <table:table-cell office:value-type="string" calcext:value-type="string">
            <text:p>https://github.com/thomjoy/turftest</text:p>
          </table:table-cell>
          <table:table-cell office:value-type="string" calcext:value-type="string">
            <text:p>https://github.com/thomjoy/turftest/blob/ae57677fb41a105a134f7caf32b9abf0e4aa6dbc/src/jspm_packages/npm/turf-buffer%401.0.1/geojson/Point.geojson</text:p>
          </table:table-cell>
          <table:table-cell office:value-type="string" calcext:value-type="string">
            <text:p>2015-06-04T18:21:4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homjoy</text:p>
          </table:table-cell>
          <table:table-cell office:value-type="string" calcext:value-type="string">
            <text:p>https://github.com/thomjoy/turftest</text:p>
          </table:table-cell>
          <table:table-cell office:value-type="string" calcext:value-type="string">
            <text:p>https://github.com/thomjoy/turftest/blob/ae57677fb41a105a134f7caf32b9abf0e4aa6dbc/src/jspm_packages/npm/turf-nearest%401.0.2/geojson/pt.geojson</text:p>
          </table:table-cell>
          <table:table-cell office:value-type="string" calcext:value-type="string">
            <text:p>2015-06-04T18:21:4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homjoy</text:p>
          </table:table-cell>
          <table:table-cell office:value-type="string" calcext:value-type="string">
            <text:p>https://github.com/thomjoy/turftest</text:p>
          </table:table-cell>
          <table:table-cell office:value-type="string" calcext:value-type="string">
            <text:p>https://github.com/thomjoy/turftest/blob/ae57677fb41a105a134f7caf32b9abf0e4aa6dbc/src/jspm_packages/npm/turf-concave%401.1.3/fixtures/in/pts1.geojson</text:p>
          </table:table-cell>
          <table:table-cell office:value-type="string" calcext:value-type="string">
            <text:p>2015-06-04T18:21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homjoy</text:p>
          </table:table-cell>
          <table:table-cell office:value-type="string" calcext:value-type="string">
            <text:p>https://github.com/thomjoy/turftest</text:p>
          </table:table-cell>
          <table:table-cell office:value-type="string" calcext:value-type="string">
            <text:p>https://github.com/thomjoy/turftest/blob/ae57677fb41a105a134f7caf32b9abf0e4aa6dbc/src/jspm_packages/npm/turf-convex%401.0.1/test/fixtures/in/elevation2.geojson</text:p>
          </table:table-cell>
          <table:table-cell office:value-type="string" calcext:value-type="string">
            <text:p>2015-06-04T18:21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homjoy</text:p>
          </table:table-cell>
          <table:table-cell office:value-type="string" calcext:value-type="string">
            <text:p>https://github.com/thomjoy/turftest</text:p>
          </table:table-cell>
          <table:table-cell office:value-type="string" calcext:value-type="string">
            <text:p>https://github.com/thomjoy/turftest/blob/ae57677fb41a105a134f7caf32b9abf0e4aa6dbc/src/jspm_packages/npm/turf-grid%401.0.1/geojson/grid1.geojson</text:p>
          </table:table-cell>
          <table:table-cell office:value-type="string" calcext:value-type="string">
            <text:p>2015-06-04T18:21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homjoy</text:p>
          </table:table-cell>
          <table:table-cell office:value-type="string" calcext:value-type="string">
            <text:p>https://github.com/thomjoy/turftest</text:p>
          </table:table-cell>
          <table:table-cell office:value-type="string" calcext:value-type="string">
            <text:p>https://github.com/thomjoy/turftest/blob/ae57677fb41a105a134f7caf32b9abf0e4aa6dbc/src/jspm_packages/npm/turf-grid%401.0.1/geojson/grid2.geojson</text:p>
          </table:table-cell>
          <table:table-cell office:value-type="string" calcext:value-type="string">
            <text:p>2015-06-04T18:21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homjoy</text:p>
          </table:table-cell>
          <table:table-cell office:value-type="string" calcext:value-type="string">
            <text:p>https://github.com/thomjoy/turftest</text:p>
          </table:table-cell>
          <table:table-cell office:value-type="string" calcext:value-type="string">
            <text:p>https://github.com/thomjoy/turftest/blob/ae57677fb41a105a134f7caf32b9abf0e4aa6dbc/src/jspm_packages/npm/turf-line-slice%401.3.4/fixtures/out/line2_out.geojson</text:p>
          </table:table-cell>
          <table:table-cell office:value-type="string" calcext:value-type="string">
            <text:p>2015-06-04T18:21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homjoy</text:p>
          </table:table-cell>
          <table:table-cell office:value-type="string" calcext:value-type="string">
            <text:p>https://github.com/thomjoy/turftest</text:p>
          </table:table-cell>
          <table:table-cell office:value-type="string" calcext:value-type="string">
            <text:p>https://github.com/thomjoy/turftest/blob/ae57677fb41a105a134f7caf32b9abf0e4aa6dbc/src/jspm_packages/npm/turf-merge%401.0.2/test/fixtures/in/mergeIn2.geojson</text:p>
          </table:table-cell>
          <table:table-cell office:value-type="string" calcext:value-type="string">
            <text:p>2015-06-04T18:21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homjoy</text:p>
          </table:table-cell>
          <table:table-cell office:value-type="string" calcext:value-type="string">
            <text:p>https://github.com/thomjoy/turftest</text:p>
          </table:table-cell>
          <table:table-cell office:value-type="string" calcext:value-type="string">
            <text:p>https://github.com/thomjoy/turftest/blob/ae57677fb41a105a134f7caf32b9abf0e4aa6dbc/src/jspm_packages/npm/turf-merge%401.0.2/test/fixtures/out/mergeIn2.geojson</text:p>
          </table:table-cell>
          <table:table-cell office:value-type="string" calcext:value-type="string">
            <text:p>2015-06-04T18:21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homjoy</text:p>
          </table:table-cell>
          <table:table-cell office:value-type="string" calcext:value-type="string">
            <text:p>https://github.com/thomjoy/turftest</text:p>
          </table:table-cell>
          <table:table-cell office:value-type="string" calcext:value-type="string">
            <text:p>https://github.com/thomjoy/turftest/blob/ae57677fb41a105a134f7caf32b9abf0e4aa6dbc/src/jspm_packages/npm/turf-point-grid%402.0.0/fixtures/out/grid1.geojson</text:p>
          </table:table-cell>
          <table:table-cell office:value-type="string" calcext:value-type="string">
            <text:p>2015-06-04T18:21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homjoy</text:p>
          </table:table-cell>
          <table:table-cell office:value-type="string" calcext:value-type="string">
            <text:p>https://github.com/thomjoy/turftest</text:p>
          </table:table-cell>
          <table:table-cell office:value-type="string" calcext:value-type="string">
            <text:p>https://github.com/thomjoy/turftest/blob/ae57677fb41a105a134f7caf32b9abf0e4aa6dbc/src/jspm_packages/npm/turf-point-grid%402.0.0/fixtures/out/grid2.geojson</text:p>
          </table:table-cell>
          <table:table-cell office:value-type="string" calcext:value-type="string">
            <text:p>2015-06-04T18:21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homjoy</text:p>
          </table:table-cell>
          <table:table-cell office:value-type="string" calcext:value-type="string">
            <text:p>https://github.com/thomjoy/turftest</text:p>
          </table:table-cell>
          <table:table-cell office:value-type="string" calcext:value-type="string">
            <text:p>https://github.com/thomjoy/turftest/blob/ae57677fb41a105a134f7caf32b9abf0e4aa6dbc/src/jspm_packages/npm/turf-point-grid%402.0.0/fixtures/out/grid3.geojson</text:p>
          </table:table-cell>
          <table:table-cell office:value-type="string" calcext:value-type="string">
            <text:p>2015-06-04T18:21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homjoy</text:p>
          </table:table-cell>
          <table:table-cell office:value-type="string" calcext:value-type="string">
            <text:p>https://github.com/thomjoy/turftest</text:p>
          </table:table-cell>
          <table:table-cell office:value-type="string" calcext:value-type="string">
            <text:p>https://github.com/thomjoy/turftest/blob/ae57677fb41a105a134f7caf32b9abf0e4aa6dbc/src/jspm_packages/npm/turf-point-grid%402.0.0/fixtures/out/grid4.geojson</text:p>
          </table:table-cell>
          <table:table-cell office:value-type="string" calcext:value-type="string">
            <text:p>2015-06-04T18:21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homjoy</text:p>
          </table:table-cell>
          <table:table-cell office:value-type="string" calcext:value-type="string">
            <text:p>https://github.com/thomjoy/turftest</text:p>
          </table:table-cell>
          <table:table-cell office:value-type="string" calcext:value-type="string">
            <text:p>https://github.com/thomjoy/turftest/blob/ae57677fb41a105a134f7caf32b9abf0e4aa6dbc/src/jspm_packages/npm/turf-point-on-line%401.0.2/fixtures/out/line2_out.geojson</text:p>
          </table:table-cell>
          <table:table-cell office:value-type="string" calcext:value-type="string">
            <text:p>2015-06-04T18:21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homjoy</text:p>
          </table:table-cell>
          <table:table-cell office:value-type="string" calcext:value-type="string">
            <text:p>https://github.com/thomjoy/turftest</text:p>
          </table:table-cell>
          <table:table-cell office:value-type="string" calcext:value-type="string">
            <text:p>https://github.com/thomjoy/turftest/blob/ae57677fb41a105a134f7caf32b9abf0e4aa6dbc/src/jspm_packages/npm/turf-tag%401.0.1/geojson/tagPoints.geojson</text:p>
          </table:table-cell>
          <table:table-cell office:value-type="string" calcext:value-type="string">
            <text:p>2015-06-04T18:21:4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ijs</text:p>
          </table:table-cell>
          <table:table-cell office:value-type="string" calcext:value-type="string">
            <text:p>https://github.com/tijs/Wipkipvinder</text:p>
          </table:table-cell>
          <table:table-cell office:value-type="string" calcext:value-type="string">
            <text:p>https://github.com/tijs/Wipkipvinder/blob/b647bbb367fd6bce56643d15c4582e1d2ed8e2ee/data/rotterdam.geojson</text:p>
          </table:table-cell>
          <table:table-cell office:value-type="string" calcext:value-type="string">
            <text:p>2015-05-28T06:44:4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mcw</text:p>
          </table:table-cell>
          <table:table-cell office:value-type="string" calcext:value-type="string">
            <text:p>https://github.com/tmcw/geojson-join</text:p>
          </table:table-cell>
          <table:table-cell office:value-type="string" calcext:value-type="string">
            <text:p>https://github.com/tmcw/geojson-join/blob/c30ccb0ecf8a0be2ab4a98a9619dfdbc2b3e827d/test/random.geojson</text:p>
          </table:table-cell>
          <table:table-cell office:value-type="string" calcext:value-type="string">
            <text:p>2015-06-06T07:42:5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mcw</text:p>
          </table:table-cell>
          <table:table-cell office:value-type="string" calcext:value-type="string">
            <text:p>https://github.com/tmcw/presentations</text:p>
          </table:table-cell>
          <table:table-cell office:value-type="string" calcext:value-type="string">
            <text:p>https://github.com/tmcw/presentations/blob/2fe429ae318d7bf6be4bdb4a8ac4849461da8f36/turf-geodc/turf-2.geojson</text:p>
          </table:table-cell>
          <table:table-cell office:value-type="string" calcext:value-type="string">
            <text:p>2015-05-28T07:38:0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mcw</text:p>
          </table:table-cell>
          <table:table-cell office:value-type="string" calcext:value-type="string">
            <text:p>https://github.com/tmcw/presentations</text:p>
          </table:table-cell>
          <table:table-cell office:value-type="string" calcext:value-type="string">
            <text:p>https://github.com/tmcw/presentations/blob/2fe429ae318d7bf6be4bdb4a8ac4849461da8f36/turf-geodc/turf-convex.geojson</text:p>
          </table:table-cell>
          <table:table-cell office:value-type="string" calcext:value-type="string">
            <text:p>2015-05-28T07:38:0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mcw</text:p>
          </table:table-cell>
          <table:table-cell office:value-type="string" calcext:value-type="string">
            <text:p>https://github.com/tmcw/presentations</text:p>
          </table:table-cell>
          <table:table-cell office:value-type="string" calcext:value-type="string">
            <text:p>https://github.com/tmcw/presentations/blob/2fe429ae318d7bf6be4bdb4a8ac4849461da8f36/turf-geodc/turf.geojson</text:p>
          </table:table-cell>
          <table:table-cell office:value-type="string" calcext:value-type="string">
            <text:p>2015-05-28T07:38:0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mshv</text:p>
          </table:table-cell>
          <table:table-cell office:value-type="string" calcext:value-type="string">
            <text:p>https://github.com/tmshv/routes.pde</text:p>
          </table:table-cell>
          <table:table-cell office:value-type="string" calcext:value-type="string">
            <text:p>https://github.com/tmshv/routes.pde/blob/4a7035c81c281d65265ac19a9e6776e40707a629/features.geojson</text:p>
          </table:table-cell>
          <table:table-cell office:value-type="string" calcext:value-type="string">
            <text:p>2015-09-03T23:37:3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ongning</text:p>
          </table:table-cell>
          <table:table-cell office:value-type="string" calcext:value-type="string">
            <text:p>https://github.com/tongning/access-route</text:p>
          </table:table-cell>
          <table:table-cell office:value-type="string" calcext:value-type="string">
            <text:p>https://github.com/tongning/access-route/blob/d49dc6efb6f49af7ed27baf633e9b0815778a4fc/routing/routeapp/static/routeapp/elevation.geojson</text:p>
          </table:table-cell>
          <table:table-cell office:value-type="string" calcext:value-type="string">
            <text:p>2015-09-03T20:28:3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ongning</text:p>
          </table:table-cell>
          <table:table-cell office:value-type="string" calcext:value-type="string">
            <text:p>https://github.com/tongning/access-route</text:p>
          </table:table-cell>
          <table:table-cell office:value-type="string" calcext:value-type="string">
            <text:p>https://github.com/tongning/access-route/blob/d49dc6efb6f49af7ed27baf633e9b0815778a4fc/routing/routeapp/static/routeapp/route.geojson</text:p>
          </table:table-cell>
          <table:table-cell office:value-type="string" calcext:value-type="string">
            <text:p>2015-09-03T20:28:3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ongning</text:p>
          </table:table-cell>
          <table:table-cell office:value-type="string" calcext:value-type="string">
            <text:p>https://github.com/tongning/access-route</text:p>
          </table:table-cell>
          <table:table-cell office:value-type="string" calcext:value-type="string">
            <text:p>https://github.com/tongning/access-route/blob/d49dc6efb6f49af7ed27baf633e9b0815778a4fc/routing/routeapp/templates/routeapp/elevation.geojson</text:p>
          </table:table-cell>
          <table:table-cell office:value-type="string" calcext:value-type="string">
            <text:p>2015-09-03T20:28:3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ongning</text:p>
          </table:table-cell>
          <table:table-cell office:value-type="string" calcext:value-type="string">
            <text:p>https://github.com/tongning/access-route</text:p>
          </table:table-cell>
          <table:table-cell office:value-type="string" calcext:value-type="string">
            <text:p>https://github.com/tongning/access-route/blob/d49dc6efb6f49af7ed27baf633e9b0815778a4fc/routing/routeapp/templates/routeapp/route.geojson</text:p>
          </table:table-cell>
          <table:table-cell office:value-type="string" calcext:value-type="string">
            <text:p>2015-09-03T20:28:3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ormi</text:p>
          </table:table-cell>
          <table:table-cell office:value-type="string" calcext:value-type="string">
            <text:p>https://github.com/tormi/KOV</text:p>
          </table:table-cell>
          <table:table-cell office:value-type="string" calcext:value-type="string">
            <text:p>https://github.com/tormi/KOV/blob/a166e21f8c31973eef560052aa7debbc115cfbeb/kaardid/3.geojson</text:p>
          </table:table-cell>
          <table:table-cell office:value-type="string" calcext:value-type="string">
            <text:p>2015-07-07T12:51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1/grilles.geojson</text:p>
          </table:table-cell>
          <table:table-cell office:value-type="string" calcext:value-type="string">
            <text:p>2015-06-05T18:25:5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10/arrosages.geojson</text:p>
          </table:table-cell>
          <table:table-cell office:value-type="string" calcext:value-type="string">
            <text:p>2015-06-05T18:25:5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10/hydrants.geojson</text:p>
          </table:table-cell>
          <table:table-cell office:value-type="string" calcext:value-type="string">
            <text:p>2015-06-05T18:2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11/grilles.geojson</text:p>
          </table:table-cell>
          <table:table-cell office:value-type="string" calcext:value-type="string">
            <text:p>2015-06-05T18:2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11/hydrants.geojson</text:p>
          </table:table-cell>
          <table:table-cell office:value-type="string" calcext:value-type="string">
            <text:p>2015-06-05T18:2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2/arrosages.geojson</text:p>
          </table:table-cell>
          <table:table-cell office:value-type="string" calcext:value-type="string">
            <text:p>2015-06-05T18:2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2/hydrants.geojson</text:p>
          </table:table-cell>
          <table:table-cell office:value-type="string" calcext:value-type="string">
            <text:p>2015-06-05T18:2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3/arrosages.geojson</text:p>
          </table:table-cell>
          <table:table-cell office:value-type="string" calcext:value-type="string">
            <text:p>2015-06-05T18:2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3/fontaines.geojson</text:p>
          </table:table-cell>
          <table:table-cell office:value-type="string" calcext:value-type="string">
            <text:p>2015-06-05T18:2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3/grilles.geojson</text:p>
          </table:table-cell>
          <table:table-cell office:value-type="string" calcext:value-type="string">
            <text:p>2015-06-05T18:2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3/hydrants.geojson</text:p>
          </table:table-cell>
          <table:table-cell office:value-type="string" calcext:value-type="string">
            <text:p>2015-06-05T18:2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3/wcPublics.geojson</text:p>
          </table:table-cell>
          <table:table-cell office:value-type="string" calcext:value-type="string">
            <text:p>2015-06-05T18:2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4/arrosages.geojson</text:p>
          </table:table-cell>
          <table:table-cell office:value-type="string" calcext:value-type="string">
            <text:p>2015-06-05T18:2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4/fontaines.geojson</text:p>
          </table:table-cell>
          <table:table-cell office:value-type="string" calcext:value-type="string">
            <text:p>2015-06-05T18:2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4/grilles.geojson</text:p>
          </table:table-cell>
          <table:table-cell office:value-type="string" calcext:value-type="string">
            <text:p>2015-06-05T18:2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4/hydrants.geojson</text:p>
          </table:table-cell>
          <table:table-cell office:value-type="string" calcext:value-type="string">
            <text:p>2015-06-05T18:2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5/arrosages.geojson</text:p>
          </table:table-cell>
          <table:table-cell office:value-type="string" calcext:value-type="string">
            <text:p>2015-06-05T18:2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5/hydrants.geojson</text:p>
          </table:table-cell>
          <table:table-cell office:value-type="string" calcext:value-type="string">
            <text:p>2015-06-05T18:2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6/grilles.geojson</text:p>
          </table:table-cell>
          <table:table-cell office:value-type="string" calcext:value-type="string">
            <text:p>2015-06-05T18:2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7/grilles.geojson</text:p>
          </table:table-cell>
          <table:table-cell office:value-type="string" calcext:value-type="string">
            <text:p>2015-06-05T18:2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7/hydrants.geojson</text:p>
          </table:table-cell>
          <table:table-cell office:value-type="string" calcext:value-type="string">
            <text:p>2015-06-05T18:2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8/grilles.geojson</text:p>
          </table:table-cell>
          <table:table-cell office:value-type="string" calcext:value-type="string">
            <text:p>2015-06-05T18:2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8/hydrants.geojson</text:p>
          </table:table-cell>
          <table:table-cell office:value-type="string" calcext:value-type="string">
            <text:p>2015-06-05T18:2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9/grilles.geojson</text:p>
          </table:table-cell>
          <table:table-cell office:value-type="string" calcext:value-type="string">
            <text:p>2015-06-05T18:2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ransmedia41</text:p>
          </table:table-cell>
          <table:table-cell office:value-type="string" calcext:value-type="string">
            <text:p>https://github.com/transmedia41/hydromerta-desktop-poc</text:p>
          </table:table-cell>
          <table:table-cell office:value-type="string" calcext:value-type="string">
            <text:p>https://github.com/transmedia41/hydromerta-desktop-poc/blob/309ce35cb6f719268e7f7201d58a9dd01fe03c14/quartiers/q9/hydrants.geojson</text:p>
          </table:table-cell>
          <table:table-cell office:value-type="string" calcext:value-type="string">
            <text:p>2015-06-05T18:2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stork</text:p>
          </table:table-cell>
          <table:table-cell office:value-type="string" calcext:value-type="string">
            <text:p>https://github.com/tstork/mapstyle</text:p>
          </table:table-cell>
          <table:table-cell office:value-type="string" calcext:value-type="string">
            <text:p>https://github.com/tstork/mapstyle/blob/a38744b3590ae7180d71abee0e1d4f30545290d6/munro.geojson</text:p>
          </table:table-cell>
          <table:table-cell office:value-type="string" calcext:value-type="string">
            <text:p>2015-05-31T03:05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szymanek</text:p>
          </table:table-cell>
          <table:table-cell office:value-type="string" calcext:value-type="string">
            <text:p>https://github.com/tszymanek/nosql</text:p>
          </table:table-cell>
          <table:table-cell office:value-type="string" calcext:value-type="string">
            <text:p>https://github.com/tszymanek/nosql/blob/a54acc2f11ab24937990eea1c78ab4c30bb9f41c/6.geojson</text:p>
          </table:table-cell>
          <table:table-cell office:value-type="string" calcext:value-type="string">
            <text:p>2015-06-04T12:25:5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ban</text:p>
          </table:table-cell>
          <table:table-cell office:value-type="string" calcext:value-type="string">
            <text:p>https://github.com/turban/nordryggen</text:p>
          </table:table-cell>
          <table:table-cell office:value-type="string" calcext:value-type="string">
            <text:p>https://github.com/turban/nordryggen/blob/74bdcb9974b96314e437de523f1122d226f6225b/data/cabins.geojson</text:p>
          </table:table-cell>
          <table:table-cell office:value-type="string" calcext:value-type="string">
            <text:p>2015-06-05T07:41:4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buffer</text:p>
          </table:table-cell>
          <table:table-cell office:value-type="string" calcext:value-type="string">
            <text:p>https://github.com/Turfjs/turf-buffer/blob/2ce85b201d6e2f1f512123818763e387cc8b7118/test/fixtures/in/Point.geojson</text:p>
          </table:table-cell>
          <table:table-cell office:value-type="string" calcext:value-type="string">
            <text:p>2015-06-02T05:58:3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concave</text:p>
          </table:table-cell>
          <table:table-cell office:value-type="string" calcext:value-type="string">
            <text:p>https://github.com/Turfjs/turf-concave/blob/4c0bd898be695eac78dc82300c4e3ca06680cd03/fixtures/in/pts1.geojson</text:p>
          </table:table-cell>
          <table:table-cell office:value-type="string" calcext:value-type="string">
            <text:p>2015-06-02T07:09:0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convex</text:p>
          </table:table-cell>
          <table:table-cell office:value-type="string" calcext:value-type="string">
            <text:p>https://github.com/Turfjs/turf-convex/blob/646c875507372ef8a6650427869f3f031a184c9b/test/fixtures/in/elevation2.geojson</text:p>
          </table:table-cell>
          <table:table-cell office:value-type="string" calcext:value-type="string">
            <text:p>2015-06-02T07:10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line-slice</text:p>
          </table:table-cell>
          <table:table-cell office:value-type="string" calcext:value-type="string">
            <text:p>https://github.com/Turfjs/turf-line-slice/blob/b3985348bf3ea1507107641ad59ec1533023285b/fixtures/out/line2_out.geojson</text:p>
          </table:table-cell>
          <table:table-cell office:value-type="string" calcext:value-type="string">
            <text:p>2015-06-04T11:45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merge</text:p>
          </table:table-cell>
          <table:table-cell office:value-type="string" calcext:value-type="string">
            <text:p>https://github.com/Turfjs/turf-merge/blob/d3b69383efd98890d61850d5119c0d4fd8a3bb2e/test/fixtures/in/mergeIn2.geojson</text:p>
          </table:table-cell>
          <table:table-cell office:value-type="string" calcext:value-type="string">
            <text:p>2015-06-02T07:09:5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merge</text:p>
          </table:table-cell>
          <table:table-cell office:value-type="string" calcext:value-type="string">
            <text:p>https://github.com/Turfjs/turf-merge/blob/d3b69383efd98890d61850d5119c0d4fd8a3bb2e/test/fixtures/out/mergeIn2.geojson</text:p>
          </table:table-cell>
          <table:table-cell office:value-type="string" calcext:value-type="string">
            <text:p>2015-06-02T07:09:5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nearest</text:p>
          </table:table-cell>
          <table:table-cell office:value-type="string" calcext:value-type="string">
            <text:p>https://github.com/Turfjs/turf-nearest/blob/bb7dd00810b81036960af81e6eb5c7a8cfb7175a/geojson/pt.geojson</text:p>
          </table:table-cell>
          <table:table-cell office:value-type="string" calcext:value-type="string">
            <text:p>2015-06-01T20:16:2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node-example</text:p>
          </table:table-cell>
          <table:table-cell office:value-type="string" calcext:value-type="string">
            <text:p>https://github.com/Turfjs/turf-node-example/blob/da1b7762c4fcdc598c78d90b5f6767ab3fcdb3c1/input/random.geojson</text:p>
          </table:table-cell>
          <table:table-cell office:value-type="string" calcext:value-type="string">
            <text:p>2015-06-04T16:24:0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point-grid</text:p>
          </table:table-cell>
          <table:table-cell office:value-type="string" calcext:value-type="string">
            <text:p>https://github.com/Turfjs/turf-point-grid/blob/4ae7f4aeb9ea23879ff2ef82d4f719b3a006991f/fixtures/out/grid1.geojson</text:p>
          </table:table-cell>
          <table:table-cell office:value-type="string" calcext:value-type="string">
            <text:p>2015-06-02T03:46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point-grid</text:p>
          </table:table-cell>
          <table:table-cell office:value-type="string" calcext:value-type="string">
            <text:p>https://github.com/Turfjs/turf-point-grid/blob/4ae7f4aeb9ea23879ff2ef82d4f719b3a006991f/fixtures/out/grid2.geojson</text:p>
          </table:table-cell>
          <table:table-cell office:value-type="string" calcext:value-type="string">
            <text:p>2015-06-02T03:46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point-grid</text:p>
          </table:table-cell>
          <table:table-cell office:value-type="string" calcext:value-type="string">
            <text:p>https://github.com/Turfjs/turf-point-grid/blob/4ae7f4aeb9ea23879ff2ef82d4f719b3a006991f/fixtures/out/grid3.geojson</text:p>
          </table:table-cell>
          <table:table-cell office:value-type="string" calcext:value-type="string">
            <text:p>2015-06-02T03:46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point-grid</text:p>
          </table:table-cell>
          <table:table-cell office:value-type="string" calcext:value-type="string">
            <text:p>https://github.com/Turfjs/turf-point-grid/blob/4ae7f4aeb9ea23879ff2ef82d4f719b3a006991f/fixtures/out/grid4.geojson</text:p>
          </table:table-cell>
          <table:table-cell office:value-type="string" calcext:value-type="string">
            <text:p>2015-06-02T03:46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point-on-line</text:p>
          </table:table-cell>
          <table:table-cell office:value-type="string" calcext:value-type="string">
            <text:p>https://github.com/Turfjs/turf-point-on-line/blob/3807292c7882389829c2c5bac68fe6da662f2390/fixtures/out/line2_out.geojson</text:p>
          </table:table-cell>
          <table:table-cell office:value-type="string" calcext:value-type="string">
            <text:p>2015-06-04T13:13:2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tag</text:p>
          </table:table-cell>
          <table:table-cell office:value-type="string" calcext:value-type="string">
            <text:p>https://github.com/Turfjs/turf-tag/blob/d4b45f3951544c901faf501cb2a8e4bbf8d23bdf/geojson/tagPoints.geojson</text:p>
          </table:table-cell>
          <table:table-cell office:value-type="string" calcext:value-type="string">
            <text:p>2015-06-01T19:45:2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to-features</text:p>
          </table:table-cell>
          <table:table-cell office:value-type="string" calcext:value-type="string">
            <text:p>https://github.com/Turfjs/turf-to-features/blob/dbd59912880d4f11529d7029d3b35ef47b75d8de/test/fixtures/in/Feature.geojson</text:p>
          </table:table-cell>
          <table:table-cell office:value-type="string" calcext:value-type="string">
            <text:p>2015-06-05T04:3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to-features</text:p>
          </table:table-cell>
          <table:table-cell office:value-type="string" calcext:value-type="string">
            <text:p>https://github.com/Turfjs/turf-to-features/blob/dbd59912880d4f11529d7029d3b35ef47b75d8de/test/fixtures/in/FeatureCollection.geojson</text:p>
          </table:table-cell>
          <table:table-cell office:value-type="string" calcext:value-type="string">
            <text:p>2015-06-05T04:3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to-features</text:p>
          </table:table-cell>
          <table:table-cell office:value-type="string" calcext:value-type="string">
            <text:p>https://github.com/Turfjs/turf-to-features/blob/dbd59912880d4f11529d7029d3b35ef47b75d8de/test/fixtures/in/GeometryCollection.geojson</text:p>
          </table:table-cell>
          <table:table-cell office:value-type="string" calcext:value-type="string">
            <text:p>2015-06-05T04:3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to-features</text:p>
          </table:table-cell>
          <table:table-cell office:value-type="string" calcext:value-type="string">
            <text:p>https://github.com/Turfjs/turf-to-features/blob/dbd59912880d4f11529d7029d3b35ef47b75d8de/test/fixtures/out/Feature.geojson</text:p>
          </table:table-cell>
          <table:table-cell office:value-type="string" calcext:value-type="string">
            <text:p>2015-06-05T04:3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to-features</text:p>
          </table:table-cell>
          <table:table-cell office:value-type="string" calcext:value-type="string">
            <text:p>https://github.com/Turfjs/turf-to-features/blob/dbd59912880d4f11529d7029d3b35ef47b75d8de/test/fixtures/out/FeatureCollection.geojson</text:p>
          </table:table-cell>
          <table:table-cell office:value-type="string" calcext:value-type="string">
            <text:p>2015-06-05T04:3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to-features</text:p>
          </table:table-cell>
          <table:table-cell office:value-type="string" calcext:value-type="string">
            <text:p>https://github.com/Turfjs/turf-to-features/blob/dbd59912880d4f11529d7029d3b35ef47b75d8de/test/fixtures/out/Geometry.geojson</text:p>
          </table:table-cell>
          <table:table-cell office:value-type="string" calcext:value-type="string">
            <text:p>2015-06-05T04:3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to-features</text:p>
          </table:table-cell>
          <table:table-cell office:value-type="string" calcext:value-type="string">
            <text:p>https://github.com/Turfjs/turf-to-features/blob/dbd59912880d4f11529d7029d3b35ef47b75d8de/test/fixtures/out/GeometryCollection.geojson</text:p>
          </table:table-cell>
          <table:table-cell office:value-type="string" calcext:value-type="string">
            <text:p>2015-06-05T04:32:4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to-geometries</text:p>
          </table:table-cell>
          <table:table-cell office:value-type="string" calcext:value-type="string">
            <text:p>https://github.com/Turfjs/turf-to-geometries/blob/64375432e7e1804b720ec24dc0857e45bb47d569/test/fixtures/in/Feature.geojson</text:p>
          </table:table-cell>
          <table:table-cell office:value-type="string" calcext:value-type="string">
            <text:p>2015-06-05T04:33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to-geometries</text:p>
          </table:table-cell>
          <table:table-cell office:value-type="string" calcext:value-type="string">
            <text:p>https://github.com/Turfjs/turf-to-geometries/blob/64375432e7e1804b720ec24dc0857e45bb47d569/test/fixtures/in/FeatureCollection.geojson</text:p>
          </table:table-cell>
          <table:table-cell office:value-type="string" calcext:value-type="string">
            <text:p>2015-06-05T04:33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to-geometries</text:p>
          </table:table-cell>
          <table:table-cell office:value-type="string" calcext:value-type="string">
            <text:p>https://github.com/Turfjs/turf-to-geometries/blob/64375432e7e1804b720ec24dc0857e45bb47d569/test/fixtures/in/GeometryCollection.geojson</text:p>
          </table:table-cell>
          <table:table-cell office:value-type="string" calcext:value-type="string">
            <text:p>2015-06-05T04:33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to-geometries</text:p>
          </table:table-cell>
          <table:table-cell office:value-type="string" calcext:value-type="string">
            <text:p>https://github.com/Turfjs/turf-to-geometries/blob/64375432e7e1804b720ec24dc0857e45bb47d569/test/fixtures/out/FeatureCollection.geojson</text:p>
          </table:table-cell>
          <table:table-cell office:value-type="string" calcext:value-type="string">
            <text:p>2015-06-05T04:33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to-geometries</text:p>
          </table:table-cell>
          <table:table-cell office:value-type="string" calcext:value-type="string">
            <text:p>https://github.com/Turfjs/turf-to-geometries/blob/64375432e7e1804b720ec24dc0857e45bb47d569/test/fixtures/out/GeometryCollection.geojson</text:p>
          </table:table-cell>
          <table:table-cell office:value-type="string" calcext:value-type="string">
            <text:p>2015-06-05T04:33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rfjs</text:p>
          </table:table-cell>
          <table:table-cell office:value-type="string" calcext:value-type="string">
            <text:p>https://github.com/Turfjs/turf-voronoi</text:p>
          </table:table-cell>
          <table:table-cell office:value-type="string" calcext:value-type="string">
            <text:p>https://github.com/Turfjs/turf-voronoi/blob/1bd41e754c84e1e0a76f3c8a04a29a46d02e7c6d/tests/fixtures/points.geojson</text:p>
          </table:table-cell>
          <table:table-cell office:value-type="string" calcext:value-type="string">
            <text:p>2015-09-03T23:35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wien-geoweb</text:p>
          </table:table-cell>
          <table:table-cell office:value-type="string" calcext:value-type="string">
            <text:p>https://github.com/tuwien-geoweb/g03-2014</text:p>
          </table:table-cell>
          <table:table-cell office:value-type="string" calcext:value-type="string">
            <text:p>https://github.com/tuwien-geoweb/g03-2014/blob/6715061634300b3b170a037160a5016f724364af/Block4/mydata.geojson</text:p>
          </table:table-cell>
          <table:table-cell office:value-type="string" calcext:value-type="string">
            <text:p>2015-06-03T19:17:2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wien-geoweb</text:p>
          </table:table-cell>
          <table:table-cell office:value-type="string" calcext:value-type="string">
            <text:p>https://github.com/tuwien-geoweb/g03-2014</text:p>
          </table:table-cell>
          <table:table-cell office:value-type="string" calcext:value-type="string">
            <text:p>https://github.com/tuwien-geoweb/g03-2014/blob/6715061634300b3b170a037160a5016f724364af/karte_block3/mydata.geojson</text:p>
          </table:table-cell>
          <table:table-cell office:value-type="string" calcext:value-type="string">
            <text:p>2015-06-03T19:17:2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wien-geoweb</text:p>
          </table:table-cell>
          <table:table-cell office:value-type="string" calcext:value-type="string">
            <text:p>https://github.com/tuwien-geoweb/g06-2014</text:p>
          </table:table-cell>
          <table:table-cell office:value-type="string" calcext:value-type="string">
            <text:p>https://github.com/tuwien-geoweb/g06-2014/blob/05278d46fd172020c4c92e6f812f9c3f3d5ef05e/block3/mydata.geojson</text:p>
          </table:table-cell>
          <table:table-cell office:value-type="string" calcext:value-type="string">
            <text:p>2015-06-03T19:17:2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wien-geoweb</text:p>
          </table:table-cell>
          <table:table-cell office:value-type="string" calcext:value-type="string">
            <text:p>https://github.com/tuwien-geoweb/g09-2014</text:p>
          </table:table-cell>
          <table:table-cell office:value-type="string" calcext:value-type="string">
            <text:p>https://github.com/tuwien-geoweb/g09-2014/blob/74491dc0f6ba8f6f315549a69083c8478ca22f05/block3/mydata.geojson</text:p>
          </table:table-cell>
          <table:table-cell office:value-type="string" calcext:value-type="string">
            <text:p>2015-06-03T19:17:2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tuwien-geoweb</text:p>
          </table:table-cell>
          <table:table-cell office:value-type="string" calcext:value-type="string">
            <text:p>https://github.com/tuwien-geoweb/g09-2014</text:p>
          </table:table-cell>
          <table:table-cell office:value-type="string" calcext:value-type="string">
            <text:p>https://github.com/tuwien-geoweb/g09-2014/blob/74491dc0f6ba8f6f315549a69083c8478ca22f05/block4/mydata.geojson</text:p>
          </table:table-cell>
          <table:table-cell office:value-type="string" calcext:value-type="string">
            <text:p>2015-06-03T19:17:2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umidev</text:p>
          </table:table-cell>
          <table:table-cell office:value-type="string" calcext:value-type="string">
            <text:p>https://github.com/umidev/mapnik-utils</text:p>
          </table:table-cell>
          <table:table-cell office:value-type="string" calcext:value-type="string">
            <text:p>https://github.com/umidev/mapnik-utils/blob/f3caa6868dffa881970f08e9a56bbfdaf814c503/sandbox/testing/ogr_plugin/data/geometrycollection.geojson</text:p>
          </table:table-cell>
          <table:table-cell office:value-type="string" calcext:value-type="string">
            <text:p>2015-05-28T02:24:1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umidev</text:p>
          </table:table-cell>
          <table:table-cell office:value-type="string" calcext:value-type="string">
            <text:p>https://github.com/umidev/mapnik-utils</text:p>
          </table:table-cell>
          <table:table-cell office:value-type="string" calcext:value-type="string">
            <text:p>https://github.com/umidev/mapnik-utils/blob/f3caa6868dffa881970f08e9a56bbfdaf814c503/sandbox/testing/ogr_plugin/data/geoserver_wfs_poly.geojson</text:p>
          </table:table-cell>
          <table:table-cell office:value-type="string" calcext:value-type="string">
            <text:p>2015-05-28T02:24:1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UMONS-GFA</text:p>
          </table:table-cell>
          <table:table-cell office:value-type="string" calcext:value-type="string">
            <text:p>https://github.com/UMONS-GFA/bdas</text:p>
          </table:table-cell>
          <table:table-cell office:value-type="string" calcext:value-type="string">
            <text:p>https://github.com/UMONS-GFA/bdas/blob/56c8d2b53135f61e508b4580372f4b0c785e0728/data_examples/testGeoJSON.geojson</text:p>
          </table:table-cell>
          <table:table-cell office:value-type="string" calcext:value-type="string">
            <text:p>2015-06-24T13:02:5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unepwcmc</text:p>
          </table:table-cell>
          <table:table-cell office:value-type="string" calcext:value-type="string">
            <text:p>https://github.com/unepwcmc/raster-summary</text:p>
          </table:table-cell>
          <table:table-cell office:value-type="string" calcext:value-type="string">
            <text:p>https://github.com/unepwcmc/raster-summary/blob/616f9bf4263f8b5babab01a45ec58b78343f7a7a/tests/data/all.geojson</text:p>
          </table:table-cell>
          <table:table-cell office:value-type="string" calcext:value-type="string">
            <text:p>2015-05-28T02:15:5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ungentilgarcon</text:p>
          </table:table-cell>
          <table:table-cell office:value-type="string" calcext:value-type="string">
            <text:p>https://github.com/ungentilgarcon/cesiumviz</text:p>
          </table:table-cell>
          <table:table-cell office:value-type="string" calcext:value-type="string">
            <text:p>https://github.com/ungentilgarcon/cesiumviz/blob/fe54bbc70ae72c753cd28a1699c8b264a70655d1/Specs/Data/test.geojson</text:p>
          </table:table-cell>
          <table:table-cell office:value-type="string" calcext:value-type="string">
            <text:p>2015-07-07T13:09:3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UrbanInstitute</text:p>
          </table:table-cell>
          <table:table-cell office:value-type="string" calcext:value-type="string">
            <text:p>https://github.com/UrbanInstitute/occ-public-safety</text:p>
          </table:table-cell>
          <table:table-cell office:value-type="string" calcext:value-type="string">
            <text:p>https://github.com/UrbanInstitute/occ-public-safety/blob/827eaa73f317b2d055f0c3f0580f386714b45cfe/data/homicide/homicide2002.geojson</text:p>
          </table:table-cell>
          <table:table-cell office:value-type="string" calcext:value-type="string">
            <text:p>2015-08-06T13:43:1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UrbanInstitute</text:p>
          </table:table-cell>
          <table:table-cell office:value-type="string" calcext:value-type="string">
            <text:p>https://github.com/UrbanInstitute/occ-public-safety</text:p>
          </table:table-cell>
          <table:table-cell office:value-type="string" calcext:value-type="string">
            <text:p>https://github.com/UrbanInstitute/occ-public-safety/blob/827eaa73f317b2d055f0c3f0580f386714b45cfe/data/homicide/homicide2006.geojson</text:p>
          </table:table-cell>
          <table:table-cell office:value-type="string" calcext:value-type="string">
            <text:p>2015-08-06T13:43:1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UrbanInstitute</text:p>
          </table:table-cell>
          <table:table-cell office:value-type="string" calcext:value-type="string">
            <text:p>https://github.com/UrbanInstitute/occ-public-safety</text:p>
          </table:table-cell>
          <table:table-cell office:value-type="string" calcext:value-type="string">
            <text:p>https://github.com/UrbanInstitute/occ-public-safety/blob/827eaa73f317b2d055f0c3f0580f386714b45cfe/data/homicide/homicide2010.geojson</text:p>
          </table:table-cell>
          <table:table-cell office:value-type="string" calcext:value-type="string">
            <text:p>2015-08-06T13:43:1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UselessPress</text:p>
          </table:table-cell>
          <table:table-cell office:value-type="string" calcext:value-type="string">
            <text:p>https://github.com/UselessPress/decapitated-animals-data</text:p>
          </table:table-cell>
          <table:table-cell office:value-type="string" calcext:value-type="string">
            <text:p>https://github.com/UselessPress/decapitated-animals-data/blob/a76e0cff50e1d45f4f591d67ceaa78faa21527b7/animals.geojson</text:p>
          </table:table-cell>
          <table:table-cell office:value-type="string" calcext:value-type="string">
            <text:p>2015-09-01T23:34:2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usgin</text:p>
          </table:table-cell>
          <table:table-cell office:value-type="string" calcext:value-type="string">
            <text:p>https://github.com/usgin/wfs-index</text:p>
          </table:table-cell>
          <table:table-cell office:value-type="string" calcext:value-type="string">
            <text:p>https://github.com/usgin/wfs-index/blob/59bb40335a68b61517956db4fcdb1421ba323454/testData/clusteredAt7.geojson</text:p>
          </table:table-cell>
          <table:table-cell office:value-type="string" calcext:value-type="string">
            <text:p>2015-05-31T09:04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usgin</text:p>
          </table:table-cell>
          <table:table-cell office:value-type="string" calcext:value-type="string">
            <text:p>https://github.com/usgin/wfs-index</text:p>
          </table:table-cell>
          <table:table-cell office:value-type="string" calcext:value-type="string">
            <text:p>https://github.com/usgin/wfs-index/blob/59bb40335a68b61517956db4fcdb1421ba323454/testData/clusteredAt8.geojson</text:p>
          </table:table-cell>
          <table:table-cell office:value-type="string" calcext:value-type="string">
            <text:p>2015-05-31T09:04:1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vdubr</text:p>
          </table:table-cell>
          <table:table-cell office:value-type="string" calcext:value-type="string">
            <text:p>https://github.com/vdubr/mapito_webmap</text:p>
          </table:table-cell>
          <table:table-cell office:value-type="string" calcext:value-type="string">
            <text:p>https://github.com/vdubr/mapito_webmap/blob/986a0a09f3707019a03b6573591ff7b30dff9df0/examples/stable/data/blanice_points.geojson</text:p>
          </table:table-cell>
          <table:table-cell office:value-type="string" calcext:value-type="string">
            <text:p>2015-06-03T06:37:4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vdubr</text:p>
          </table:table-cell>
          <table:table-cell office:value-type="string" calcext:value-type="string">
            <text:p>https://github.com/vdubr/mapito_webmap</text:p>
          </table:table-cell>
          <table:table-cell office:value-type="string" calcext:value-type="string">
            <text:p>https://github.com/vdubr/mapito_webmap/blob/986a0a09f3707019a03b6573591ff7b30dff9df0/examples/stable/data/vector/3857/point.geojson</text:p>
          </table:table-cell>
          <table:table-cell office:value-type="string" calcext:value-type="string">
            <text:p>2015-06-03T06:37:4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vdubr</text:p>
          </table:table-cell>
          <table:table-cell office:value-type="string" calcext:value-type="string">
            <text:p>https://github.com/vdubr/mapito_webmap_examples</text:p>
          </table:table-cell>
          <table:table-cell office:value-type="string" calcext:value-type="string">
            <text:p>https://github.com/vdubr/mapito_webmap_examples/blob/5d6e44fec3460d40765ade13eb8e2816241c8983/data/blanice_points.geojson</text:p>
          </table:table-cell>
          <table:table-cell office:value-type="string" calcext:value-type="string">
            <text:p>2015-06-03T19:39:5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vdubr</text:p>
          </table:table-cell>
          <table:table-cell office:value-type="string" calcext:value-type="string">
            <text:p>https://github.com/vdubr/mapito_webmap_examples</text:p>
          </table:table-cell>
          <table:table-cell office:value-type="string" calcext:value-type="string">
            <text:p>https://github.com/vdubr/mapito_webmap_examples/blob/5d6e44fec3460d40765ade13eb8e2816241c8983/data/vector/3857/point.geojson</text:p>
          </table:table-cell>
          <table:table-cell office:value-type="string" calcext:value-type="string">
            <text:p>2015-06-03T19:39:5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vdubr</text:p>
          </table:table-cell>
          <table:table-cell office:value-type="string" calcext:value-type="string">
            <text:p>https://github.com/vdubr/publications</text:p>
          </table:table-cell>
          <table:table-cell office:value-type="string" calcext:value-type="string">
            <text:p>https://github.com/vdubr/publications/blob/4945cf8e0218fb318a4434d460b2619cf4a2dd1e/mapito/beta_0.1/data/blanice_points.geojson</text:p>
          </table:table-cell>
          <table:table-cell office:value-type="string" calcext:value-type="string">
            <text:p>2015-07-09T10:41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vdubr</text:p>
          </table:table-cell>
          <table:table-cell office:value-type="string" calcext:value-type="string">
            <text:p>https://github.com/vdubr/publications</text:p>
          </table:table-cell>
          <table:table-cell office:value-type="string" calcext:value-type="string">
            <text:p>https://github.com/vdubr/publications/blob/4945cf8e0218fb318a4434d460b2619cf4a2dd1e/mapito/examples/data/blanice_points.geojson</text:p>
          </table:table-cell>
          <table:table-cell office:value-type="string" calcext:value-type="string">
            <text:p>2015-07-09T10:41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vdubr</text:p>
          </table:table-cell>
          <table:table-cell office:value-type="string" calcext:value-type="string">
            <text:p>https://github.com/vdubr/publications</text:p>
          </table:table-cell>
          <table:table-cell office:value-type="string" calcext:value-type="string">
            <text:p>https://github.com/vdubr/publications/blob/4945cf8e0218fb318a4434d460b2619cf4a2dd1e/mapito/beta_0.1/data/vector/3857/point.geojson</text:p>
          </table:table-cell>
          <table:table-cell office:value-type="string" calcext:value-type="string">
            <text:p>2015-07-09T10:41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vdubr</text:p>
          </table:table-cell>
          <table:table-cell office:value-type="string" calcext:value-type="string">
            <text:p>https://github.com/vdubr/publications</text:p>
          </table:table-cell>
          <table:table-cell office:value-type="string" calcext:value-type="string">
            <text:p>https://github.com/vdubr/publications/blob/4945cf8e0218fb318a4434d460b2619cf4a2dd1e/mapito/examples/data/vector/3857/point.geojson</text:p>
          </table:table-cell>
          <table:table-cell office:value-type="string" calcext:value-type="string">
            <text:p>2015-07-09T10:41:2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vightel</text:p>
          </table:table-cell>
          <table:table-cell office:value-type="string" calcext:value-type="string">
            <text:p>https://github.com/vightel/FloodMapsWorkshop</text:p>
          </table:table-cell>
          <table:table-cell office:value-type="string" calcext:value-type="string">
            <text:p>https://github.com/vightel/FloodMapsWorkshop/blob/ebc5246fbca52f2ee181a07663b859b2f6f59532/data/trmm_24/2015/086/geojson/daily_precipitation_level_34.geojson</text:p>
          </table:table-cell>
          <table:table-cell office:value-type="string" calcext:value-type="string">
            <text:p>2015-06-02T14:55:3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vightel</text:p>
          </table:table-cell>
          <table:table-cell office:value-type="string" calcext:value-type="string">
            <text:p>https://github.com/vightel/FloodMapsWorkshop</text:p>
          </table:table-cell>
          <table:table-cell office:value-type="string" calcext:value-type="string">
            <text:p>https://github.com/vightel/FloodMapsWorkshop/blob/ebc5246fbca52f2ee181a07663b859b2f6f59532/data/trmm_24/2015/086/geojson/daily_precipitation_level_55.geojson</text:p>
          </table:table-cell>
          <table:table-cell office:value-type="string" calcext:value-type="string">
            <text:p>2015-06-02T14:55:3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vol0054</text:p>
          </table:table-cell>
          <table:table-cell office:value-type="string" calcext:value-type="string">
            <text:p>https://github.com/vol0054/Prasak</text:p>
          </table:table-cell>
          <table:table-cell office:value-type="string" calcext:value-type="string">
            <text:p>https://github.com/vol0054/Prasak/blob/e235375e04ae087e7be41e6fb53b1a358a8fb070/vendor/george-oakling/geojson/docs/Point.geojson</text:p>
          </table:table-cell>
          <table:table-cell office:value-type="string" calcext:value-type="string">
            <text:p>2015-06-04T19:49:0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aagsociety</text:p>
          </table:table-cell>
          <table:table-cell office:value-type="string" calcext:value-type="string">
            <text:p>https://github.com/waagsociety/noordzuidlijn</text:p>
          </table:table-cell>
          <table:table-cell office:value-type="string" calcext:value-type="string">
            <text:p>https://github.com/waagsociety/noordzuidlijn/blob/9e19f1db904e1c158deeeeb79de0bd6317e7174d/noordzuidlijn/stations.geojson</text:p>
          </table:table-cell>
          <table:table-cell office:value-type="string" calcext:value-type="string">
            <text:p>2015-06-05T11:19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aveq</text:p>
          </table:table-cell>
          <table:table-cell office:value-type="string" calcext:value-type="string">
            <text:p>https://github.com/waveq/nosqlUG</text:p>
          </table:table-cell>
          <table:table-cell office:value-type="string" calcext:value-type="string">
            <text:p>https://github.com/waveq/nosqlUG/blob/15c0e5888c4d3b45b6691e5c9a3177b5bf7f3c0a/maps/bigPolygon.geojson</text:p>
          </table:table-cell>
          <table:table-cell office:value-type="string" calcext:value-type="string">
            <text:p>2015-06-03T18:26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aveq</text:p>
          </table:table-cell>
          <table:table-cell office:value-type="string" calcext:value-type="string">
            <text:p>https://github.com/waveq/nosqlUG</text:p>
          </table:table-cell>
          <table:table-cell office:value-type="string" calcext:value-type="string">
            <text:p>https://github.com/waveq/nosqlUG/blob/15c0e5888c4d3b45b6691e5c9a3177b5bf7f3c0a/maps/box.geojson</text:p>
          </table:table-cell>
          <table:table-cell office:value-type="string" calcext:value-type="string">
            <text:p>2015-06-03T18:26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aveq</text:p>
          </table:table-cell>
          <table:table-cell office:value-type="string" calcext:value-type="string">
            <text:p>https://github.com/waveq/nosqlUG</text:p>
          </table:table-cell>
          <table:table-cell office:value-type="string" calcext:value-type="string">
            <text:p>https://github.com/waveq/nosqlUG/blob/15c0e5888c4d3b45b6691e5c9a3177b5bf7f3c0a/maps/dupa.geojson</text:p>
          </table:table-cell>
          <table:table-cell office:value-type="string" calcext:value-type="string">
            <text:p>2015-06-03T18:26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bzyl</text:p>
          </table:table-cell>
          <table:table-cell office:value-type="string" calcext:value-type="string">
            <text:p>https://github.com/wbzyl/rails4-tutorial</text:p>
          </table:table-cell>
          <table:table-cell office:value-type="string" calcext:value-type="string">
            <text:p>https://github.com/wbzyl/rails4-tutorial/blob/f081cdb46f5c1b77d721f105ba4149b7a6ea255a/lib/doc/data/lotniska.geojson</text:p>
          </table:table-cell>
          <table:table-cell office:value-type="string" calcext:value-type="string">
            <text:p>2015-05-28T03:40:5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bzyl</text:p>
          </table:table-cell>
          <table:table-cell office:value-type="string" calcext:value-type="string">
            <text:p>https://github.com/wbzyl/rails4-tutorial</text:p>
          </table:table-cell>
          <table:table-cell office:value-type="string" calcext:value-type="string">
            <text:p>https://github.com/wbzyl/rails4-tutorial/blob/f081cdb46f5c1b77d721f105ba4149b7a6ea255a/lib/doc/leafletjs/2.geojson</text:p>
          </table:table-cell>
          <table:table-cell office:value-type="string" calcext:value-type="string">
            <text:p>2015-05-28T03:40:55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denejko</text:p>
          </table:table-cell>
          <table:table-cell office:value-type="string" calcext:value-type="string">
            <text:p>https://github.com/wdenejko/EDA-geoJSON</text:p>
          </table:table-cell>
          <table:table-cell office:value-type="string" calcext:value-type="string">
            <text:p>https://github.com/wdenejko/EDA-geoJSON/blob/e560ca61db3891bc2097f040cfd6f4614745b3ec/zapytanie-3.geojson</text:p>
          </table:table-cell>
          <table:table-cell office:value-type="string" calcext:value-type="string">
            <text:p>2015-06-03T18:26:0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dv4758h</text:p>
          </table:table-cell>
          <table:table-cell office:value-type="string" calcext:value-type="string">
            <text:p>https://github.com/wdv4758h/test</text:p>
          </table:table-cell>
          <table:table-cell office:value-type="string" calcext:value-type="string">
            <text:p>https://github.com/wdv4758h/test/blob/90cf636ee5db5607ba0555ff788288bdd502bf59/test.geojson</text:p>
          </table:table-cell>
          <table:table-cell office:value-type="string" calcext:value-type="string">
            <text:p>2015-05-31T12:04:4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27/8579512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35/8579513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43/8579514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47/8579514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51/85795151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63/8579516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67/8579516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69/8579516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75/8579517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79/8579517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83/8579518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93/8579519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1/97/8579519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2/03/8579520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2/07/8579520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2/23/8579522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2/33/8579523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2/51/85795251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2/59/8579525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2/65/8579526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2/77/8579527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03/8579540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09/8579540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13/8579541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15/8579541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21/85795421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27/8579542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29/8579542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31/85795431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35/8579543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37/8579543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45/8579544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49/8579544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55/8579545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59/8579545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65/8579546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75/8579547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85/8579548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89/8579548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4/91/85795491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01/85795501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09/8579550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13/8579551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17/8579551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21/85795521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25/8579552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35/8579553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39/8579553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43/8579554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47/8579554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49/8579554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55/8579555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59/8579555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79/8579557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83/8579558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89/8579558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91/85795591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5/95/8579559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6/01/85795601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6/17/8579561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6/35/8579563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6/37/8579563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6/63/8579566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6/81/85795681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7/87/8579578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8/25/8579582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8/29/8579582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8/49/8579584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8/87/8579588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9/07/8579590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9/33/8579593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9/81/85795981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59/93/8579599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0/03/8579600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0/33/85796033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0/57/85796057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0/85/8579608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05/8579610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15/85796115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19/85796119.geojson</text:p>
          </table:table-cell>
          <table:table-cell office:value-type="string" calcext:value-type="string">
            <text:p>2015-09-01T21:51:1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59/8579615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65/8579616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69/8579616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71/8579617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75/8579617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79/8579617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85/8579618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89/8579618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93/8579619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1/97/8579619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01/8579630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05/8579630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11/8579631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13/8579631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17/8579631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21/8579632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27/8579632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31/8579633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35/8579633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37/8579633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41/8579634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47/8579634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49/8579634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53/8579635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57/8579635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63/8579636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67/8579636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69/8579636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73/8579637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77/8579637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83/8579638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87/8579638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91/8579639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3/95/8579639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01/8579640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05/8579640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09/8579640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13/8579641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19/8579641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23/8579642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27/8579642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29/8579642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31/8579643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35/8579643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37/8579643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39/8579643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41/8579644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43/8579644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45/8579644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47/8579644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49/8579644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53/8579645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55/8579645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57/8579645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59/8579645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63/8579646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67/8579646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73/8579647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4/77/8579647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03/8579650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09/8579650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13/8579651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17/8579651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21/8579652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27/8579652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31/8579653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33/8579653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37/8579653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43/8579654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47/8579654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49/8579654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53/8579655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57/8579655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63/8579656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67/8579656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69/8579656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73/8579657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79/8579657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83/8579658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87/8579658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89/8579658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93/8579659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5/99/8579659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03/8579660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07/8579660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11/8579661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17/8579661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21/8579662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25/8579662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29/8579662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33/8579663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37/8579663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41/8579664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43/8579664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47/8579664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51/8579665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55/8579665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59/8579665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63/8579666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65/8579666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71/8579667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73/8579667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77/8579667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81/8579668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87/8579668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91/8579669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95/8579669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6/99/8579669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05/8579670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07/8579670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11/8579671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15/8579671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19/8579671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25/8579672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29/8579672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31/8579673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35/8579673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41/8579674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45/8579674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49/8579674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53/8579675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59/8579675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63/8579676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65/8579676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69/8579676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73/8579677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79/8579677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83/8579678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87/8579678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89/8579678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95/8579679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7/99/8579679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03/8579680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05/8579680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09/8579680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15/8579681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19/8579681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21/8579682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25/8579682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33/8579683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35/8579683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39/8579683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43/8579684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49/8579684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53/8579685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57/8579685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61/8579686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63/8579686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69/8579686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73/8579687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77/8579687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79/8579687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85/8579688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89/8579688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91/8579689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95/8579689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8/99/8579689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05/8579690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07/8579690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11/8579691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15/8579691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21/8579692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25/8579692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51/8579695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57/8579695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61/8579696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63/8579696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67/8579696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71/8579697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75/8579697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77/8579697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79/8579697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81/8579698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83/8579698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85/8579698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87/8579698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89/8579698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93/8579699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95/8579699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97/8579699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69/99/8579699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01/8579700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03/8579700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07/8579700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11/8579701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15/8579701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19/8579701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23/8579702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29/8579702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31/8579703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33/8579703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35/8579703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37/8579703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39/8579703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41/8579704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43/8579704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47/8579704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49/8579704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51/8579705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53/85797053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57/8579705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59/8579705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65/8579706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67/85797067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71/85797071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75/8579707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79/85797079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85/85797085.geojson</text:p>
          </table:table-cell>
          <table:table-cell office:value-type="string" calcext:value-type="string">
            <text:p>2015-09-01T21:51:18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89/8579708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91/8579709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93/8579709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95/8579709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0/97/8579709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01/8579710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03/8579710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05/8579710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07/8579710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09/8579710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11/8579711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13/8579711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15/8579711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19/8579711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23/8579712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27/8579712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31/8579713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33/8579713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39/8579713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43/8579714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47/8579714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51/8579715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57/8579715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61/8579716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65/8579716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69/8579716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75/8579717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79/8579717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81/8579718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85/8579718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91/8579719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95/8579719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1/99/8579719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03/8579720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09/8579720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11/8579721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15/8579721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19/8579721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23/8579722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29/8579722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33/8579723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37/8579723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41/8579724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47/8579724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49/8579724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53/8579725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57/8579725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63/8579726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65/8579726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69/8579726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73/8579727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75/8579727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81/8579728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85/8579728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87/8579728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91/8579729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2/95/8579729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01/8579730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05/8579730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09/8579730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11/8579731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17/8579731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21/8579732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25/8579732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29/8579732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35/8579733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61/8579736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63/8579736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67/8579736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73/8579737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77/8579737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79/8579737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81/8579738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85/8579738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91/8579739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95/8579739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3/99/8579739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03/8579740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09/8579740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13/8579741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17/8579741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19/8579741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25/8579742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27/8579742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29/8579742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31/8579743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33/8579743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49/8579744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53/8579745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55/8579745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61/8579746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65/8579746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67/8579746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71/8579747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75/8579747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81/8579748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83/8579748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87/8579748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91/8579749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4/97/8579749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01/8579750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05/8579750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07/8579750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11/8579751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15/8579751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19/8579751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23/8579752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27/8579752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33/8579753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63/8579756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65/8579756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71/8579757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75/8579757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79/8579757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83/8579758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87/8579758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91/8579759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95/8579759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5/99/8579759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05/8579760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09/8579760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13/8579761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17/8579761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23/8579762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27/8579762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31/8579763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35/8579763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41/8579764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43/8579764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47/8579764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53/8579765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55/8579765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61/8579766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65/8579766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69/8579766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73/8579767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79/8579767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83/8579768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85/8579768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87/8579768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91/8579769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6/97/8579769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01/8579770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03/8579770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07/8579770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09/8579770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13/8579771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15/8579771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17/8579771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19/8579771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21/8579772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23/8579772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25/8579772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27/8579772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31/8579773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33/8579773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35/8579773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37/8579773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39/8579773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43/8579774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51/8579775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53/8579775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57/8579775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61/8579776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67/8579776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71/8579777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75/8579777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79/8579777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85/8579778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89/85797789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93/8579779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7/97/8579779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03/8579780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07/8579780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11/8579781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15/8579781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17/8579781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23/85797823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27/85797827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31/85797831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35/85797835.geojson</text:p>
          </table:table-cell>
          <table:table-cell office:value-type="string" calcext:value-type="string">
            <text:p>2015-09-01T21:51:1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39/8579783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43/8579784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47/8579784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49/8579784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59/8579785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61/8579786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65/8579786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69/8579786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75/8579787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79/8579787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83/8579788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87/8579788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93/8579789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97/8579789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8/99/8579789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03/8579790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07/8579790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13/8579791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17/8579791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19/8579791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23/8579792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29/8579792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33/8579793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37/8579793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41/8579794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47/8579794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51/8579795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53/8579795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55/8579795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59/8579795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65/8579796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69/8579796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71/8579797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75/8579797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77/8579797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83/8579798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87/8579798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89/8579798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93/8579799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79/97/8579799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03/8579800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07/8579800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11/8579801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13/8579801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19/8579801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21/8579802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25/8579802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29/8579802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31/8579803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37/8579803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39/8579803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43/8579804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47/8579804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51/8579805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57/8579805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61/8579806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63/8579806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67/8579806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73/8579807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77/8579807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79/8579807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83/8579808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85/8579808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91/8579809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0/97/8579809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01/8579810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03/8579810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09/8579810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13/8579811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41/8579814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47/8579814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49/8579814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53/8579815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57/8579815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63/8579816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67/8579816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69/8579816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73/8579817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77/8579817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83/8579818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87/8579818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91/8579819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93/8579819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95/8579819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1/99/8579819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01/8579820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03/8579820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05/8579820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07/8579820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09/8579820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11/8579821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13/8579821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17/8579821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19/8579821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21/8579822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23/8579822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27/8579822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31/8579823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35/8579823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39/8579823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43/8579824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47/8579824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53/8579825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55/8579825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59/8579825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63/8579826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67/8579826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2/97/8579829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01/8579830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03/8579830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09/8579830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13/8579831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17/8579831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21/8579832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27/8579832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29/8579832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33/8579833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37/8579833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43/8579834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47/8579834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51/8579835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53/8579835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57/8579835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63/8579836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65/8579836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67/8579836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71/8579837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73/8579837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75/8579837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79/8579837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81/8579838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83/8579838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85/8579838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87/8579838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89/8579838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91/8579839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93/8579839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97/8579839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3/99/8579839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03/8579840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09/8579840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15/8579841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17/8579841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19/8579841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21/8579842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27/8579842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33/8579843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37/8579843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41/8579844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45/8579844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51/8579845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55/8579845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61/8579846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65/8579846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69/8579846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73/8579847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77/8579847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81/8579848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87/8579848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91/8579849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95/8579849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4/99/8579849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05/8579850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09/8579850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11/8579851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15/8579851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17/8579851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23/8579852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27/8579852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31/8579853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35/8579853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41/8579854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45/8579854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47/8579854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51/8579855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55/8579855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61/8579856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65/8579856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69/8579856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73/8579857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79/8579857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83/8579858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87/8579858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89/8579858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95/8579859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5/99/8579859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03/8579860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07/8579860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09/8579860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15/8579861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19/8579861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23/8579862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27/8579862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33/85798633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37/8579863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67/8579866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71/8579867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75/8579867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79/85798679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85/8579868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87/85798687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91/85798691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95/85798695.geojson</text:p>
          </table:table-cell>
          <table:table-cell office:value-type="string" calcext:value-type="string">
            <text:p>2015-09-01T21:51:2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6/99/8579869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05/8579870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09/8579870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13/8579871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17/8579871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23/8579872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25/8579872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31/8579873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41/8579874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47/8579874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53/8579875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63/8579876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71/8579877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79/8579877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81/8579878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85/8579878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93/8579879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7/99/8579879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03/8579880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11/8579881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17/8579881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25/8579882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31/8579883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37/8579883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47/8579884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53/8579885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59/8579885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67/8579886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71/8579887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77/8579887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87/8579888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8/93/8579889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01/8579890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07/8579890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13/8579891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19/8579891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25/8579892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31/8579893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39/8579893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45/8579894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49/8579894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57/8579895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61/8579896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65/8579896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69/8579896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77/8579897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81/8579898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85/8579898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87/8579898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95/8579899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89/99/8579899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03/8579910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11/8579911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19/8579911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23/8579912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29/8579912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31/8579913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39/8579913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47/8579914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53/8579915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61/8579916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65/8579916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73/8579917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79/8579917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85/8579918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93/8579919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1/99/8579919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3/03/8579930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3/11/8579931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3/19/8579931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3/25/8579932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3/81/8579938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3/89/8579938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3/93/8579939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3/99/8579939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09/8579940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15/8579941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23/8579942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29/8579942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35/8579943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47/8579944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53/8579945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65/8579946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71/8579947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79/8579947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85/8579948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91/8579949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4/97/8579949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03/8579950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09/8579950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17/8579951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21/8579952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27/8579952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35/8579953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41/8579954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49/8579954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53/8579955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59/8579955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67/8579956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73/8579957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79/8579957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85/8579958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91/8579959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5/97/8579959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05/8579960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11/8579961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21/8579962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27/8579962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31/8579963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39/8579963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45/8579964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51/8579965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63/8579966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67/8579966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75/8579967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81/8579968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87/8579968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6/95/8579969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7/01/8579970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7/03/8579970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7/11/8579971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7/19/8579971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7/25/8579972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7/47/8579974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7/53/8579975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7/59/8579975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7/67/8579976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19/8579981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23/8579982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27/8579982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39/8579983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43/8579984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49/8579984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57/8579985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63/8579986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69/8579986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77/8579987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81/8579988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87/8579988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8/95/8579989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03/8579990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09/8579990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15/8579991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35/8579993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41/8579994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49/8579994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55/85799955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59/8579995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67/8579996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73/8579997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81/85799981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87/85799987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93/8579999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7/999/99/85799999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09f49ff8000c9611cb84ab07923749a66be72301/data/859/225/83/85922583.geojson</text:p>
          </table:table-cell>
          <table:table-cell office:value-type="string" calcext:value-type="string">
            <text:p>2015-09-01T21:51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df12d56cda53fa3fd85d48ceb560e6f9e11395d9/data/858/657/45/85865745.geojson</text:p>
          </table:table-cell>
          <table:table-cell office:value-type="string" calcext:value-type="string">
            <text:p>2015-09-02T01:04:4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697d67084d5caf9d25723d176b5a33703809bc00/data/856/757/41/85675741.geojson</text:p>
          </table:table-cell>
          <table:table-cell office:value-type="string" calcext:value-type="string">
            <text:p>2015-09-02T23:50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697d67084d5caf9d25723d176b5a33703809bc00/data/856/757/49/85675749.geojson</text:p>
          </table:table-cell>
          <table:table-cell office:value-type="string" calcext:value-type="string">
            <text:p>2015-09-02T23:50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697d67084d5caf9d25723d176b5a33703809bc00/data/856/757/63/85675763.geojson</text:p>
          </table:table-cell>
          <table:table-cell office:value-type="string" calcext:value-type="string">
            <text:p>2015-09-02T23:50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697d67084d5caf9d25723d176b5a33703809bc00/data/856/813/85/85681385.geojson</text:p>
          </table:table-cell>
          <table:table-cell office:value-type="string" calcext:value-type="string">
            <text:p>2015-09-02T23:50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hosonfirst</text:p>
          </table:table-cell>
          <table:table-cell office:value-type="string" calcext:value-type="string">
            <text:p>https://github.com/whosonfirst/whosonfirst-data</text:p>
          </table:table-cell>
          <table:table-cell office:value-type="string" calcext:value-type="string">
            <text:p>https://github.com/whosonfirst/whosonfirst-data/blob/f291c96704c5ab6495445e7c87c373aeeb6e6521/data/101/736/545/101736545.geojson</text:p>
          </table:table-cell>
          <table:table-cell office:value-type="string" calcext:value-type="string">
            <text:p>2015-09-03T20:41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mh</text:p>
          </table:table-cell>
          <table:table-cell office:value-type="string" calcext:value-type="string">
            <text:p>https://github.com/wmh/myproject1</text:p>
          </table:table-cell>
          <table:table-cell office:value-type="string" calcext:value-type="string">
            <text:p>https://github.com/wmh/myproject1/blob/9db7b76bc43edaf13d54b2f428cb29c47831b66d/GitHub/geoJSON/t1.geojson</text:p>
          </table:table-cell>
          <table:table-cell office:value-type="string" calcext:value-type="string">
            <text:p>2015-05-28T00:08:5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nstn</text:p>
          </table:table-cell>
          <table:table-cell office:value-type="string" calcext:value-type="string">
            <text:p>https://github.com/wnstn/roadtripData</text:p>
          </table:table-cell>
          <table:table-cell office:value-type="string" calcext:value-type="string">
            <text:p>https://github.com/wnstn/roadtripData/blob/4bc823dc752a68ea13a599c9a3f7414c9800c494/geojson/cities.geojson</text:p>
          </table:table-cell>
          <table:table-cell office:value-type="string" calcext:value-type="string">
            <text:p>2015-06-03T23:39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nstn</text:p>
          </table:table-cell>
          <table:table-cell office:value-type="string" calcext:value-type="string">
            <text:p>https://github.com/wnstn/roadtripData</text:p>
          </table:table-cell>
          <table:table-cell office:value-type="string" calcext:value-type="string">
            <text:p>https://github.com/wnstn/roadtripData/blob/4bc823dc752a68ea13a599c9a3f7414c9800c494/geojson/leg01Geo.geojson</text:p>
          </table:table-cell>
          <table:table-cell office:value-type="string" calcext:value-type="string">
            <text:p>2015-06-03T23:39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nstn</text:p>
          </table:table-cell>
          <table:table-cell office:value-type="string" calcext:value-type="string">
            <text:p>https://github.com/wnstn/roadtripData</text:p>
          </table:table-cell>
          <table:table-cell office:value-type="string" calcext:value-type="string">
            <text:p>https://github.com/wnstn/roadtripData/blob/4bc823dc752a68ea13a599c9a3f7414c9800c494/geojson/leg02Geo.geojson</text:p>
          </table:table-cell>
          <table:table-cell office:value-type="string" calcext:value-type="string">
            <text:p>2015-06-03T23:39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nstn</text:p>
          </table:table-cell>
          <table:table-cell office:value-type="string" calcext:value-type="string">
            <text:p>https://github.com/wnstn/roadtripData</text:p>
          </table:table-cell>
          <table:table-cell office:value-type="string" calcext:value-type="string">
            <text:p>https://github.com/wnstn/roadtripData/blob/4bc823dc752a68ea13a599c9a3f7414c9800c494/geojson/leg03Geo.geojson</text:p>
          </table:table-cell>
          <table:table-cell office:value-type="string" calcext:value-type="string">
            <text:p>2015-06-03T23:39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nstn</text:p>
          </table:table-cell>
          <table:table-cell office:value-type="string" calcext:value-type="string">
            <text:p>https://github.com/wnstn/roadtripData</text:p>
          </table:table-cell>
          <table:table-cell office:value-type="string" calcext:value-type="string">
            <text:p>https://github.com/wnstn/roadtripData/blob/4bc823dc752a68ea13a599c9a3f7414c9800c494/geojson/leg04Geo.geojson</text:p>
          </table:table-cell>
          <table:table-cell office:value-type="string" calcext:value-type="string">
            <text:p>2015-06-03T23:39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nstn</text:p>
          </table:table-cell>
          <table:table-cell office:value-type="string" calcext:value-type="string">
            <text:p>https://github.com/wnstn/roadtripData</text:p>
          </table:table-cell>
          <table:table-cell office:value-type="string" calcext:value-type="string">
            <text:p>https://github.com/wnstn/roadtripData/blob/4bc823dc752a68ea13a599c9a3f7414c9800c494/geojson/leg06Geo.geojson</text:p>
          </table:table-cell>
          <table:table-cell office:value-type="string" calcext:value-type="string">
            <text:p>2015-06-03T23:39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nstn</text:p>
          </table:table-cell>
          <table:table-cell office:value-type="string" calcext:value-type="string">
            <text:p>https://github.com/wnstn/roadtripData</text:p>
          </table:table-cell>
          <table:table-cell office:value-type="string" calcext:value-type="string">
            <text:p>https://github.com/wnstn/roadtripData/blob/4bc823dc752a68ea13a599c9a3f7414c9800c494/geojson/leg07Geo.geojson</text:p>
          </table:table-cell>
          <table:table-cell office:value-type="string" calcext:value-type="string">
            <text:p>2015-06-03T23:39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nstn</text:p>
          </table:table-cell>
          <table:table-cell office:value-type="string" calcext:value-type="string">
            <text:p>https://github.com/wnstn/roadtripData</text:p>
          </table:table-cell>
          <table:table-cell office:value-type="string" calcext:value-type="string">
            <text:p>https://github.com/wnstn/roadtripData/blob/4bc823dc752a68ea13a599c9a3f7414c9800c494/geojson/leg08Geo.geojson</text:p>
          </table:table-cell>
          <table:table-cell office:value-type="string" calcext:value-type="string">
            <text:p>2015-06-03T23:39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nstn</text:p>
          </table:table-cell>
          <table:table-cell office:value-type="string" calcext:value-type="string">
            <text:p>https://github.com/wnstn/roadtripData</text:p>
          </table:table-cell>
          <table:table-cell office:value-type="string" calcext:value-type="string">
            <text:p>https://github.com/wnstn/roadtripData/blob/4bc823dc752a68ea13a599c9a3f7414c9800c494/geojson/leg09Geo.geojson</text:p>
          </table:table-cell>
          <table:table-cell office:value-type="string" calcext:value-type="string">
            <text:p>2015-06-03T23:39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nstn</text:p>
          </table:table-cell>
          <table:table-cell office:value-type="string" calcext:value-type="string">
            <text:p>https://github.com/wnstn/roadtripData</text:p>
          </table:table-cell>
          <table:table-cell office:value-type="string" calcext:value-type="string">
            <text:p>https://github.com/wnstn/roadtripData/blob/4bc823dc752a68ea13a599c9a3f7414c9800c494/geojson/leg10Geo.geojson</text:p>
          </table:table-cell>
          <table:table-cell office:value-type="string" calcext:value-type="string">
            <text:p>2015-06-03T23:39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nstn</text:p>
          </table:table-cell>
          <table:table-cell office:value-type="string" calcext:value-type="string">
            <text:p>https://github.com/wnstn/roadtripData</text:p>
          </table:table-cell>
          <table:table-cell office:value-type="string" calcext:value-type="string">
            <text:p>https://github.com/wnstn/roadtripData/blob/4bc823dc752a68ea13a599c9a3f7414c9800c494/geojson/leg11Geo.geojson</text:p>
          </table:table-cell>
          <table:table-cell office:value-type="string" calcext:value-type="string">
            <text:p>2015-06-03T23:39:2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oodstockinst</text:p>
          </table:table-cell>
          <table:table-cell office:value-type="string" calcext:value-type="string">
            <text:p>https://github.com/woodstockinst/woodstock-maps</text:p>
          </table:table-cell>
          <table:table-cell office:value-type="string" calcext:value-type="string">
            <text:p>https://github.com/woodstockinst/woodstock-maps/blob/4ed826af06484d38a51a2645e026b3f646197373/app/bower_components/mapbox.js/docs/assets/data/example.geojson</text:p>
          </table:table-cell>
          <table:table-cell office:value-type="string" calcext:value-type="string">
            <text:p>2015-06-03T00:15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orldViews</text:p>
          </table:table-cell>
          <table:table-cell office:value-type="string" calcext:value-type="string">
            <text:p>https://github.com/WorldViews/Registry</text:p>
          </table:table-cell>
          <table:table-cell office:value-type="string" calcext:value-type="string">
            <text:p>https://github.com/WorldViews/Registry/blob/4f6767cebeae91c5e4af0894510aa8bbe43255c8/Registry/static/Cesium/1.7.1/Specs/Data/test.geojson</text:p>
          </table:table-cell>
          <table:table-cell office:value-type="string" calcext:value-type="string">
            <text:p>2015-07-18T04:43:5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wvengen</text:p>
          </table:table-cell>
          <table:table-cell office:value-type="string" calcext:value-type="string">
            <text:p>https://github.com/wvengen/lacells</text:p>
          </table:table-cell>
          <table:table-cell office:value-type="string" calcext:value-type="string">
            <text:p>https://github.com/wvengen/lacells/blob/393d648f9f196e100b05e14179601581bac98da5/lacells-countries.geojson</text:p>
          </table:table-cell>
          <table:table-cell office:value-type="string" calcext:value-type="string">
            <text:p>2015-09-02T23:58:0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xavier114fch</text:p>
          </table:table-cell>
          <table:table-cell office:value-type="string" calcext:value-type="string">
            <text:p>https://github.com/xavier114fch/mapbox-test</text:p>
          </table:table-cell>
          <table:table-cell office:value-type="string" calcext:value-type="string">
            <text:p>https://github.com/xavier114fch/mapbox-test/blob/5cb5753bbfc9fa20cf76f7bedbe1d127be0c2823/example-single.geojson</text:p>
          </table:table-cell>
          <table:table-cell office:value-type="string" calcext:value-type="string">
            <text:p>2015-06-01T09:18:40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xguaita</text:p>
          </table:table-cell>
          <table:table-cell office:value-type="string" calcext:value-type="string">
            <text:p>https://github.com/xguaita/mtig-js</text:p>
          </table:table-cell>
          <table:table-cell office:value-type="string" calcext:value-type="string">
            <text:p>https://github.com/xguaita/mtig-js/blob/938ccd956e27f656cdf93bfebe53eaa044e4454c/data/combate-siglo.geojson</text:p>
          </table:table-cell>
          <table:table-cell office:value-type="string" calcext:value-type="string">
            <text:p>2015-06-05T12:15:0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xiyaoli</text:p>
          </table:table-cell>
          <table:table-cell office:value-type="string" calcext:value-type="string">
            <text:p>https://github.com/xiyaoli/visualization-cesium</text:p>
          </table:table-cell>
          <table:table-cell office:value-type="string" calcext:value-type="string">
            <text:p>https://github.com/xiyaoli/visualization-cesium/blob/f2457e050374f46b0d3423a56534ae3a119aab12/Specs/Data/test.geojson</text:p>
          </table:table-cell>
          <table:table-cell office:value-type="string" calcext:value-type="string">
            <text:p>2015-08-25T19:25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xrmx</text:p>
          </table:table-cell>
          <table:table-cell office:value-type="string" calcext:value-type="string">
            <text:p>https://github.com/xrmx/piemontedata</text:p>
          </table:table-cell>
          <table:table-cell office:value-type="string" calcext:value-type="string">
            <text:p>https://github.com/xrmx/piemontedata/blob/96624947c83f9ae3332d554fd98f3485de6e1695/marketplaces.geojson</text:p>
          </table:table-cell>
          <table:table-cell office:value-type="string" calcext:value-type="string">
            <text:p>2015-06-04T17:38:21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xs2maverick</text:p>
          </table:table-cell>
          <table:table-cell office:value-type="string" calcext:value-type="string">
            <text:p>https://github.com/xs2maverick/c44d734</text:p>
          </table:table-cell>
          <table:table-cell office:value-type="string" calcext:value-type="string">
            <text:p>https://github.com/xs2maverick/c44d734/blob/36d820a935cf96e4668a04408edb5a2f2bef7328/sites/all/libraries/mapbox.js2.js/docs/assets/data/example.geojson</text:p>
          </table:table-cell>
          <table:table-cell office:value-type="string" calcext:value-type="string">
            <text:p>2015-06-05T07:25:0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xs2maverick</text:p>
          </table:table-cell>
          <table:table-cell office:value-type="string" calcext:value-type="string">
            <text:p>https://github.com/xs2maverick/c44d734</text:p>
          </table:table-cell>
          <table:table-cell office:value-type="string" calcext:value-type="string">
            <text:p>https://github.com/xs2maverick/c44d734/blob/36d820a935cf96e4668a04408edb5a2f2bef7328/sites/all/libraries/mapbox.js2.js/test/manual/example.geojson</text:p>
          </table:table-cell>
          <table:table-cell office:value-type="string" calcext:value-type="string">
            <text:p>2015-06-05T07:25:0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xs2maverick</text:p>
          </table:table-cell>
          <table:table-cell office:value-type="string" calcext:value-type="string">
            <text:p>https://github.com/xs2maverick/c44d734</text:p>
          </table:table-cell>
          <table:table-cell office:value-type="string" calcext:value-type="string">
            <text:p>https://github.com/xs2maverick/c44d734/blob/36d820a935cf96e4668a04408edb5a2f2bef7328/sites/all/libraries/mapboxGIT/docs/assets/data/example.geojson</text:p>
          </table:table-cell>
          <table:table-cell office:value-type="string" calcext:value-type="string">
            <text:p>2015-06-05T07:25:0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xs2maverick</text:p>
          </table:table-cell>
          <table:table-cell office:value-type="string" calcext:value-type="string">
            <text:p>https://github.com/xs2maverick/c44d734</text:p>
          </table:table-cell>
          <table:table-cell office:value-type="string" calcext:value-type="string">
            <text:p>https://github.com/xs2maverick/c44d734/blob/36d820a935cf96e4668a04408edb5a2f2bef7328/sites/all/libraries/mapboxGIT/test/manual/example.geojson</text:p>
          </table:table-cell>
          <table:table-cell office:value-type="string" calcext:value-type="string">
            <text:p>2015-06-05T07:25:07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yauh</text:p>
          </table:table-cell>
          <table:table-cell office:value-type="string" calcext:value-type="string">
            <text:p>https://github.com/yauh/walkofclaim</text:p>
          </table:table-cell>
          <table:table-cell office:value-type="string" calcext:value-type="string">
            <text:p>https://github.com/yauh/walkofclaim/blob/030e938223c5cdb137f676e78213bc3ecfb9e9f6/app/tests/poly1.geojson</text:p>
          </table:table-cell>
          <table:table-cell office:value-type="string" calcext:value-type="string">
            <text:p>2015-09-02T17:50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yauh</text:p>
          </table:table-cell>
          <table:table-cell office:value-type="string" calcext:value-type="string">
            <text:p>https://github.com/yauh/walkofclaim</text:p>
          </table:table-cell>
          <table:table-cell office:value-type="string" calcext:value-type="string">
            <text:p>https://github.com/yauh/walkofclaim/blob/030e938223c5cdb137f676e78213bc3ecfb9e9f6/app/tests/poly2.geojson</text:p>
          </table:table-cell>
          <table:table-cell office:value-type="string" calcext:value-type="string">
            <text:p>2015-09-02T17:50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yeesian</text:p>
          </table:table-cell>
          <table:table-cell office:value-type="string" calcext:value-type="string">
            <text:p>https://github.com/yeesian/Turf.jl</text:p>
          </table:table-cell>
          <table:table-cell office:value-type="string" calcext:value-type="string">
            <text:p>https://github.com/yeesian/Turf.jl/blob/cba4333e11363eadf2ba80eda3af099e0bdf1ff7/test/geojson/elevation2.geojson</text:p>
          </table:table-cell>
          <table:table-cell office:value-type="string" calcext:value-type="string">
            <text:p>2015-06-04T13:56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yeesian</text:p>
          </table:table-cell>
          <table:table-cell office:value-type="string" calcext:value-type="string">
            <text:p>https://github.com/yeesian/Turf.jl</text:p>
          </table:table-cell>
          <table:table-cell office:value-type="string" calcext:value-type="string">
            <text:p>https://github.com/yeesian/Turf.jl/blob/cba4333e11363eadf2ba80eda3af099e0bdf1ff7/test/geojson/fc.geojson</text:p>
          </table:table-cell>
          <table:table-cell office:value-type="string" calcext:value-type="string">
            <text:p>2015-06-04T13:56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yeesian</text:p>
          </table:table-cell>
          <table:table-cell office:value-type="string" calcext:value-type="string">
            <text:p>https://github.com/yeesian/Turf.jl</text:p>
          </table:table-cell>
          <table:table-cell office:value-type="string" calcext:value-type="string">
            <text:p>https://github.com/yeesian/Turf.jl/blob/cba4333e11363eadf2ba80eda3af099e0bdf1ff7/test/geojson/Point.geojson</text:p>
          </table:table-cell>
          <table:table-cell office:value-type="string" calcext:value-type="string">
            <text:p>2015-06-04T13:56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yeesian</text:p>
          </table:table-cell>
          <table:table-cell office:value-type="string" calcext:value-type="string">
            <text:p>https://github.com/yeesian/Turf.jl</text:p>
          </table:table-cell>
          <table:table-cell office:value-type="string" calcext:value-type="string">
            <text:p>https://github.com/yeesian/Turf.jl/blob/cba4333e11363eadf2ba80eda3af099e0bdf1ff7/test/geojson/tagPoints.geojson</text:p>
          </table:table-cell>
          <table:table-cell office:value-type="string" calcext:value-type="string">
            <text:p>2015-06-04T13:56:0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yiqingj</text:p>
          </table:table-cell>
          <table:table-cell office:value-type="string" calcext:value-type="string">
            <text:p>https://github.com/yiqingj/work</text:p>
          </table:table-cell>
          <table:table-cell office:value-type="string" calcext:value-type="string">
            <text:p>https://github.com/yiqingj/work/blob/8388627720448258cc18be5a9ed842d10e542d3a/tests/data/json/lines.geojson</text:p>
          </table:table-cell>
          <table:table-cell office:value-type="string" calcext:value-type="string">
            <text:p>2015-05-31T18:51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yiqingj</text:p>
          </table:table-cell>
          <table:table-cell office:value-type="string" calcext:value-type="string">
            <text:p>https://github.com/yiqingj/work</text:p>
          </table:table-cell>
          <table:table-cell office:value-type="string" calcext:value-type="string">
            <text:p>https://github.com/yiqingj/work/blob/8388627720448258cc18be5a9ed842d10e542d3a/tests/data/json/null_feature.geojson</text:p>
          </table:table-cell>
          <table:table-cell office:value-type="string" calcext:value-type="string">
            <text:p>2015-05-31T18:51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yiqingj</text:p>
          </table:table-cell>
          <table:table-cell office:value-type="string" calcext:value-type="string">
            <text:p>https://github.com/yiqingj/work</text:p>
          </table:table-cell>
          <table:table-cell office:value-type="string" calcext:value-type="string">
            <text:p>https://github.com/yiqingj/work/blob/8388627720448258cc18be5a9ed842d10e542d3a/tests/data/json/points.geojson</text:p>
          </table:table-cell>
          <table:table-cell office:value-type="string" calcext:value-type="string">
            <text:p>2015-05-31T18:51:2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yiyanggis</text:p>
          </table:table-cell>
          <table:table-cell office:value-type="string" calcext:value-type="string">
            <text:p>https://github.com/yiyanggis/www</text:p>
          </table:table-cell>
          <table:table-cell office:value-type="string" calcext:value-type="string">
            <text:p>https://github.com/yiyanggis/www/blob/722c9dc14766e2797756969aa4099d2562518832/Cesium/Specs/Data/test.geojson</text:p>
          </table:table-cell>
          <table:table-cell office:value-type="string" calcext:value-type="string">
            <text:p>2015-07-16T17:26:5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yoanngern</text:p>
          </table:table-cell>
          <table:table-cell office:value-type="string" calcext:value-type="string">
            <text:p>https://github.com/yoanngern/gospelcenter</text:p>
          </table:table-cell>
          <table:table-cell office:value-type="string" calcext:value-type="string">
            <text:p>https://github.com/yoanngern/gospelcenter/blob/1cb4c348feedc7d8e8848021b3baf450ca0079d5/web/bases_annecy.geojson</text:p>
          </table:table-cell>
          <table:table-cell office:value-type="string" calcext:value-type="string">
            <text:p>2015-08-03T15:46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yoanngern</text:p>
          </table:table-cell>
          <table:table-cell office:value-type="string" calcext:value-type="string">
            <text:p>https://github.com/yoanngern/gospelcenter</text:p>
          </table:table-cell>
          <table:table-cell office:value-type="string" calcext:value-type="string">
            <text:p>https://github.com/yoanngern/gospelcenter/blob/1cb4c348feedc7d8e8848021b3baf450ca0079d5/web/bases_jura.geojson</text:p>
          </table:table-cell>
          <table:table-cell office:value-type="string" calcext:value-type="string">
            <text:p>2015-08-03T15:46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yoanngern</text:p>
          </table:table-cell>
          <table:table-cell office:value-type="string" calcext:value-type="string">
            <text:p>https://github.com/yoanngern/gospelcenter</text:p>
          </table:table-cell>
          <table:table-cell office:value-type="string" calcext:value-type="string">
            <text:p>https://github.com/yoanngern/gospelcenter/blob/1cb4c348feedc7d8e8848021b3baf450ca0079d5/web/bases_lausanne.geojson</text:p>
          </table:table-cell>
          <table:table-cell office:value-type="string" calcext:value-type="string">
            <text:p>2015-08-03T15:46:0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youchan</text:p>
          </table:table-cell>
          <table:table-cell office:value-type="string" calcext:value-type="string">
            <text:p>https://github.com/youchan/samples</text:p>
          </table:table-cell>
          <table:table-cell office:value-type="string" calcext:value-type="string">
            <text:p>https://github.com/youchan/samples/blob/ba1c7da66bfe9edc3a7f643f9643da07b320f3ea/myhome.geojson</text:p>
          </table:table-cell>
          <table:table-cell office:value-type="string" calcext:value-type="string">
            <text:p>2015-05-28T01:51:4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yvonneleow</text:p>
          </table:table-cell>
          <table:table-cell office:value-type="string" calcext:value-type="string">
            <text:p>https://github.com/yvonneleow/yvonneleow.github.io</text:p>
          </table:table-cell>
          <table:table-cell office:value-type="string" calcext:value-type="string">
            <text:p>https://github.com/yvonneleow/yvonneleow.github.io/blob/2c745159fc94182f8b4ec5208530082c86e1330f/locations.geojson</text:p>
          </table:table-cell>
          <table:table-cell office:value-type="string" calcext:value-type="string">
            <text:p>2015-06-01T13:28:14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zenweasel</text:p>
          </table:table-cell>
          <table:table-cell office:value-type="string" calcext:value-type="string">
            <text:p>https://github.com/zenweasel/mapping</text:p>
          </table:table-cell>
          <table:table-cell office:value-type="string" calcext:value-type="string">
            <text:p>https://github.com/zenweasel/mapping/blob/0abfb308725620ef3332af1f8e62646649f29d5f/staticsrc/mapbox/mapbox.js-mb-pages/docs/assets/data/example.geojson</text:p>
          </table:table-cell>
          <table:table-cell office:value-type="string" calcext:value-type="string">
            <text:p>2015-06-02T10:06:3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zenweasel</text:p>
          </table:table-cell>
          <table:table-cell office:value-type="string" calcext:value-type="string">
            <text:p>https://github.com/zenweasel/mapping</text:p>
          </table:table-cell>
          <table:table-cell office:value-type="string" calcext:value-type="string">
            <text:p>https://github.com/zenweasel/mapping/blob/0abfb308725620ef3332af1f8e62646649f29d5f/staticsrc/mapbox/mapbox.js-mb-pages/test/manual/example.geojson</text:p>
          </table:table-cell>
          <table:table-cell office:value-type="string" calcext:value-type="string">
            <text:p>2015-06-02T10:06:39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zer0her0</text:p>
          </table:table-cell>
          <table:table-cell office:value-type="string" calcext:value-type="string">
            <text:p>https://github.com/zer0her0/zer0her0.github.io</text:p>
          </table:table-cell>
          <table:table-cell office:value-type="string" calcext:value-type="string">
            <text:p>https://github.com/zer0her0/zer0her0.github.io/blob/f079f26757e41b6e678577c1069aed9bff0a8a84/new-test/places/places.geojson</text:p>
          </table:table-cell>
          <table:table-cell office:value-type="string" calcext:value-type="string">
            <text:p>2015-05-28T07:24:16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zero-point</text:p>
          </table:table-cell>
          <table:table-cell office:value-type="string" calcext:value-type="string">
            <text:p>https://github.com/zero-point/hackattack</text:p>
          </table:table-cell>
          <table:table-cell office:value-type="string" calcext:value-type="string">
            <text:p>https://github.com/zero-point/hackattack/blob/8ce38891e0dcbb42d3f77e4b73111f52c071140f/traffic.geojson</text:p>
          </table:table-cell>
          <table:table-cell office:value-type="string" calcext:value-type="string">
            <text:p>2015-06-02T07:27:13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zross</text:p>
          </table:table-cell>
          <table:table-cell office:value-type="string" calcext:value-type="string">
            <text:p>https://github.com/zross/wc</text:p>
          </table:table-cell>
          <table:table-cell office:value-type="string" calcext:value-type="string">
            <text:p>https://github.com/zross/wc/blob/a7e9effce248cc18894b13bf02f0f61ee925e401/app/data/countriespt.geojson</text:p>
          </table:table-cell>
          <table:table-cell office:value-type="string" calcext:value-type="string">
            <text:p>2015-06-02T04:38:0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zross</text:p>
          </table:table-cell>
          <table:table-cell office:value-type="string" calcext:value-type="string">
            <text:p>https://github.com/zross/wc</text:p>
          </table:table-cell>
          <table:table-cell office:value-type="string" calcext:value-type="string">
            <text:p>https://github.com/zross/wc/blob/a7e9effce248cc18894b13bf02f0f61ee925e401/app/data/old/countriespt.geojson</text:p>
          </table:table-cell>
          <table:table-cell office:value-type="string" calcext:value-type="string">
            <text:p>2015-06-02T04:38:02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ttps://github.com/zxc1092</text:p>
          </table:table-cell>
          <table:table-cell office:value-type="string" calcext:value-type="string">
            <text:p>https://github.com/zxc1092/Practica1</text:p>
          </table:table-cell>
          <table:table-cell office:value-type="string" calcext:value-type="string">
            <text:p>https://github.com/zxc1092/Practica1/blob/7c12ab43771ca8199335efa29947dbd040714931/Puntos.geojson</text:p>
          </table:table-cell>
          <table:table-cell office:value-type="string" calcext:value-type="string">
            <text:p>2015-06-01T15:17:03Z</text:p>
          </table:table-cell>
          <table:table-cell table:number-columns-repeated="1020"/>
        </table:table-row>
      </table:table>
      <table:table table:name="users" table:style-name="ta1">
        <table:table-column table:style-name="co6" table:default-cell-style-name="ce2"/>
        <table:table-row table:style-name="ro1">
          <table:table-cell table:style-name="ce1"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https://github.com/3DMusicMap</text:p>
          </table:table-cell>
        </table:table-row>
        <table:table-row table:style-name="ro1">
          <table:table-cell office:value-type="string" calcext:value-type="string">
            <text:p>https://github.com/aashish24</text:p>
          </table:table-cell>
        </table:table-row>
        <table:table-row table:style-name="ro1">
          <table:table-cell office:value-type="string" calcext:value-type="string">
            <text:p>https://github.com/abicnair</text:p>
          </table:table-cell>
        </table:table-row>
        <table:table-row table:style-name="ro1">
          <table:table-cell office:value-type="string" calcext:value-type="string">
            <text:p>https://github.com/adamkozuch</text:p>
          </table:table-cell>
        </table:table-row>
        <table:table-row table:style-name="ro1">
          <table:table-cell office:value-type="string" calcext:value-type="string">
            <text:p>https://github.com/adleritech</text:p>
          </table:table-cell>
        </table:table-row>
        <table:table-row table:style-name="ro1">
          <table:table-cell office:value-type="string" calcext:value-type="string">
            <text:p>https://github.com/admoncho</text:p>
          </table:table-cell>
        </table:table-row>
        <table:table-row table:style-name="ro1">
          <table:table-cell office:value-type="string" calcext:value-type="string">
            <text:p>https://github.com/admora09</text:p>
          </table:table-cell>
        </table:table-row>
        <table:table-row table:style-name="ro1">
          <table:table-cell office:value-type="string" calcext:value-type="string">
            <text:p>https://github.com/AdrienVH</text:p>
          </table:table-cell>
        </table:table-row>
        <table:table-row table:style-name="ro1">
          <table:table-cell office:value-type="string" calcext:value-type="string">
            <text:p>https://github.com/adrozdowski</text:p>
          </table:table-cell>
        </table:table-row>
        <table:table-row table:style-name="ro1">
          <table:table-cell office:value-type="string" calcext:value-type="string">
            <text:p>https://github.com/aepton</text:p>
          </table:table-cell>
        </table:table-row>
        <table:table-row table:style-name="ro1">
          <table:table-cell office:value-type="string" calcext:value-type="string">
            <text:p>https://github.com/ahdinosaur</text:p>
          </table:table-cell>
        </table:table-row>
        <table:table-row table:style-name="ro1">
          <table:table-cell office:value-type="string" calcext:value-type="string">
            <text:p>https://github.com/ajah</text:p>
          </table:table-cell>
        </table:table-row>
        <table:table-row table:style-name="ro1">
          <table:table-cell office:value-type="string" calcext:value-type="string">
            <text:p>https://github.com/alatoszewski</text:p>
          </table:table-cell>
        </table:table-row>
        <table:table-row table:style-name="ro1">
          <table:table-cell office:value-type="string" calcext:value-type="string">
            <text:p>https://github.com/alienlebarge</text:p>
          </table:table-cell>
        </table:table-row>
        <table:table-row table:style-name="ro1">
          <table:table-cell office:value-type="string" calcext:value-type="string">
            <text:p>https://github.com/allangm</text:p>
          </table:table-cell>
        </table:table-row>
        <table:table-row table:style-name="ro1">
          <table:table-cell office:value-type="string" calcext:value-type="string">
            <text:p>https://github.com/alrocar</text:p>
          </table:table-cell>
        </table:table-row>
        <table:table-row table:style-name="ro1">
          <table:table-cell office:value-type="string" calcext:value-type="string">
            <text:p>https://github.com/Ambrosys</text:p>
          </table:table-cell>
        </table:table-row>
        <table:table-row table:style-name="ro1">
          <table:table-cell office:value-type="string" calcext:value-type="string">
            <text:p>https://github.com/AnalyticalGraphicsInc</text:p>
          </table:table-cell>
        </table:table-row>
        <table:table-row table:style-name="ro1">
          <table:table-cell office:value-type="string" calcext:value-type="string">
            <text:p>https://github.com/andrewvolokitin</text:p>
          </table:table-cell>
        </table:table-row>
        <table:table-row table:style-name="ro1">
          <table:table-cell office:value-type="string" calcext:value-type="string">
            <text:p>https://github.com/araichev</text:p>
          </table:table-cell>
        </table:table-row>
        <table:table-row table:style-name="ro1">
          <table:table-cell office:value-type="string" calcext:value-type="string">
            <text:p>https://github.com/arbakker</text:p>
          </table:table-cell>
        </table:table-row>
        <table:table-row table:style-name="ro1">
          <table:table-cell office:value-type="string" calcext:value-type="string">
            <text:p>https://github.com/ArcherCraftStore</text:p>
          </table:table-cell>
        </table:table-row>
        <table:table-row table:style-name="ro1">
          <table:table-cell office:value-type="string" calcext:value-type="string">
            <text:p>https://github.com/ArcherSys</text:p>
          </table:table-cell>
        </table:table-row>
        <table:table-row table:style-name="ro1">
          <table:table-cell office:value-type="string" calcext:value-type="string">
            <text:p>https://github.com/ardiscovery</text:p>
          </table:table-cell>
        </table:table-row>
        <table:table-row table:style-name="ro1">
          <table:table-cell office:value-type="string" calcext:value-type="string">
            <text:p>https://github.com/artieeffim</text:p>
          </table:table-cell>
        </table:table-row>
        <table:table-row table:style-name="ro1">
          <table:table-cell office:value-type="string" calcext:value-type="string">
            <text:p>https://github.com/atlregional</text:p>
          </table:table-cell>
        </table:table-row>
        <table:table-row table:style-name="ro1">
          <table:table-cell office:value-type="string" calcext:value-type="string">
            <text:p>https://github.com/auremoser</text:p>
          </table:table-cell>
        </table:table-row>
        <table:table-row table:style-name="ro1">
          <table:table-cell office:value-type="string" calcext:value-type="string">
            <text:p>https://github.com/availabs</text:p>
          </table:table-cell>
        </table:table-row>
        <table:table-row table:style-name="ro1">
          <table:table-cell office:value-type="string" calcext:value-type="string">
            <text:p>https://github.com/awolfe76</text:p>
          </table:table-cell>
        </table:table-row>
        <table:table-row table:style-name="ro1">
          <table:table-cell office:value-type="string" calcext:value-type="string">
            <text:p>https://github.com/baltimoreheritage</text:p>
          </table:table-cell>
        </table:table-row>
        <table:table-row table:style-name="ro1">
          <table:table-cell office:value-type="string" calcext:value-type="string">
            <text:p>https://github.com/bangpound</text:p>
          </table:table-cell>
        </table:table-row>
        <table:table-row table:style-name="ro1">
          <table:table-cell office:value-type="string" calcext:value-type="string">
            <text:p>https://github.com/basic99</text:p>
          </table:table-cell>
        </table:table-row>
        <table:table-row table:style-name="ro1">
          <table:table-cell office:value-type="string" calcext:value-type="string">
            <text:p>https://github.com/bast</text:p>
          </table:table-cell>
        </table:table-row>
        <table:table-row table:style-name="ro1">
          <table:table-cell office:value-type="string" calcext:value-type="string">
            <text:p>https://github.com/beckex</text:p>
          </table:table-cell>
        </table:table-row>
        <table:table-row table:style-name="ro1">
          <table:table-cell office:value-type="string" calcext:value-type="string">
            <text:p>https://github.com/benbalter</text:p>
          </table:table-cell>
        </table:table-row>
        <table:table-row table:style-name="ro1">
          <table:table-cell office:value-type="string" calcext:value-type="string">
            <text:p>https://github.com/benheb</text:p>
          </table:table-cell>
        </table:table-row>
        <table:table-row table:style-name="ro1">
          <table:table-cell office:value-type="string" calcext:value-type="string">
            <text:p>https://github.com/bertspaan</text:p>
          </table:table-cell>
        </table:table-row>
        <table:table-row table:style-name="ro1">
          <table:table-cell office:value-type="string" calcext:value-type="string">
            <text:p>https://github.com/bfoster1</text:p>
          </table:table-cell>
        </table:table-row>
        <table:table-row table:style-name="ro1">
          <table:table-cell office:value-type="string" calcext:value-type="string">
            <text:p>https://github.com/bhell</text:p>
          </table:table-cell>
        </table:table-row>
        <table:table-row table:style-name="ro1">
          <table:table-cell office:value-type="string" calcext:value-type="string">
            <text:p>https://github.com/bikeablebrews</text:p>
          </table:table-cell>
        </table:table-row>
        <table:table-row table:style-name="ro1">
          <table:table-cell office:value-type="string" calcext:value-type="string">
            <text:p>https://github.com/binger999</text:p>
          </table:table-cell>
        </table:table-row>
        <table:table-row table:style-name="ro1">
          <table:table-cell office:value-type="string" calcext:value-type="string">
            <text:p>https://github.com/Bishi</text:p>
          </table:table-cell>
        </table:table-row>
        <table:table-row table:style-name="ro1">
          <table:table-cell office:value-type="string" calcext:value-type="string">
            <text:p>https://github.com/bisury</text:p>
          </table:table-cell>
        </table:table-row>
        <table:table-row table:style-name="ro1">
          <table:table-cell office:value-type="string" calcext:value-type="string">
            <text:p>https://github.com/borndangerous</text:p>
          </table:table-cell>
        </table:table-row>
        <table:table-row table:style-name="ro1">
          <table:table-cell office:value-type="string" calcext:value-type="string">
            <text:p>https://github.com/boundlessgeo</text:p>
          </table:table-cell>
        </table:table-row>
        <table:table-row table:style-name="ro1">
          <table:table-cell office:value-type="string" calcext:value-type="string">
            <text:p>https://github.com/bradbarnett</text:p>
          </table:table-cell>
        </table:table-row>
        <table:table-row table:style-name="ro1">
          <table:table-cell office:value-type="string" calcext:value-type="string">
            <text:p>https://github.com/brendanreardon</text:p>
          </table:table-cell>
        </table:table-row>
        <table:table-row table:style-name="ro1">
          <table:table-cell office:value-type="string" calcext:value-type="string">
            <text:p>https://github.com/browniefed</text:p>
          </table:table-cell>
        </table:table-row>
        <table:table-row table:style-name="ro1">
          <table:table-cell office:value-type="string" calcext:value-type="string">
            <text:p>https://github.com/brulis</text:p>
          </table:table-cell>
        </table:table-row>
        <table:table-row table:style-name="ro1">
          <table:table-cell office:value-type="string" calcext:value-type="string">
            <text:p>https://github.com/budharpey</text:p>
          </table:table-cell>
        </table:table-row>
        <table:table-row table:style-name="ro1">
          <table:table-cell office:value-type="string" calcext:value-type="string">
            <text:p>https://github.com/bwainstock</text:p>
          </table:table-cell>
        </table:table-row>
        <table:table-row table:style-name="ro1">
          <table:table-cell office:value-type="string" calcext:value-type="string">
            <text:p>https://github.com/cadooo</text:p>
          </table:table-cell>
        </table:table-row>
        <table:table-row table:style-name="ro1">
          <table:table-cell office:value-type="string" calcext:value-type="string">
            <text:p>https://github.com/calvinmetcalf</text:p>
          </table:table-cell>
        </table:table-row>
        <table:table-row table:style-name="ro1">
          <table:table-cell office:value-type="string" calcext:value-type="string">
            <text:p>https://github.com/camilleanne</text:p>
          </table:table-cell>
        </table:table-row>
        <table:table-row table:style-name="ro1">
          <table:table-cell office:value-type="string" calcext:value-type="string">
            <text:p>https://github.com/caperrault</text:p>
          </table:table-cell>
        </table:table-row>
        <table:table-row table:style-name="ro1">
          <table:table-cell office:value-type="string" calcext:value-type="string">
            <text:p>https://github.com/carlosjtacon</text:p>
          </table:table-cell>
        </table:table-row>
        <table:table-row table:style-name="ro1">
          <table:table-cell office:value-type="string" calcext:value-type="string">
            <text:p>https://github.com/carmodydr</text:p>
          </table:table-cell>
        </table:table-row>
        <table:table-row table:style-name="ro1">
          <table:table-cell office:value-type="string" calcext:value-type="string">
            <text:p>https://github.com/carolinebuttet</text:p>
          </table:table-cell>
        </table:table-row>
        <table:table-row table:style-name="ro1">
          <table:table-cell office:value-type="string" calcext:value-type="string">
            <text:p>https://github.com/cast42</text:p>
          </table:table-cell>
        </table:table-row>
        <table:table-row table:style-name="ro1">
          <table:table-cell office:value-type="string" calcext:value-type="string">
            <text:p>https://github.com/chai2010</text:p>
          </table:table-cell>
        </table:table-row>
        <table:table-row table:style-name="ro1">
          <table:table-cell office:value-type="string" calcext:value-type="string">
            <text:p>https://github.com/cinkonaap</text:p>
          </table:table-cell>
        </table:table-row>
        <table:table-row table:style-name="ro1">
          <table:table-cell office:value-type="string" calcext:value-type="string">
            <text:p>https://github.com/cityofatlantadummy</text:p>
          </table:table-cell>
        </table:table-row>
        <table:table-row table:style-name="ro1">
          <table:table-cell office:value-type="string" calcext:value-type="string">
            <text:p>https://github.com/climboid</text:p>
          </table:table-cell>
        </table:table-row>
        <table:table-row table:style-name="ro1">
          <table:table-cell office:value-type="string" calcext:value-type="string">
            <text:p>https://github.com/cluhring</text:p>
          </table:table-cell>
        </table:table-row>
        <table:table-row table:style-name="ro1">
          <table:table-cell office:value-type="string" calcext:value-type="string">
            <text:p>https://github.com/cncplyr</text:p>
          </table:table-cell>
        </table:table-row>
        <table:table-row table:style-name="ro1">
          <table:table-cell office:value-type="string" calcext:value-type="string">
            <text:p>https://github.com/codeonwort</text:p>
          </table:table-cell>
        </table:table-row>
        <table:table-row table:style-name="ro1">
          <table:table-cell office:value-type="string" calcext:value-type="string">
            <text:p>https://github.com/colemanm</text:p>
          </table:table-cell>
        </table:table-row>
        <table:table-row table:style-name="ro1">
          <table:table-cell office:value-type="string" calcext:value-type="string">
            <text:p>https://github.com/conormcd</text:p>
          </table:table-cell>
        </table:table-row>
        <table:table-row table:style-name="ro1">
          <table:table-cell office:value-type="string" calcext:value-type="string">
            <text:p>https://github.com/craigds</text:p>
          </table:table-cell>
        </table:table-row>
        <table:table-row table:style-name="ro1">
          <table:table-cell office:value-type="string" calcext:value-type="string">
            <text:p>https://github.com/crondaemon</text:p>
          </table:table-cell>
        </table:table-row>
        <table:table-row table:style-name="ro1">
          <table:table-cell office:value-type="string" calcext:value-type="string">
            <text:p>https://github.com/cronin101</text:p>
          </table:table-cell>
        </table:table-row>
        <table:table-row table:style-name="ro1">
          <table:table-cell office:value-type="string" calcext:value-type="string">
            <text:p>https://github.com/cugos</text:p>
          </table:table-cell>
        </table:table-row>
        <table:table-row table:style-name="ro1">
          <table:table-cell office:value-type="string" calcext:value-type="string">
            <text:p>https://github.com/daseinphil</text:p>
          </table:table-cell>
        </table:table-row>
        <table:table-row table:style-name="ro1">
          <table:table-cell office:value-type="string" calcext:value-type="string">
            <text:p>https://github.com/datadesk</text:p>
          </table:table-cell>
        </table:table-row>
        <table:table-row table:style-name="ro1">
          <table:table-cell office:value-type="string" calcext:value-type="string">
            <text:p>https://github.com/DataGarage</text:p>
          </table:table-cell>
        </table:table-row>
        <table:table-row table:style-name="ro1">
          <table:table-cell office:value-type="string" calcext:value-type="string">
            <text:p>https://github.com/davemetzler</text:p>
          </table:table-cell>
        </table:table-row>
        <table:table-row table:style-name="ro1">
          <table:table-cell office:value-type="string" calcext:value-type="string">
            <text:p>https://github.com/davidpots</text:p>
          </table:table-cell>
        </table:table-row>
        <table:table-row table:style-name="ro1">
          <table:table-cell office:value-type="string" calcext:value-type="string">
            <text:p>https://github.com/dayjournal</text:p>
          </table:table-cell>
        </table:table-row>
        <table:table-row table:style-name="ro1">
          <table:table-cell office:value-type="string" calcext:value-type="string">
            <text:p>https://github.com/dcasciotti</text:p>
          </table:table-cell>
        </table:table-row>
        <table:table-row table:style-name="ro1">
          <table:table-cell office:value-type="string" calcext:value-type="string">
            <text:p>https://github.com/dezede</text:p>
          </table:table-cell>
        </table:table-row>
        <table:table-row table:style-name="ro1">
          <table:table-cell office:value-type="string" calcext:value-type="string">
            <text:p>https://github.com/dfeusse</text:p>
          </table:table-cell>
        </table:table-row>
        <table:table-row table:style-name="ro1">
          <table:table-cell office:value-type="string" calcext:value-type="string">
            <text:p>https://github.com/dimagi</text:p>
          </table:table-cell>
        </table:table-row>
        <table:table-row table:style-name="ro1">
          <table:table-cell office:value-type="string" calcext:value-type="string">
            <text:p>https://github.com/dimitrius-brest</text:p>
          </table:table-cell>
        </table:table-row>
        <table:table-row table:style-name="ro1">
          <table:table-cell office:value-type="string" calcext:value-type="string">
            <text:p>https://github.com/diogok</text:p>
          </table:table-cell>
        </table:table-row>
        <table:table-row table:style-name="ro1">
          <table:table-cell office:value-type="string" calcext:value-type="string">
            <text:p>https://github.com/dmcintire</text:p>
          </table:table-cell>
        </table:table-row>
        <table:table-row table:style-name="ro1">
          <table:table-cell office:value-type="string" calcext:value-type="string">
            <text:p>https://github.com/dmtucker</text:p>
          </table:table-cell>
        </table:table-row>
        <table:table-row table:style-name="ro1">
          <table:table-cell office:value-type="string" calcext:value-type="string">
            <text:p>https://github.com/dreamsxin</text:p>
          </table:table-cell>
        </table:table-row>
        <table:table-row table:style-name="ro1">
          <table:table-cell office:value-type="string" calcext:value-type="string">
            <text:p>https://github.com/dringtech</text:p>
          </table:table-cell>
        </table:table-row>
        <table:table-row table:style-name="ro1">
          <table:table-cell office:value-type="string" calcext:value-type="string">
            <text:p>https://github.com/drwelby</text:p>
          </table:table-cell>
        </table:table-row>
        <table:table-row table:style-name="ro1">
          <table:table-cell office:value-type="string" calcext:value-type="string">
            <text:p>https://github.com/dwr-psandhu</text:p>
          </table:table-cell>
        </table:table-row>
        <table:table-row table:style-name="ro1">
          <table:table-cell office:value-type="string" calcext:value-type="string">
            <text:p>https://github.com/ebrelsford</text:p>
          </table:table-cell>
        </table:table-row>
        <table:table-row table:style-name="ro1">
          <table:table-cell office:value-type="string" calcext:value-type="string">
            <text:p>https://github.com/edkazar</text:p>
          </table:table-cell>
        </table:table-row>
        <table:table-row table:style-name="ro1">
          <table:table-cell office:value-type="string" calcext:value-type="string">
            <text:p>https://github.com/ElaWorkshop</text:p>
          </table:table-cell>
        </table:table-row>
        <table:table-row table:style-name="ro1">
          <table:table-cell office:value-type="string" calcext:value-type="string">
            <text:p>https://github.com/elil</text:p>
          </table:table-cell>
        </table:table-row>
        <table:table-row table:style-name="ro1">
          <table:table-cell office:value-type="string" calcext:value-type="string">
            <text:p>https://github.com/eric906</text:p>
          </table:table-cell>
        </table:table-row>
        <table:table-row table:style-name="ro1">
          <table:table-cell office:value-type="string" calcext:value-type="string">
            <text:p>https://github.com/ericzhangva</text:p>
          </table:table-cell>
        </table:table-row>
        <table:table-row table:style-name="ro1">
          <table:table-cell office:value-type="string" calcext:value-type="string">
            <text:p>https://github.com/esripdx</text:p>
          </table:table-cell>
        </table:table-row>
        <table:table-row table:style-name="ro1">
          <table:table-cell office:value-type="string" calcext:value-type="string">
            <text:p>https://github.com/etiennesky</text:p>
          </table:table-cell>
        </table:table-row>
        <table:table-row table:style-name="ro1">
          <table:table-cell office:value-type="string" calcext:value-type="string">
            <text:p>https://github.com/evaisse</text:p>
          </table:table-cell>
        </table:table-row>
        <table:table-row table:style-name="ro1">
          <table:table-cell office:value-type="string" calcext:value-type="string">
            <text:p>https://github.com/fabkxd</text:p>
          </table:table-cell>
        </table:table-row>
        <table:table-row table:style-name="ro1">
          <table:table-cell office:value-type="string" calcext:value-type="string">
            <text:p>https://github.com/Fedoraman42</text:p>
          </table:table-cell>
        </table:table-row>
        <table:table-row table:style-name="ro1">
          <table:table-cell office:value-type="string" calcext:value-type="string">
            <text:p>https://github.com/fluxsaas</text:p>
          </table:table-cell>
        </table:table-row>
        <table:table-row table:style-name="ro1">
          <table:table-cell office:value-type="string" calcext:value-type="string">
            <text:p>https://github.com/frenchfrywpepper</text:p>
          </table:table-cell>
        </table:table-row>
        <table:table-row table:style-name="ro1">
          <table:table-cell office:value-type="string" calcext:value-type="string">
            <text:p>https://github.com/frewsxcv</text:p>
          </table:table-cell>
        </table:table-row>
        <table:table-row table:style-name="ro1">
          <table:table-cell office:value-type="string" calcext:value-type="string">
            <text:p>https://github.com/frodrigo</text:p>
          </table:table-cell>
        </table:table-row>
        <table:table-row table:style-name="ro1">
          <table:table-cell office:value-type="string" calcext:value-type="string">
            <text:p>https://github.com/GAKUEngine</text:p>
          </table:table-cell>
        </table:table-row>
        <table:table-row table:style-name="ro1">
          <table:table-cell office:value-type="string" calcext:value-type="string">
            <text:p>https://github.com/gccgisteam</text:p>
          </table:table-cell>
        </table:table-row>
        <table:table-row table:style-name="ro1">
          <table:table-cell office:value-type="string" calcext:value-type="string">
            <text:p>https://github.com/geografa</text:p>
          </table:table-cell>
        </table:table-row>
        <table:table-row table:style-name="ro1">
          <table:table-cell office:value-type="string" calcext:value-type="string">
            <text:p>https://github.com/geoinquietoscordoba</text:p>
          </table:table-cell>
        </table:table-row>
        <table:table-row table:style-name="ro1">
          <table:table-cell office:value-type="string" calcext:value-type="string">
            <text:p>https://github.com/geoiq</text:p>
          </table:table-cell>
        </table:table-row>
        <table:table-row table:style-name="ro1">
          <table:table-cell office:value-type="string" calcext:value-type="string">
            <text:p>https://github.com/geojson</text:p>
          </table:table-cell>
        </table:table-row>
        <table:table-row table:style-name="ro1">
          <table:table-cell office:value-type="string" calcext:value-type="string">
            <text:p>https://github.com/geomajor56</text:p>
          </table:table-cell>
        </table:table-row>
        <table:table-row table:style-name="ro1">
          <table:table-cell office:value-type="string" calcext:value-type="string">
            <text:p>https://github.com/george-oakling</text:p>
          </table:table-cell>
        </table:table-row>
        <table:table-row table:style-name="ro1">
          <table:table-cell office:value-type="string" calcext:value-type="string">
            <text:p>https://github.com/george-sattler</text:p>
          </table:table-cell>
        </table:table-row>
        <table:table-row table:style-name="ro1">
          <table:table-cell office:value-type="string" calcext:value-type="string">
            <text:p>https://github.com/GeoSprocket</text:p>
          </table:table-cell>
        </table:table-row>
        <table:table-row table:style-name="ro1">
          <table:table-cell office:value-type="string" calcext:value-type="string">
            <text:p>https://github.com/geowurster</text:p>
          </table:table-cell>
        </table:table-row>
        <table:table-row table:style-name="ro1">
          <table:table-cell office:value-type="string" calcext:value-type="string">
            <text:p>https://github.com/ginimod</text:p>
          </table:table-cell>
        </table:table-row>
        <table:table-row table:style-name="ro1">
          <table:table-cell office:value-type="string" calcext:value-type="string">
            <text:p>https://github.com/gios-asu</text:p>
          </table:table-cell>
        </table:table-row>
        <table:table-row table:style-name="ro1">
          <table:table-cell office:value-type="string" calcext:value-type="string">
            <text:p>https://github.com/gisbill</text:p>
          </table:table-cell>
        </table:table-row>
        <table:table-row table:style-name="ro1">
          <table:table-cell office:value-type="string" calcext:value-type="string">
            <text:p>https://github.com/github</text:p>
          </table:table-cell>
        </table:table-row>
        <table:table-row table:style-name="ro1">
          <table:table-cell office:value-type="string" calcext:value-type="string">
            <text:p>https://github.com/gomosoft</text:p>
          </table:table-cell>
        </table:table-row>
        <table:table-row table:style-name="ro1">
          <table:table-cell office:value-type="string" calcext:value-type="string">
            <text:p>https://github.com/gtfs-collection</text:p>
          </table:table-cell>
        </table:table-row>
        <table:table-row table:style-name="ro1">
          <table:table-cell office:value-type="string" calcext:value-type="string">
            <text:p>https://github.com/guinea-ebov</text:p>
          </table:table-cell>
        </table:table-row>
        <table:table-row table:style-name="ro1">
          <table:table-cell office:value-type="string" calcext:value-type="string">
            <text:p>https://github.com/handygeospatial</text:p>
          </table:table-cell>
        </table:table-row>
        <table:table-row table:style-name="ro1">
          <table:table-cell office:value-type="string" calcext:value-type="string">
            <text:p>https://github.com/harsha2010</text:p>
          </table:table-cell>
        </table:table-row>
        <table:table-row table:style-name="ro1">
          <table:table-cell office:value-type="string" calcext:value-type="string">
            <text:p>https://github.com/HeardLibrary</text:p>
          </table:table-cell>
        </table:table-row>
        <table:table-row table:style-name="ro1">
          <table:table-cell office:value-type="string" calcext:value-type="string">
            <text:p>https://github.com/henio180</text:p>
          </table:table-cell>
        </table:table-row>
        <table:table-row table:style-name="ro1">
          <table:table-cell office:value-type="string" calcext:value-type="string">
            <text:p>https://github.com/hock</text:p>
          </table:table-cell>
        </table:table-row>
        <table:table-row table:style-name="ro1">
          <table:table-cell office:value-type="string" calcext:value-type="string">
            <text:p>https://github.com/hofstra</text:p>
          </table:table-cell>
        </table:table-row>
        <table:table-row table:style-name="ro1">
          <table:table-cell office:value-type="string" calcext:value-type="string">
            <text:p>https://github.com/hotoo</text:p>
          </table:table-cell>
        </table:table-row>
        <table:table-row table:style-name="ro1">
          <table:table-cell office:value-type="string" calcext:value-type="string">
            <text:p>https://github.com/hyd1984</text:p>
          </table:table-cell>
        </table:table-row>
        <table:table-row table:style-name="ro1">
          <table:table-cell office:value-type="string" calcext:value-type="string">
            <text:p>https://github.com/iammai</text:p>
          </table:table-cell>
        </table:table-row>
        <table:table-row table:style-name="ro1">
          <table:table-cell office:value-type="string" calcext:value-type="string">
            <text:p>https://github.com/iannpro</text:p>
          </table:table-cell>
        </table:table-row>
        <table:table-row table:style-name="ro1">
          <table:table-cell office:value-type="string" calcext:value-type="string">
            <text:p>https://github.com/InfiniteCoop</text:p>
          </table:table-cell>
        </table:table-row>
        <table:table-row table:style-name="ro1">
          <table:table-cell office:value-type="string" calcext:value-type="string">
            <text:p>https://github.com/informigis</text:p>
          </table:table-cell>
        </table:table-row>
        <table:table-row table:style-name="ro1">
          <table:table-cell office:value-type="string" calcext:value-type="string">
            <text:p>https://github.com/ioos</text:p>
          </table:table-cell>
        </table:table-row>
        <table:table-row table:style-name="ro1">
          <table:table-cell office:value-type="string" calcext:value-type="string">
            <text:p>https://github.com/IPISResearch</text:p>
          </table:table-cell>
        </table:table-row>
        <table:table-row table:style-name="ro1">
          <table:table-cell office:value-type="string" calcext:value-type="string">
            <text:p>https://github.com/j3nnn1</text:p>
          </table:table-cell>
        </table:table-row>
        <table:table-row table:style-name="ro1">
          <table:table-cell office:value-type="string" calcext:value-type="string">
            <text:p>https://github.com/jaanga</text:p>
          </table:table-cell>
        </table:table-row>
        <table:table-row table:style-name="ro1">
          <table:table-cell office:value-type="string" calcext:value-type="string">
            <text:p>https://github.com/jackielu</text:p>
          </table:table-cell>
        </table:table-row>
        <table:table-row table:style-name="ro1">
          <table:table-cell office:value-type="string" calcext:value-type="string">
            <text:p>https://github.com/jacobmbr</text:p>
          </table:table-cell>
        </table:table-row>
        <table:table-row table:style-name="ro1">
          <table:table-cell office:value-type="string" calcext:value-type="string">
            <text:p>https://github.com/jalbertbowden</text:p>
          </table:table-cell>
        </table:table-row>
        <table:table-row table:style-name="ro1">
          <table:table-cell office:value-type="string" calcext:value-type="string">
            <text:p>https://github.com/jaromero91</text:p>
          </table:table-cell>
        </table:table-row>
        <table:table-row table:style-name="ro1">
          <table:table-cell office:value-type="string" calcext:value-type="string">
            <text:p>https://github.com/jasonhoekstra</text:p>
          </table:table-cell>
        </table:table-row>
        <table:table-row table:style-name="ro1">
          <table:table-cell office:value-type="string" calcext:value-type="string">
            <text:p>https://github.com/javnik36</text:p>
          </table:table-cell>
        </table:table-row>
        <table:table-row table:style-name="ro1">
          <table:table-cell office:value-type="string" calcext:value-type="string">
            <text:p>https://github.com/jenningsanderson</text:p>
          </table:table-cell>
        </table:table-row>
        <table:table-row table:style-name="ro1">
          <table:table-cell office:value-type="string" calcext:value-type="string">
            <text:p>https://github.com/jieter</text:p>
          </table:table-cell>
        </table:table-row>
        <table:table-row table:style-name="ro1">
          <table:table-cell office:value-type="string" calcext:value-type="string">
            <text:p>https://github.com/jimmyhillis</text:p>
          </table:table-cell>
        </table:table-row>
        <table:table-row table:style-name="ro1">
          <table:table-cell office:value-type="string" calcext:value-type="string">
            <text:p>https://github.com/jiyee</text:p>
          </table:table-cell>
        </table:table-row>
        <table:table-row table:style-name="ro1">
          <table:table-cell office:value-type="string" calcext:value-type="string">
            <text:p>https://github.com/jnowicki</text:p>
          </table:table-cell>
        </table:table-row>
        <table:table-row table:style-name="ro1">
          <table:table-cell office:value-type="string" calcext:value-type="string">
            <text:p>https://github.com/JoakimBrannstrom</text:p>
          </table:table-cell>
        </table:table-row>
        <table:table-row table:style-name="ro1">
          <table:table-cell office:value-type="string" calcext:value-type="string">
            <text:p>https://github.com/Joe-xXx</text:p>
          </table:table-cell>
        </table:table-row>
        <table:table-row table:style-name="ro1">
          <table:table-cell office:value-type="string" calcext:value-type="string">
            <text:p>https://github.com/joebrew</text:p>
          </table:table-cell>
        </table:table-row>
        <table:table-row table:style-name="ro1">
          <table:table-cell office:value-type="string" calcext:value-type="string">
            <text:p>https://github.com/jonahadkins</text:p>
          </table:table-cell>
        </table:table-row>
        <table:table-row table:style-name="ro1">
          <table:table-cell office:value-type="string" calcext:value-type="string">
            <text:p>https://github.com/jonasmalacofilho</text:p>
          </table:table-cell>
        </table:table-row>
        <table:table-row table:style-name="ro1">
          <table:table-cell office:value-type="string" calcext:value-type="string">
            <text:p>https://github.com/josacord92</text:p>
          </table:table-cell>
        </table:table-row>
        <table:table-row table:style-name="ro1">
          <table:table-cell office:value-type="string" calcext:value-type="string">
            <text:p>https://github.com/jprivacoba</text:p>
          </table:table-cell>
        </table:table-row>
        <table:table-row table:style-name="ro1">
          <table:table-cell office:value-type="string" calcext:value-type="string">
            <text:p>https://github.com/jsalata</text:p>
          </table:table-cell>
        </table:table-row>
        <table:table-row table:style-name="ro1">
          <table:table-cell office:value-type="string" calcext:value-type="string">
            <text:p>https://github.com/jseppi</text:p>
          </table:table-cell>
        </table:table-row>
        <table:table-row table:style-name="ro1">
          <table:table-cell office:value-type="string" calcext:value-type="string">
            <text:p>https://github.com/juanrebolledog</text:p>
          </table:table-cell>
        </table:table-row>
        <table:table-row table:style-name="ro1">
          <table:table-cell office:value-type="string" calcext:value-type="string">
            <text:p>https://github.com/jungledre</text:p>
          </table:table-cell>
        </table:table-row>
        <table:table-row table:style-name="ro1">
          <table:table-cell office:value-type="string" calcext:value-type="string">
            <text:p>https://github.com/kahkhang</text:p>
          </table:table-cell>
        </table:table-row>
        <table:table-row table:style-name="ro1">
          <table:table-cell office:value-type="string" calcext:value-type="string">
            <text:p>https://github.com/kaltera</text:p>
          </table:table-cell>
        </table:table-row>
        <table:table-row table:style-name="ro1">
          <table:table-cell office:value-type="string" calcext:value-type="string">
            <text:p>https://github.com/KamataRyo</text:p>
          </table:table-cell>
        </table:table-row>
        <table:table-row table:style-name="ro1">
          <table:table-cell office:value-type="string" calcext:value-type="string">
            <text:p>https://github.com/kartverket</text:p>
          </table:table-cell>
        </table:table-row>
        <table:table-row table:style-name="ro1">
          <table:table-cell office:value-type="string" calcext:value-type="string">
            <text:p>https://github.com/KatiRG</text:p>
          </table:table-cell>
        </table:table-row>
        <table:table-row table:style-name="ro1">
          <table:table-cell office:value-type="string" calcext:value-type="string">
            <text:p>https://github.com/kbsali-data</text:p>
          </table:table-cell>
        </table:table-row>
        <table:table-row table:style-name="ro1">
          <table:table-cell office:value-type="string" calcext:value-type="string">
            <text:p>https://github.com/kbubnicki</text:p>
          </table:table-cell>
        </table:table-row>
        <table:table-row table:style-name="ro1">
          <table:table-cell office:value-type="string" calcext:value-type="string">
            <text:p>https://github.com/kcprashanth</text:p>
          </table:table-cell>
        </table:table-row>
        <table:table-row table:style-name="ro1">
          <table:table-cell office:value-type="string" calcext:value-type="string">
            <text:p>https://github.com/kenef</text:p>
          </table:table-cell>
        </table:table-row>
        <table:table-row table:style-name="ro1">
          <table:table-cell office:value-type="string" calcext:value-type="string">
            <text:p>https://github.com/keum</text:p>
          </table:table-cell>
        </table:table-row>
        <table:table-row table:style-name="ro1">
          <table:table-cell office:value-type="string" calcext:value-type="string">
            <text:p>https://github.com/KeyMaker13</text:p>
          </table:table-cell>
        </table:table-row>
        <table:table-row table:style-name="ro1">
          <table:table-cell office:value-type="string" calcext:value-type="string">
            <text:p>https://github.com/kgryte</text:p>
          </table:table-cell>
        </table:table-row>
        <table:table-row table:style-name="ro1">
          <table:table-cell office:value-type="string" calcext:value-type="string">
            <text:p>https://github.com/kh3rxu5</text:p>
          </table:table-cell>
        </table:table-row>
        <table:table-row table:style-name="ro1">
          <table:table-cell office:value-type="string" calcext:value-type="string">
            <text:p>https://github.com/khinz</text:p>
          </table:table-cell>
        </table:table-row>
        <table:table-row table:style-name="ro1">
          <table:table-cell office:value-type="string" calcext:value-type="string">
            <text:p>https://github.com/kingye</text:p>
          </table:table-cell>
        </table:table-row>
        <table:table-row table:style-name="ro1">
          <table:table-cell office:value-type="string" calcext:value-type="string">
            <text:p>https://github.com/kiranp11</text:p>
          </table:table-cell>
        </table:table-row>
        <table:table-row table:style-name="ro1">
          <table:table-cell office:value-type="string" calcext:value-type="string">
            <text:p>https://github.com/kknaveenkumar</text:p>
          </table:table-cell>
        </table:table-row>
        <table:table-row table:style-name="ro1">
          <table:table-cell office:value-type="string" calcext:value-type="string">
            <text:p>https://github.com/klatoszewski</text:p>
          </table:table-cell>
        </table:table-row>
        <table:table-row table:style-name="ro1">
          <table:table-cell office:value-type="string" calcext:value-type="string">
            <text:p>https://github.com/koansys</text:p>
          </table:table-cell>
        </table:table-row>
        <table:table-row table:style-name="ro1">
          <table:table-cell office:value-type="string" calcext:value-type="string">
            <text:p>https://github.com/KoelnAPI</text:p>
          </table:table-cell>
        </table:table-row>
        <table:table-row table:style-name="ro1">
          <table:table-cell office:value-type="string" calcext:value-type="string">
            <text:p>https://github.com/kolszer</text:p>
          </table:table-cell>
        </table:table-row>
        <table:table-row table:style-name="ro1">
          <table:table-cell office:value-type="string" calcext:value-type="string">
            <text:p>https://github.com/kousu</text:p>
          </table:table-cell>
        </table:table-row>
        <table:table-row table:style-name="ro1">
          <table:table-cell office:value-type="string" calcext:value-type="string">
            <text:p>https://github.com/kpennell</text:p>
          </table:table-cell>
        </table:table-row>
        <table:table-row table:style-name="ro1">
          <table:table-cell office:value-type="string" calcext:value-type="string">
            <text:p>https://github.com/kring-browserswarm</text:p>
          </table:table-cell>
        </table:table-row>
        <table:table-row table:style-name="ro1">
          <table:table-cell office:value-type="string" calcext:value-type="string">
            <text:p>https://github.com/kristjanjansen</text:p>
          </table:table-cell>
        </table:table-row>
        <table:table-row table:style-name="ro1">
          <table:table-cell office:value-type="string" calcext:value-type="string">
            <text:p>https://github.com/kscanne</text:p>
          </table:table-cell>
        </table:table-row>
        <table:table-row table:style-name="ro1">
          <table:table-cell office:value-type="string" calcext:value-type="string">
            <text:p>https://github.com/kurohune538</text:p>
          </table:table-cell>
        </table:table-row>
        <table:table-row table:style-name="ro1">
          <table:table-cell office:value-type="string" calcext:value-type="string">
            <text:p>https://github.com/kwoxer</text:p>
          </table:table-cell>
        </table:table-row>
        <table:table-row table:style-name="ro1">
          <table:table-cell office:value-type="string" calcext:value-type="string">
            <text:p>https://github.com/kyspy</text:p>
          </table:table-cell>
        </table:table-row>
        <table:table-row table:style-name="ro1">
          <table:table-cell office:value-type="string" calcext:value-type="string">
            <text:p>https://github.com/largelymfs</text:p>
          </table:table-cell>
        </table:table-row>
        <table:table-row table:style-name="ro1">
          <table:table-cell office:value-type="string" calcext:value-type="string">
            <text:p>https://github.com/larsbutler</text:p>
          </table:table-cell>
        </table:table-row>
        <table:table-row table:style-name="ro1">
          <table:table-cell office:value-type="string" calcext:value-type="string">
            <text:p>https://github.com/larskotthoff</text:p>
          </table:table-cell>
        </table:table-row>
        <table:table-row table:style-name="ro1">
          <table:table-cell office:value-type="string" calcext:value-type="string">
            <text:p>https://github.com/lekiert</text:p>
          </table:table-cell>
        </table:table-row>
        <table:table-row table:style-name="ro1">
          <table:table-cell office:value-type="string" calcext:value-type="string">
            <text:p>https://github.com/lelandlee</text:p>
          </table:table-cell>
        </table:table-row>
        <table:table-row table:style-name="ro1">
          <table:table-cell office:value-type="string" calcext:value-type="string">
            <text:p>https://github.com/licyeus</text:p>
          </table:table-cell>
        </table:table-row>
        <table:table-row table:style-name="ro1">
          <table:table-cell office:value-type="string" calcext:value-type="string">
            <text:p>https://github.com/linster</text:p>
          </table:table-cell>
        </table:table-row>
        <table:table-row table:style-name="ro1">
          <table:table-cell office:value-type="string" calcext:value-type="string">
            <text:p>https://github.com/LluisRamon</text:p>
          </table:table-cell>
        </table:table-row>
        <table:table-row table:style-name="ro1">
          <table:table-cell office:value-type="string" calcext:value-type="string">
            <text:p>https://github.com/losequeira</text:p>
          </table:table-cell>
        </table:table-row>
        <table:table-row table:style-name="ro1">
          <table:table-cell office:value-type="string" calcext:value-type="string">
            <text:p>https://github.com/lucasgp</text:p>
          </table:table-cell>
        </table:table-row>
        <table:table-row table:style-name="ro1">
          <table:table-cell office:value-type="string" calcext:value-type="string">
            <text:p>https://github.com/lukasz978</text:p>
          </table:table-cell>
        </table:table-row>
        <table:table-row table:style-name="ro1">
          <table:table-cell office:value-type="string" calcext:value-type="string">
            <text:p>https://github.com/maackle</text:p>
          </table:table-cell>
        </table:table-row>
        <table:table-row table:style-name="ro1">
          <table:table-cell office:value-type="string" calcext:value-type="string">
            <text:p>https://github.com/Madzia</text:p>
          </table:table-cell>
        </table:table-row>
        <table:table-row table:style-name="ro1">
          <table:table-cell office:value-type="string" calcext:value-type="string">
            <text:p>https://github.com/majdal</text:p>
          </table:table-cell>
        </table:table-row>
        <table:table-row table:style-name="ro1">
          <table:table-cell office:value-type="string" calcext:value-type="string">
            <text:p>https://github.com/makinacorpus</text:p>
          </table:table-cell>
        </table:table-row>
        <table:table-row table:style-name="ro1">
          <table:table-cell office:value-type="string" calcext:value-type="string">
            <text:p>https://github.com/malavika94</text:p>
          </table:table-cell>
        </table:table-row>
        <table:table-row table:style-name="ro1">
          <table:table-cell office:value-type="string" calcext:value-type="string">
            <text:p>https://github.com/mandoode</text:p>
          </table:table-cell>
        </table:table-row>
        <table:table-row table:style-name="ro1">
          <table:table-cell office:value-type="string" calcext:value-type="string">
            <text:p>https://github.com/mapbox</text:p>
          </table:table-cell>
        </table:table-row>
        <table:table-row table:style-name="ro1">
          <table:table-cell office:value-type="string" calcext:value-type="string">
            <text:p>https://github.com/mapmeld</text:p>
          </table:table-cell>
        </table:table-row>
        <table:table-row table:style-name="ro1">
          <table:table-cell office:value-type="string" calcext:value-type="string">
            <text:p>https://github.com/mapnik</text:p>
          </table:table-cell>
        </table:table-row>
        <table:table-row table:style-name="ro1">
          <table:table-cell office:value-type="string" calcext:value-type="string">
            <text:p>https://github.com/mapsam</text:p>
          </table:table-cell>
        </table:table-row>
        <table:table-row table:style-name="ro1">
          <table:table-cell office:value-type="string" calcext:value-type="string">
            <text:p>https://github.com/maptimeLA</text:p>
          </table:table-cell>
        </table:table-row>
        <table:table-row table:style-name="ro1">
          <table:table-cell office:value-type="string" calcext:value-type="string">
            <text:p>https://github.com/maptimemsp</text:p>
          </table:table-cell>
        </table:table-row>
        <table:table-row table:style-name="ro1">
          <table:table-cell office:value-type="string" calcext:value-type="string">
            <text:p>https://github.com/MaptimeSEA</text:p>
          </table:table-cell>
        </table:table-row>
        <table:table-row table:style-name="ro1">
          <table:table-cell office:value-type="string" calcext:value-type="string">
            <text:p>https://github.com/mapzen</text:p>
          </table:table-cell>
        </table:table-row>
        <table:table-row table:style-name="ro1">
          <table:table-cell office:value-type="string" calcext:value-type="string">
            <text:p>https://github.com/marianosimone</text:p>
          </table:table-cell>
        </table:table-row>
        <table:table-row table:style-name="ro1">
          <table:table-cell office:value-type="string" calcext:value-type="string">
            <text:p>https://github.com/mattmakesmaps</text:p>
          </table:table-cell>
        </table:table-row>
        <table:table-row table:style-name="ro1">
          <table:table-cell office:value-type="string" calcext:value-type="string">
            <text:p>https://github.com/mattseymour</text:p>
          </table:table-cell>
        </table:table-row>
        <table:table-row table:style-name="ro1">
          <table:table-cell office:value-type="string" calcext:value-type="string">
            <text:p>https://github.com/mattt</text:p>
          </table:table-cell>
        </table:table-row>
        <table:table-row table:style-name="ro1">
          <table:table-cell office:value-type="string" calcext:value-type="string">
            <text:p>https://github.com/mcarlile</text:p>
          </table:table-cell>
        </table:table-row>
        <table:table-row table:style-name="ro1">
          <table:table-cell office:value-type="string" calcext:value-type="string">
            <text:p>https://github.com/meltaweel</text:p>
          </table:table-cell>
        </table:table-row>
        <table:table-row table:style-name="ro1">
          <table:table-cell office:value-type="string" calcext:value-type="string">
            <text:p>https://github.com/merripho</text:p>
          </table:table-cell>
        </table:table-row>
        <table:table-row table:style-name="ro1">
          <table:table-cell office:value-type="string" calcext:value-type="string">
            <text:p>https://github.com/milesgrimshaw</text:p>
          </table:table-cell>
        </table:table-row>
        <table:table-row table:style-name="ro1">
          <table:table-cell office:value-type="string" calcext:value-type="string">
            <text:p>https://github.com/MimiOnuoha</text:p>
          </table:table-cell>
        </table:table-row>
        <table:table-row table:style-name="ro1">
          <table:table-cell office:value-type="string" calcext:value-type="string">
            <text:p>https://github.com/mlayman09</text:p>
          </table:table-cell>
        </table:table-row>
        <table:table-row table:style-name="ro1">
          <table:table-cell office:value-type="string" calcext:value-type="string">
            <text:p>https://github.com/momosolo</text:p>
          </table:table-cell>
        </table:table-row>
        <table:table-row table:style-name="ro1">
          <table:table-cell office:value-type="string" calcext:value-type="string">
            <text:p>https://github.com/moneymanagerex</text:p>
          </table:table-cell>
        </table:table-row>
        <table:table-row table:style-name="ro1">
          <table:table-cell office:value-type="string" calcext:value-type="string">
            <text:p>https://github.com/monolabor</text:p>
          </table:table-cell>
        </table:table-row>
        <table:table-row table:style-name="ro1">
          <table:table-cell office:value-type="string" calcext:value-type="string">
            <text:p>https://github.com/morganherlocker</text:p>
          </table:table-cell>
        </table:table-row>
        <table:table-row table:style-name="ro1">
          <table:table-cell office:value-type="string" calcext:value-type="string">
            <text:p>https://github.com/mossowski</text:p>
          </table:table-cell>
        </table:table-row>
        <table:table-row table:style-name="ro1">
          <table:table-cell office:value-type="string" calcext:value-type="string">
            <text:p>https://github.com/Mr-5</text:p>
          </table:table-cell>
        </table:table-row>
        <table:table-row table:style-name="ro1">
          <table:table-cell office:value-type="string" calcext:value-type="string">
            <text:p>https://github.com/mr-bobz</text:p>
          </table:table-cell>
        </table:table-row>
        <table:table-row table:style-name="ro1">
          <table:table-cell office:value-type="string" calcext:value-type="string">
            <text:p>https://github.com/mrmanc</text:p>
          </table:table-cell>
        </table:table-row>
        <table:table-row table:style-name="ro1">
          <table:table-cell office:value-type="string" calcext:value-type="string">
            <text:p>https://github.com/mycrazydog</text:p>
          </table:table-cell>
        </table:table-row>
        <table:table-row table:style-name="ro1">
          <table:table-cell office:value-type="string" calcext:value-type="string">
            <text:p>https://github.com/Narcotic</text:p>
          </table:table-cell>
        </table:table-row>
        <table:table-row table:style-name="ro1">
          <table:table-cell office:value-type="string" calcext:value-type="string">
            <text:p>https://github.com/Nashev</text:p>
          </table:table-cell>
        </table:table-row>
        <table:table-row table:style-name="ro1">
          <table:table-cell office:value-type="string" calcext:value-type="string">
            <text:p>https://github.com/NaTs04</text:p>
          </table:table-cell>
        </table:table-row>
        <table:table-row table:style-name="ro1">
          <table:table-cell office:value-type="string" calcext:value-type="string">
            <text:p>https://github.com/nerox</text:p>
          </table:table-cell>
        </table:table-row>
        <table:table-row table:style-name="ro1">
          <table:table-cell office:value-type="string" calcext:value-type="string">
            <text:p>https://github.com/nikolcev</text:p>
          </table:table-cell>
        </table:table-row>
        <table:table-row table:style-name="ro1">
          <table:table-cell office:value-type="string" calcext:value-type="string">
            <text:p>https://github.com/nls-oskari</text:p>
          </table:table-cell>
        </table:table-row>
        <table:table-row table:style-name="ro1">
          <table:table-cell office:value-type="string" calcext:value-type="string">
            <text:p>https://github.com/Norkart</text:p>
          </table:table-cell>
        </table:table-row>
        <table:table-row table:style-name="ro1">
          <table:table-cell office:value-type="string" calcext:value-type="string">
            <text:p>https://github.com/npcasler</text:p>
          </table:table-cell>
        </table:table-row>
        <table:table-row table:style-name="ro1">
          <table:table-cell office:value-type="string" calcext:value-type="string">
            <text:p>https://github.com/nrkkrm</text:p>
          </table:table-cell>
        </table:table-row>
        <table:table-row table:style-name="ro1">
          <table:table-cell office:value-type="string" calcext:value-type="string">
            <text:p>https://github.com/odoe</text:p>
          </table:table-cell>
        </table:table-row>
        <table:table-row table:style-name="ro1">
          <table:table-cell office:value-type="string" calcext:value-type="string">
            <text:p>https://github.com/offenesdresden</text:p>
          </table:table-cell>
        </table:table-row>
        <table:table-row table:style-name="ro1">
          <table:table-cell office:value-type="string" calcext:value-type="string">
            <text:p>https://github.com/olest</text:p>
          </table:table-cell>
        </table:table-row>
        <table:table-row table:style-name="ro1">
          <table:table-cell office:value-type="string" calcext:value-type="string">
            <text:p>https://github.com/omniscale</text:p>
          </table:table-cell>
        </table:table-row>
        <table:table-row table:style-name="ro1">
          <table:table-cell office:value-type="string" calcext:value-type="string">
            <text:p>https://github.com/open-city</text:p>
          </table:table-cell>
        </table:table-row>
        <table:table-row table:style-name="ro1">
          <table:table-cell office:value-type="string" calcext:value-type="string">
            <text:p>https://github.com/OpenBankProject</text:p>
          </table:table-cell>
        </table:table-row>
        <table:table-row table:style-name="ro1">
          <table:table-cell office:value-type="string" calcext:value-type="string">
            <text:p>https://github.com/openplacedatabase</text:p>
          </table:table-cell>
        </table:table-row>
        <table:table-row table:style-name="ro1">
          <table:table-cell office:value-type="string" calcext:value-type="string">
            <text:p>https://github.com/OSGeo</text:p>
          </table:table-cell>
        </table:table-row>
        <table:table-row table:style-name="ro1">
          <table:table-cell office:value-type="string" calcext:value-type="string">
            <text:p>https://github.com/OSMBuildings</text:p>
          </table:table-cell>
        </table:table-row>
        <table:table-row table:style-name="ro1">
          <table:table-cell office:value-type="string" calcext:value-type="string">
            <text:p>https://github.com/pathawks</text:p>
          </table:table-cell>
        </table:table-row>
        <table:table-row table:style-name="ro1">
          <table:table-cell office:value-type="string" calcext:value-type="string">
            <text:p>https://github.com/paulErdos</text:p>
          </table:table-cell>
        </table:table-row>
        <table:table-row table:style-name="ro1">
          <table:table-cell office:value-type="string" calcext:value-type="string">
            <text:p>https://github.com/personlin</text:p>
          </table:table-cell>
        </table:table-row>
        <table:table-row table:style-name="ro1">
          <table:table-cell office:value-type="string" calcext:value-type="string">
            <text:p>https://github.com/petrushy</text:p>
          </table:table-cell>
        </table:table-row>
        <table:table-row table:style-name="ro1">
          <table:table-cell office:value-type="string" calcext:value-type="string">
            <text:p>https://github.com/pierrebonbon</text:p>
          </table:table-cell>
        </table:table-row>
        <table:table-row table:style-name="ro1">
          <table:table-cell office:value-type="string" calcext:value-type="string">
            <text:p>https://github.com/pietrakkk</text:p>
          </table:table-cell>
        </table:table-row>
        <table:table-row table:style-name="ro1">
          <table:table-cell office:value-type="string" calcext:value-type="string">
            <text:p>https://github.com/Pinesy</text:p>
          </table:table-cell>
        </table:table-row>
        <table:table-row table:style-name="ro1">
          <table:table-cell office:value-type="string" calcext:value-type="string">
            <text:p>https://github.com/PiotrCzapla</text:p>
          </table:table-cell>
        </table:table-row>
        <table:table-row table:style-name="ro1">
          <table:table-cell office:value-type="string" calcext:value-type="string">
            <text:p>https://github.com/pjhooker</text:p>
          </table:table-cell>
        </table:table-row>
        <table:table-row table:style-name="ro1">
          <table:table-cell office:value-type="string" calcext:value-type="string">
            <text:p>https://github.com/pkulas</text:p>
          </table:table-cell>
        </table:table-row>
        <table:table-row table:style-name="ro1">
          <table:table-cell office:value-type="string" calcext:value-type="string">
            <text:p>https://github.com/poetic</text:p>
          </table:table-cell>
        </table:table-row>
        <table:table-row table:style-name="ro1">
          <table:table-cell office:value-type="string" calcext:value-type="string">
            <text:p>https://github.com/postgresqlfr</text:p>
          </table:table-cell>
        </table:table-row>
        <table:table-row table:style-name="ro1">
          <table:table-cell office:value-type="string" calcext:value-type="string">
            <text:p>https://github.com/Potimart</text:p>
          </table:table-cell>
        </table:table-row>
        <table:table-row table:style-name="ro1">
          <table:table-cell office:value-type="string" calcext:value-type="string">
            <text:p>https://github.com/PracticeMinder</text:p>
          </table:table-cell>
        </table:table-row>
        <table:table-row table:style-name="ro1">
          <table:table-cell office:value-type="string" calcext:value-type="string">
            <text:p>https://github.com/procrastinatio</text:p>
          </table:table-cell>
        </table:table-row>
        <table:table-row table:style-name="ro1">
          <table:table-cell office:value-type="string" calcext:value-type="string">
            <text:p>https://github.com/procterw</text:p>
          </table:table-cell>
        </table:table-row>
        <table:table-row table:style-name="ro1">
          <table:table-cell office:value-type="string" calcext:value-type="string">
            <text:p>https://github.com/ProjectSidewalk</text:p>
          </table:table-cell>
        </table:table-row>
        <table:table-row table:style-name="ro1">
          <table:table-cell office:value-type="string" calcext:value-type="string">
            <text:p>https://github.com/psynowczyk</text:p>
          </table:table-cell>
        </table:table-row>
        <table:table-row table:style-name="ro1">
          <table:table-cell office:value-type="string" calcext:value-type="string">
            <text:p>https://github.com/PublicaMundi</text:p>
          </table:table-cell>
        </table:table-row>
        <table:table-row table:style-name="ro1">
          <table:table-cell office:value-type="string" calcext:value-type="string">
            <text:p>https://github.com/PythonicNinja</text:p>
          </table:table-cell>
        </table:table-row>
        <table:table-row table:style-name="ro1">
          <table:table-cell office:value-type="string" calcext:value-type="string">
            <text:p>https://github.com/qgis</text:p>
          </table:table-cell>
        </table:table-row>
        <table:table-row table:style-name="ro1">
          <table:table-cell office:value-type="string" calcext:value-type="string">
            <text:p>https://github.com/rclark</text:p>
          </table:table-cell>
        </table:table-row>
        <table:table-row table:style-name="ro1">
          <table:table-cell office:value-type="string" calcext:value-type="string">
            <text:p>https://github.com/rdmpage</text:p>
          </table:table-cell>
        </table:table-row>
        <table:table-row table:style-name="ro1">
          <table:table-cell office:value-type="string" calcext:value-type="string">
            <text:p>https://github.com/rezn8d</text:p>
          </table:table-cell>
        </table:table-row>
        <table:table-row table:style-name="ro1">
          <table:table-cell office:value-type="string" calcext:value-type="string">
            <text:p>https://github.com/rjruss</text:p>
          </table:table-cell>
        </table:table-row>
        <table:table-row table:style-name="ro1">
          <table:table-cell office:value-type="string" calcext:value-type="string">
            <text:p>https://github.com/RobTranquillo</text:p>
          </table:table-cell>
        </table:table-row>
        <table:table-row table:style-name="ro1">
          <table:table-cell office:value-type="string" calcext:value-type="string">
            <text:p>https://github.com/rodowi</text:p>
          </table:table-cell>
        </table:table-row>
        <table:table-row table:style-name="ro1">
          <table:table-cell office:value-type="string" calcext:value-type="string">
            <text:p>https://github.com/rouault</text:p>
          </table:table-cell>
        </table:table-row>
        <table:table-row table:style-name="ro1">
          <table:table-cell office:value-type="string" calcext:value-type="string">
            <text:p>https://github.com/rshk</text:p>
          </table:table-cell>
        </table:table-row>
        <table:table-row table:style-name="ro1">
          <table:table-cell office:value-type="string" calcext:value-type="string">
            <text:p>https://github.com/Ruagof</text:p>
          </table:table-cell>
        </table:table-row>
        <table:table-row table:style-name="ro1">
          <table:table-cell office:value-type="string" calcext:value-type="string">
            <text:p>https://github.com/rurseekatze</text:p>
          </table:table-cell>
        </table:table-row>
        <table:table-row table:style-name="ro1">
          <table:table-cell office:value-type="string" calcext:value-type="string">
            <text:p>https://github.com/ryanfb</text:p>
          </table:table-cell>
        </table:table-row>
        <table:table-row table:style-name="ro1">
          <table:table-cell office:value-type="string" calcext:value-type="string">
            <text:p>https://github.com/sabas</text:p>
          </table:table-cell>
        </table:table-row>
        <table:table-row table:style-name="ro1">
          <table:table-cell office:value-type="string" calcext:value-type="string">
            <text:p>https://github.com/samalone</text:p>
          </table:table-cell>
        </table:table-row>
        <table:table-row table:style-name="ro1">
          <table:table-cell office:value-type="string" calcext:value-type="string">
            <text:p>https://github.com/saveveltri</text:p>
          </table:table-cell>
        </table:table-row>
        <table:table-row table:style-name="ro1">
          <table:table-cell office:value-type="string" calcext:value-type="string">
            <text:p>https://github.com/saynis</text:p>
          </table:table-cell>
        </table:table-row>
        <table:table-row table:style-name="ro1">
          <table:table-cell office:value-type="string" calcext:value-type="string">
            <text:p>https://github.com/sbma44</text:p>
          </table:table-cell>
        </table:table-row>
        <table:table-row table:style-name="ro1">
          <table:table-cell office:value-type="string" calcext:value-type="string">
            <text:p>https://github.com/schlomm</text:p>
          </table:table-cell>
        </table:table-row>
        <table:table-row table:style-name="ro1">
          <table:table-cell office:value-type="string" calcext:value-type="string">
            <text:p>https://github.com/sckott</text:p>
          </table:table-cell>
        </table:table-row>
        <table:table-row table:style-name="ro1">
          <table:table-cell office:value-type="string" calcext:value-type="string">
            <text:p>https://github.com/sebaestel</text:p>
          </table:table-cell>
        </table:table-row>
        <table:table-row table:style-name="ro1">
          <table:table-cell office:value-type="string" calcext:value-type="string">
            <text:p>https://github.com/sergioalberto</text:p>
          </table:table-cell>
        </table:table-row>
        <table:table-row table:style-name="ro1">
          <table:table-cell office:value-type="string" calcext:value-type="string">
            <text:p>https://github.com/shamrock3ire</text:p>
          </table:table-cell>
        </table:table-row>
        <table:table-row table:style-name="ro1">
          <table:table-cell office:value-type="string" calcext:value-type="string">
            <text:p>https://github.com/shimizu</text:p>
          </table:table-cell>
        </table:table-row>
        <table:table-row table:style-name="ro1">
          <table:table-cell office:value-type="string" calcext:value-type="string">
            <text:p>https://github.com/simonsonc</text:p>
          </table:table-cell>
        </table:table-row>
        <table:table-row table:style-name="ro1">
          <table:table-cell office:value-type="string" calcext:value-type="string">
            <text:p>https://github.com/simultechnology</text:p>
          </table:table-cell>
        </table:table-row>
        <table:table-row table:style-name="ro1">
          <table:table-cell office:value-type="string" calcext:value-type="string">
            <text:p>https://github.com/SLUGIS</text:p>
          </table:table-cell>
        </table:table-row>
        <table:table-row table:style-name="ro1">
          <table:table-cell office:value-type="string" calcext:value-type="string">
            <text:p>https://github.com/smanousopoulos</text:p>
          </table:table-cell>
        </table:table-row>
        <table:table-row table:style-name="ro1">
          <table:table-cell office:value-type="string" calcext:value-type="string">
            <text:p>https://github.com/Smata</text:p>
          </table:table-cell>
        </table:table-row>
        <table:table-row table:style-name="ro1">
          <table:table-cell office:value-type="string" calcext:value-type="string">
            <text:p>https://github.com/smsatunitysystems</text:p>
          </table:table-cell>
        </table:table-row>
        <table:table-row table:style-name="ro1">
          <table:table-cell office:value-type="string" calcext:value-type="string">
            <text:p>https://github.com/spatialdev</text:p>
          </table:table-cell>
        </table:table-row>
        <table:table-row table:style-name="ro1">
          <table:table-cell office:value-type="string" calcext:value-type="string">
            <text:p>https://github.com/species</text:p>
          </table:table-cell>
        </table:table-row>
        <table:table-row table:style-name="ro1">
          <table:table-cell office:value-type="string" calcext:value-type="string">
            <text:p>https://github.com/springmeyer</text:p>
          </table:table-cell>
        </table:table-row>
        <table:table-row table:style-name="ro1">
          <table:table-cell office:value-type="string" calcext:value-type="string">
            <text:p>https://github.com/sskartvedt</text:p>
          </table:table-cell>
        </table:table-row>
        <table:table-row table:style-name="ro1">
          <table:table-cell office:value-type="string" calcext:value-type="string">
            <text:p>https://github.com/stormxuwz</text:p>
          </table:table-cell>
        </table:table-row>
        <table:table-row table:style-name="ro1">
          <table:table-cell office:value-type="string" calcext:value-type="string">
            <text:p>https://github.com/straup</text:p>
          </table:table-cell>
        </table:table-row>
        <table:table-row table:style-name="ro1">
          <table:table-cell office:value-type="string" calcext:value-type="string">
            <text:p>https://github.com/suecarmol</text:p>
          </table:table-cell>
        </table:table-row>
        <table:table-row table:style-name="ro1">
          <table:table-cell office:value-type="string" calcext:value-type="string">
            <text:p>https://github.com/sunny256</text:p>
          </table:table-cell>
        </table:table-row>
        <table:table-row table:style-name="ro1">
          <table:table-cell office:value-type="string" calcext:value-type="string">
            <text:p>https://github.com/tabachain</text:p>
          </table:table-cell>
        </table:table-row>
        <table:table-row table:style-name="ro1">
          <table:table-cell office:value-type="string" calcext:value-type="string">
            <text:p>https://github.com/tamirg</text:p>
          </table:table-cell>
        </table:table-row>
        <table:table-row table:style-name="ro1">
          <table:table-cell office:value-type="string" calcext:value-type="string">
            <text:p>https://github.com/tansengming</text:p>
          </table:table-cell>
        </table:table-row>
        <table:table-row table:style-name="ro1">
          <table:table-cell office:value-type="string" calcext:value-type="string">
            <text:p>https://github.com/tcql</text:p>
          </table:table-cell>
        </table:table-row>
        <table:table-row table:style-name="ro1">
          <table:table-cell office:value-type="string" calcext:value-type="string">
            <text:p>https://github.com/Technologic101</text:p>
          </table:table-cell>
        </table:table-row>
        <table:table-row table:style-name="ro1">
          <table:table-cell office:value-type="string" calcext:value-type="string">
            <text:p>https://github.com/texas</text:p>
          </table:table-cell>
        </table:table-row>
        <table:table-row table:style-name="ro1">
          <table:table-cell office:value-type="string" calcext:value-type="string">
            <text:p>https://github.com/tgirgin23</text:p>
          </table:table-cell>
        </table:table-row>
        <table:table-row table:style-name="ro1">
          <table:table-cell office:value-type="string" calcext:value-type="string">
            <text:p>https://github.com/th0ma5w</text:p>
          </table:table-cell>
        </table:table-row>
        <table:table-row table:style-name="ro1">
          <table:table-cell office:value-type="string" calcext:value-type="string">
            <text:p>https://github.com/thanosbellos</text:p>
          </table:table-cell>
        </table:table-row>
        <table:table-row table:style-name="ro1">
          <table:table-cell office:value-type="string" calcext:value-type="string">
            <text:p>https://github.com/TheClimateCorporation</text:p>
          </table:table-cell>
        </table:table-row>
        <table:table-row table:style-name="ro1">
          <table:table-cell office:value-type="string" calcext:value-type="string">
            <text:p>https://github.com/thenew</text:p>
          </table:table-cell>
        </table:table-row>
        <table:table-row table:style-name="ro1">
          <table:table-cell office:value-type="string" calcext:value-type="string">
            <text:p>https://github.com/TheStoryExchange</text:p>
          </table:table-cell>
        </table:table-row>
        <table:table-row table:style-name="ro1">
          <table:table-cell office:value-type="string" calcext:value-type="string">
            <text:p>https://github.com/ThomasG77</text:p>
          </table:table-cell>
        </table:table-row>
        <table:table-row table:style-name="ro1">
          <table:table-cell office:value-type="string" calcext:value-type="string">
            <text:p>https://github.com/thomjoy</text:p>
          </table:table-cell>
        </table:table-row>
        <table:table-row table:style-name="ro1">
          <table:table-cell office:value-type="string" calcext:value-type="string">
            <text:p>https://github.com/tijs</text:p>
          </table:table-cell>
        </table:table-row>
        <table:table-row table:style-name="ro1">
          <table:table-cell office:value-type="string" calcext:value-type="string">
            <text:p>https://github.com/tmcw</text:p>
          </table:table-cell>
        </table:table-row>
        <table:table-row table:style-name="ro1">
          <table:table-cell office:value-type="string" calcext:value-type="string">
            <text:p>https://github.com/tmshv</text:p>
          </table:table-cell>
        </table:table-row>
        <table:table-row table:style-name="ro1">
          <table:table-cell office:value-type="string" calcext:value-type="string">
            <text:p>https://github.com/tongning</text:p>
          </table:table-cell>
        </table:table-row>
        <table:table-row table:style-name="ro1">
          <table:table-cell office:value-type="string" calcext:value-type="string">
            <text:p>https://github.com/tormi</text:p>
          </table:table-cell>
        </table:table-row>
        <table:table-row table:style-name="ro1">
          <table:table-cell office:value-type="string" calcext:value-type="string">
            <text:p>https://github.com/transmedia41</text:p>
          </table:table-cell>
        </table:table-row>
        <table:table-row table:style-name="ro1">
          <table:table-cell office:value-type="string" calcext:value-type="string">
            <text:p>https://github.com/tstork</text:p>
          </table:table-cell>
        </table:table-row>
        <table:table-row table:style-name="ro1">
          <table:table-cell office:value-type="string" calcext:value-type="string">
            <text:p>https://github.com/tszymanek</text:p>
          </table:table-cell>
        </table:table-row>
        <table:table-row table:style-name="ro1">
          <table:table-cell office:value-type="string" calcext:value-type="string">
            <text:p>https://github.com/turban</text:p>
          </table:table-cell>
        </table:table-row>
        <table:table-row table:style-name="ro1">
          <table:table-cell office:value-type="string" calcext:value-type="string">
            <text:p>https://github.com/Turfjs</text:p>
          </table:table-cell>
        </table:table-row>
        <table:table-row table:style-name="ro1">
          <table:table-cell office:value-type="string" calcext:value-type="string">
            <text:p>https://github.com/tuwien-geoweb</text:p>
          </table:table-cell>
        </table:table-row>
        <table:table-row table:style-name="ro1">
          <table:table-cell office:value-type="string" calcext:value-type="string">
            <text:p>https://github.com/umidev</text:p>
          </table:table-cell>
        </table:table-row>
        <table:table-row table:style-name="ro1">
          <table:table-cell office:value-type="string" calcext:value-type="string">
            <text:p>https://github.com/UMONS-GFA</text:p>
          </table:table-cell>
        </table:table-row>
        <table:table-row table:style-name="ro1">
          <table:table-cell office:value-type="string" calcext:value-type="string">
            <text:p>https://github.com/unepwcmc</text:p>
          </table:table-cell>
        </table:table-row>
        <table:table-row table:style-name="ro1">
          <table:table-cell office:value-type="string" calcext:value-type="string">
            <text:p>https://github.com/ungentilgarcon</text:p>
          </table:table-cell>
        </table:table-row>
        <table:table-row table:style-name="ro1">
          <table:table-cell office:value-type="string" calcext:value-type="string">
            <text:p>https://github.com/UrbanInstitute</text:p>
          </table:table-cell>
        </table:table-row>
        <table:table-row table:style-name="ro1">
          <table:table-cell office:value-type="string" calcext:value-type="string">
            <text:p>https://github.com/UselessPress</text:p>
          </table:table-cell>
        </table:table-row>
        <table:table-row table:style-name="ro1">
          <table:table-cell office:value-type="string" calcext:value-type="string">
            <text:p>https://github.com/usgin</text:p>
          </table:table-cell>
        </table:table-row>
        <table:table-row table:style-name="ro1">
          <table:table-cell office:value-type="string" calcext:value-type="string">
            <text:p>https://github.com/vdubr</text:p>
          </table:table-cell>
        </table:table-row>
        <table:table-row table:style-name="ro1">
          <table:table-cell office:value-type="string" calcext:value-type="string">
            <text:p>https://github.com/vightel</text:p>
          </table:table-cell>
        </table:table-row>
        <table:table-row table:style-name="ro1">
          <table:table-cell office:value-type="string" calcext:value-type="string">
            <text:p>https://github.com/vol0054</text:p>
          </table:table-cell>
        </table:table-row>
        <table:table-row table:style-name="ro1">
          <table:table-cell office:value-type="string" calcext:value-type="string">
            <text:p>https://github.com/waagsociety</text:p>
          </table:table-cell>
        </table:table-row>
        <table:table-row table:style-name="ro1">
          <table:table-cell office:value-type="string" calcext:value-type="string">
            <text:p>https://github.com/waveq</text:p>
          </table:table-cell>
        </table:table-row>
        <table:table-row table:style-name="ro1">
          <table:table-cell office:value-type="string" calcext:value-type="string">
            <text:p>https://github.com/wbzyl</text:p>
          </table:table-cell>
        </table:table-row>
        <table:table-row table:style-name="ro1">
          <table:table-cell office:value-type="string" calcext:value-type="string">
            <text:p>https://github.com/wdenejko</text:p>
          </table:table-cell>
        </table:table-row>
        <table:table-row table:style-name="ro1">
          <table:table-cell office:value-type="string" calcext:value-type="string">
            <text:p>https://github.com/wdv4758h</text:p>
          </table:table-cell>
        </table:table-row>
        <table:table-row table:style-name="ro1">
          <table:table-cell office:value-type="string" calcext:value-type="string">
            <text:p>https://github.com/whosonfirst</text:p>
          </table:table-cell>
        </table:table-row>
        <table:table-row table:style-name="ro1">
          <table:table-cell office:value-type="string" calcext:value-type="string">
            <text:p>https://github.com/wmh</text:p>
          </table:table-cell>
        </table:table-row>
        <table:table-row table:style-name="ro1">
          <table:table-cell office:value-type="string" calcext:value-type="string">
            <text:p>https://github.com/wnstn</text:p>
          </table:table-cell>
        </table:table-row>
        <table:table-row table:style-name="ro1">
          <table:table-cell office:value-type="string" calcext:value-type="string">
            <text:p>https://github.com/woodstockinst</text:p>
          </table:table-cell>
        </table:table-row>
        <table:table-row table:style-name="ro1">
          <table:table-cell office:value-type="string" calcext:value-type="string">
            <text:p>https://github.com/WorldViews</text:p>
          </table:table-cell>
        </table:table-row>
        <table:table-row table:style-name="ro1">
          <table:table-cell office:value-type="string" calcext:value-type="string">
            <text:p>https://github.com/wvengen</text:p>
          </table:table-cell>
        </table:table-row>
        <table:table-row table:style-name="ro1">
          <table:table-cell office:value-type="string" calcext:value-type="string">
            <text:p>https://github.com/xavier114fch</text:p>
          </table:table-cell>
        </table:table-row>
        <table:table-row table:style-name="ro1">
          <table:table-cell office:value-type="string" calcext:value-type="string">
            <text:p>https://github.com/xguaita</text:p>
          </table:table-cell>
        </table:table-row>
        <table:table-row table:style-name="ro1">
          <table:table-cell office:value-type="string" calcext:value-type="string">
            <text:p>https://github.com/xiyaoli</text:p>
          </table:table-cell>
        </table:table-row>
        <table:table-row table:style-name="ro1">
          <table:table-cell office:value-type="string" calcext:value-type="string">
            <text:p>https://github.com/xrmx</text:p>
          </table:table-cell>
        </table:table-row>
        <table:table-row table:style-name="ro1">
          <table:table-cell office:value-type="string" calcext:value-type="string">
            <text:p>https://github.com/xs2maverick</text:p>
          </table:table-cell>
        </table:table-row>
        <table:table-row table:style-name="ro1">
          <table:table-cell office:value-type="string" calcext:value-type="string">
            <text:p>https://github.com/yauh</text:p>
          </table:table-cell>
        </table:table-row>
        <table:table-row table:style-name="ro1">
          <table:table-cell office:value-type="string" calcext:value-type="string">
            <text:p>https://github.com/yeesian</text:p>
          </table:table-cell>
        </table:table-row>
        <table:table-row table:style-name="ro1">
          <table:table-cell office:value-type="string" calcext:value-type="string">
            <text:p>https://github.com/yiqingj</text:p>
          </table:table-cell>
        </table:table-row>
        <table:table-row table:style-name="ro1">
          <table:table-cell office:value-type="string" calcext:value-type="string">
            <text:p>https://github.com/yiyanggis</text:p>
          </table:table-cell>
        </table:table-row>
        <table:table-row table:style-name="ro1">
          <table:table-cell office:value-type="string" calcext:value-type="string">
            <text:p>https://github.com/yoanngern</text:p>
          </table:table-cell>
        </table:table-row>
        <table:table-row table:style-name="ro1">
          <table:table-cell office:value-type="string" calcext:value-type="string">
            <text:p>https://github.com/youchan</text:p>
          </table:table-cell>
        </table:table-row>
        <table:table-row table:style-name="ro1">
          <table:table-cell office:value-type="string" calcext:value-type="string">
            <text:p>https://github.com/yvonneleow</text:p>
          </table:table-cell>
        </table:table-row>
        <table:table-row table:style-name="ro1">
          <table:table-cell office:value-type="string" calcext:value-type="string">
            <text:p>https://github.com/zenweasel</text:p>
          </table:table-cell>
        </table:table-row>
        <table:table-row table:style-name="ro1">
          <table:table-cell office:value-type="string" calcext:value-type="string">
            <text:p>https://github.com/zer0her0</text:p>
          </table:table-cell>
        </table:table-row>
        <table:table-row table:style-name="ro1">
          <table:table-cell office:value-type="string" calcext:value-type="string">
            <text:p>https://github.com/zero-point</text:p>
          </table:table-cell>
        </table:table-row>
        <table:table-row table:style-name="ro1">
          <table:table-cell office:value-type="string" calcext:value-type="string">
            <text:p>https://github.com/zross</text:p>
          </table:table-cell>
        </table:table-row>
        <table:table-row table:style-name="ro1">
          <table:table-cell office:value-type="string" calcext:value-type="string">
            <text:p>https://github.com/zxc1092</text:p>
          </table:table-cell>
        </table:table-row>
      </table:table>
      <table:table table:name="repositories" table:style-name="ta1">
        <table:table-column table:style-name="co7" table:default-cell-style-name="ce2"/>
        <table:table-column table:style-name="co5" table:number-columns-repeated="1023" table:default-cell-style-name="Default"/>
        <table:table-row table:style-name="ro1">
          <table:table-cell table:style-name="ce1" office:value-type="string" calcext:value-type="string">
            <text:p>repositorie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https://github.com/3DMusicMap/cesiumb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ashish24/gdal-cma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bicnair/geotest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damkozuch/Zadani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dleritech/ockot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dmoncho/repositor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dmoncho/repostorio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dmora09/admora09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drienVH/alveol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drienVH/arane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drozdowski/NoSQ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epton/WeAllN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hdinosaur/commun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jah/map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latoszewski/nosql-mon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lienlebarge/school-bus-mezie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llangm/allangm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lrocar/opendatas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lrocar/POIProx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mbrosys/gd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nalyticalGraphicsInc/cesi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ndrewvolokitin/mountainwa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raichev/affordability_n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rbakker/windmill-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rcherCraftStore/ArcherS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rcherSys/ArcherS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rdiscovery/cambrid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rtieeffim/map_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tlregional/a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uremoser/share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vailabs/FreightAtl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vailabs/stormev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awolfe76/point-po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altimoreheritage/baltimore-geo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angpound/palestine-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asic99/TLC-web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ast/dirac-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eckex/HelloG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enbalter/geojson-di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enheb/geo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ertspaan/casper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ertspaan/west-vill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foster1/402maps_Proj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hell/bhell.github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ikeablebrews/cust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ikeablebrews/mtvern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ikeablebrews/w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inger999/binger999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ishi/gtfs_f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isury/geojson-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orndangerous/MapSand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oundlessgeo/GeoGi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radbarnett/eatspea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radbarnett/RhodeIs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rendanreardon/178aProj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rowniefed/Trimet_GeoJSON_Rou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rulis/test_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udharpey/srcjquery3seriousClusterSpla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bwainstock/halfmile-geo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cadooo/ma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calvinmetcalf/geojson-asse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camilleanne/geojsonupl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caperrault/Animated_path_d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carlosjtacon/alcabik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carmodydr/carmodydr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carolinebuttet/WorldWideGam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cast42/fietsnet-find-waymar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chai2010/gdal_auto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cinkonaap/nosq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cityofatlantadummy/fc-re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climboid/d3jsOrthoWorldPor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cluhring/us_pizza_d3_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cncplyr/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codeonwort/cesium-de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colemanm/orb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conormcd/www.shooting.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craigds/osgeo-gd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crondaemon/sand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cronin101/FutureH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cugos/dropch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daseinphil/daseinphil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datadesk/lametro-ma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DataGarage/gulp-geo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davemetzler/davemetzler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davidpots/geotu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dayjournal/Leaflet-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dcasciotti/json_poi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dezede/deze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dfeusse/dfeusse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dimagi/commcare-h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dimitrius-brest/selsovety-Brest-obl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diogok/dwc-analy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dmcintire/slugis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dmtucker/viz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dreamsxin/Drawer-We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dringtech/hebden-bi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drwelby/geodi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dwr-psandhu/dsm2-vis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ebrelsford/596ac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edkazar/edkazar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ElaWorkshop/awesome-cn-caf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elil/redfe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eric906/arcgis-runtime-samples-java-geo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ericzhangva/Cesium_GM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esripdx/terraformer-ja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etiennesky/gdal-netcd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etiennesky/gdal-netcdf-o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evaisse/evaisse.github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fabkxd/cesium_de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Fedoraman42/NICTA-NDSU-National-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fluxsaas/fluxsaas.github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frenchfrywpepper/spir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frewsxcv/python-geo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frodrigo/osm-cassini-car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GAKUEngine/gak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gccgisteam/maps-websi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geografa/scavenge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geoinquietoscordoba/opencyclecordob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geoiq/gc_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geojson/draft-geo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geomajor56/capecodb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george-oakling/Geo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george-sattler/samp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GeoSprocket/ssudan-e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geowurster/fio-buff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geowurster/gj2asc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ginimod/carto_icc_g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gios-asu/sustainable-cities-city-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gisbill/JohnSn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github/lingui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gomosoft/BS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gtfs-collection/over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guinea-ebov/guinea-ebov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handygeospatial/barefoot-cesi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harsha2010/magell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HeardLibrary/worksho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henio180/NoSQ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hock/Manif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hofstra/itinera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hotoo/lif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hyd1984/geo_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iammai/leaflet-map-playgrou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iannpro/biojs-vis-iann-bilevel-part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InfiniteCoop/bought-in-bishk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informigis/data.kk.d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informigis/OpendataOden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ioos/catal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IPISResearch/WebMapping_Geo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3nnn1/homewo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aanga/terrain-pl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ackielu/geojson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acobmbr/jacobmbr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albertbowden/cbay-vims-sav-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albertbowden/chesapeake-bay-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albertbowden/north-carolina-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albertbowden/open-virginia-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albertbowden/va-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aromero91/PracticasdeSI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asonhoekstra/node-csv2geo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avnik36/ZTMvsOS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enningsanderson/Twitter-Evacuation-Patter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ieter/travel-recor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immyhillis/letour-2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iyee/Construction-Site-Saf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nowicki/NoSQL-MongoDB-Tes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oakimBrannstrom/PowerShe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oe-xXx/gd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oebrew/u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onahadkins/open-noland-tr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onahadkins/tuur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onasmalacofilho/map-matching-l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osacord92/SIGProyecto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osacord92/Tarea10SIGJoseCarlosAlvarezUm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osacord92/Tarea10SIGJoseCarlosAlvarezUmana200967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osacord92/Tarea1SIGJoseCarlosAlvarezUmana200967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osacord92/Tarea2SIGJoseCarlosAlvarezUmana200967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privacoba/Cesi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salata/NoSQ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seppi/koop-geojson-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uanrebolledog/entel_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jungledre/work_orb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ahkhang/hy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altera/Udacity-Data-Viz-Project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amataRyo/my_frontend_ap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artverket/cover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atiRG/ExtremeAttribu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bsali-data/gasolineras-espana-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bubnicki/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cprashanth/test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enef/ASF-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eum/data_displ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eyMaker13/3dmusic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gryte/gi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h3rxu5/cesium-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hinz/MongoD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ingye/ipatr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iranp11/dotf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knaveenkumar/AlumniMa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latoszewski/nosq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oansys/iear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oelnAPI/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olszer/geo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ousu/mod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pennell/oaxacahiking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ring-browserswarm/cesium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ristjanjansen/kuressa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scanne/itweets-geo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urohune538/cesium-pract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woxer/Arda-Ma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kyspy/july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largelymfs/IP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larsbutler/scratchp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larskotthoff/v-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lekiert/nosq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lelandlee/Mine_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licyeus/seattle-geo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linster/SayHiBack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LluisRamon/Introduccio-mapes-amb-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losequeira/losequeira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lucasgp/cait-tfg-we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lukasz978/nosq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ackle/ILC-a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dzia/NoSQL_U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jdal/mod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kinacorpus/caue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lavika94/Cesium-1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ndoode/cesuim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box/csv2geo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box/de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box/geojson_datasou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box/geojson-normal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box/geojsonh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box/mapbox-studio-picture-book.tm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box/mapbox.j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box/MapboxTableViewDe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box/mapnik-omniv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box/markers.j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box/node-s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box/tile-cov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box/tile-redu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box/tilelive-cardbo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box/tilelive-overl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box/tilemi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box/togeo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box/tokm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meld/doget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meld/mapplz-rub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nik/node-map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nik/test-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sam/project-linewo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timeLA/food_bank_data_b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timemsp/nacis2015-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timeSEA/geo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pzen/metroextractor-cit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rianosimone/take-a-lo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ttmakesmaps/couchtiles-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ttseymour/envh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attt/speak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carlile/PlannerVisualization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eltaweel/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erripho/InstaVen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ilesgrimshaw/milesgrimshaw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ilesgrimshaw/Old-Bl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imiOnuoha/Three-Frie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layman09/Colorado_Pea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omosolo/tokyo_ge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oneymanagerex/moneymanager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onolabor/monolabor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organherlocker/gistmap-sam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organherlocker/level-geograph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ossowski/NoSQL-l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r-5/code_sni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r-bobz/geojsonrep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rmanc/underground-manchester.github.io.jeky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mycrazydog/uncc-I4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Narcotic/egam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Nashev/MultiPu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NaTs04/NaTs04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nerox/Pracitca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nikolcev/nikolcev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nls-oskari/oska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Norkart/Webatlas.js-do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npcasler/ember-cesi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npcasler/ffdm-front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nrkkrm/geo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odoe/monitoringloc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offenesdresden/ParkAP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olest/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omniscale/magnacar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open-city/chicago-river-sew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OpenBankProject/CommandlineHelp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openplacedatabase/vali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OSGeo/gd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OSMBuildings/Por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pathawks/SX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paulErdos/geo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personlin/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petrushy/CesiumWidg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pierrebonbon/Simple-GeoJSTONloc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pietrakkk/mongo-d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Pinesy/asheville-sigh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PiotrCzapla/geojson-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pjhooker/gis_senso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pkulas/nosq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poetic/fancy-ma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postgresqlfr/pgfr_materi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Potimart/Potim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PracticeMinder/practiceminder-data-uti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procrastinatio/map-examp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procterw/ng-ma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ProjectSidewalk/SidewalkWebp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psynowczyk/tnosq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PublicaMundi/MappingAP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PythonicNinja/agregacj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qgis/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rclark/node-gdalad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rdmpage/refcon15-journal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rezn8d/netentionj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rjruss/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RobTranquillo/ref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rodowi/map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rouault/gd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rouault/gdal_cover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rshk/geojson-experi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Ruagof/ge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rurseekatze/heritage-railway-club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ryanfb/pleiades-geo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abas/GenoaPortSt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amalone/gdal-i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aveveltri/map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aveveltri/mapeedT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aynis/somalia-ma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bma44/tile-reduce-osm-addres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chlomm/Random_Stu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ckott/soylo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ebaestel/asadoj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ergioalberto/sergioalberto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hamrock3ire/shamrock3ire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himizu/d3exam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imonsonc/blm-glo-mosa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imultechnology/glob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LUGIS/CountywidePreAtt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LUGIS/incid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manousopoulos/PublicaMundi-MappingAP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mata/Smata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msatunitysystems/cesiumproj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patialdev/q-clu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patialdev/spatialdev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pecies/OGD-Graz-Dat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pringmeyer/arc.j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skartvedt/call_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tormxuwz/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tormxuwz/stormxuwz.github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traup/whereonearth-airp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uecarmol/ldaw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sunny256/github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abachain/geo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amirg/cesium-sam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ansengming/api-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cql/greiner-horman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cql/turf-overla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cql/turf-polygon-with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echnologic101/world_bl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exas/ma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girgin23/Bangladesh_proj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h0ma5w/th0ma5w.github.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hanosbellos/your_journ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heClimateCorporation/geojson-sche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henew/trv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heStoryExchange/storyexch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homasG77/turf-ol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homjoy/turf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ijs/Wipkipvi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mcw/geojson-jo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mcw/present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mshv/routes.p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ongning/access-rou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ormi/KO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ransmedia41/hydromerta-desktop-po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stork/mapst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szymanek/nosq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urban/nordrygg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urfjs/turf-buff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urfjs/turf-conca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urfjs/turf-conv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urfjs/turf-line-sl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urfjs/turf-mer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urfjs/turf-near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urfjs/turf-node-exam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urfjs/turf-point-gr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urfjs/turf-point-on-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urfjs/turf-t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urfjs/turf-to-fea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urfjs/turf-to-geometr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urfjs/turf-vorono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uwien-geoweb/g03-2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uwien-geoweb/g06-2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uwien-geoweb/g09-2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umidev/mapnik-uti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UMONS-GFA/bd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unepwcmc/raster-summa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ungentilgarcon/cesiumvi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UrbanInstitute/occ-public-safe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UselessPress/decapitated-animals-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usgin/wfs-ind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vdubr/mapito_web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vdubr/mapito_webmap_examp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vdubr/public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vightel/FloodMapsWorksho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vol0054/Prasa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waagsociety/noordzuidlij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waveq/nosqlU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wbzyl/rails4-tuto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wdenejko/EDA-geoJ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wdv4758h/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whosonfirst/whosonfirst-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wmh/myproject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wnstn/roadtrip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woodstockinst/woodstock-ma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WorldViews/Regist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wvengen/lace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xavier114fch/mapbox-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xguaita/mtig-j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xiyaoli/visualization-cesi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xrmx/piemonte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xs2maverick/c44d7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yauh/walkofclai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yeesian/Turf.j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yiqingj/wo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yiyanggis/ww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yoanngern/gospelcen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youchan/samp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yvonneleow/yvonneleow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zenweasel/mapp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zer0her0/zer0her0.github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zero-point/hackatta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zross/w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zxc1092/Practica1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all.A1:all.D2828" table:contains-header="false">
          <table:sort>
            <table:sort-by table:field-number="0" table:data-type="automatic"/>
            <table:sort-by table:field-number="1" table:data-type="automatic"/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1" table:target-range-address="users.A1:users.A1048576">
          <table:sort>
            <table:sort-by table:field-number="0" table:data-type="automatic"/>
          </table:sort>
        </table:database-range>
        <table:database-range table:name="__Anonymous_Sheet_DB__2" table:target-range-address="repositories.A1:repositories.A43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4T14:18:44.030493792</dc:date>
    <meta:editing-duration>PT4M14S</meta:editing-duration>
    <meta:editing-cycles>3</meta:editing-cycles>
    <meta:generator>LibreOffice/4.4.2.2$Linux_X86_64 LibreOffice_project/40m0$Build-2</meta:generator>
    <meta:document-statistic meta:table-count="3" meta:cell-count="12124" meta:object-count="0"/>
  </office:meta>
</office:document-meta>
</file>